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59/meta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59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80/meta.xml" manifest:media-type="text/xml"/>
  <manifest:file-entry manifest:full-path="Object 80/styles.xml" manifest:media-type="text/xml"/>
  <manifest:file-entry manifest:full-path="Object 80/content.xml" manifest:media-type="text/xml"/>
  <manifest:file-entry manifest:full-path="Object 8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9/meta.xml" manifest:media-type="text/xml"/>
  <manifest:file-entry manifest:full-path="Object 79/styles.xml" manifest:media-type="text/xml"/>
  <manifest:file-entry manifest:full-path="Object 79/content.xml" manifest:media-type="text/xml"/>
  <manifest:file-entry manifest:full-path="Object 79/" manifest:media-type="application/vnd.oasis.opendocument.chart"/>
  <manifest:file-entry manifest:full-path="settings.xml" manifest:media-type="text/xml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68/meta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8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70/meta.xml" manifest:media-type="text/xml"/>
  <manifest:file-entry manifest:full-path="Object 70/styles.xml" manifest:media-type="text/xml"/>
  <manifest:file-entry manifest:full-path="Object 70/content.xml" manifest:media-type="text/xml"/>
  <manifest:file-entry manifest:full-path="Object 70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69/meta.xml" manifest:media-type="text/xml"/>
  <manifest:file-entry manifest:full-path="Object 69/styles.xml" manifest:media-type="text/xml"/>
  <manifest:file-entry manifest:full-path="Object 69/content.xml" manifest:media-type="text/xml"/>
  <manifest:file-entry manifest:full-path="Object 69/" manifest:media-type="application/vnd.oasis.opendocument.chart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64/meta.xml" manifest:media-type="text/xml"/>
  <manifest:file-entry manifest:full-path="Object 64/styles.xml" manifest:media-type="text/xml"/>
  <manifest:file-entry manifest:full-path="Object 64/content.xml" manifest:media-type="text/xml"/>
  <manifest:file-entry manifest:full-path="Object 64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0/styles.xml" manifest:media-type="text/xml"/>
  <manifest:file-entry manifest:full-path="Object 40/content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77/meta.xml" manifest:media-type="text/xml"/>
  <manifest:file-entry manifest:full-path="Object 77/styles.xml" manifest:media-type="text/xml"/>
  <manifest:file-entry manifest:full-path="Object 77/content.xml" manifest:media-type="text/xml"/>
  <manifest:file-entry manifest:full-path="Object 77/" manifest:media-type="application/vnd.oasis.opendocument.chart"/>
  <manifest:file-entry manifest:full-path="Object 65/meta.xml" manifest:media-type="text/xml"/>
  <manifest:file-entry manifest:full-path="Object 65/styles.xml" manifest:media-type="text/xml"/>
  <manifest:file-entry manifest:full-path="Object 65/content.xml" manifest:media-type="text/xml"/>
  <manifest:file-entry manifest:full-path="Object 65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56/meta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44/styles.xml" manifest:media-type="text/xml"/>
  <manifest:file-entry manifest:full-path="Object 44/content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55/meta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54/meta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 53/content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content.xml" manifest:media-type="text/xml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57/meta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2/meta.xml" manifest:media-type="text/xml"/>
  <manifest:file-entry manifest:full-path="Object 62/styles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63/meta.xml" manifest:media-type="text/xml"/>
  <manifest:file-entry manifest:full-path="Object 63/styles.xml" manifest:media-type="text/xml"/>
  <manifest:file-entry manifest:full-path="Object 63/content.xml" manifest:media-type="text/xml"/>
  <manifest:file-entry manifest:full-path="Object 6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6/meta.xml" manifest:media-type="text/xml"/>
  <manifest:file-entry manifest:full-path="Object 66/styles.xml" manifest:media-type="text/xml"/>
  <manifest:file-entry manifest:full-path="Object 66/content.xml" manifest:media-type="text/xml"/>
  <manifest:file-entry manifest:full-path="Object 66/" manifest:media-type="application/vnd.oasis.opendocument.chart"/>
  <manifest:file-entry manifest:full-path="Object 67/meta.xml" manifest:media-type="text/xml"/>
  <manifest:file-entry manifest:full-path="Object 67/styles.xml" manifest:media-type="text/xml"/>
  <manifest:file-entry manifest:full-path="Object 67/content.xml" manifest:media-type="text/xml"/>
  <manifest:file-entry manifest:full-path="Object 67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75/meta.xml" manifest:media-type="text/xml"/>
  <manifest:file-entry manifest:full-path="Object 75/styles.xml" manifest:media-type="text/xml"/>
  <manifest:file-entry manifest:full-path="Object 75/content.xml" manifest:media-type="text/xml"/>
  <manifest:file-entry manifest:full-path="Object 75/" manifest:media-type="application/vnd.oasis.opendocument.chart"/>
  <manifest:file-entry manifest:full-path="Object 76/meta.xml" manifest:media-type="text/xml"/>
  <manifest:file-entry manifest:full-path="Object 76/styles.xml" manifest:media-type="text/xml"/>
  <manifest:file-entry manifest:full-path="Object 76/content.xml" manifest:media-type="text/xml"/>
  <manifest:file-entry manifest:full-path="Object 76/" manifest:media-type="application/vnd.oasis.opendocument.chart"/>
  <manifest:file-entry manifest:full-path="Object 78/meta.xml" manifest:media-type="text/xml"/>
  <manifest:file-entry manifest:full-path="Object 78/styles.xml" manifest:media-type="text/xml"/>
  <manifest:file-entry manifest:full-path="Object 78/content.xml" manifest:media-type="text/xml"/>
  <manifest:file-entry manifest:full-path="Object 78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74/meta.xml" manifest:media-type="text/xml"/>
  <manifest:file-entry manifest:full-path="Object 74/styles.xml" manifest:media-type="text/xml"/>
  <manifest:file-entry manifest:full-path="Object 74/content.xml" manifest:media-type="text/xml"/>
  <manifest:file-entry manifest:full-path="Object 74/" manifest:media-type="application/vnd.oasis.opendocument.chart"/>
  <manifest:file-entry manifest:full-path="Object 73/meta.xml" manifest:media-type="text/xml"/>
  <manifest:file-entry manifest:full-path="Object 73/styles.xml" manifest:media-type="text/xml"/>
  <manifest:file-entry manifest:full-path="Object 73/content.xml" manifest:media-type="text/xml"/>
  <manifest:file-entry manifest:full-path="Object 73/" manifest:media-type="application/vnd.oasis.opendocument.chart"/>
  <manifest:file-entry manifest:full-path="Object 72/meta.xml" manifest:media-type="text/xml"/>
  <manifest:file-entry manifest:full-path="Object 72/styles.xml" manifest:media-type="text/xml"/>
  <manifest:file-entry manifest:full-path="Object 72/content.xml" manifest:media-type="text/xml"/>
  <manifest:file-entry manifest:full-path="Object 72/" manifest:media-type="application/vnd.oasis.opendocument.chart"/>
  <manifest:file-entry manifest:full-path="Object 71/meta.xml" manifest:media-type="text/xml"/>
  <manifest:file-entry manifest:full-path="Object 71/styles.xml" manifest:media-type="text/xml"/>
  <manifest:file-entry manifest:full-path="Object 71/content.xml" manifest:media-type="text/xml"/>
  <manifest:file-entry manifest:full-path="Object 71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ext-properties fo:color="#2a60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4.2" table:style-name="ta1">
        <table:shapes>
          <draw:frame draw:z-index="0" draw:style-name="gr1" draw:text-style-name="P1" svg:width="16.018cm" svg:height="9.005cm" svg:x="28.331cm" svg:y="0.265cm">
            <draw:object draw:notify-on-update-of-ranges="'v4.2'.B7:'v4.2'.I7 'v4.2'.A8:'v4.2'.A8 'v4.2'.B8:'v4.2'.I8 'v4.2'.A9:'v4.2'.A9 'v4.2'.B9:'v4.2'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839cm" svg:y="28.107cm">
            <draw:object draw:notify-on-update-of-ranges="'v4.2'.C20:'v4.2'.L20 'v4.2'.B21:'v4.2'.B21 'v4.2'.C21:'v4.2'.L21 'v4.2'.B22:'v4.2'.B22 'v4.2'.C22:'v4.2'.L22 'v4.2'.B23:'v4.2'.B23 'v4.2'.C23:'v4.2'.L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1.18cm" svg:y="28.26cm">
            <draw:object draw:notify-on-update-of-ranges="'v4.2'.C14:'v4.2'.L14 'v4.2'.B15:'v4.2'.B15 'v4.2'.C15:'v4.2'.L15 'v4.2'.B16:'v4.2'.B16 'v4.2'.C16:'v4.2'.L16 'v4.2'.B17:'v4.2'.B17 'v4.2'.C17:'v4.2'.L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17.895cm" svg:y="38.254cm">
            <draw:object draw:notify-on-update-of-ranges="'v4.2'.C26:'v4.2'.L26 'v4.2'.B27:'v4.2'.B27 'v4.2'.C27:'v4.2'.L27 'v4.2'.B28:'v4.2'.B28 'v4.2'.C28:'v4.2'.L28 'v4.2'.B29:'v4.2'.B29 'v4.2'.C29:'v4.2'.L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.32cm" svg:y="37.981cm">
            <draw:object draw:notify-on-update-of-ranges="'v4.2'.C32:'v4.2'.L32 'v4.2'.B33:'v4.2'.B33 'v4.2'.C33:'v4.2'.L33 'v4.2'.B34:'v4.2'.B34 'v4.2'.C34:'v4.2'.L34 'v4.2'.B35:'v4.2'.B35 'v4.2'.C35:'v4.2'.L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.504cm" svg:y="47.749cm">
            <draw:object draw:notify-on-update-of-ranges="'v4.2'.C44:'v4.2'.L44 'v4.2'.B45:'v4.2'.B45 'v4.2'.C45:'v4.2'.L45 'v4.2'.B46:'v4.2'.B46 'v4.2'.C46:'v4.2'.L46 'v4.2'.B47:'v4.2'.B47 'v4.2'.C47:'v4.2'.L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29.377cm" svg:y="9.361cm">
            <draw:object draw:notify-on-update-of-ranges="'v4.2'.C52:'v4.2'.I52 'v4.2'.B53:'v4.2'.B53 'v4.2'.C53:'v4.2'.I53 'v4.2'.B54:'v4.2'.B54 'v4.2'.C54:'v4.2'.I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9.432cm" svg:y="18.773cm">
            <draw:object draw:notify-on-update-of-ranges="'v4.2'.C59:'v4.2'.I59 'v4.2'.B60:'v4.2'.B60 'v4.2'.C60:'v4.2'.I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w: v4.2</text:p>
          </table:table-cell>
          <table:table-cell/>
          <table:table-cell office:value-type="string" calcext:value-type="string">
            <text:p>Valkyrie2889: v1.4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me size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 Rate (%)</text:p>
          </table:table-cell>
          <table:table-cell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43.4" calcext:value-type="float">
            <text:p>43,4</text:p>
          </table:table-cell>
          <table:table-cell table:style-name="ce1" office:value-type="float" office:value="88.4" calcext:value-type="float">
            <text:p>88,4</text:p>
          </table:table-cell>
          <table:table-cell table:style-name="ce1" office:value-type="float" office:value="32.2" calcext:value-type="float">
            <text:p>32,2</text:p>
          </table:table-cell>
          <table:table-cell table:style-name="ce1" office:value-type="float" office:value="26.5" calcext:value-type="float">
            <text:p>26,5</text:p>
          </table:table-cell>
          <table:table-cell table:style-name="ce1" office:value-type="float" office:value="30.7" calcext:value-type="float">
            <text:p>3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s Rate (%)</text:p>
          </table:table-cell>
          <table:table-cell/>
          <table:table-cell table:number-columns-repeated="2" table:style-name="ce1" office:value-type="float" office:value="0.1" calcext:value-type="float">
            <text:p>0,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99" calcext:value-type="float">
            <text:p>9,9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9" calcext:value-type="float">
            <text:p>0,09</text:p>
          </table:table-cell>
          <table:table-cell office:value-type="float" office:value="99.84" calcext:value-type="float">
            <text:p>99,84</text:p>
          </table:table-cell>
          <table:table-cell office:value-type="float" office:value="99.93" calcext:value-type="float">
            <text:p>99,93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office:value-type="float" office:value="74069" calcext:value-type="float">
            <text:p>74069</text:p>
          </table:table-cell>
          <table:table-cell office:value-type="float" office:value="160460505" calcext:value-type="float">
            <text:p>160460505</text:p>
          </table:table-cell>
          <table:table-cell office:value-type="float" office:value="240904394" calcext:value-type="float">
            <text:p>240904394</text:p>
          </table:table-cell>
          <table:table-cell office:value-type="float" office:value="321289646" calcext:value-type="float">
            <text:p>321289646</text:p>
          </table:table-cell>
          <table:table-cell office:value-type="float" office:value="401667792" calcext:value-type="float">
            <text:p>401667792</text:p>
          </table:table-cell>
          <table:table-cell office:value-type="float" office:value="482042892" calcext:value-type="float">
            <text:p>482042892</text:p>
          </table:table-cell>
          <table:table-cell office:value-type="float" office:value="562417451" calcext:value-type="float">
            <text:p>562417451</text:p>
          </table:table-cell>
          <table:table-cell office:value-type="float" office:value="642791313" calcext:value-type="float">
            <text:p>642791313</text:p>
          </table:table-cell>
          <table:table-cell office:value-type="float" office:value="723157647" calcext:value-type="float">
            <text:p>723157647</text:p>
          </table:table-cell>
          <table:table-cell office:value-type="float" office:value="803518919" calcext:value-type="float">
            <text:p>8035189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.89" calcext:value-type="float">
            <text:p>29,89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35" calcext:value-type="float">
            <text:p>0,35</text:p>
          </table:table-cell>
          <table:table-cell office:value-type="float" office:value="99.88" calcext:value-type="float">
            <text:p>99,88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4" calcext:value-type="float">
            <text:p>99,94</text:p>
          </table:table-cell>
          <table:table-cell office:value-type="float" office:value="99.96" calcext:value-type="float">
            <text:p>99,96</text:p>
          </table:table-cell>
          <table:table-cell table:number-columns-repeated="2"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office:value-type="float" office:value="2" calcext:value-type="float">
            <text:p>2</text:p>
          </table:table-cell>
          <table:table-cell office:value-type="float" office:value="4642" calcext:value-type="float">
            <text:p>4642</text:p>
          </table:table-cell>
          <table:table-cell office:value-type="float" office:value="480838" calcext:value-type="float">
            <text:p>480838</text:p>
          </table:table-cell>
          <table:table-cell office:value-type="float" office:value="182221269" calcext:value-type="float">
            <text:p>182221269</text:p>
          </table:table-cell>
          <table:table-cell office:value-type="float" office:value="227861519" calcext:value-type="float">
            <text:p>227861519</text:p>
          </table:table-cell>
          <table:table-cell office:value-type="float" office:value="273494219" calcext:value-type="float">
            <text:p>273494219</text:p>
          </table:table-cell>
          <table:table-cell office:value-type="float" office:value="319125355" calcext:value-type="float">
            <text:p>319125355</text:p>
          </table:table-cell>
          <table:table-cell office:value-type="float" office:value="364745615" calcext:value-type="float">
            <text:p>364745615</text:p>
          </table:table-cell>
          <table:table-cell office:value-type="float" office:value="410362600" calcext:value-type="float">
            <text:p>410362600</text:p>
          </table:table-cell>
          <table:table-cell office:value-type="float" office:value="455993279" calcext:value-type="float">
            <text:p>45599327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81" calcext:value-type="float">
            <text:p>99,81</text:p>
          </table:table-cell>
          <table:table-cell office:value-type="float" office:value="99.86" calcext:value-type="float">
            <text:p>99,86</text:p>
          </table:table-cell>
          <table:table-cell office:value-type="float" office:value="99.89" calcext:value-type="float">
            <text:p>99,89</text:p>
          </table:table-cell>
          <table:table-cell office:value-type="float" office:value="99.91" calcext:value-type="float">
            <text:p>99,91</text:p>
          </table:table-cell>
          <table:table-cell office:value-type="float" office:value="99.93" calcext:value-type="float">
            <text:p>99,9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462901" calcext:value-type="float">
            <text:p>146462901</text:p>
          </table:table-cell>
          <table:table-cell office:value-type="float" office:value="170962267" calcext:value-type="float">
            <text:p>170962267</text:p>
          </table:table-cell>
          <table:table-cell office:value-type="float" office:value="195441748" calcext:value-type="float">
            <text:p>195441748</text:p>
          </table:table-cell>
          <table:table-cell office:value-type="float" office:value="219917378" calcext:value-type="float">
            <text:p>219917378</text:p>
          </table:table-cell>
          <table:table-cell office:value-type="float" office:value="244390719" calcext:value-type="float">
            <text:p>2443907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.09" calcext:value-type="float">
            <text:p>99,0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7459" calcext:value-type="float">
            <text:p>11574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.51" calcext:value-type="float">
            <text:p>99,5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16928" calcext:value-type="float">
            <text:p>31692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9.99" calcext:value-type="float">
            <text:p>79,99</text:p>
          </table:table-cell>
          <table:table-cell office:value-type="float" office:value="90" calcext:value-type="float">
            <text:p>90</text:p>
          </table:table-cell>
          <table:table-cell office:value-type="float" office:value="99.63" calcext:value-type="float">
            <text:p>99,6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54" calcext:value-type="float">
            <text:p>754</text:p>
          </table:table-cell>
          <table:table-cell office:value-type="float" office:value="3000" calcext:value-type="float">
            <text:p>3000</text:p>
          </table:table-cell>
          <table:table-cell office:value-type="float" office:value="279" calcext:value-type="float">
            <text:p>279</text:p>
          </table:table-cell>
          <table:table-cell office:value-type="float" office:value="160816" calcext:value-type="float">
            <text:p>1608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0.63" calcext:value-type="float">
            <text:p>60,63</text:p>
          </table:table-cell>
          <table:table-cell office:value-type="float" office:value="71.88" calcext:value-type="float">
            <text:p>71,88</text:p>
          </table:table-cell>
          <table:table-cell office:value-type="float" office:value="83.13" calcext:value-type="float">
            <text:p>83,13</text:p>
          </table:table-cell>
          <table:table-cell office:value-type="float" office:value="89.45" calcext:value-type="float">
            <text:p>89,4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1186" calcext:value-type="float">
            <text:p>1186</text:p>
          </table:table-cell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oughput 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Fps)</text:p>
          </table:table-cell>
          <table:table-cell office:value-type="float" office:value="902158" calcext:value-type="float">
            <text:p>902158</text:p>
          </table:table-cell>
          <table:table-cell office:value-type="float" office:value="606917" calcext:value-type="float">
            <text:p>606917</text:p>
          </table:table-cell>
          <table:table-cell office:value-type="float" office:value="376472" calcext:value-type="float">
            <text:p>376472</text:p>
          </table:table-cell>
          <table:table-cell office:value-type="float" office:value="210160" calcext:value-type="float">
            <text:p>210160</text:p>
          </table:table-cell>
          <table:table-cell office:value-type="float" office:value="11973" calcext:value-type="float">
            <text:p>11973</text:p>
          </table:table-cell>
          <table:table-cell office:value-type="float" office:value="9613" calcext:value-type="float">
            <text:p>9613</text:p>
          </table:table-cell>
          <table:table-cell office:value-type="float" office:value="8127" calcext:value-type="float">
            <text:p>8127</text:p>
          </table:table-cell>
          <table:table-cell table:number-columns-repeated="3"/>
        </table:table-row>
      </table:table>
      <table:table table:name="v6.1" table:style-name="ta1">
        <table:shapes>
          <draw:frame draw:z-index="0" draw:style-name="gr1" draw:text-style-name="P1" svg:width="15.999cm" svg:height="8.999cm" svg:x="2.11cm" svg:y="28.256cm">
            <draw:object draw:notify-on-update-of-ranges="'v6.1'.C15:'v6.1'.L15 'v6.1'.B16:'v6.1'.B16 'v6.1'.C16:'v6.1'.L16 'v6.1'.B17:'v6.1'.B17 'v6.1'.C17:'v6.1'.L17 'v6.1'.B18:'v6.1'.B18 'v6.1'.C18:'v6.1'.L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20.447cm" svg:y="28.653cm">
            <draw:object draw:notify-on-update-of-ranges="'v6.1'.C33:'v6.1'.L33 'v6.1'.B34:'v6.1'.B34 'v6.1'.C34:'v6.1'.L34 'v6.1'.B35:'v6.1'.B35 'v6.1'.C35:'v6.1'.L35 'v6.1'.B36:'v6.1'.B36 'v6.1'.C36:'v6.1'.L3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9cm" svg:height="8.999cm" svg:x="20.091cm" svg:y="38.589cm">
            <draw:object draw:notify-on-update-of-ranges="'v6.1'.C45:'v6.1'.L45 'v6.1'.B46:'v6.1'.B46 'v6.1'.C46:'v6.1'.L46 'v6.1'.B47:'v6.1'.B47 'v6.1'.C47:'v6.1'.L47 'v6.1'.B48:'v6.1'.B48 'v6.1'.C48:'v6.1'.L4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9cm" svg:height="8.999cm" svg:x="2.165cm" svg:y="38.538cm">
            <draw:object draw:notify-on-update-of-ranges="'v6.1'.C21:'v6.1'.L21 'v6.1'.B22:'v6.1'.B22 'v6.1'.C22:'v6.1'.L22 'v6.1'.B23:'v6.1'.B23 'v6.1'.C23:'v6.1'.L23 'v6.1'.B24:'v6.1'.B24 'v6.1'.C24:'v6.1'.L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9cm" svg:height="8.999cm" svg:x="29.04cm" svg:y="15.788cm">
            <draw:object draw:notify-on-update-of-ranges="'v6.1'.C53:'v6.1'.I53 'v6.1'.B54:'v6.1'.B54 'v6.1'.C54:'v6.1'.I54 'v6.1'.B55:'v6.1'.B55 'v6.1'.C55:'v6.1'.I5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9cm" svg:height="8.999cm" svg:x="37.851cm" svg:y="27.05cm">
            <draw:object draw:notify-on-update-of-ranges="'v6.1'.C60:'v6.1'.I60 'v6.1'.B61:'v6.1'.B61 'v6.1'.C61:'v6.1'.I6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9cm" svg:height="8.999cm" svg:x="2.164cm" svg:y="48.284cm">
            <draw:object draw:notify-on-update-of-ranges="'v6.1'.C27:'v6.1'.L27 'v6.1'.B28:'v6.1'.B28 'v6.1'.C28:'v6.1'.L28 'v6.1'.B29:'v6.1'.B29 'v6.1'.C29:'v6.1'.L29 'v6.1'.B30:'v6.1'.B30 'v6.1'.C30:'v6.1'.L3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7" draw:style-name="gr1" draw:text-style-name="P1" svg:width="15.999cm" svg:height="8.999cm" svg:x="20.202cm" svg:y="48.165cm">
            <draw:object draw:notify-on-update-of-ranges="'v6.1'.C7:'v6.1'.I7 'v6.1'.B8:'v6.1'.B8 'v6.1'.C8:'v6.1'.I8 'v6.1'.B9:'v6.1'.B9 'v6.1'.C9:'v6.1'.I9 'v6.1'.B10:'v6.1'.B10 'v6.1'.C10:'v6.1'.I1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8" draw:style-name="gr1" draw:text-style-name="P1" svg:width="15.999cm" svg:height="8.999cm" svg:x="1.954cm" svg:y="79.414cm">
            <draw:object draw:notify-on-update-of-ranges="'v6.1'.C141:'v6.1'.L141 'v6.1'.B142:'v6.1'.B142 'v6.1'.C142:'v6.1'.L142 'v6.1'.B143:'v6.1'.B143 'v6.1'.C143:'v6.1'.L143 'v6.1'.B144:'v6.1'.B144 'v6.1'.C144:'v6.1'.L1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9" draw:style-name="gr1" draw:text-style-name="P1" svg:width="15.999cm" svg:height="8.999cm" svg:x="18.547cm" svg:y="79.281cm">
            <draw:object draw:notify-on-update-of-ranges="'v6.1'.C147:'v6.1'.L147 'v6.1'.B148:'v6.1'.B148 'v6.1'.C148:'v6.1'.L148 'v6.1'.B149:'v6.1'.B149 'v6.1'.C149:'v6.1'.L149 'v6.1'.B150:'v6.1'.B150 'v6.1'.C150:'v6.1'.L15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0" draw:style-name="gr1" draw:text-style-name="P1" svg:width="15.999cm" svg:height="8.999cm" svg:x="1.973cm" svg:y="89.245cm">
            <draw:object draw:notify-on-update-of-ranges="'v6.1'.C153:'v6.1'.L153 'v6.1'.B154:'v6.1'.B154 'v6.1'.C154:'v6.1'.L154 'v6.1'.B155:'v6.1'.B155 'v6.1'.C155:'v6.1'.L155 'v6.1'.B156:'v6.1'.B156 'v6.1'.C156:'v6.1'.L15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1" draw:style-name="gr1" draw:text-style-name="P1" svg:width="15.999cm" svg:height="8.999cm" svg:x="19.071cm" svg:y="89.164cm">
            <draw:object draw:notify-on-update-of-ranges="'v6.1'.C159:'v6.1'.L159 'v6.1'.B160:'v6.1'.B160 'v6.1'.C160:'v6.1'.L160 'v6.1'.B161:'v6.1'.B161 'v6.1'.C161:'v6.1'.L161 'v6.1'.B162:'v6.1'.B162 'v6.1'.C162:'v6.1'.L16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2" draw:style-name="gr1" draw:text-style-name="P1" svg:width="15.999cm" svg:height="8.999cm" svg:x="2.058cm" svg:y="98.862cm">
            <draw:object draw:notify-on-update-of-ranges="'v6.1'.C165:'v6.1'.L165 'v6.1'.B166:'v6.1'.B166 'v6.1'.C166:'v6.1'.L166 'v6.1'.B167:'v6.1'.B167 'v6.1'.C167:'v6.1'.L167 'v6.1'.B168:'v6.1'.B168 'v6.1'.C168:'v6.1'.L16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3" draw:style-name="gr1" draw:text-style-name="P1" svg:width="15.999cm" svg:height="8.999cm" svg:x="19.058cm" svg:y="98.872cm">
            <draw:object draw:notify-on-update-of-ranges="'v6.1'.C171:'v6.1'.L171 'v6.1'.B172:'v6.1'.B172 'v6.1'.C172:'v6.1'.L172 'v6.1'.B173:'v6.1'.B173 'v6.1'.C173:'v6.1'.L173 'v6.1'.B174:'v6.1'.B174 'v6.1'.C174:'v6.1'.L17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4" draw:style-name="gr1" draw:text-style-name="P1" svg:width="15.999cm" svg:height="8.999cm" svg:x="2.358cm" svg:y="109.013cm">
            <draw:object draw:notify-on-update-of-ranges="'v6.1'.C133:'v6.1'.I133 'v6.1'.B134:'v6.1'.B134 'v6.1'.C134:'v6.1'.I134 'v6.1'.B135:'v6.1'.B135 'v6.1'.C135:'v6.1'.I135 'v6.1'.B136:'v6.1'.B136 'v6.1'.C136:'v6.1'.I13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5" draw:style-name="gr1" draw:text-style-name="P1" svg:width="15.999cm" svg:height="8.999cm" svg:x="1.458cm" svg:y="140.385cm">
            <draw:object draw:notify-on-update-of-ranges="'v6.1'.C276:'v6.1'.L276 'v6.1'.B277:'v6.1'.B277 'v6.1'.C277:'v6.1'.L277 'v6.1'.B278:'v6.1'.B278 'v6.1'.C278:'v6.1'.L278 'v6.1'.B279:'v6.1'.B279 'v6.1'.C279:'v6.1'.L279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6" draw:style-name="gr1" draw:text-style-name="P1" svg:width="15.999cm" svg:height="8.999cm" svg:x="17.858cm" svg:y="140.394cm">
            <draw:object draw:notify-on-update-of-ranges="'v6.1'.C282:'v6.1'.L282 'v6.1'.B283:'v6.1'.B283 'v6.1'.C283:'v6.1'.L283 'v6.1'.B284:'v6.1'.B284 'v6.1'.C284:'v6.1'.L284 'v6.1'.B285:'v6.1'.B285 'v6.1'.C285:'v6.1'.L285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7" draw:style-name="gr1" draw:text-style-name="P1" svg:width="15.999cm" svg:height="8.999cm" svg:x="1.458cm" svg:y="150.004cm">
            <draw:object draw:notify-on-update-of-ranges="'v6.1'.C288:'v6.1'.L288 'v6.1'.B289:'v6.1'.B289 'v6.1'.C289:'v6.1'.L289 'v6.1'.B290:'v6.1'.B290 'v6.1'.C290:'v6.1'.L290 'v6.1'.B291:'v6.1'.B291 'v6.1'.C291:'v6.1'.L29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8" draw:style-name="gr1" draw:text-style-name="P1" svg:width="15.999cm" svg:height="8.999cm" svg:x="17.858cm" svg:y="150.013cm">
            <draw:object draw:notify-on-update-of-ranges="'v6.1'.C294:'v6.1'.L294 'v6.1'.B295:'v6.1'.B295 'v6.1'.C295:'v6.1'.L295 'v6.1'.B296:'v6.1'.B296 'v6.1'.C296:'v6.1'.L296 'v6.1'.B297:'v6.1'.B297 'v6.1'.C297:'v6.1'.L297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9" draw:style-name="gr1" draw:text-style-name="P1" svg:width="15.999cm" svg:height="8.999cm" svg:x="1.358cm" svg:y="160.132cm">
            <draw:object draw:notify-on-update-of-ranges="'v6.1'.C306:'v6.1'.L306 'v6.1'.B307:'v6.1'.B307 'v6.1'.C307:'v6.1'.L307 'v6.1'.B308:'v6.1'.B308 'v6.1'.C308:'v6.1'.L308 'v6.1'.B309:'v6.1'.B309 'v6.1'.C309:'v6.1'.L309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0" draw:style-name="gr1" draw:text-style-name="P1" svg:width="15.999cm" svg:height="8.999cm" svg:x="18.058cm" svg:y="159.973cm">
            <draw:object draw:notify-on-update-of-ranges="'v6.1'.C268:'v6.1'.I268 'v6.1'.B269:'v6.1'.B269 'v6.1'.C269:'v6.1'.I269 'v6.1'.B270:'v6.1'.B270 'v6.1'.C270:'v6.1'.I270 'v6.1'.B271:'v6.1'.B271 'v6.1'.C271:'v6.1'.I27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1" draw:style-name="gr1" draw:text-style-name="P1" svg:width="15.999cm" svg:height="8.999cm" svg:x="2.331cm" svg:y="174.878cm">
            <draw:object draw:notify-on-update-of-ranges="'v6.1'.B378:'v6.1'.B378 'v6.1'.B379:'v6.1'.B385 'v6.1'.C378:'v6.1'.C378 'v6.1'.C379:'v6.1'.C385 'v6.1'.D378:'v6.1'.D378 'v6.1'.D379:'v6.1'.D38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2" draw:style-name="gr1" draw:text-style-name="P1" svg:width="15.999cm" svg:height="8.999cm" svg:x="19.119cm" svg:y="175.064cm">
            <draw:object draw:notify-on-update-of-ranges="'v6.1'.B378:'v6.1'.B378 'v6.1'.B379:'v6.1'.B385 'v6.1'.E378:'v6.1'.E378 'v6.1'.E379:'v6.1'.E385 'v6.1'.F378:'v6.1'.F378 'v6.1'.F379:'v6.1'.F385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fw: v6.1</text:p>
          </table:table-cell>
          <table:table-cell/>
          <table:table-cell office:value-type="string" calcext:value-type="string">
            <text:p>Valkyrie2889: v1.4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7"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7.31" calcext:value-type="float">
            <text:p>7,31</text:p>
          </table:table-cell>
          <table:table-cell table:style-name="ce1" office:value-type="float" office:value="7.64" calcext:value-type="float">
            <text:p>7,64</text:p>
          </table:table-cell>
          <table:table-cell table:style-name="ce1" office:value-type="float" office:value="7.78" calcext:value-type="float">
            <text:p>7,78</text:p>
          </table:table-cell>
          <table:table-cell table:style-name="ce1" office:value-type="float" office:value="7.68" calcext:value-type="float">
            <text:p>7,68</text:p>
          </table:table-cell>
          <table:table-cell table:style-name="ce1" office:value-type="float" office:value="7.66" calcext:value-type="float">
            <text:p>7,66</text:p>
          </table:table-cell>
          <table:table-cell table:style-name="ce1" office:value-type="float" office:value="7.63" calcext:value-type="float">
            <text:p>7,63</text:p>
          </table:table-cell>
          <table:table-cell table:style-name="ce1" office:value-type="float" office:value="7.55" calcext:value-type="float">
            <text:p>7,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26.86" calcext:value-type="float">
            <text:p>26,86</text:p>
          </table:table-cell>
          <table:table-cell table:style-name="ce1" office:value-type="float" office:value="23.62" calcext:value-type="float">
            <text:p>23,62</text:p>
          </table:table-cell>
          <table:table-cell table:style-name="ce1" office:value-type="float" office:value="22.2" calcext:value-type="float">
            <text:p>22,2</text:p>
          </table:table-cell>
          <table:table-cell table:style-name="ce1" office:value-type="float" office:value="23.16" calcext:value-type="float">
            <text:p>23,16</text:p>
          </table:table-cell>
          <table:table-cell table:style-name="ce1" office:value-type="float" office:value="23.36" calcext:value-type="float">
            <text:p>23,36</text:p>
          </table:table-cell>
          <table:table-cell table:style-name="ce1" office:value-type="float" office:value="23.74" calcext:value-type="float">
            <text:p>23,74</text:p>
          </table:table-cell>
          <table:table-cell table:style-name="ce1" office:value-type="float" office:value="24.52" calcext:value-type="float">
            <text:p>24,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7.52" calcext:value-type="float">
            <text:p>7,52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4.78" calcext:value-type="float">
            <text:p>24,78</text:p>
          </table:table-cell>
          <table:table-cell office:value-type="float" office:value="99" calcext:value-type="float">
            <text:p>99</text:p>
          </table:table-cell>
          <table:table-cell office:value-type="float" office:value="99.94" calcext:value-type="float">
            <text:p>99,94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240" calcext:value-type="float">
            <text:p>240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" calcext:value-type="float">
            <text:p>642</text:p>
          </table:table-cell>
          <table:table-cell office:value-type="float" office:value="723" calcext:value-type="float">
            <text:p>72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7.73" calcext:value-type="float">
            <text:p>7,73</text:p>
          </table:table-cell>
          <table:table-cell office:value-type="float" office:value="11.96" calcext:value-type="float">
            <text:p>11,96</text:p>
          </table:table-cell>
          <table:table-cell office:value-type="float" office:value="16.8" calcext:value-type="float">
            <text:p>16,8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2.7" calcext:value-type="float">
            <text:p>22,7</text:p>
          </table:table-cell>
          <table:table-cell office:value-type="float" office:value="40.22" calcext:value-type="float">
            <text:p>40,22</text:p>
          </table:table-cell>
          <table:table-cell office:value-type="float" office:value="44" calcext:value-type="float">
            <text:p>44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5" calcext:value-type="float">
            <text:p>99,95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227" calcext:value-type="float">
            <text:p>227</text:p>
          </table:table-cell>
          <table:table-cell office:value-type="float" office:value="273" calcext:value-type="float">
            <text:p>273</text:p>
          </table:table-cell>
          <table:table-cell office:value-type="float" office:value="319" calcext:value-type="float">
            <text:p>319</text:p>
          </table:table-cell>
          <table:table-cell office:value-type="float" office:value="364" calcext:value-type="float">
            <text:p>364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7.88" calcext:value-type="float">
            <text:p>7,88</text:p>
          </table:table-cell>
          <table:table-cell office:value-type="float" office:value="12.19" calcext:value-type="float">
            <text:p>12,19</text:p>
          </table:table-cell>
          <table:table-cell office:value-type="float" office:value="16.49" calcext:value-type="float">
            <text:p>16,49</text:p>
          </table:table-cell>
          <table:table-cell office:value-type="float" office:value="20.75" calcext:value-type="float">
            <text:p>20,75</text:p>
          </table:table-cell>
          <table:table-cell office:value-type="float" office:value="24.96" calcext:value-type="float">
            <text:p>24,96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1.21" calcext:value-type="float">
            <text:p>21,21</text:p>
          </table:table-cell>
          <table:table-cell office:value-type="float" office:value="39.04" calcext:value-type="float">
            <text:p>39,04</text:p>
          </table:table-cell>
          <table:table-cell office:value-type="float" office:value="45.04" calcext:value-type="float">
            <text:p>45,04</text:p>
          </table:table-cell>
          <table:table-cell office:value-type="float" office:value="48.14" calcext:value-type="float">
            <text:p>48,14</text:p>
          </table:table-cell>
          <table:table-cell office:value-type="float" office:value="50.08" calcext:value-type="float">
            <text:p>50,08</text:p>
          </table:table-cell>
          <table:table-cell office:value-type="float" office:value="99.71" calcext:value-type="float">
            <text:p>99,71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4" calcext:value-type="float">
            <text:p>99,94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7.97" calcext:value-type="float">
            <text:p>7,97</text:p>
          </table:table-cell>
          <table:table-cell office:value-type="float" office:value="11.92" calcext:value-type="float">
            <text:p>11,92</text:p>
          </table:table-cell>
          <table:table-cell office:value-type="float" office:value="16.01" calcext:value-type="float">
            <text:p>16,01</text:p>
          </table:table-cell>
          <table:table-cell office:value-type="float" office:value="20.32" calcext:value-type="float">
            <text:p>20,32</text:p>
          </table:table-cell>
          <table:table-cell office:value-type="float" office:value="24.54" calcext:value-type="float">
            <text:p>24,54</text:p>
          </table:table-cell>
          <table:table-cell office:value-type="float" office:value="28.96" calcext:value-type="float">
            <text:p>28,96</text:p>
          </table:table-cell>
          <table:table-cell office:value-type="float" office:value="33.26" calcext:value-type="float">
            <text:p>33,26</text:p>
          </table:table-cell>
          <table:table-cell office:value-type="float" office:value="37.7" calcext:value-type="float">
            <text:p>37,7</text:p>
          </table:table-cell>
          <table:table-cell office:value-type="float" office:value="15.69" calcext:value-type="float">
            <text:p>15,69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0.34" calcext:value-type="float">
            <text:p>20,34</text:p>
          </table:table-cell>
          <table:table-cell office:value-type="float" office:value="40.4" calcext:value-type="float">
            <text:p>40,4</text:p>
          </table:table-cell>
          <table:table-cell office:value-type="float" office:value="46.62" calcext:value-type="float">
            <text:p>46,62</text:p>
          </table:table-cell>
          <table:table-cell office:value-type="float" office:value="49.19" calcext:value-type="float">
            <text:p>49,19</text:p>
          </table:table-cell>
          <table:table-cell office:value-type="float" office:value="50.91" calcext:value-type="float">
            <text:p>50,91</text:p>
          </table:table-cell>
          <table:table-cell office:value-type="float" office:value="51.74" calcext:value-type="float">
            <text:p>51,74</text:p>
          </table:table-cell>
          <table:table-cell office:value-type="float" office:value="52.49" calcext:value-type="float">
            <text:p>52,49</text:p>
          </table:table-cell>
          <table:table-cell office:value-type="float" office:value="52.87" calcext:value-type="float">
            <text:p>52,87</text:p>
          </table:table-cell>
          <table:table-cell office:value-type="float" office:value="82.56" calcext:value-type="float">
            <text:p>82,56</text:p>
          </table:table-cell>
          <table:table-cell office:value-type="float" office:value="92.34" calcext:value-type="float">
            <text:p>92,3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8.13" calcext:value-type="float">
            <text:p>8,13</text:p>
          </table:table-cell>
          <table:table-cell office:value-type="float" office:value="12.21" calcext:value-type="float">
            <text:p>12,21</text:p>
          </table:table-cell>
          <table:table-cell office:value-type="float" office:value="16.36" calcext:value-type="float">
            <text:p>16,36</text:p>
          </table:table-cell>
          <table:table-cell office:value-type="float" office:value="20.93" calcext:value-type="float">
            <text:p>20,93</text:p>
          </table:table-cell>
          <table:table-cell office:value-type="float" office:value="25.43" calcext:value-type="float">
            <text:p>25,43</text:p>
          </table:table-cell>
          <table:table-cell office:value-type="float" office:value="29.79" calcext:value-type="float">
            <text:p>29,79</text:p>
          </table:table-cell>
          <table:table-cell office:value-type="float" office:value="32.52" calcext:value-type="float">
            <text:p>32,52</text:p>
          </table:table-cell>
          <table:table-cell office:value-type="float" office:value="36.85" calcext:value-type="float">
            <text:p>36,85</text:p>
          </table:table-cell>
          <table:table-cell office:value-type="float" office:value="9.21" calcext:value-type="float">
            <text:p>9,21</text:p>
          </table:table-cell>
          <table:table-cell office:value-type="float" office:value="22.86" calcext:value-type="float">
            <text:p>22,8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8.72" calcext:value-type="float">
            <text:p>18,72</text:p>
          </table:table-cell>
          <table:table-cell office:value-type="float" office:value="38.95" calcext:value-type="float">
            <text:p>38,95</text:p>
          </table:table-cell>
          <table:table-cell office:value-type="float" office:value="45.45" calcext:value-type="float">
            <text:p>45,45</text:p>
          </table:table-cell>
          <table:table-cell office:value-type="float" office:value="47.67" calcext:value-type="float">
            <text:p>47,67</text:p>
          </table:table-cell>
          <table:table-cell office:value-type="float" office:value="49.14" calcext:value-type="float">
            <text:p>49,14</text:p>
          </table:table-cell>
          <table:table-cell office:value-type="float" office:value="50.35" calcext:value-type="float">
            <text:p>50,35</text:p>
          </table:table-cell>
          <table:table-cell office:value-type="float" office:value="53.55" calcext:value-type="float">
            <text:p>53,55</text:p>
          </table:table-cell>
          <table:table-cell office:value-type="float" office:value="53.94" calcext:value-type="float">
            <text:p>53,94</text:p>
          </table:table-cell>
          <table:table-cell office:value-type="float" office:value="89.77" calcext:value-type="float">
            <text:p>89,77</text:p>
          </table:table-cell>
          <table:table-cell office:value-type="float" office:value="77.14" calcext:value-type="float">
            <text:p>77,1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7.74" calcext:value-type="float">
            <text:p>7,74</text:p>
          </table:table-cell>
          <table:table-cell office:value-type="float" office:value="12.25" calcext:value-type="float">
            <text:p>12,25</text:p>
          </table:table-cell>
          <table:table-cell office:value-type="float" office:value="16.74" calcext:value-type="float">
            <text:p>16,74</text:p>
          </table:table-cell>
          <table:table-cell office:value-type="float" office:value="20.6" calcext:value-type="float">
            <text:p>20,6</text:p>
          </table:table-cell>
          <table:table-cell office:value-type="float" office:value="24.52" calcext:value-type="float">
            <text:p>24,52</text:p>
          </table:table-cell>
          <table:table-cell office:value-type="float" office:value="29.03" calcext:value-type="float">
            <text:p>29,03</text:p>
          </table:table-cell>
          <table:table-cell office:value-type="float" office:value="33.79" calcext:value-type="float">
            <text:p>33,79</text:p>
          </table:table-cell>
          <table:table-cell office:value-type="float" office:value="37.54" calcext:value-type="float">
            <text:p>37,54</text:p>
          </table:table-cell>
          <table:table-cell office:value-type="float" office:value="22.61" calcext:value-type="float">
            <text:p>22,61</text:p>
          </table:table-cell>
          <table:table-cell office:value-type="float" office:value="6.24" calcext:value-type="float">
            <text:p>6,2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2.63" calcext:value-type="float">
            <text:p>22,63</text:p>
          </table:table-cell>
          <table:table-cell office:value-type="float" office:value="38.76" calcext:value-type="float">
            <text:p>38,76</text:p>
          </table:table-cell>
          <table:table-cell office:value-type="float" office:value="44.2" calcext:value-type="float">
            <text:p>44,2</text:p>
          </table:table-cell>
          <table:table-cell office:value-type="float" office:value="48.5" calcext:value-type="float">
            <text:p>48,5</text:p>
          </table:table-cell>
          <table:table-cell office:value-type="float" office:value="50.96" calcext:value-type="float">
            <text:p>50,96</text:p>
          </table:table-cell>
          <table:table-cell office:value-type="float" office:value="51.62" calcext:value-type="float">
            <text:p>51,62</text:p>
          </table:table-cell>
          <table:table-cell office:value-type="float" office:value="51.73" calcext:value-type="float">
            <text:p>51,73</text:p>
          </table:table-cell>
          <table:table-cell office:value-type="float" office:value="53.08" calcext:value-type="float">
            <text:p>53,08</text:p>
          </table:table-cell>
          <table:table-cell office:value-type="float" office:value="74.88" calcext:value-type="float">
            <text:p>74,88</text:p>
          </table:table-cell>
          <table:table-cell office:value-type="float" office:value="93.76" calcext:value-type="float">
            <text:p>93,76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99" calcext:value-type="float">
            <text:p>0,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6.3" calcext:value-type="float">
            <text:p>66,3</text:p>
          </table:table-cell>
          <table:table-cell office:value-type="float" office:value="77.85" calcext:value-type="float">
            <text:p>77,85</text:p>
          </table:table-cell>
          <table:table-cell office:value-type="float" office:value="83.13" calcext:value-type="float">
            <text:p>83,13</text:p>
          </table:table-cell>
          <table:table-cell office:value-type="float" office:value="91.56" calcext:value-type="float">
            <text:p>91,56</text:p>
          </table:table-cell>
          <table:table-cell table:number-columns-repeated="3" office:value-type="float" office:value="94.37" calcext:value-type="float">
            <text:p>94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oughput 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Fps)</text:p>
          </table:table-cell>
          <table:table-cell office:value-type="float" office:value="986377" calcext:value-type="float">
            <text:p>986377</text:p>
          </table:table-cell>
          <table:table-cell office:value-type="float" office:value="657530" calcext:value-type="float">
            <text:p>657530</text:p>
          </table:table-cell>
          <table:table-cell office:value-type="float" office:value="376472" calcext:value-type="float">
            <text:p>376472</text:p>
          </table:table-cell>
          <table:table-cell office:value-type="float" office:value="215137" calcext:value-type="float">
            <text:p>215137</text:p>
          </table:table-cell>
          <table:table-cell office:value-type="float" office:value="112997" calcext:value-type="float">
            <text:p>112997</text:p>
          </table:table-cell>
          <table:table-cell office:value-type="float" office:value="90725" calcext:value-type="float">
            <text:p>90725</text:p>
          </table:table-cell>
          <table:table-cell office:value-type="float" office:value="76703" calcext:value-type="float">
            <text:p>76703</text:p>
          </table:table-cell>
          <table:table-cell table:number-columns-repeated="3"/>
        </table:table-row>
        <table:table-row table:style-name="ro1" table:number-rows-repeated="69">
          <table:table-cell table:number-columns-repeated="12"/>
        </table:table-row>
        <table:table-row table:style-name="ro1">
          <table:table-cell office:value-type="string" calcext:value-type="string">
            <text:p>Throughput (part mesh 1:N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7"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5.73" calcext:value-type="float">
            <text:p>5,73</text:p>
          </table:table-cell>
          <table:table-cell table:style-name="ce1" office:value-type="float" office:value="4.89" calcext:value-type="float">
            <text:p>4,89</text:p>
          </table:table-cell>
          <table:table-cell table:style-name="ce1" office:value-type="float" office:value="5.91" calcext:value-type="float">
            <text:p>5,91</text:p>
          </table:table-cell>
          <table:table-cell table:style-name="ce1" office:value-type="float" office:value="5.9" calcext:value-type="float">
            <text:p>5,9</text:p>
          </table:table-cell>
          <table:table-cell table:number-columns-repeated="2" table:style-name="ce1" office:value-type="float" office:value="5.96" calcext:value-type="float">
            <text:p>5,96</text:p>
          </table:table-cell>
          <table:table-cell table:style-name="ce1" office:value-type="float" office:value="5.79" calcext:value-type="float">
            <text:p>5,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42.68" calcext:value-type="float">
            <text:p>42,68</text:p>
          </table:table-cell>
          <table:table-cell table:style-name="ce1" office:value-type="float" office:value="51.06" calcext:value-type="float">
            <text:p>51,06</text:p>
          </table:table-cell>
          <table:table-cell table:style-name="ce1" office:value-type="float" office:value="40.88" calcext:value-type="float">
            <text:p>40,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.38" calcext:value-type="float">
            <text:p>40,38</text:p>
          </table:table-cell>
          <table:table-cell table:style-name="ce1" office:value-type="float" office:value="40.42" calcext:value-type="float">
            <text:p>40,42</text:p>
          </table:table-cell>
          <table:table-cell table:style-name="ce1" office:value-type="float" office:value="42.07" calcext:value-type="float">
            <text:p>42,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part mesh 1:N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5.74" calcext:value-type="float">
            <text:p>5,7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2.57" calcext:value-type="float">
            <text:p>42,57</text:p>
          </table:table-cell>
          <table:table-cell office:value-type="float" office:value="99.96" calcext:value-type="float">
            <text:p>99,96</text:p>
          </table:table-cell>
          <table:table-cell table:number-columns-repeated="2" office:value-type="float" office:value="99.98" calcext:value-type="float">
            <text:p>99,9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9.99" calcext:value-type="float">
            <text:p>99,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34" calcext:value-type="float">
            <text:p>34</text:p>
          </table:table-cell>
          <table:table-cell office:value-type="float" office:value="160.6" calcext:value-type="float">
            <text:p>160,6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2" calcext:value-type="float">
            <text:p>482</text:p>
          </table:table-cell>
          <table:table-cell office:value-type="float" office:value="562.4" calcext:value-type="float">
            <text:p>562,4</text:p>
          </table:table-cell>
          <table:table-cell office:value-type="float" office:value="642.8" calcext:value-type="float">
            <text:p>642,8</text:p>
          </table:table-cell>
          <table:table-cell office:value-type="float" office:value="723" calcext:value-type="float">
            <text:p>72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5.82" calcext:value-type="float">
            <text:p>5,82</text:p>
          </table:table-cell>
          <table:table-cell office:value-type="float" office:value="6.09" calcext:value-type="float">
            <text:p>6,09</text:p>
          </table:table-cell>
          <table:table-cell office:value-type="float" office:value="6.32" calcext:value-type="float">
            <text:p>6,32</text:p>
          </table:table-cell>
          <table:table-cell table:number-columns-repeated="7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8" calcext:value-type="float">
            <text:p>41,8</text:p>
          </table:table-cell>
          <table:table-cell office:value-type="float" office:value="69.57" calcext:value-type="float">
            <text:p>69,57</text:p>
          </table:table-cell>
          <table:table-cell office:value-type="float" office:value="78.94" calcext:value-type="float">
            <text:p>78,94</text:p>
          </table:table-cell>
          <table:table-cell table:number-columns-repeated="4" office:value-type="float" office:value="99.98" calcext:value-type="float">
            <text:p>99,98</text:p>
          </table:table-cell>
          <table:table-cell table:number-columns-repeated="3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9" calcext:value-type="float">
            <text:p>19</text:p>
          </table:table-cell>
          <table:table-cell office:value-type="float" office:value="63.4" calcext:value-type="float">
            <text:p>63,4</text:p>
          </table:table-cell>
          <table:table-cell office:value-type="float" office:value="108" calcext:value-type="float">
            <text:p>108</text:p>
          </table:table-cell>
          <table:table-cell office:value-type="float" office:value="182" calcext:value-type="float">
            <text:p>182</text:p>
          </table:table-cell>
          <table:table-cell office:value-type="float" office:value="227.9" calcext:value-type="float">
            <text:p>227,9</text:p>
          </table:table-cell>
          <table:table-cell office:value-type="float" office:value="273.5" calcext:value-type="float">
            <text:p>273,5</text:p>
          </table:table-cell>
          <table:table-cell office:value-type="float" office:value="319" calcext:value-type="float">
            <text:p>319</text:p>
          </table:table-cell>
          <table:table-cell office:value-type="float" office:value="364.8" calcext:value-type="float">
            <text:p>364,8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5.54" calcext:value-type="float">
            <text:p>5,54</text:p>
          </table:table-cell>
          <table:table-cell office:value-type="float" office:value="5.17" calcext:value-type="float">
            <text:p>5,17</text:p>
          </table:table-cell>
          <table:table-cell office:value-type="float" office:value="6.44" calcext:value-type="float">
            <text:p>6,44</text:p>
          </table:table-cell>
          <table:table-cell office:value-type="float" office:value="6.48" calcext:value-type="float">
            <text:p>6,48</text:p>
          </table:table-cell>
          <table:table-cell office:value-type="float" office:value="6.18" calcext:value-type="float">
            <text:p>6,18</text:p>
          </table:table-cell>
          <table:table-cell office:value-type="float" office:value="1.66" calcext:value-type="float">
            <text:p>1,66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4.61" calcext:value-type="float">
            <text:p>44,61</text:p>
          </table:table-cell>
          <table:table-cell office:value-type="float" office:value="74.13" calcext:value-type="float">
            <text:p>74,13</text:p>
          </table:table-cell>
          <table:table-cell office:value-type="float" office:value="78.52" calcext:value-type="float">
            <text:p>78,52</text:p>
          </table:table-cell>
          <table:table-cell office:value-type="float" office:value="83.81" calcext:value-type="float">
            <text:p>83,81</text:p>
          </table:table-cell>
          <table:table-cell office:value-type="float" office:value="87.65" calcext:value-type="float">
            <text:p>87,65</text:p>
          </table:table-cell>
          <table:table-cell office:value-type="float" office:value="97.23" calcext:value-type="float">
            <text:p>97,23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0.9" calcext:value-type="float">
            <text:p>10,9</text:p>
          </table:table-cell>
          <table:table-cell office:value-type="float" office:value="36.2" calcext:value-type="float">
            <text:p>36,2</text:p>
          </table:table-cell>
          <table:table-cell office:value-type="float" office:value="57.61" calcext:value-type="float">
            <text:p>57,61</text:p>
          </table:table-cell>
          <table:table-cell office:value-type="float" office:value="81.98" calcext:value-type="float">
            <text:p>81,98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  <table:table-cell office:value-type="float" office:value="195.6" calcext:value-type="float">
            <text:p>195,6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6.02" calcext:value-type="float">
            <text:p>6,02</text:p>
          </table:table-cell>
          <table:table-cell office:value-type="float" office:value="5.24" calcext:value-type="float">
            <text:p>5,24</text:p>
          </table:table-cell>
          <table:table-cell office:value-type="float" office:value="6.46" calcext:value-type="float">
            <text:p>6,46</text:p>
          </table:table-cell>
          <table:table-cell office:value-type="float" office:value="6.67" calcext:value-type="float">
            <text:p>6,67</text:p>
          </table:table-cell>
          <table:table-cell office:value-type="float" office:value="6.73" calcext:value-type="float">
            <text:p>6,73</text:p>
          </table:table-cell>
          <table:table-cell office:value-type="float" office:value="6.84" calcext:value-type="float">
            <text:p>6,84</text:p>
          </table:table-cell>
          <table:table-cell office:value-type="float" office:value="7.11" calcext:value-type="float">
            <text:p>7,11</text:p>
          </table:table-cell>
          <table:table-cell office:value-type="float" office:value="6.73" calcext:value-type="float">
            <text:p>6,73</text:p>
          </table:table-cell>
          <table:table-cell office:value-type="float" office:value="6.61" calcext:value-type="float">
            <text:p>6,61</text:p>
          </table:table-cell>
          <table:table-cell office:value-type="float" office:value="6.85" calcext:value-type="float">
            <text:p>6,8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84" calcext:value-type="float">
            <text:p>39,84</text:p>
          </table:table-cell>
          <table:table-cell office:value-type="float" office:value="73.81" calcext:value-type="float">
            <text:p>73,81</text:p>
          </table:table-cell>
          <table:table-cell office:value-type="float" office:value="78.45" calcext:value-type="float">
            <text:p>78,45</text:p>
          </table:table-cell>
          <table:table-cell office:value-type="float" office:value="83.32" calcext:value-type="float">
            <text:p>83,32</text:p>
          </table:table-cell>
          <table:table-cell office:value-type="float" office:value="86.54" calcext:value-type="float">
            <text:p>86,54</text:p>
          </table:table-cell>
          <table:table-cell office:value-type="float" office:value="88.6" calcext:value-type="float">
            <text:p>88,6</text:p>
          </table:table-cell>
          <table:table-cell office:value-type="float" office:value="89.84" calcext:value-type="float">
            <text:p>89,84</text:p>
          </table:table-cell>
          <table:table-cell office:value-type="float" office:value="91.59" calcext:value-type="float">
            <text:p>91,59</text:p>
          </table:table-cell>
          <table:table-cell office:value-type="float" office:value="92.65" calcext:value-type="float">
            <text:p>92,65</text:p>
          </table:table-cell>
          <table:table-cell office:value-type="float" office:value="93.15" calcext:value-type="float">
            <text:p>93,1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" calcext:value-type="float">
            <text:p>5</text:p>
          </table:table-cell>
          <table:table-cell office:value-type="float" office:value="18.7" calcext:value-type="float">
            <text:p>18,7</text:p>
          </table:table-cell>
          <table:table-cell office:value-type="float" office:value="29.86" calcext:value-type="float">
            <text:p>29,86</text:p>
          </table:table-cell>
          <table:table-cell office:value-type="float" office:value="42" calcext:value-type="float">
            <text:p>42</text:p>
          </table:table-cell>
          <table:table-cell office:value-type="float" office:value="54.9" calcext:value-type="float">
            <text:p>54,9</text:p>
          </table:table-cell>
          <table:table-cell office:value-type="float" office:value="67.4" calcext:value-type="float">
            <text:p>67,4</text:p>
          </table:table-cell>
          <table:table-cell office:value-type="float" office:value="79.7" calcext:value-type="float">
            <text:p>79,7</text:p>
          </table:table-cell>
          <table:table-cell office:value-type="float" office:value="92.9" calcext:value-type="float">
            <text:p>92,9</text:p>
          </table:table-cell>
          <table:table-cell office:value-type="float" office:value="105.8" calcext:value-type="float">
            <text:p>105,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5.96" calcext:value-type="float">
            <text:p>5,96</text:p>
          </table:table-cell>
          <table:table-cell office:value-type="float" office:value="6.22" calcext:value-type="float">
            <text:p>6,22</text:p>
          </table:table-cell>
          <table:table-cell office:value-type="float" office:value="6.49" calcext:value-type="float">
            <text:p>6,49</text:p>
          </table:table-cell>
          <table:table-cell office:value-type="float" office:value="6.72" calcext:value-type="float">
            <text:p>6,72</text:p>
          </table:table-cell>
          <table:table-cell office:value-type="float" office:value="6.76" calcext:value-type="float">
            <text:p>6,76</text:p>
          </table:table-cell>
          <table:table-cell office:value-type="float" office:value="6.88" calcext:value-type="float">
            <text:p>6,88</text:p>
          </table:table-cell>
          <table:table-cell office:value-type="float" office:value="7.2" calcext:value-type="float">
            <text:p>7,2</text:p>
          </table:table-cell>
          <table:table-cell office:value-type="float" office:value="7.05" calcext:value-type="float">
            <text:p>7,05</text:p>
          </table:table-cell>
          <table:table-cell office:value-type="float" office:value="6.85" calcext:value-type="float">
            <text:p>6,85</text:p>
          </table:table-cell>
          <table:table-cell office:value-type="float" office:value="6.79" calcext:value-type="float">
            <text:p>6,7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0.41" calcext:value-type="float">
            <text:p>40,41</text:p>
          </table:table-cell>
          <table:table-cell office:value-type="float" office:value="68.9" calcext:value-type="float">
            <text:p>68,9</text:p>
          </table:table-cell>
          <table:table-cell office:value-type="float" office:value="78.36" calcext:value-type="float">
            <text:p>78,36</text:p>
          </table:table-cell>
          <table:table-cell office:value-type="float" office:value="83.19" calcext:value-type="float">
            <text:p>83,19</text:p>
          </table:table-cell>
          <table:table-cell office:value-type="float" office:value="86.48" calcext:value-type="float">
            <text:p>86,48</text:p>
          </table:table-cell>
          <table:table-cell office:value-type="float" office:value="88.53" calcext:value-type="float">
            <text:p>88,53</text:p>
          </table:table-cell>
          <table:table-cell office:value-type="float" office:value="89.71" calcext:value-type="float">
            <text:p>89,71</text:p>
          </table:table-cell>
          <table:table-cell office:value-type="float" office:value="91.19" calcext:value-type="float">
            <text:p>91,19</text:p>
          </table:table-cell>
          <table:table-cell office:value-type="float" office:value="92.39" calcext:value-type="float">
            <text:p>92,39</text:p>
          </table:table-cell>
          <table:table-cell office:value-type="float" office:value="93.21" calcext:value-type="float">
            <text:p>93,2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.6" calcext:value-type="float">
            <text:p>2,6</text:p>
          </table:table-cell>
          <table:table-cell office:value-type="float" office:value="8.9" calcext:value-type="float">
            <text:p>8,9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7.9" calcext:value-type="float">
            <text:p>27,9</text:p>
          </table:table-cell>
          <table:table-cell office:value-type="float" office:value="34.3" calcext:value-type="float">
            <text:p>34,3</text:p>
          </table:table-cell>
          <table:table-cell office:value-type="float" office:value="40.6" calcext:value-type="float">
            <text:p>40,6</text:p>
          </table:table-cell>
          <table:table-cell office:value-type="float" office:value="47" calcext:value-type="float">
            <text:p>47</text:p>
          </table:table-cell>
          <table:table-cell office:value-type="float" office:value="53.7" calcext:value-type="float">
            <text:p>53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5.73" calcext:value-type="float">
            <text:p>5,73</text:p>
          </table:table-cell>
          <table:table-cell office:value-type="float" office:value="5.64" calcext:value-type="float">
            <text:p>5,64</text:p>
          </table:table-cell>
          <table:table-cell office:value-type="float" office:value="5.74" calcext:value-type="float">
            <text:p>5,74</text:p>
          </table:table-cell>
          <table:table-cell office:value-type="float" office:value="5.9" calcext:value-type="float">
            <text:p>5,9</text:p>
          </table:table-cell>
          <table:table-cell office:value-type="float" office:value="5.43" calcext:value-type="float">
            <text:p>5,43</text:p>
          </table:table-cell>
          <table:table-cell office:value-type="float" office:value="5.85" calcext:value-type="float">
            <text:p>5,85</text:p>
          </table:table-cell>
          <table:table-cell office:value-type="float" office:value="5.93" calcext:value-type="float">
            <text:p>5,93</text:p>
          </table:table-cell>
          <table:table-cell office:value-type="float" office:value="6.12" calcext:value-type="float">
            <text:p>6,12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2.67" calcext:value-type="float">
            <text:p>42,67</text:p>
          </table:table-cell>
          <table:table-cell office:value-type="float" office:value="71.81" calcext:value-type="float">
            <text:p>71,81</text:p>
          </table:table-cell>
          <table:table-cell office:value-type="float" office:value="80.86" calcext:value-type="float">
            <text:p>80,86</text:p>
          </table:table-cell>
          <table:table-cell office:value-type="float" office:value="85.26" calcext:value-type="float">
            <text:p>85,26</text:p>
          </table:table-cell>
          <table:table-cell office:value-type="float" office:value="89.15" calcext:value-type="float">
            <text:p>89,15</text:p>
          </table:table-cell>
          <table:table-cell office:value-type="float" office:value="90.25" calcext:value-type="float">
            <text:p>90,25</text:p>
          </table:table-cell>
          <table:table-cell office:value-type="float" office:value="91.53" calcext:value-type="float">
            <text:p>91,53</text:p>
          </table:table-cell>
          <table:table-cell office:value-type="float" office:value="92.35" calcext:value-type="float">
            <text:p>92,35</text:p>
          </table:table-cell>
          <table:table-cell office:value-type="float" office:value="93.22" calcext:value-type="float">
            <text:p>93,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87" calcext:value-type="float">
            <text:p>1,87</text:p>
          </table:table-cell>
          <table:table-cell office:value-type="float" office:value="6.3" calcext:value-type="float">
            <text:p>6,3</text:p>
          </table:table-cell>
          <table:table-cell office:value-type="float" office:value="10.6" calcext:value-type="float">
            <text:p>10,6</text:p>
          </table:table-cell>
          <table:table-cell office:value-type="float" office:value="14.9" calcext:value-type="float">
            <text:p>14,9</text:p>
          </table:table-cell>
          <table:table-cell office:value-type="float" office:value="19.5" calcext:value-type="float">
            <text:p>19,5</text:p>
          </table:table-cell>
          <table:table-cell office:value-type="float" office:value="23.7" calcext:value-type="float">
            <text:p>23,7</text:p>
          </table:table-cell>
          <table:table-cell office:value-type="float" office:value="28" calcext:value-type="float">
            <text:p>28</text:p>
          </table:table-cell>
          <table:table-cell office:value-type="float" office:value="32.4" calcext:value-type="float">
            <text:p>32,4</text:p>
          </table:table-cell>
          <table:table-cell office:value-type="float" office:value="36.8" calcext:value-type="float">
            <text:p>36,8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 table:number-rows-repeated="90">
          <table:table-cell table:number-columns-repeated="12"/>
        </table:table-row>
        <table:table-row table:style-name="ro1">
          <table:table-cell office:value-type="string" calcext:value-type="string">
            <text:p>Throughput (part mesh N:N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7"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9.59" calcext:value-type="float">
            <text:p>9,59</text:p>
          </table:table-cell>
          <table:table-cell table:style-name="ce1" office:value-type="float" office:value="9.91" calcext:value-type="float">
            <text:p>9,91</text:p>
          </table:table-cell>
          <table:table-cell table:style-name="ce1" office:value-type="float" office:value="9.47" calcext:value-type="float">
            <text:p>9,47</text:p>
          </table:table-cell>
          <table:table-cell table:style-name="ce1" office:value-type="float" office:value="9.88" calcext:value-type="float">
            <text:p>9,88</text:p>
          </table:table-cell>
          <table:table-cell table:style-name="ce1" office:value-type="float" office:value="9.76" calcext:value-type="float">
            <text:p>9,76</text:p>
          </table:table-cell>
          <table:table-cell table:style-name="ce1" office:value-type="float" office:value="9.66" calcext:value-type="float">
            <text:p>9,66</text:p>
          </table:table-cell>
          <table:table-cell table:style-name="ce1" office:value-type="float" office:value="9.89" calcext:value-type="float">
            <text:p>9,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4.06" calcext:value-type="float">
            <text:p>4,06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5.28" calcext:value-type="float">
            <text:p>5,28</text:p>
          </table:table-cell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2.36" calcext:value-type="float">
            <text:p>2,36</text:p>
          </table:table-cell>
          <table:table-cell table:style-name="ce1" office:value-type="float" office:value="3.44" calcext:value-type="float">
            <text:p>3,44</text:p>
          </table:table-cell>
          <table:table-cell table:style-name="ce1" office:value-type="float" office:value="1.11" calcext:value-type="float">
            <text:p>1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part mesh N:N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68" calcext:value-type="float">
            <text:p>9,68</text:p>
          </table:table-cell>
          <table:table-cell office:value-type="float" office:value="10.54" calcext:value-type="float">
            <text:p>10,54</text:p>
          </table:table-cell>
          <table:table-cell office:value-type="float" office:value="10.45" calcext:value-type="float">
            <text:p>10,45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.2" calcext:value-type="float">
            <text:p>3,2</text:p>
          </table:table-cell>
          <table:table-cell office:value-type="float" office:value="47.31" calcext:value-type="float">
            <text:p>47,31</text:p>
          </table:table-cell>
          <table:table-cell office:value-type="float" office:value="65.16" calcext:value-type="float">
            <text:p>65,16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2" calcext:value-type="float">
            <text:p>1,2</text:p>
          </table:table-cell>
          <table:table-cell office:value-type="float" office:value="38" calcext:value-type="float">
            <text:p>38</text:p>
          </table:table-cell>
          <table:table-cell office:value-type="float" office:value="78.5" calcext:value-type="float">
            <text:p>78,5</text:p>
          </table:table-cell>
          <table:table-cell office:value-type="float" office:value="160" calcext:value-type="float">
            <text:p>160</text:p>
          </table:table-cell>
          <table:table-cell office:value-type="float" office:value="200.8" calcext:value-type="float">
            <text:p>200,8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361.5" calcext:value-type="float">
            <text:p>361,5</text:p>
          </table:table-cell>
          <table:table-cell office:value-type="float" office:value="401.7" calcext:value-type="float">
            <text:p>401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95" calcext:value-type="float">
            <text:p>9,95</text:p>
          </table:table-cell>
          <table:table-cell table:number-columns-repeated="5" office:value-type="float" office:value="10.83" calcext:value-type="float">
            <text:p>10,83</text:p>
          </table:table-cell>
          <table:table-cell office:value-type="float" office:value="0.88" calcext:value-type="float">
            <text:p>0,88</text:p>
          </table:table-cell>
          <table:table-cell table:number-columns-repeated="3"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51" calcext:value-type="float">
            <text:p>0,51</text:p>
          </table:table-cell>
          <table:table-cell office:value-type="float" office:value="45.87" calcext:value-type="float">
            <text:p>45,87</text:p>
          </table:table-cell>
          <table:table-cell office:value-type="float" office:value="63.9" calcext:value-type="float">
            <text:p>63,9</text:p>
          </table:table-cell>
          <table:table-cell office:value-type="float" office:value="72.93" calcext:value-type="float">
            <text:p>72,93</text:p>
          </table:table-cell>
          <table:table-cell office:value-type="float" office:value="78.34" calcext:value-type="float">
            <text:p>78,34</text:p>
          </table:table-cell>
          <table:table-cell office:value-type="float" office:value="81.96" calcext:value-type="float">
            <text:p>81,96</text:p>
          </table:table-cell>
          <table:table-cell office:value-type="float" office:value="98.74" calcext:value-type="float">
            <text:p>98,74</text:p>
          </table:table-cell>
          <table:table-cell table:number-columns-repeated="3" office:value-type="float" office:value="99.98" calcext:value-type="float">
            <text:p>99,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" calcext:value-type="float">
            <text:p>0,1</text:p>
          </table:table-cell>
          <table:table-cell office:value-type="float" office:value="20.9" calcext:value-type="float">
            <text:p>20,9</text:p>
          </table:table-cell>
          <table:table-cell office:value-type="float" office:value="43.7" calcext:value-type="float">
            <text:p>43,7</text:p>
          </table:table-cell>
          <table:table-cell office:value-type="float" office:value="66.5" calcext:value-type="float">
            <text:p>66,5</text:p>
          </table:table-cell>
          <table:table-cell office:value-type="float" office:value="89.3" calcext:value-type="float">
            <text:p>89,3</text:p>
          </table:table-cell>
          <table:table-cell office:value-type="float" office:value="112" calcext:value-type="float">
            <text:p>112</text:p>
          </table:table-cell>
          <table:table-cell office:value-type="float" office:value="157.6" calcext:value-type="float">
            <text:p>157,6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27.9" calcext:value-type="float">
            <text:p>227,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99" calcext:value-type="float">
            <text:p>9,99</text:p>
          </table:table-cell>
          <table:table-cell table:number-columns-repeated="2" office:value-type="float" office:value="10.92" calcext:value-type="float">
            <text:p>10,92</text:p>
          </table:table-cell>
          <table:table-cell office:value-type="float" office:value="10.94" calcext:value-type="float">
            <text:p>10,94</text:p>
          </table:table-cell>
          <table:table-cell office:value-type="float" office:value="10.97" calcext:value-type="float">
            <text:p>10,97</text:p>
          </table:table-cell>
          <table:table-cell office:value-type="float" office:value="10.73" calcext:value-type="float">
            <text:p>10,73</text:p>
          </table:table-cell>
          <table:table-cell table:number-columns-repeated="2" office:value-type="float" office:value="10.96" calcext:value-type="float">
            <text:p>10,96</text:p>
          </table:table-cell>
          <table:table-cell office:value-type="float" office:value="10.97" calcext:value-type="float">
            <text:p>10,97</text:p>
          </table:table-cell>
          <table:table-cell office:value-type="float" office:value="10.86" calcext:value-type="float">
            <text:p>10,8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7" calcext:value-type="float">
            <text:p>0,07</text:p>
          </table:table-cell>
          <table:table-cell office:value-type="float" office:value="45.4" calcext:value-type="float">
            <text:p>45,4</text:p>
          </table:table-cell>
          <table:table-cell office:value-type="float" office:value="63.6" calcext:value-type="float">
            <text:p>63,6</text:p>
          </table:table-cell>
          <table:table-cell office:value-type="float" office:value="72.65" calcext:value-type="float">
            <text:p>72,65</text:p>
          </table:table-cell>
          <table:table-cell office:value-type="float" office:value="78.07" calcext:value-type="float">
            <text:p>78,07</text:p>
          </table:table-cell>
          <table:table-cell office:value-type="float" office:value="82.11" calcext:value-type="float">
            <text:p>82,11</text:p>
          </table:table-cell>
          <table:table-cell office:value-type="float" office:value="84.34" calcext:value-type="float">
            <text:p>84,34</text:p>
          </table:table-cell>
          <table:table-cell office:value-type="float" office:value="86.3" calcext:value-type="float">
            <text:p>86,3</text:p>
          </table:table-cell>
          <table:table-cell office:value-type="float" office:value="87.81" calcext:value-type="float">
            <text:p>87,81</text:p>
          </table:table-cell>
          <table:table-cell office:value-type="float" office:value="89.14" calcext:value-type="float">
            <text:p>89,1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7" calcext:value-type="float">
            <text:p>0,007</text:p>
          </table:table-cell>
          <table:table-cell office:value-type="float" office:value="11" calcext:value-type="float">
            <text:p>11</text:p>
          </table:table-cell>
          <table:table-cell office:value-type="float" office:value="23.3" calcext:value-type="float">
            <text:p>23,3</text:p>
          </table:table-cell>
          <table:table-cell office:value-type="float" office:value="35.5" calcext:value-type="float">
            <text:p>35,5</text:p>
          </table:table-cell>
          <table:table-cell office:value-type="float" office:value="47.7" calcext:value-type="float">
            <text:p>47,7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4.4" calcext:value-type="float">
            <text:p>84,4</text:p>
          </table:table-cell>
          <table:table-cell office:value-type="float" office:value="96.6" calcext:value-type="float">
            <text:p>96,6</text:p>
          </table:table-cell>
          <table:table-cell office:value-type="float" office:value="108.9" calcext:value-type="float">
            <text:p>108,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10.95" calcext:value-type="float">
            <text:p>10,95</text:p>
          </table:table-cell>
          <table:table-cell office:value-type="float" office:value="11.02" calcext:value-type="float">
            <text:p>11,02</text:p>
          </table:table-cell>
          <table:table-cell office:value-type="float" office:value="10.97" calcext:value-type="float">
            <text:p>10,97</text:p>
          </table:table-cell>
          <table:table-cell office:value-type="float" office:value="10.95" calcext:value-type="float">
            <text:p>10,95</text:p>
          </table:table-cell>
          <table:table-cell office:value-type="float" office:value="11.04" calcext:value-type="float">
            <text:p>11,04</text:p>
          </table:table-cell>
          <table:table-cell office:value-type="float" office:value="10.7" calcext:value-type="float">
            <text:p>10,7</text:p>
          </table:table-cell>
          <table:table-cell office:value-type="float" office:value="11.02" calcext:value-type="float">
            <text:p>11,02</text:p>
          </table:table-cell>
          <table:table-cell office:value-type="float" office:value="11" calcext:value-type="float">
            <text:p>11</text:p>
          </table:table-cell>
          <table:table-cell office:value-type="float" office:value="11.04" calcext:value-type="float">
            <text:p>11,0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45.23" calcext:value-type="float">
            <text:p>45,23</text:p>
          </table:table-cell>
          <table:table-cell office:value-type="float" office:value="63.26" calcext:value-type="float">
            <text:p>63,26</text:p>
          </table:table-cell>
          <table:table-cell office:value-type="float" office:value="72.58" calcext:value-type="float">
            <text:p>72,58</text:p>
          </table:table-cell>
          <table:table-cell office:value-type="float" office:value="78.1" calcext:value-type="float">
            <text:p>78,1</text:p>
          </table:table-cell>
          <table:table-cell office:value-type="float" office:value="81.6" calcext:value-type="float">
            <text:p>81,6</text:p>
          </table:table-cell>
          <table:table-cell office:value-type="float" office:value="84.72" calcext:value-type="float">
            <text:p>84,72</text:p>
          </table:table-cell>
          <table:table-cell office:value-type="float" office:value="86.22" calcext:value-type="float">
            <text:p>86,22</text:p>
          </table:table-cell>
          <table:table-cell office:value-type="float" office:value="87.78" calcext:value-type="float">
            <text:p>87,78</text:p>
          </table:table-cell>
          <table:table-cell office:value-type="float" office:value="88.96" calcext:value-type="float">
            <text:p>88,96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09" calcext:value-type="float">
            <text:p>0,0009</text:p>
          </table:table-cell>
          <table:table-cell office:value-type="float" office:value="5.7" calcext:value-type="float">
            <text:p>5,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.7" calcext:value-type="float">
            <text:p>24,7</text:p>
          </table:table-cell>
          <table:table-cell office:value-type="float" office:value="31" calcext:value-type="float">
            <text:p>31</text:p>
          </table:table-cell>
          <table:table-cell office:value-type="float" office:value="37.6" calcext:value-type="float">
            <text:p>37,6</text:p>
          </table:table-cell>
          <table:table-cell office:value-type="float" office:value="43.7" calcext:value-type="float">
            <text:p>43,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98" calcext:value-type="float">
            <text:p>9,98</text:p>
          </table:table-cell>
          <table:table-cell office:value-type="float" office:value="11.07" calcext:value-type="float">
            <text:p>11,07</text:p>
          </table:table-cell>
          <table:table-cell office:value-type="float" office:value="11.08" calcext:value-type="float">
            <text:p>11,08</text:p>
          </table:table-cell>
          <table:table-cell office:value-type="float" office:value="10.87" calcext:value-type="float">
            <text:p>10,87</text:p>
          </table:table-cell>
          <table:table-cell office:value-type="float" office:value="11.06" calcext:value-type="float">
            <text:p>11,06</text:p>
          </table:table-cell>
          <table:table-cell office:value-type="float" office:value="11.07" calcext:value-type="float">
            <text:p>11,07</text:p>
          </table:table-cell>
          <table:table-cell office:value-type="float" office:value="10.31" calcext:value-type="float">
            <text:p>10,31</text:p>
          </table:table-cell>
          <table:table-cell table:number-columns-repeated="3" office:value-type="float" office:value="11.08" calcext:value-type="float">
            <text:p>11,0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16" calcext:value-type="float">
            <text:p>0,16</text:p>
          </table:table-cell>
          <table:table-cell office:value-type="float" office:value="44.67" calcext:value-type="float">
            <text:p>44,67</text:p>
          </table:table-cell>
          <table:table-cell office:value-type="float" office:value="63.07" calcext:value-type="float">
            <text:p>63,07</text:p>
          </table:table-cell>
          <table:table-cell office:value-type="float" office:value="72.82" calcext:value-type="float">
            <text:p>72,82</text:p>
          </table:table-cell>
          <table:table-cell office:value-type="float" office:value="77.88" calcext:value-type="float">
            <text:p>77,88</text:p>
          </table:table-cell>
          <table:table-cell office:value-type="float" office:value="81.56" calcext:value-type="float">
            <text:p>81,56</text:p>
          </table:table-cell>
          <table:table-cell office:value-type="float" office:value="85.27" calcext:value-type="float">
            <text:p>85,27</text:p>
          </table:table-cell>
          <table:table-cell office:value-type="float" office:value="86.15" calcext:value-type="float">
            <text:p>86,15</text:p>
          </table:table-cell>
          <table:table-cell office:value-type="float" office:value="87.69" calcext:value-type="float">
            <text:p>87,69</text:p>
          </table:table-cell>
          <table:table-cell office:value-type="float" office:value="88.92" calcext:value-type="float">
            <text:p>88,9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5" calcext:value-type="float">
            <text:p>0,005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office:value-type="float" office:value="12.5" calcext:value-type="float">
            <text:p>12,5</text:p>
          </table:table-cell>
          <table:table-cell office:value-type="float" office:value="15.8" calcext:value-type="float">
            <text:p>15,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.5" calcext:value-type="float">
            <text:p>25,5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9.75" calcext:value-type="float">
            <text:p>9,75</text:p>
          </table:table-cell>
          <table:table-cell office:value-type="float" office:value="10.73" calcext:value-type="float">
            <text:p>10,73</text:p>
          </table:table-cell>
          <table:table-cell office:value-type="float" office:value="11.09" calcext:value-type="float">
            <text:p>11,09</text:p>
          </table:table-cell>
          <table:table-cell office:value-type="float" office:value="10.89" calcext:value-type="float">
            <text:p>10,89</text:p>
          </table:table-cell>
          <table:table-cell office:value-type="float" office:value="11.05" calcext:value-type="float">
            <text:p>11,05</text:p>
          </table:table-cell>
          <table:table-cell office:value-type="float" office:value="11.06" calcext:value-type="float">
            <text:p>11,06</text:p>
          </table:table-cell>
          <table:table-cell table:number-columns-repeated="2" office:value-type="float" office:value="11.09" calcext:value-type="float">
            <text:p>11,09</text:p>
          </table:table-cell>
          <table:table-cell office:value-type="float" office:value="11.07" calcext:value-type="float">
            <text:p>11,07</text:p>
          </table:table-cell>
          <table:table-cell office:value-type="float" office:value="11.09" calcext:value-type="float">
            <text:p>11,0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48" calcext:value-type="float">
            <text:p>2,48</text:p>
          </table:table-cell>
          <table:table-cell office:value-type="float" office:value="46.33" calcext:value-type="float">
            <text:p>46,33</text:p>
          </table:table-cell>
          <table:table-cell office:value-type="float" office:value="63.04" calcext:value-type="float">
            <text:p>63,04</text:p>
          </table:table-cell>
          <table:table-cell office:value-type="float" office:value="72.78" calcext:value-type="float">
            <text:p>72,78</text:p>
          </table:table-cell>
          <table:table-cell office:value-type="float" office:value="77.89" calcext:value-type="float">
            <text:p>77,89</text:p>
          </table:table-cell>
          <table:table-cell office:value-type="float" office:value="81.56" calcext:value-type="float">
            <text:p>81,56</text:p>
          </table:table-cell>
          <table:table-cell office:value-type="float" office:value="84.15" calcext:value-type="float">
            <text:p>84,15</text:p>
          </table:table-cell>
          <table:table-cell office:value-type="float" office:value="86.13" calcext:value-type="float">
            <text:p>86,13</text:p>
          </table:table-cell>
          <table:table-cell office:value-type="float" office:value="87.7" calcext:value-type="float">
            <text:p>87,7</text:p>
          </table:table-cell>
          <table:table-cell office:value-type="float" office:value="88.91" calcext:value-type="float">
            <text:p>88,9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,3</text:p>
          </table:table-cell>
          <table:table-cell office:value-type="float" office:value="8.5" calcext:value-type="float">
            <text:p>8,5</text:p>
          </table:table-cell>
          <table:table-cell office:value-type="float" office:value="10.7" calcext:value-type="float">
            <text:p>10,7</text:p>
          </table:table-cell>
          <table:table-cell office:value-type="float" office:value="12.9" calcext:value-type="float">
            <text:p>12,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 table:number-rows-repeated="66">
          <table:table-cell table:number-columns-repeated="12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Latency</text:p>
          </table:table-cell>
          <table:table-cell table:style-name="ce5"/>
          <table:table-cell office:value-type="string" calcext:value-type="string">
            <text:p>Jit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Size, bytes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.48" calcext:value-type="float">
            <text:p>2,48</text:p>
          </table:table-cell>
          <table:table-cell office:value-type="float" office:value="4.52" calcext:value-type="float">
            <text:p>4,5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88" calcext:value-type="float">
            <text:p>2,88</text:p>
          </table:table-cell>
          <table:table-cell office:value-type="float" office:value="6.41" calcext:value-type="float">
            <text:p>6,4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1" calcext:value-type="float">
            <text:p>0,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.03" calcext:value-type="float">
            <text:p>2,03</text:p>
          </table:table-cell>
          <table:table-cell office:value-type="float" office:value="2.97" calcext:value-type="float">
            <text:p>2,9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3.41" calcext:value-type="float">
            <text:p>3,41</text:p>
          </table:table-cell>
          <table:table-cell office:value-type="float" office:value="93.63" calcext:value-type="float">
            <text:p>93,6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1" calcext:value-type="float">
            <text:p>0,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07" calcext:value-type="float">
            <text:p>2,07</text:p>
          </table:table-cell>
          <table:table-cell office:value-type="float" office:value="3.03" calcext:value-type="float">
            <text:p>3,0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1.99" calcext:value-type="float">
            <text:p>1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1.99" calcext:value-type="float">
            <text:p>1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</table:table>
      <table:table table:name="1 wrs - v6.1" table:style-name="ta1">
        <table:shapes>
          <draw:frame draw:z-index="0" draw:style-name="gr1" draw:text-style-name="P1" svg:width="15.999cm" svg:height="8.999cm" svg:x="2.158cm" svg:y="22.165cm">
            <draw:object draw:notify-on-update-of-ranges="'1 wrs - v6.1'.C6:'1 wrs - v6.1'.I6 '1 wrs - v6.1'.B7:'1 wrs - v6.1'.B7 '1 wrs - v6.1'.C7:'1 wrs - v6.1'.I7 '1 wrs - v6.1'.B8:'1 wrs - v6.1'.B8 '1 wrs - v6.1'.C8:'1 wrs - v6.1'.I8 '1 wrs - v6.1'.B9:'1 wrs - v6.1'.B9 '1 wrs - v6.1'.C9:'1 wrs - v6.1'.I9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15.999cm" svg:height="8.999cm" svg:x="18.858cm" svg:y="22.177cm">
            <draw:object draw:notify-on-update-of-ranges="'1 wrs - v6.1'.C14:'1 wrs - v6.1'.L14 '1 wrs - v6.1'.B15:'1 wrs - v6.1'.B15 '1 wrs - v6.1'.C15:'1 wrs - v6.1'.L15 '1 wrs - v6.1'.B16:'1 wrs - v6.1'.B16 '1 wrs - v6.1'.C16:'1 wrs - v6.1'.L16 '1 wrs - v6.1'.B17:'1 wrs - v6.1'.B17 '1 wrs - v6.1'.C17:'1 wrs - v6.1'.L17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" draw:style-name="gr1" draw:text-style-name="P1" svg:width="15.999cm" svg:height="8.999cm" svg:x="2.058cm" svg:y="31.787cm">
            <draw:object draw:notify-on-update-of-ranges="'1 wrs - v6.1'.C20:'1 wrs - v6.1'.L20 '1 wrs - v6.1'.B21:'1 wrs - v6.1'.B21 '1 wrs - v6.1'.C21:'1 wrs - v6.1'.L21 '1 wrs - v6.1'.B22:'1 wrs - v6.1'.B22 '1 wrs - v6.1'.C22:'1 wrs - v6.1'.L22 '1 wrs - v6.1'.B23:'1 wrs - v6.1'.B23 '1 wrs - v6.1'.C23:'1 wrs - v6.1'.L23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" draw:style-name="gr1" draw:text-style-name="P1" svg:width="15.999cm" svg:height="8.999cm" svg:x="19.401cm" svg:y="31.683cm">
            <draw:object draw:notify-on-update-of-ranges="'1 wrs - v6.1'.C26:'1 wrs - v6.1'.L26 '1 wrs - v6.1'.B27:'1 wrs - v6.1'.B27 '1 wrs - v6.1'.C27:'1 wrs - v6.1'.L27 '1 wrs - v6.1'.B28:'1 wrs - v6.1'.B28 '1 wrs - v6.1'.C28:'1 wrs - v6.1'.L28 '1 wrs - v6.1'.B29:'1 wrs - v6.1'.B29 '1 wrs - v6.1'.C29:'1 wrs - v6.1'.L29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4" draw:style-name="gr1" draw:text-style-name="P1" svg:width="15.999cm" svg:height="8.999cm" svg:x="2.138cm" svg:y="41.644cm">
            <draw:object draw:notify-on-update-of-ranges="'1 wrs - v6.1'.C32:'1 wrs - v6.1'.L32 '1 wrs - v6.1'.B33:'1 wrs - v6.1'.B33 '1 wrs - v6.1'.C33:'1 wrs - v6.1'.L33 '1 wrs - v6.1'.B34:'1 wrs - v6.1'.B34 '1 wrs - v6.1'.C34:'1 wrs - v6.1'.L34 '1 wrs - v6.1'.B35:'1 wrs - v6.1'.B35 '1 wrs - v6.1'.C35:'1 wrs - v6.1'.L35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5" draw:style-name="gr1" draw:text-style-name="P1" svg:width="15.999cm" svg:height="8.999cm" svg:x="19.264cm" svg:y="41.645cm">
            <draw:object draw:notify-on-update-of-ranges="'1 wrs - v6.1'.C38:'1 wrs - v6.1'.L38 '1 wrs - v6.1'.B39:'1 wrs - v6.1'.B39 '1 wrs - v6.1'.C39:'1 wrs - v6.1'.L39 '1 wrs - v6.1'.B40:'1 wrs - v6.1'.B40 '1 wrs - v6.1'.C40:'1 wrs - v6.1'.L40 '1 wrs - v6.1'.B41:'1 wrs - v6.1'.B41 '1 wrs - v6.1'.C41:'1 wrs - v6.1'.L4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6" draw:style-name="gr1" draw:text-style-name="P1" svg:width="15.999cm" svg:height="8.999cm" svg:x="1.89cm" svg:y="51.578cm">
            <draw:object draw:notify-on-update-of-ranges="'1 wrs - v6.1'.C44:'1 wrs - v6.1'.L44 '1 wrs - v6.1'.B45:'1 wrs - v6.1'.B45 '1 wrs - v6.1'.C45:'1 wrs - v6.1'.L45 '1 wrs - v6.1'.B46:'1 wrs - v6.1'.B46 '1 wrs - v6.1'.C46:'1 wrs - v6.1'.L46 '1 wrs - v6.1'.B47:'1 wrs - v6.1'.B47 '1 wrs - v6.1'.C47:'1 wrs - v6.1'.L47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7" draw:style-name="gr1" draw:text-style-name="P1" svg:width="15.999cm" svg:height="8.999cm" svg:x="0.458cm" svg:y="82.205cm">
            <draw:object draw:notify-on-update-of-ranges="'1 wrs - v6.1'.C139:'1 wrs - v6.1'.I139 '1 wrs - v6.1'.B140:'1 wrs - v6.1'.B140 '1 wrs - v6.1'.C140:'1 wrs - v6.1'.I140 '1 wrs - v6.1'.B141:'1 wrs - v6.1'.B141 '1 wrs - v6.1'.C141:'1 wrs - v6.1'.I141 '1 wrs - v6.1'.B142:'1 wrs - v6.1'.B142 '1 wrs - v6.1'.C142:'1 wrs - v6.1'.I142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8" draw:style-name="gr1" draw:text-style-name="P1" svg:width="15.999cm" svg:height="8.999cm" svg:x="16.813cm" svg:y="82.257cm">
            <draw:object draw:notify-on-update-of-ranges="'1 wrs - v6.1'.C147:'1 wrs - v6.1'.L147 '1 wrs - v6.1'.B148:'1 wrs - v6.1'.B148 '1 wrs - v6.1'.C148:'1 wrs - v6.1'.L148 '1 wrs - v6.1'.B149:'1 wrs - v6.1'.B149 '1 wrs - v6.1'.C149:'1 wrs - v6.1'.L149 '1 wrs - v6.1'.B150:'1 wrs - v6.1'.B150 '1 wrs - v6.1'.C150:'1 wrs - v6.1'.L150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9" draw:style-name="gr1" draw:text-style-name="P1" svg:width="15.999cm" svg:height="8.999cm" svg:x="0.513cm" svg:y="91.526cm">
            <draw:object draw:notify-on-update-of-ranges="'1 wrs - v6.1'.C153:'1 wrs - v6.1'.L153 '1 wrs - v6.1'.B154:'1 wrs - v6.1'.B154 '1 wrs - v6.1'.C154:'1 wrs - v6.1'.L154 '1 wrs - v6.1'.B155:'1 wrs - v6.1'.B155 '1 wrs - v6.1'.C155:'1 wrs - v6.1'.L155 '1 wrs - v6.1'.B156:'1 wrs - v6.1'.B156 '1 wrs - v6.1'.C156:'1 wrs - v6.1'.L156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0" draw:style-name="gr1" draw:text-style-name="P1" svg:width="15.999cm" svg:height="8.999cm" svg:x="16.897cm" svg:y="91.713cm">
            <draw:object draw:notify-on-update-of-ranges="'1 wrs - v6.1'.C159:'1 wrs - v6.1'.L159 '1 wrs - v6.1'.B160:'1 wrs - v6.1'.B160 '1 wrs - v6.1'.C160:'1 wrs - v6.1'.L160 '1 wrs - v6.1'.B161:'1 wrs - v6.1'.B161 '1 wrs - v6.1'.C161:'1 wrs - v6.1'.L161 '1 wrs - v6.1'.B162:'1 wrs - v6.1'.B162 '1 wrs - v6.1'.C162:'1 wrs - v6.1'.L162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11" draw:style-name="gr1" draw:text-style-name="P1" svg:width="15.999cm" svg:height="8.999cm" svg:x="0.376cm" svg:y="101.037cm">
            <draw:object draw:notify-on-update-of-ranges="'1 wrs - v6.1'.C165:'1 wrs - v6.1'.L165 '1 wrs - v6.1'.B166:'1 wrs - v6.1'.B166 '1 wrs - v6.1'.C166:'1 wrs - v6.1'.L166 '1 wrs - v6.1'.B167:'1 wrs - v6.1'.B167 '1 wrs - v6.1'.C167:'1 wrs - v6.1'.L167 '1 wrs - v6.1'.B168:'1 wrs - v6.1'.B168 '1 wrs - v6.1'.C168:'1 wrs - v6.1'.L168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12" draw:style-name="gr1" draw:text-style-name="P1" svg:width="15.999cm" svg:height="8.999cm" svg:x="17.006cm" svg:y="101.17cm">
            <draw:object draw:notify-on-update-of-ranges="'1 wrs - v6.1'.C171:'1 wrs - v6.1'.L171 '1 wrs - v6.1'.B172:'1 wrs - v6.1'.B172 '1 wrs - v6.1'.C172:'1 wrs - v6.1'.L172 '1 wrs - v6.1'.B173:'1 wrs - v6.1'.B173 '1 wrs - v6.1'.C173:'1 wrs - v6.1'.L173 '1 wrs - v6.1'.B174:'1 wrs - v6.1'.B174 '1 wrs - v6.1'.C174:'1 wrs - v6.1'.L174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13" draw:style-name="gr1" draw:text-style-name="P1" svg:width="15.999cm" svg:height="8.999cm" svg:x="0.733cm" svg:y="110.652cm">
            <draw:object draw:notify-on-update-of-ranges="'1 wrs - v6.1'.C177:'1 wrs - v6.1'.L177 '1 wrs - v6.1'.B178:'1 wrs - v6.1'.B178 '1 wrs - v6.1'.C178:'1 wrs - v6.1'.L178 '1 wrs - v6.1'.B179:'1 wrs - v6.1'.B179 '1 wrs - v6.1'.C179:'1 wrs - v6.1'.L179 '1 wrs - v6.1'.B180:'1 wrs - v6.1'.B180 '1 wrs - v6.1'.C180:'1 wrs - v6.1'.L180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14" draw:style-name="gr1" draw:text-style-name="P1" svg:width="15.999cm" svg:height="8.999cm" svg:x="0cm" svg:y="140.933cm">
            <draw:object draw:notify-on-update-of-ranges="'1 wrs - v6.1'.C269:'1 wrs - v6.1'.I269 '1 wrs - v6.1'.B270:'1 wrs - v6.1'.B270 '1 wrs - v6.1'.C270:'1 wrs - v6.1'.I270 '1 wrs - v6.1'.B271:'1 wrs - v6.1'.B271 '1 wrs - v6.1'.C271:'1 wrs - v6.1'.I271 '1 wrs - v6.1'.B272:'1 wrs - v6.1'.B272 '1 wrs - v6.1'.C272:'1 wrs - v6.1'.I272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15" draw:style-name="gr1" draw:text-style-name="P1" svg:width="15.999cm" svg:height="8.999cm" svg:x="16.813cm" svg:y="140.881cm">
            <draw:object draw:notify-on-update-of-ranges="'1 wrs - v6.1'.C277:'1 wrs - v6.1'.L277 '1 wrs - v6.1'.B278:'1 wrs - v6.1'.B278 '1 wrs - v6.1'.C278:'1 wrs - v6.1'.L278 '1 wrs - v6.1'.B279:'1 wrs - v6.1'.B279 '1 wrs - v6.1'.C279:'1 wrs - v6.1'.L279 '1 wrs - v6.1'.B280:'1 wrs - v6.1'.B280 '1 wrs - v6.1'.C280:'1 wrs - v6.1'.L280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6" draw:style-name="gr1" draw:text-style-name="P1" svg:width="15.999cm" svg:height="8.999cm" svg:x="0.431cm" svg:y="150.417cm">
            <draw:object draw:notify-on-update-of-ranges="'1 wrs - v6.1'.C283:'1 wrs - v6.1'.L283 '1 wrs - v6.1'.B284:'1 wrs - v6.1'.B284 '1 wrs - v6.1'.C284:'1 wrs - v6.1'.L284 '1 wrs - v6.1'.B285:'1 wrs - v6.1'.B285 '1 wrs - v6.1'.C285:'1 wrs - v6.1'.L285 '1 wrs - v6.1'.B286:'1 wrs - v6.1'.B286 '1 wrs - v6.1'.C286:'1 wrs - v6.1'.L286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17" draw:style-name="gr1" draw:text-style-name="P1" svg:width="15.999cm" svg:height="8.999cm" svg:x="17.033cm" svg:y="150.334cm">
            <draw:object draw:notify-on-update-of-ranges="'1 wrs - v6.1'.C289:'1 wrs - v6.1'.L289 '1 wrs - v6.1'.B290:'1 wrs - v6.1'.B290 '1 wrs - v6.1'.C290:'1 wrs - v6.1'.L290 '1 wrs - v6.1'.B291:'1 wrs - v6.1'.B291 '1 wrs - v6.1'.C291:'1 wrs - v6.1'.L291 '1 wrs - v6.1'.B292:'1 wrs - v6.1'.B292 '1 wrs - v6.1'.C292:'1 wrs - v6.1'.L292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8" draw:style-name="gr1" draw:text-style-name="P1" svg:width="15.999cm" svg:height="8.999cm" svg:x="0cm" svg:y="160.084cm">
            <draw:object draw:notify-on-update-of-ranges="'1 wrs - v6.1'.C295:'1 wrs - v6.1'.L295 '1 wrs - v6.1'.B296:'1 wrs - v6.1'.B296 '1 wrs - v6.1'.C296:'1 wrs - v6.1'.L296 '1 wrs - v6.1'.B297:'1 wrs - v6.1'.B297 '1 wrs - v6.1'.C297:'1 wrs - v6.1'.L297 '1 wrs - v6.1'.B298:'1 wrs - v6.1'.B298 '1 wrs - v6.1'.C298:'1 wrs - v6.1'.L298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19" draw:style-name="gr1" draw:text-style-name="P1" svg:width="15.999cm" svg:height="8.999cm" svg:x="17.035cm" svg:y="160.138cm">
            <draw:object draw:notify-on-update-of-ranges="'1 wrs - v6.1'.C301:'1 wrs - v6.1'.L301 '1 wrs - v6.1'.B302:'1 wrs - v6.1'.B302 '1 wrs - v6.1'.C302:'1 wrs - v6.1'.L302 '1 wrs - v6.1'.B303:'1 wrs - v6.1'.B303 '1 wrs - v6.1'.C303:'1 wrs - v6.1'.L303 '1 wrs - v6.1'.B304:'1 wrs - v6.1'.B304 '1 wrs - v6.1'.C304:'1 wrs - v6.1'.L304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20" draw:style-name="gr1" draw:text-style-name="P1" svg:width="15.999cm" svg:height="8.999cm" svg:x="0cm" svg:y="169.726cm">
            <draw:object draw:notify-on-update-of-ranges="'1 wrs - v6.1'.C307:'1 wrs - v6.1'.L307 '1 wrs - v6.1'.B308:'1 wrs - v6.1'.B308 '1 wrs - v6.1'.C308:'1 wrs - v6.1'.L308 '1 wrs - v6.1'.B309:'1 wrs - v6.1'.B309 '1 wrs - v6.1'.C309:'1 wrs - v6.1'.L309 '1 wrs - v6.1'.B310:'1 wrs - v6.1'.B310 '1 wrs - v6.1'.C310:'1 wrs - v6.1'.L310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21" draw:style-name="gr1" draw:text-style-name="P1" svg:width="15.999cm" svg:height="8.999cm" svg:x="0.129cm" svg:y="183.794cm">
            <draw:object draw:notify-on-update-of-ranges="'1 wrs - v6.1'.B399:'1 wrs - v6.1'.B399 '1 wrs - v6.1'.B400:'1 wrs - v6.1'.B406 '1 wrs - v6.1'.C399:'1 wrs - v6.1'.C399 '1 wrs - v6.1'.C400:'1 wrs - v6.1'.C406 '1 wrs - v6.1'.D399:'1 wrs - v6.1'.D399 '1 wrs - v6.1'.D400:'1 wrs - v6.1'.D406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22" draw:style-name="gr1" draw:text-style-name="P1" svg:width="15.999cm" svg:height="8.999cm" svg:x="16.347cm" svg:y="183.961cm">
            <draw:object draw:notify-on-update-of-ranges="'1 wrs - v6.1'.B399:'1 wrs - v6.1'.B399 '1 wrs - v6.1'.B400:'1 wrs - v6.1'.B406 '1 wrs - v6.1'.E399:'1 wrs - v6.1'.E399 '1 wrs - v6.1'.E400:'1 wrs - v6.1'.E406 '1 wrs - v6.1'.F399:'1 wrs - v6.1'.F399 '1 wrs - v6.1'.F400:'1 wrs - v6.1'.F406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23" draw:style-name="gr1" draw:text-style-name="P1" svg:width="15.999cm" svg:height="8.999cm" svg:x="1.763cm" svg:y="196.784cm">
            <draw:object draw:notify-on-update-of-ranges="'1 wrs - v6.1'.C431:'1 wrs - v6.1'.I431 '1 wrs - v6.1'.B432:'1 wrs - v6.1'.B432 '1 wrs - v6.1'.C432:'1 wrs - v6.1'.I432 '1 wrs - v6.1'.B433:'1 wrs - v6.1'.B433 '1 wrs - v6.1'.C433:'1 wrs - v6.1'.I433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 table:style-name="ce3" office:value-type="string" calcext:value-type="string">
            <text:p>fw: v6.1</text:p>
          </table:table-cell>
          <table:table-cell/>
          <table:table-cell office:value-type="string" calcext:value-type="string">
            <text:p>Valkyrie2889: v1.4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27" calcext:value-type="float">
            <text:p>0,027</text:p>
          </table:table-cell>
          <table:table-cell table:number-columns-repeated="3" table:style-name="ce1" office:value-type="float" office:value="0.018" calcext:value-type="float">
            <text:p>0,018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2" calcext:value-type="float">
            <text:p>0,0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3.47" calcext:value-type="float">
            <text:p>3,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6.99" calcext:value-type="float">
            <text:p>6,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17" calcext:value-type="float">
            <text:p>2,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number-columns-repeated="3"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full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7.56" calcext:value-type="float">
            <text:p>7,56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7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4.43" calcext:value-type="float">
            <text:p>24,43</text:p>
          </table:table-cell>
          <table:table-cell office:value-type="float" office:value="99.88" calcext:value-type="float">
            <text:p>99,88</text:p>
          </table:table-cell>
          <table:table-cell office:value-type="float" office:value="99.95" calcext:value-type="float">
            <text:p>99,95</text:p>
          </table:table-cell>
          <table:table-cell office:value-type="float" office:value="99.97" calcext:value-type="float">
            <text:p>99,97</text:p>
          </table:table-cell>
          <table:table-cell table:number-columns-repeated="2"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9.6" calcext:value-type="float">
            <text:p>19,6</text:p>
          </table:table-cell>
          <table:table-cell office:value-type="float" office:value="160.5" calcext:value-type="float">
            <text:p>160,5</text:p>
          </table:table-cell>
          <table:table-cell office:value-type="float" office:value="240" calcext:value-type="float">
            <text:p>240</text:p>
          </table:table-cell>
          <table:table-cell office:value-type="float" office:value="321" calcext:value-type="float">
            <text:p>321</text:p>
          </table:table-cell>
          <table:table-cell office:value-type="float" office:value="401.7" calcext:value-type="float">
            <text:p>401,7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.8" calcext:value-type="float">
            <text:p>642,8</text:p>
          </table:table-cell>
          <table:table-cell office:value-type="float" office:value="723" calcext:value-type="float">
            <text:p>723</text:p>
          </table:table-cell>
          <table:table-cell office:value-type="float" office:value="803.5" calcext:value-type="float">
            <text:p>803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7.76" calcext:value-type="float">
            <text:p>7,76</text:p>
          </table:table-cell>
          <table:table-cell office:value-type="float" office:value="12.05" calcext:value-type="float">
            <text:p>12,05</text:p>
          </table:table-cell>
          <table:table-cell office:value-type="float" office:value="16.46" calcext:value-type="float">
            <text:p>16,46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2.36" calcext:value-type="float">
            <text:p>22,36</text:p>
          </table:table-cell>
          <table:table-cell office:value-type="float" office:value="39.73" calcext:value-type="float">
            <text:p>39,73</text:p>
          </table:table-cell>
          <table:table-cell office:value-type="float" office:value="45.13" calcext:value-type="float">
            <text:p>45,13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5" calcext:value-type="float">
            <text:p>99,95</text:p>
          </table:table-cell>
          <table:table-cell table:number-columns-repeated="2"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1.7" calcext:value-type="float">
            <text:p>61,7</text:p>
          </table:table-cell>
          <table:table-cell office:value-type="float" office:value="182" calcext:value-type="float">
            <text:p>182</text:p>
          </table:table-cell>
          <table:table-cell office:value-type="float" office:value="227.9" calcext:value-type="float">
            <text:p>227,9</text:p>
          </table:table-cell>
          <table:table-cell office:value-type="float" office:value="273.5" calcext:value-type="float">
            <text:p>273,5</text:p>
          </table:table-cell>
          <table:table-cell office:value-type="float" office:value="319" calcext:value-type="float">
            <text:p>319</text:p>
          </table:table-cell>
          <table:table-cell office:value-type="float" office:value="364.7" calcext:value-type="float">
            <text:p>364,7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7.66" calcext:value-type="float">
            <text:p>7,66</text:p>
          </table:table-cell>
          <table:table-cell office:value-type="float" office:value="12.07" calcext:value-type="float">
            <text:p>12,07</text:p>
          </table:table-cell>
          <table:table-cell office:value-type="float" office:value="16.32" calcext:value-type="float">
            <text:p>16,32</text:p>
          </table:table-cell>
          <table:table-cell office:value-type="float" office:value="20.57" calcext:value-type="float">
            <text:p>20,57</text:p>
          </table:table-cell>
          <table:table-cell office:value-type="float" office:value="24.76" calcext:value-type="float">
            <text:p>24,76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3.42" calcext:value-type="float">
            <text:p>23,42</text:p>
          </table:table-cell>
          <table:table-cell office:value-type="float" office:value="39.66" calcext:value-type="float">
            <text:p>39,66</text:p>
          </table:table-cell>
          <table:table-cell office:value-type="float" office:value="45.61" calcext:value-type="float">
            <text:p>45,61</text:p>
          </table:table-cell>
          <table:table-cell office:value-type="float" office:value="48.57" calcext:value-type="float">
            <text:p>48,57</text:p>
          </table:table-cell>
          <table:table-cell office:value-type="float" office:value="50.49" calcext:value-type="float">
            <text:p>50,49</text:p>
          </table:table-cell>
          <table:table-cell office:value-type="float" office:value="99.16" calcext:value-type="float">
            <text:p>99,16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4" calcext:value-type="float">
            <text:p>99,94</text:p>
          </table:table-cell>
          <table:table-cell office:value-type="float" office:value="99.95" calcext:value-type="float">
            <text:p>99,95</text:p>
          </table:table-cell>
          <table:table-cell office:value-type="float" office:value="99.96" calcext:value-type="float">
            <text:p>99,96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.7" calcext:value-type="float">
            <text:p>5,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7.5" calcext:value-type="float">
            <text:p>47,5</text:p>
          </table:table-cell>
          <table:table-cell office:value-type="float" office:value="61.7" calcext:value-type="float">
            <text:p>61,7</text:p>
          </table:table-cell>
          <table:table-cell office:value-type="float" office:value="145.5" calcext:value-type="float">
            <text:p>145,5</text:p>
          </table:table-cell>
          <table:table-cell office:value-type="float" office:value="171" calcext:value-type="float">
            <text:p>171</text:p>
          </table:table-cell>
          <table:table-cell office:value-type="float" office:value="195.5" calcext:value-type="float">
            <text:p>195,5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7.9" calcext:value-type="float">
            <text:p>7,9</text:p>
          </table:table-cell>
          <table:table-cell office:value-type="float" office:value="12.35" calcext:value-type="float">
            <text:p>12,35</text:p>
          </table:table-cell>
          <table:table-cell office:value-type="float" office:value="16.84" calcext:value-type="float">
            <text:p>16,84</text:p>
          </table:table-cell>
          <table:table-cell office:value-type="float" office:value="20.72" calcext:value-type="float">
            <text:p>20,72</text:p>
          </table:table-cell>
          <table:table-cell office:value-type="float" office:value="24.57" calcext:value-type="float">
            <text:p>24,57</text:p>
          </table:table-cell>
          <table:table-cell office:value-type="float" office:value="28.89" calcext:value-type="float">
            <text:p>28,89</text:p>
          </table:table-cell>
          <table:table-cell office:value-type="float" office:value="33.21" calcext:value-type="float">
            <text:p>33,21</text:p>
          </table:table-cell>
          <table:table-cell office:value-type="float" office:value="37.66" calcext:value-type="float">
            <text:p>37,66</text:p>
          </table:table-cell>
          <table:table-cell office:value-type="float" office:value="23.09" calcext:value-type="float">
            <text:p>23,09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1.03" calcext:value-type="float">
            <text:p>21,03</text:p>
          </table:table-cell>
          <table:table-cell office:value-type="float" office:value="38.26" calcext:value-type="float">
            <text:p>38,26</text:p>
          </table:table-cell>
          <table:table-cell office:value-type="float" office:value="43.86" calcext:value-type="float">
            <text:p>43,86</text:p>
          </table:table-cell>
          <table:table-cell office:value-type="float" office:value="48.21" calcext:value-type="float">
            <text:p>48,21</text:p>
          </table:table-cell>
          <table:table-cell office:value-type="float" office:value="50.86" calcext:value-type="float">
            <text:p>50,86</text:p>
          </table:table-cell>
          <table:table-cell office:value-type="float" office:value="51.85" calcext:value-type="float">
            <text:p>51,85</text:p>
          </table:table-cell>
          <table:table-cell office:value-type="float" office:value="52.56" calcext:value-type="float">
            <text:p>52,56</text:p>
          </table:table-cell>
          <table:table-cell office:value-type="float" office:value="52.93" calcext:value-type="float">
            <text:p>52,93</text:p>
          </table:table-cell>
          <table:table-cell office:value-type="float" office:value="74.34" calcext:value-type="float">
            <text:p>74,34</text:p>
          </table:table-cell>
          <table:table-cell office:value-type="float" office:value="92.35" calcext:value-type="float">
            <text:p>92,3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.6" calcext:value-type="float">
            <text:p>2,6</text:p>
          </table:table-cell>
          <table:table-cell office:value-type="float" office:value="9.7" calcext:value-type="float">
            <text:p>9,7</text:p>
          </table:table-cell>
          <table:table-cell office:value-type="float" office:value="16.6" calcext:value-type="float">
            <text:p>16,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.7" calcext:value-type="float">
            <text:p>53,7</text:p>
          </table:table-cell>
          <table:table-cell office:value-type="float" office:value="84.8" calcext:value-type="float">
            <text:p>84,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8.08" calcext:value-type="float">
            <text:p>8,08</text:p>
          </table:table-cell>
          <table:table-cell office:value-type="float" office:value="12.1" calcext:value-type="float">
            <text:p>12,1</text:p>
          </table:table-cell>
          <table:table-cell office:value-type="float" office:value="16.39" calcext:value-type="float">
            <text:p>16,39</text:p>
          </table:table-cell>
          <table:table-cell office:value-type="float" office:value="20.87" calcext:value-type="float">
            <text:p>20,87</text:p>
          </table:table-cell>
          <table:table-cell office:value-type="float" office:value="25.23" calcext:value-type="float">
            <text:p>25,23</text:p>
          </table:table-cell>
          <table:table-cell office:value-type="float" office:value="29.8" calcext:value-type="float">
            <text:p>29,8</text:p>
          </table:table-cell>
          <table:table-cell office:value-type="float" office:value="34.25" calcext:value-type="float">
            <text:p>34,25</text:p>
          </table:table-cell>
          <table:table-cell office:value-type="float" office:value="38.91" calcext:value-type="float">
            <text:p>38,91</text:p>
          </table:table-cell>
          <table:table-cell office:value-type="float" office:value="22.59" calcext:value-type="float">
            <text:p>22,59</text:p>
          </table:table-cell>
          <table:table-cell office:value-type="float" office:value="45.46" calcext:value-type="float">
            <text:p>45,4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9.22" calcext:value-type="float">
            <text:p>19,22</text:p>
          </table:table-cell>
          <table:table-cell office:value-type="float" office:value="39.48" calcext:value-type="float">
            <text:p>39,48</text:p>
          </table:table-cell>
          <table:table-cell office:value-type="float" office:value="45.36" calcext:value-type="float">
            <text:p>45,36</text:p>
          </table:table-cell>
          <table:table-cell office:value-type="float" office:value="47.83" calcext:value-type="float">
            <text:p>47,83</text:p>
          </table:table-cell>
          <table:table-cell office:value-type="float" office:value="49.53" calcext:value-type="float">
            <text:p>49,53</text:p>
          </table:table-cell>
          <table:table-cell office:value-type="float" office:value="50.33" calcext:value-type="float">
            <text:p>50,33</text:p>
          </table:table-cell>
          <table:table-cell office:value-type="float" office:value="51.08" calcext:value-type="float">
            <text:p>51,08</text:p>
          </table:table-cell>
          <table:table-cell office:value-type="float" office:value="51.36" calcext:value-type="float">
            <text:p>51,36</text:p>
          </table:table-cell>
          <table:table-cell office:value-type="float" office:value="74.9" calcext:value-type="float">
            <text:p>74,9</text:p>
          </table:table-cell>
          <table:table-cell office:value-type="float" office:value="54.54" calcext:value-type="float">
            <text:p>54,5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,5</text:p>
          </table:table-cell>
          <table:table-cell office:value-type="float" office:value="23" calcext:value-type="float">
            <text:p>23</text:p>
          </table:table-cell>
          <table:table-cell office:value-type="float" office:value="26.5" calcext:value-type="float">
            <text:p>26,5</text:p>
          </table:table-cell>
          <table:table-cell office:value-type="float" office:value="43.5" calcext:value-type="float">
            <text:p>43,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7.5" calcext:value-type="float">
            <text:p>7,5</text:p>
          </table:table-cell>
          <table:table-cell office:value-type="float" office:value="11.52" calcext:value-type="float">
            <text:p>11,52</text:p>
          </table:table-cell>
          <table:table-cell office:value-type="float" office:value="16.11" calcext:value-type="float">
            <text:p>16,11</text:p>
          </table:table-cell>
          <table:table-cell office:value-type="float" office:value="20.65" calcext:value-type="float">
            <text:p>20,65</text:p>
          </table:table-cell>
          <table:table-cell office:value-type="float" office:value="25.27" calcext:value-type="float">
            <text:p>25,27</text:p>
          </table:table-cell>
          <table:table-cell office:value-type="float" office:value="29.92" calcext:value-type="float">
            <text:p>29,92</text:p>
          </table:table-cell>
          <table:table-cell office:value-type="float" office:value="33.97" calcext:value-type="float">
            <text:p>33,97</text:p>
          </table:table-cell>
          <table:table-cell office:value-type="float" office:value="37.32" calcext:value-type="float">
            <text:p>37,32</text:p>
          </table:table-cell>
          <table:table-cell office:value-type="float" office:value="7.53" calcext:value-type="float">
            <text:p>7,53</text:p>
          </table:table-cell>
          <table:table-cell office:value-type="float" office:value="9.31" calcext:value-type="float">
            <text:p>9,3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4.96" calcext:value-type="float">
            <text:p>24,96</text:p>
          </table:table-cell>
          <table:table-cell office:value-type="float" office:value="42.4" calcext:value-type="float">
            <text:p>42,4</text:p>
          </table:table-cell>
          <table:table-cell office:value-type="float" office:value="46.3" calcext:value-type="float">
            <text:p>46,3</text:p>
          </table:table-cell>
          <table:table-cell office:value-type="float" office:value="48.37" calcext:value-type="float">
            <text:p>48,37</text:p>
          </table:table-cell>
          <table:table-cell office:value-type="float" office:value="49.46" calcext:value-type="float">
            <text:p>49,46</text:p>
          </table:table-cell>
          <table:table-cell office:value-type="float" office:value="50.13" calcext:value-type="float">
            <text:p>50,13</text:p>
          </table:table-cell>
          <table:table-cell office:value-type="float" office:value="51.47" calcext:value-type="float">
            <text:p>51,47</text:p>
          </table:table-cell>
          <table:table-cell office:value-type="float" office:value="53.35" calcext:value-type="float">
            <text:p>53,35</text:p>
          </table:table-cell>
          <table:table-cell office:value-type="float" office:value="91.64" calcext:value-type="float">
            <text:p>91,64</text:p>
          </table:table-cell>
          <table:table-cell office:value-type="float" office:value="90.69" calcext:value-type="float">
            <text:p>90,6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.8" calcext:value-type="float">
            <text:p>10,8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,8</text:p>
          </table:table-cell>
          <table:table-cell office:value-type="float" office:value="18.7" calcext:value-type="float">
            <text:p>18,7</text:p>
          </table:table-cell>
          <table:table-cell office:value-type="float" office:value="36" calcext:value-type="float">
            <text:p>36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 table:number-rows-repeated="88">
          <table:table-cell table:number-columns-repeated="12"/>
        </table:table-row>
        <table:table-row table:style-name="ro1">
          <table:table-cell office:value-type="string" calcext:value-type="string">
            <text:p>Throughput (1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2" table:style-name="ce1" office:value-type="float" office:value="0.018" calcext:value-type="float">
            <text:p>0,018</text:p>
          </table:table-cell>
          <table:table-cell table:style-name="ce1" office:value-type="float" office:value="0.505" calcext:value-type="float">
            <text:p>0,505</text:p>
          </table:table-cell>
          <table:table-cell table:style-name="ce1" office:value-type="float" office:value="0.258" calcext:value-type="float">
            <text:p>0,258</text:p>
          </table:table-cell>
          <table:table-cell table:number-columns-repeated="3"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.26" calcext:value-type="float">
            <text:p>0,26</text:p>
          </table:table-cell>
          <table:table-cell table:number-columns-repeated="3"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3.27" calcext:value-type="float">
            <text:p>3,27</text:p>
          </table:table-cell>
          <table:table-cell table:style-name="ce1" office:value-type="float" office:value="1.28" calcext:value-type="float">
            <text:p>1,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4" calcext:value-type="float">
            <text:p>0,84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style-name="ce7" office:value-type="string" calcext:value-type="string">
            <text:p>Fail</text:p>
          </table:table-cell>
          <table:table-cell table:style-name="ce8" office:value-type="string" calcext:value-type="string">
            <text:p>Fail</text:p>
          </table:table-cell>
          <table:table-cell table:number-columns-repeated="2"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1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4.87" calcext:value-type="float">
            <text:p>4,87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51.25" calcext:value-type="float">
            <text:p>51,25</text:p>
          </table:table-cell>
          <table:table-cell office:value-type="float" office:value="99.92" calcext:value-type="float">
            <text:p>99,92</text:p>
          </table:table-cell>
          <table:table-cell office:value-type="float" office:value="99.96" calcext:value-type="float">
            <text:p>99,96</text:p>
          </table:table-cell>
          <table:table-cell table:number-columns-repeated="4" office:value-type="float" office:value="99.99" calcext:value-type="float">
            <text:p>99,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41" calcext:value-type="float">
            <text:p>41</text:p>
          </table:table-cell>
          <table:table-cell office:value-type="float" office:value="160.5" calcext:value-type="float">
            <text:p>160,5</text:p>
          </table:table-cell>
          <table:table-cell office:value-type="float" office:value="240.9" calcext:value-type="float">
            <text:p>240,9</text:p>
          </table:table-cell>
          <table:table-cell office:value-type="float" office:value="321" calcext:value-type="float">
            <text:p>321</text:p>
          </table:table-cell>
          <table:table-cell office:value-type="float" office:value="401.7" calcext:value-type="float">
            <text:p>401,7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.8" calcext:value-type="float">
            <text:p>642,8</text:p>
          </table:table-cell>
          <table:table-cell office:value-type="float" office:value="723" calcext:value-type="float">
            <text:p>723</text:p>
          </table:table-cell>
          <table:table-cell office:value-type="float" office:value="803.5" calcext:value-type="float">
            <text:p>803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5.85" calcext:value-type="float">
            <text:p>5,85</text:p>
          </table:table-cell>
          <table:table-cell office:value-type="float" office:value="6.06" calcext:value-type="float">
            <text:p>6,06</text:p>
          </table:table-cell>
          <table:table-cell office:value-type="float" office:value="6.1" calcext:value-type="float">
            <text:p>6,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54" calcext:value-type="float">
            <text:p>41,54</text:p>
          </table:table-cell>
          <table:table-cell office:value-type="float" office:value="69.7" calcext:value-type="float">
            <text:p>69,7</text:p>
          </table:table-cell>
          <table:table-cell office:value-type="float" office:value="79.66" calcext:value-type="float">
            <text:p>79,66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9" calcext:value-type="float">
            <text:p>99,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8.9" calcext:value-type="float">
            <text:p>18,9</text:p>
          </table:table-cell>
          <table:table-cell office:value-type="float" office:value="63.5" calcext:value-type="float">
            <text:p>63,5</text:p>
          </table:table-cell>
          <table:table-cell office:value-type="float" office:value="108.9" calcext:value-type="float">
            <text:p>108,9</text:p>
          </table:table-cell>
          <table:table-cell office:value-type="float" office:value="182" calcext:value-type="float">
            <text:p>182</text:p>
          </table:table-cell>
          <table:table-cell office:value-type="float" office:value="228" calcext:value-type="float">
            <text:p>228</text:p>
          </table:table-cell>
          <table:table-cell office:value-type="float" office:value="273.6" calcext:value-type="float">
            <text:p>273,6</text:p>
          </table:table-cell>
          <table:table-cell office:value-type="float" office:value="319" calcext:value-type="float">
            <text:p>319</text:p>
          </table:table-cell>
          <table:table-cell office:value-type="float" office:value="364.8" calcext:value-type="float">
            <text:p>364,8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5.91" calcext:value-type="float">
            <text:p>5,91</text:p>
          </table:table-cell>
          <table:table-cell office:value-type="float" office:value="6.14" calcext:value-type="float">
            <text:p>6,14</text:p>
          </table:table-cell>
          <table:table-cell office:value-type="float" office:value="6.41" calcext:value-type="float">
            <text:p>6,41</text:p>
          </table:table-cell>
          <table:table-cell office:value-type="float" office:value="6.47" calcext:value-type="float">
            <text:p>6,47</text:p>
          </table:table-cell>
          <table:table-cell office:value-type="float" office:value="6.48" calcext:value-type="float">
            <text:p>6,48</text:p>
          </table:table-cell>
          <table:table-cell office:value-type="float" office:value="0.88" calcext:value-type="float">
            <text:p>0,88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0.87" calcext:value-type="float">
            <text:p>40,87</text:p>
          </table:table-cell>
          <table:table-cell office:value-type="float" office:value="69.29" calcext:value-type="float">
            <text:p>69,29</text:p>
          </table:table-cell>
          <table:table-cell office:value-type="float" office:value="78.63" calcext:value-type="float">
            <text:p>78,63</text:p>
          </table:table-cell>
          <table:table-cell office:value-type="float" office:value="83.83" calcext:value-type="float">
            <text:p>83,83</text:p>
          </table:table-cell>
          <table:table-cell office:value-type="float" office:value="87.04" calcext:value-type="float">
            <text:p>87,04</text:p>
          </table:table-cell>
          <table:table-cell office:value-type="float" office:value="98.53" calcext:value-type="float">
            <text:p>98,53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9.9" calcext:value-type="float">
            <text:p>9,9</text:p>
          </table:table-cell>
          <table:table-cell office:value-type="float" office:value="33.8" calcext:value-type="float">
            <text:p>33,8</text:p>
          </table:table-cell>
          <table:table-cell office:value-type="float" office:value="57.6" calcext:value-type="float">
            <text:p>57,6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144.5" calcext:value-type="float">
            <text:p>144,5</text:p>
          </table:table-cell>
          <table:table-cell office:value-type="float" office:value="171" calcext:value-type="float">
            <text:p>171</text:p>
          </table:table-cell>
          <table:table-cell office:value-type="float" office:value="195.6" calcext:value-type="float">
            <text:p>195,6</text:p>
          </table:table-cell>
          <table:table-cell office:value-type="float" office:value="220" calcext:value-type="float">
            <text:p>220</text:p>
          </table:table-cell>
          <table:table-cell office:value-type="float" office:value="244.5" calcext:value-type="float">
            <text:p>244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5.94" calcext:value-type="float">
            <text:p>5,94</text:p>
          </table:table-cell>
          <table:table-cell office:value-type="float" office:value="6.19" calcext:value-type="float">
            <text:p>6,19</text:p>
          </table:table-cell>
          <table:table-cell office:value-type="float" office:value="6.46" calcext:value-type="float">
            <text:p>6,46</text:p>
          </table:table-cell>
          <table:table-cell office:value-type="float" office:value="6.51" calcext:value-type="float">
            <text:p>6,51</text:p>
          </table:table-cell>
          <table:table-cell office:value-type="float" office:value="6.74" calcext:value-type="float">
            <text:p>6,74</text:p>
          </table:table-cell>
          <table:table-cell office:value-type="float" office:value="6.92" calcext:value-type="float">
            <text:p>6,92</text:p>
          </table:table-cell>
          <table:table-cell office:value-type="float" office:value="7.06" calcext:value-type="float">
            <text:p>7,06</text:p>
          </table:table-cell>
          <table:table-cell office:value-type="float" office:value="6.26" calcext:value-type="float">
            <text:p>6,26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,2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0.55" calcext:value-type="float">
            <text:p>40,55</text:p>
          </table:table-cell>
          <table:table-cell office:value-type="float" office:value="69.03" calcext:value-type="float">
            <text:p>69,03</text:p>
          </table:table-cell>
          <table:table-cell office:value-type="float" office:value="78.47" calcext:value-type="float">
            <text:p>78,47</text:p>
          </table:table-cell>
          <table:table-cell office:value-type="float" office:value="83.72" calcext:value-type="float">
            <text:p>83,72</text:p>
          </table:table-cell>
          <table:table-cell office:value-type="float" office:value="86.52" calcext:value-type="float">
            <text:p>86,52</text:p>
          </table:table-cell>
          <table:table-cell office:value-type="float" office:value="88.47" calcext:value-type="float">
            <text:p>88,47</text:p>
          </table:table-cell>
          <table:table-cell office:value-type="float" office:value="89.92" calcext:value-type="float">
            <text:p>89,92</text:p>
          </table:table-cell>
          <table:table-cell office:value-type="float" office:value="92.17" calcext:value-type="float">
            <text:p>92,17</text:p>
          </table:table-cell>
          <table:table-cell office:value-type="float" office:value="100" calcext:value-type="float">
            <text:p>100</text:p>
          </table:table-cell>
          <table:table-cell office:value-type="float" office:value="92.77" calcext:value-type="float">
            <text:p>92,7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,5</text:p>
          </table:table-cell>
          <table:table-cell office:value-type="float" office:value="29.8" calcext:value-type="float">
            <text:p>29,8</text:p>
          </table:table-cell>
          <table:table-cell office:value-type="float" office:value="42" calcext:value-type="float">
            <text:p>42</text:p>
          </table:table-cell>
          <table:table-cell office:value-type="float" office:value="54.8" calcext:value-type="float">
            <text:p>54,8</text:p>
          </table:table-cell>
          <table:table-cell office:value-type="float" office:value="67" calcext:value-type="float">
            <text:p>67</text:p>
          </table:table-cell>
          <table:table-cell office:value-type="float" office:value="79.8" calcext:value-type="float">
            <text:p>79,8</text:p>
          </table:table-cell>
          <table:table-cell office:value-type="float" office:value="93.5" calcext:value-type="float">
            <text:p>93,5</text:p>
          </table:table-cell>
          <table:table-cell office:value-type="float" office:value="114" calcext:value-type="float">
            <text:p>114</text:p>
          </table:table-cell>
          <table:table-cell office:value-type="float" office:value="117.7" calcext:value-type="float">
            <text:p>117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4.92" calcext:value-type="float">
            <text:p>4,92</text:p>
          </table:table-cell>
          <table:table-cell office:value-type="float" office:value="6.2" calcext:value-type="float">
            <text:p>6,2</text:p>
          </table:table-cell>
          <table:table-cell office:value-type="float" office:value="6.45" calcext:value-type="float">
            <text:p>6,45</text:p>
          </table:table-cell>
          <table:table-cell office:value-type="float" office:value="6.76" calcext:value-type="float">
            <text:p>6,76</text:p>
          </table:table-cell>
          <table:table-cell office:value-type="float" office:value="6.87" calcext:value-type="float">
            <text:p>6,87</text:p>
          </table:table-cell>
          <table:table-cell office:value-type="float" office:value="6.58" calcext:value-type="float">
            <text:p>6,58</text:p>
          </table:table-cell>
          <table:table-cell office:value-type="float" office:value="6.95" calcext:value-type="float">
            <text:p>6,95</text:p>
          </table:table-cell>
          <table:table-cell office:value-type="float" office:value="6.94" calcext:value-type="float">
            <text:p>6,94</text:p>
          </table:table-cell>
          <table:table-cell office:value-type="float" office:value="6.48" calcext:value-type="float">
            <text:p>6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50.77" calcext:value-type="float">
            <text:p>50,77</text:p>
          </table:table-cell>
          <table:table-cell office:value-type="float" office:value="68.98" calcext:value-type="float">
            <text:p>68,98</text:p>
          </table:table-cell>
          <table:table-cell office:value-type="float" office:value="78.51" calcext:value-type="float">
            <text:p>78,51</text:p>
          </table:table-cell>
          <table:table-cell office:value-type="float" office:value="83.11" calcext:value-type="float">
            <text:p>83,11</text:p>
          </table:table-cell>
          <table:table-cell office:value-type="float" office:value="86.25" calcext:value-type="float">
            <text:p>86,25</text:p>
          </table:table-cell>
          <table:table-cell office:value-type="float" office:value="89.04" calcext:value-type="float">
            <text:p>89,04</text:p>
          </table:table-cell>
          <table:table-cell office:value-type="float" office:value="90.07" calcext:value-type="float">
            <text:p>90,07</text:p>
          </table:table-cell>
          <table:table-cell office:value-type="float" office:value="91.33" calcext:value-type="float">
            <text:p>91,33</text:p>
          </table:table-cell>
          <table:table-cell office:value-type="float" office:value="92.8" calcext:value-type="float">
            <text:p>92,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,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.8" calcext:value-type="float">
            <text:p>27,8</text:p>
          </table:table-cell>
          <table:table-cell office:value-type="float" office:value="34.5" calcext:value-type="float">
            <text:p>34,5</text:p>
          </table:table-cell>
          <table:table-cell office:value-type="float" office:value="40.7" calcext:value-type="float">
            <text:p>40,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4.6" calcext:value-type="float">
            <text:p>64,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5.7" calcext:value-type="float">
            <text:p>5,7</text:p>
          </table:table-cell>
          <table:table-cell office:value-type="float" office:value="5.4" calcext:value-type="float">
            <text:p>5,4</text:p>
          </table:table-cell>
          <table:table-cell office:value-type="float" office:value="5.56" calcext:value-type="float">
            <text:p>5,56</text:p>
          </table:table-cell>
          <table:table-cell office:value-type="float" office:value="5.92" calcext:value-type="float">
            <text:p>5,92</text:p>
          </table:table-cell>
          <table:table-cell office:value-type="float" office:value="5.31" calcext:value-type="float">
            <text:p>5,31</text:p>
          </table:table-cell>
          <table:table-cell office:value-type="float" office:value="6.03" calcext:value-type="float">
            <text:p>6,03</text:p>
          </table:table-cell>
          <table:table-cell office:value-type="float" office:value="5.88" calcext:value-type="float">
            <text:p>5,88</text:p>
          </table:table-cell>
          <table:table-cell office:value-type="float" office:value="6.1" calcext:value-type="float">
            <text:p>6,1</text:p>
          </table:table-cell>
          <table:table-cell office:value-type="float" office:value="6.05" calcext:value-type="float">
            <text:p>6,05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3" calcext:value-type="float">
            <text:p>43</text:p>
          </table:table-cell>
          <table:table-cell office:value-type="float" office:value="72.98" calcext:value-type="float">
            <text:p>72,98</text:p>
          </table:table-cell>
          <table:table-cell office:value-type="float" office:value="81.46" calcext:value-type="float">
            <text:p>81,46</text:p>
          </table:table-cell>
          <table:table-cell office:value-type="float" office:value="86.64" calcext:value-type="float">
            <text:p>86,64</text:p>
          </table:table-cell>
          <table:table-cell office:value-type="float" office:value="89.37" calcext:value-type="float">
            <text:p>89,37</text:p>
          </table:table-cell>
          <table:table-cell office:value-type="float" office:value="89.96" calcext:value-type="float">
            <text:p>89,96</text:p>
          </table:table-cell>
          <table:table-cell office:value-type="float" office:value="91.61" calcext:value-type="float">
            <text:p>91,61</text:p>
          </table:table-cell>
          <table:table-cell office:value-type="float" office:value="92.37" calcext:value-type="float">
            <text:p>92,37</text:p>
          </table:table-cell>
          <table:table-cell office:value-type="float" office:value="93.28" calcext:value-type="float">
            <text:p>93,28</text:p>
          </table:table-cell>
          <table:table-cell office:value-type="float" office:value="93.85" calcext:value-type="float">
            <text:p>93,8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 office:value-type="float" office:value="10.7" calcext:value-type="float">
            <text:p>10,7</text:p>
          </table:table-cell>
          <table:table-cell office:value-type="float" office:value="14.9" calcext:value-type="float">
            <text:p>14,9</text:p>
          </table:table-cell>
          <table:table-cell office:value-type="float" office:value="19.6" calcext:value-type="float">
            <text:p>19,6</text:p>
          </table:table-cell>
          <table:table-cell office:value-type="float" office:value="23.6" calcext:value-type="float">
            <text:p>23,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.8" calcext:value-type="float">
            <text:p>36,8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85">
          <table:table-cell table:number-columns-repeated="12"/>
        </table:table-row>
        <table:table-row table:style-name="ro1">
          <table:table-cell office:value-type="string" calcext:value-type="string">
            <text:p>Throughput (N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2" table:style-name="ce1" office:value-type="float" office:value="0.018" calcext:value-type="float">
            <text:p>0,018</text:p>
          </table:table-cell>
          <table:table-cell table:style-name="ce1" office:value-type="float" office:value="0.149" calcext:value-type="float">
            <text:p>0,149</text:p>
          </table:table-cell>
          <table:table-cell table:number-columns-repeated="4"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number-columns-repeated="2" table:style-name="ce1" office:value-type="float" office:value="0.02" calcext:value-type="float">
            <text:p>0,02</text:p>
          </table:table-cell>
          <table:table-cell table:style-name="ce1" office:value-type="float" office:value="0.15" calcext:value-type="float">
            <text:p>0,15</text:p>
          </table:table-cell>
          <table:table-cell table:number-columns-repeated="4"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1.97" calcext:value-type="float">
            <text:p>1,97</text:p>
          </table:table-cell>
          <table:table-cell table:style-name="ce1" office:value-type="float" office:value="6.14" calcext:value-type="float">
            <text:p>6,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28" calcext:value-type="float">
            <text:p>2,28</text:p>
          </table:table-cell>
          <table:table-cell table:style-name="ce1" office:value-type="float" office:value="2.22" calcext:value-type="float">
            <text:p>2,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2" calcext:value-type="float">
            <text:p>2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warding (N:N mesh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48" calcext:value-type="float">
            <text:p>9,48</text:p>
          </table:table-cell>
          <table:table-cell table:number-columns-repeated="2" office:value-type="float" office:value="10.62" calcext:value-type="float">
            <text:p>10,62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5.15" calcext:value-type="float">
            <text:p>5,15</text:p>
          </table:table-cell>
          <table:table-cell office:value-type="float" office:value="46.92" calcext:value-type="float">
            <text:p>46,92</text:p>
          </table:table-cell>
          <table:table-cell office:value-type="float" office:value="64.59" calcext:value-type="float">
            <text:p>64,59</text:p>
          </table:table-cell>
          <table:table-cell office:value-type="float" office:value="99.96" calcext:value-type="float">
            <text:p>99,96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" calcext:value-type="float">
            <text:p>2</text:p>
          </table:table-cell>
          <table:table-cell office:value-type="float" office:value="37.7" calcext:value-type="float">
            <text:p>37,7</text:p>
          </table:table-cell>
          <table:table-cell office:value-type="float" office:value="77.8" calcext:value-type="float">
            <text:p>77,8</text:p>
          </table:table-cell>
          <table:table-cell office:value-type="float" office:value="160" calcext:value-type="float">
            <text:p>160</text:p>
          </table:table-cell>
          <table:table-cell office:value-type="float" office:value="200.8" calcext:value-type="float">
            <text:p>200,8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361.5" calcext:value-type="float">
            <text:p>361,5</text:p>
          </table:table-cell>
          <table:table-cell office:value-type="float" office:value="401.7" calcext:value-type="float">
            <text:p>401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77" calcext:value-type="float">
            <text:p>9,77</text:p>
          </table:table-cell>
          <table:table-cell table:number-columns-repeated="3" office:value-type="float" office:value="10.83" calcext:value-type="float">
            <text:p>10,83</text:p>
          </table:table-cell>
          <table:table-cell office:value-type="float" office:value="10.82" calcext:value-type="float">
            <text:p>10,82</text:p>
          </table:table-cell>
          <table:table-cell office:value-type="float" office:value="10.83" calcext:value-type="float">
            <text:p>10,83</text:p>
          </table:table-cell>
          <table:table-cell office:value-type="float" office:value="0.97" calcext:value-type="float">
            <text:p>0,97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26" calcext:value-type="float">
            <text:p>2,26</text:p>
          </table:table-cell>
          <table:table-cell office:value-type="float" office:value="45.86" calcext:value-type="float">
            <text:p>45,86</text:p>
          </table:table-cell>
          <table:table-cell office:value-type="float" office:value="63.92" calcext:value-type="float">
            <text:p>63,92</text:p>
          </table:table-cell>
          <table:table-cell office:value-type="float" office:value="72.93" calcext:value-type="float">
            <text:p>72,93</text:p>
          </table:table-cell>
          <table:table-cell office:value-type="float" office:value="78.35" calcext:value-type="float">
            <text:p>78,35</text:p>
          </table:table-cell>
          <table:table-cell office:value-type="float" office:value="81.96" calcext:value-type="float">
            <text:p>81,96</text:p>
          </table:table-cell>
          <table:table-cell office:value-type="float" office:value="98.61" calcext:value-type="float">
            <text:p>98,61</text:p>
          </table:table-cell>
          <table:table-cell office:value-type="float" office:value="99.76" calcext:value-type="float">
            <text:p>99,76</text:p>
          </table:table-cell>
          <table:table-cell office:value-type="float" office:value="99.98" calcext:value-type="float">
            <text:p>99,98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5" calcext:value-type="float">
            <text:p>0,5</text:p>
          </table:table-cell>
          <table:table-cell office:value-type="float" office:value="20.9" calcext:value-type="float">
            <text:p>20,9</text:p>
          </table:table-cell>
          <table:table-cell office:value-type="float" office:value="43.7" calcext:value-type="float">
            <text:p>43,7</text:p>
          </table:table-cell>
          <table:table-cell office:value-type="float" office:value="66.5" calcext:value-type="float">
            <text:p>66,5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81.9" calcext:value-type="float">
            <text:p>181,9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99" calcext:value-type="float">
            <text:p>9,99</text:p>
          </table:table-cell>
          <table:table-cell table:number-columns-repeated="2" office:value-type="float" office:value="10.91" calcext:value-type="float">
            <text:p>10,91</text:p>
          </table:table-cell>
          <table:table-cell office:value-type="float" office:value="10.96" calcext:value-type="float">
            <text:p>10,96</text:p>
          </table:table-cell>
          <table:table-cell office:value-type="float" office:value="10.88" calcext:value-type="float">
            <text:p>10,88</text:p>
          </table:table-cell>
          <table:table-cell table:number-columns-repeated="3" office:value-type="float" office:value="10.96" calcext:value-type="float">
            <text:p>10,96</text:p>
          </table:table-cell>
          <table:table-cell office:value-type="float" office:value="10.62" calcext:value-type="float">
            <text:p>10,62</text:p>
          </table:table-cell>
          <table:table-cell office:value-type="float" office:value="10.96" calcext:value-type="float">
            <text:p>10,9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8" calcext:value-type="float">
            <text:p>0,08</text:p>
          </table:table-cell>
          <table:table-cell office:value-type="float" office:value="45.46" calcext:value-type="float">
            <text:p>45,46</text:p>
          </table:table-cell>
          <table:table-cell office:value-type="float" office:value="63.64" calcext:value-type="float">
            <text:p>63,64</text:p>
          </table:table-cell>
          <table:table-cell office:value-type="float" office:value="72.6" calcext:value-type="float">
            <text:p>72,6</text:p>
          </table:table-cell>
          <table:table-cell office:value-type="float" office:value="78.25" calcext:value-type="float">
            <text:p>78,25</text:p>
          </table:table-cell>
          <table:table-cell office:value-type="float" office:value="81.73" calcext:value-type="float">
            <text:p>81,73</text:p>
          </table:table-cell>
          <table:table-cell office:value-type="float" office:value="84.34" calcext:value-type="float">
            <text:p>84,34</text:p>
          </table:table-cell>
          <table:table-cell office:value-type="float" office:value="86.31" calcext:value-type="float">
            <text:p>86,31</text:p>
          </table:table-cell>
          <table:table-cell office:value-type="float" office:value="88.2" calcext:value-type="float">
            <text:p>88,2</text:p>
          </table:table-cell>
          <table:table-cell office:value-type="float" office:value="89.04" calcext:value-type="float">
            <text:p>89,0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9" calcext:value-type="float">
            <text:p>0,00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.5" calcext:value-type="float">
            <text:p>35,5</text:p>
          </table:table-cell>
          <table:table-cell office:value-type="float" office:value="47.8" calcext:value-type="float">
            <text:p>47,8</text:p>
          </table:table-cell>
          <table:table-cell office:value-type="float" office:value="59.9" calcext:value-type="float">
            <text:p>59,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108.8" calcext:value-type="float">
            <text:p>108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9.98" calcext:value-type="float">
            <text:p>9,98</text:p>
          </table:table-cell>
          <table:table-cell table:number-columns-repeated="2" office:value-type="float" office:value="11.03" calcext:value-type="float">
            <text:p>11,03</text:p>
          </table:table-cell>
          <table:table-cell office:value-type="float" office:value="11.04" calcext:value-type="float">
            <text:p>11,04</text:p>
          </table:table-cell>
          <table:table-cell office:value-type="float" office:value="11.03" calcext:value-type="float">
            <text:p>11,03</text:p>
          </table:table-cell>
          <table:table-cell office:value-type="float" office:value="10.39" calcext:value-type="float">
            <text:p>10,39</text:p>
          </table:table-cell>
          <table:table-cell table:number-columns-repeated="3" office:value-type="float" office:value="11.04" calcext:value-type="float">
            <text:p>11,04</text:p>
          </table:table-cell>
          <table:table-cell office:value-type="float" office:value="11.05" calcext:value-type="float">
            <text:p>11,0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22" calcext:value-type="float">
            <text:p>0,22</text:p>
          </table:table-cell>
          <table:table-cell office:value-type="float" office:value="44.84" calcext:value-type="float">
            <text:p>44,84</text:p>
          </table:table-cell>
          <table:table-cell office:value-type="float" office:value="63.22" calcext:value-type="float">
            <text:p>63,22</text:p>
          </table:table-cell>
          <table:table-cell office:value-type="float" office:value="72.41" calcext:value-type="float">
            <text:p>72,41</text:p>
          </table:table-cell>
          <table:table-cell office:value-type="float" office:value="77.93" calcext:value-type="float">
            <text:p>77,93</text:p>
          </table:table-cell>
          <table:table-cell office:value-type="float" office:value="82.68" calcext:value-type="float">
            <text:p>82,68</text:p>
          </table:table-cell>
          <table:table-cell office:value-type="float" office:value="84.23" calcext:value-type="float">
            <text:p>84,23</text:p>
          </table:table-cell>
          <table:table-cell office:value-type="float" office:value="86.2" calcext:value-type="float">
            <text:p>86,2</text:p>
          </table:table-cell>
          <table:table-cell office:value-type="float" office:value="87.74" calcext:value-type="float">
            <text:p>87,74</text:p>
          </table:table-cell>
          <table:table-cell office:value-type="float" office:value="88.95" calcext:value-type="float">
            <text:p>88,9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13" calcext:value-type="float">
            <text:p>0,013</text:p>
          </table:table-cell>
          <table:table-cell office:value-type="float" office:value="5.6" calcext:value-type="float">
            <text:p>5,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.7" calcext:value-type="float">
            <text:p>24,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.7" calcext:value-type="float">
            <text:p>43,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74" calcext:value-type="float">
            <text:p>9,74</text:p>
          </table:table-cell>
          <table:table-cell office:value-type="float" office:value="11.02" calcext:value-type="float">
            <text:p>11,02</text:p>
          </table:table-cell>
          <table:table-cell office:value-type="float" office:value="10.85" calcext:value-type="float">
            <text:p>10,85</text:p>
          </table:table-cell>
          <table:table-cell office:value-type="float" office:value="11.08" calcext:value-type="float">
            <text:p>11,08</text:p>
          </table:table-cell>
          <table:table-cell office:value-type="float" office:value="10.79" calcext:value-type="float">
            <text:p>10,79</text:p>
          </table:table-cell>
          <table:table-cell office:value-type="float" office:value="10.96" calcext:value-type="float">
            <text:p>10,96</text:p>
          </table:table-cell>
          <table:table-cell office:value-type="float" office:value="11.08" calcext:value-type="float">
            <text:p>11,08</text:p>
          </table:table-cell>
          <table:table-cell office:value-type="float" office:value="11.05" calcext:value-type="float">
            <text:p>11,05</text:p>
          </table:table-cell>
          <table:table-cell office:value-type="float" office:value="11.08" calcext:value-type="float">
            <text:p>11,08</text:p>
          </table:table-cell>
          <table:table-cell office:value-type="float" office:value="11.07" calcext:value-type="float">
            <text:p>11,0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59" calcext:value-type="float">
            <text:p>2,59</text:p>
          </table:table-cell>
          <table:table-cell office:value-type="float" office:value="44.92" calcext:value-type="float">
            <text:p>44,92</text:p>
          </table:table-cell>
          <table:table-cell office:value-type="float" office:value="63.85" calcext:value-type="float">
            <text:p>63,85</text:p>
          </table:table-cell>
          <table:table-cell office:value-type="float" office:value="72.31" calcext:value-type="float">
            <text:p>72,31</text:p>
          </table:table-cell>
          <table:table-cell office:value-type="float" office:value="78.42" calcext:value-type="float">
            <text:p>78,42</text:p>
          </table:table-cell>
          <table:table-cell office:value-type="float" office:value="81.74" calcext:value-type="float">
            <text:p>81,74</text:p>
          </table:table-cell>
          <table:table-cell office:value-type="float" office:value="84.17" calcext:value-type="float">
            <text:p>84,17</text:p>
          </table:table-cell>
          <table:table-cell office:value-type="float" office:value="86.19" calcext:value-type="float">
            <text:p>86,19</text:p>
          </table:table-cell>
          <table:table-cell office:value-type="float" office:value="87.69" calcext:value-type="float">
            <text:p>87,69</text:p>
          </table:table-cell>
          <table:table-cell office:value-type="float" office:value="88.93" calcext:value-type="float">
            <text:p>88,9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83" calcext:value-type="float">
            <text:p>0,083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15.8" calcext:value-type="float">
            <text:p>15,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.5" calcext:value-type="float">
            <text:p>25,5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10.76" calcext:value-type="float">
            <text:p>10,76</text:p>
          </table:table-cell>
          <table:table-cell office:value-type="float" office:value="11.09" calcext:value-type="float">
            <text:p>11,09</text:p>
          </table:table-cell>
          <table:table-cell office:value-type="float" office:value="10.89" calcext:value-type="float">
            <text:p>10,89</text:p>
          </table:table-cell>
          <table:table-cell office:value-type="float" office:value="11.03" calcext:value-type="float">
            <text:p>11,03</text:p>
          </table:table-cell>
          <table:table-cell table:number-columns-repeated="3" office:value-type="float" office:value="11.09" calcext:value-type="float">
            <text:p>11,09</text:p>
          </table:table-cell>
          <table:table-cell office:value-type="float" office:value="11.04" calcext:value-type="float">
            <text:p>11,04</text:p>
          </table:table-cell>
          <table:table-cell office:value-type="float" office:value="11.09" calcext:value-type="float">
            <text:p>11,0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3" calcext:value-type="float">
            <text:p>0,03</text:p>
          </table:table-cell>
          <table:table-cell office:value-type="float" office:value="46.22" calcext:value-type="float">
            <text:p>46,22</text:p>
          </table:table-cell>
          <table:table-cell office:value-type="float" office:value="63.04" calcext:value-type="float">
            <text:p>63,04</text:p>
          </table:table-cell>
          <table:table-cell office:value-type="float" office:value="72.79" calcext:value-type="float">
            <text:p>72,79</text:p>
          </table:table-cell>
          <table:table-cell office:value-type="float" office:value="77.93" calcext:value-type="float">
            <text:p>77,93</text:p>
          </table:table-cell>
          <table:table-cell office:value-type="float" office:value="81.52" calcext:value-type="float">
            <text:p>81,52</text:p>
          </table:table-cell>
          <table:table-cell office:value-type="float" office:value="84.15" calcext:value-type="float">
            <text:p>84,15</text:p>
          </table:table-cell>
          <table:table-cell office:value-type="float" office:value="86.13" calcext:value-type="float">
            <text:p>86,13</text:p>
          </table:table-cell>
          <table:table-cell office:value-type="float" office:value="87.73" calcext:value-type="float">
            <text:p>87,73</text:p>
          </table:table-cell>
          <table:table-cell office:value-type="float" office:value="88.91" calcext:value-type="float">
            <text:p>88,9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8" calcext:value-type="float">
            <text:p>0,0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office:value-type="float" office:value="10.7" calcext:value-type="float">
            <text:p>10,7</text:p>
          </table:table-cell>
          <table:table-cell office:value-type="float" office:value="12.9" calcext:value-type="float">
            <text:p>12,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 table:number-rows-repeated="86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style-name="ce5"/>
          <table:table-cell table:style-name="ce5" office:value-type="string" calcext:value-type="string">
            <text:p>Latency</text:p>
          </table:table-cell>
          <table:table-cell table:style-name="ce5"/>
          <table:table-cell office:value-type="string" calcext:value-type="string">
            <text:p>Jit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Size, bytes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78" calcext:value-type="float">
            <text:p>1,78</text:p>
          </table:table-cell>
          <table:table-cell office:value-type="float" office:value="2.48" calcext:value-type="float">
            <text:p>2,4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49" calcext:value-type="float">
            <text:p>0,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31" calcext:value-type="float">
            <text:p>2,31</text:p>
          </table:table-cell>
          <table:table-cell office:value-type="float" office:value="2.9" calcext:value-type="float">
            <text:p>2,9</text:p>
          </table:table-cell>
          <table:table-cell office:value-type="float" office:value="0.013" calcext:value-type="float">
            <text:p>0,013</text:p>
          </table:table-cell>
          <table:table-cell office:value-type="float" office:value="0.023" calcext:value-type="float">
            <text:p>0,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.29" calcext:value-type="float">
            <text:p>2,29</text:p>
          </table:table-cell>
          <table:table-cell office:value-type="float" office:value="2.91" calcext:value-type="float">
            <text:p>2,9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.31" calcext:value-type="float">
            <text:p>2,31</text:p>
          </table:table-cell>
          <table:table-cell office:value-type="float" office:value="122.9" calcext:value-type="float">
            <text:p>122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,32</text:p>
          </table:table-cell>
          <table:table-cell office:value-type="float" office:value="2.94" calcext:value-type="float">
            <text:p>2,9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2.32" calcext:value-type="float">
            <text:p>2,32</text:p>
          </table:table-cell>
          <table:table-cell office:value-type="float" office:value="2.95" calcext:value-type="float">
            <text:p>2,9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2.3" calcext:value-type="float">
            <text:p>2,3</text:p>
          </table:table-cell>
          <table:table-cell office:value-type="float" office:value="2.93" calcext:value-type="float">
            <text:p>2,9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0.62" calcext:value-type="float">
            <text:p>60,62</text:p>
          </table:table-cell>
          <table:table-cell office:value-type="float" office:value="69.06" calcext:value-type="float">
            <text:p>69,06</text:p>
          </table:table-cell>
          <table:table-cell office:value-type="float" office:value="80.31" calcext:value-type="float">
            <text:p>80,31</text:p>
          </table:table-cell>
          <table:table-cell office:value-type="float" office:value="90.15" calcext:value-type="float">
            <text:p>90,15</text:p>
          </table:table-cell>
          <table:table-cell table:number-columns-repeated="3" office:value-type="float" office:value="94.37" calcext:value-type="float">
            <text:p>94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</table:table>
      <table:table table:name="4 wrs - v6.1" table:style-name="ta1">
        <table:shapes>
          <draw:frame draw:z-index="0" draw:style-name="gr1" draw:text-style-name="P1" svg:width="15.999cm" svg:height="8.999cm" svg:x="0.514cm" svg:y="22.227cm">
            <draw:object draw:notify-on-update-of-ranges="'4 wrs - v6.1'.C14:'4 wrs - v6.1'.L14 '4 wrs - v6.1'.B15:'4 wrs - v6.1'.B15 '4 wrs - v6.1'.C15:'4 wrs - v6.1'.L15 '4 wrs - v6.1'.B16:'4 wrs - v6.1'.B16 '4 wrs - v6.1'.C16:'4 wrs - v6.1'.L16 '4 wrs - v6.1'.B17:'4 wrs - v6.1'.B17 '4 wrs - v6.1'.C17:'4 wrs - v6.1'.L17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1" draw:style-name="gr1" draw:text-style-name="P1" svg:width="15.999cm" svg:height="8.999cm" svg:x="17.258cm" svg:y="22.287cm">
            <draw:object draw:notify-on-update-of-ranges="'4 wrs - v6.1'.C20:'4 wrs - v6.1'.L20 '4 wrs - v6.1'.B21:'4 wrs - v6.1'.B21 '4 wrs - v6.1'.C21:'4 wrs - v6.1'.L21 '4 wrs - v6.1'.B22:'4 wrs - v6.1'.B22 '4 wrs - v6.1'.C22:'4 wrs - v6.1'.L22 '4 wrs - v6.1'.B23:'4 wrs - v6.1'.B23 '4 wrs - v6.1'.C23:'4 wrs - v6.1'.L23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2" draw:style-name="gr1" draw:text-style-name="P1" svg:width="15.999cm" svg:height="8.999cm" svg:x="0.403cm" svg:y="31.816cm">
            <draw:object draw:notify-on-update-of-ranges="'4 wrs - v6.1'.C26:'4 wrs - v6.1'.L26 '4 wrs - v6.1'.B27:'4 wrs - v6.1'.B27 '4 wrs - v6.1'.C27:'4 wrs - v6.1'.L27 '4 wrs - v6.1'.B28:'4 wrs - v6.1'.B28 '4 wrs - v6.1'.C28:'4 wrs - v6.1'.L28 '4 wrs - v6.1'.B29:'4 wrs - v6.1'.B29 '4 wrs - v6.1'.C29:'4 wrs - v6.1'.L29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z-index="3" draw:style-name="gr1" draw:text-style-name="P1" svg:width="15.999cm" svg:height="8.999cm" svg:x="17.24cm" svg:y="31.674cm">
            <draw:object draw:notify-on-update-of-ranges="'4 wrs - v6.1'.C32:'4 wrs - v6.1'.L32 '4 wrs - v6.1'.B33:'4 wrs - v6.1'.B33 '4 wrs - v6.1'.C33:'4 wrs - v6.1'.L33 '4 wrs - v6.1'.B34:'4 wrs - v6.1'.B34 '4 wrs - v6.1'.C34:'4 wrs - v6.1'.L34 '4 wrs - v6.1'.B35:'4 wrs - v6.1'.B35 '4 wrs - v6.1'.C35:'4 wrs - v6.1'.L35"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z-index="4" draw:style-name="gr1" draw:text-style-name="P1" svg:width="15.999cm" svg:height="8.999cm" svg:x="0.541cm" svg:y="41.803cm">
            <draw:object draw:notify-on-update-of-ranges="'4 wrs - v6.1'.C38:'4 wrs - v6.1'.L38 '4 wrs - v6.1'.B39:'4 wrs - v6.1'.B39 '4 wrs - v6.1'.C39:'4 wrs - v6.1'.L39 '4 wrs - v6.1'.B40:'4 wrs - v6.1'.B40 '4 wrs - v6.1'.C40:'4 wrs - v6.1'.L40 '4 wrs - v6.1'.B41:'4 wrs - v6.1'.B41 '4 wrs - v6.1'.C41:'4 wrs - v6.1'.L41"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  <draw:frame draw:z-index="5" draw:style-name="gr1" draw:text-style-name="P1" svg:width="15.999cm" svg:height="8.999cm" svg:x="17.003cm" svg:y="41.777cm">
            <draw:object draw:notify-on-update-of-ranges="'4 wrs - v6.1'.C44:'4 wrs - v6.1'.L44 '4 wrs - v6.1'.B45:'4 wrs - v6.1'.B45 '4 wrs - v6.1'.C45:'4 wrs - v6.1'.L45 '4 wrs - v6.1'.B46:'4 wrs - v6.1'.B46 '4 wrs - v6.1'.C46:'4 wrs - v6.1'.L46 '4 wrs - v6.1'.B47:'4 wrs - v6.1'.B47 '4 wrs - v6.1'.C47:'4 wrs - v6.1'.L47"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  <draw:frame draw:z-index="6" draw:style-name="gr1" draw:text-style-name="P1" svg:width="15.999cm" svg:height="8.999cm" svg:x="0.595cm" svg:y="51.526cm">
            <draw:object draw:notify-on-update-of-ranges="'4 wrs - v6.1'.C6:'4 wrs - v6.1'.I6 '4 wrs - v6.1'.B7:'4 wrs - v6.1'.B7 '4 wrs - v6.1'.C7:'4 wrs - v6.1'.I7 '4 wrs - v6.1'.B8:'4 wrs - v6.1'.B8 '4 wrs - v6.1'.C8:'4 wrs - v6.1'.I8 '4 wrs - v6.1'.B9:'4 wrs - v6.1'.B9 '4 wrs - v6.1'.C9:'4 wrs - v6.1'.I9" xlink:href="./Object 62" xlink:type="simple" xlink:show="embed" xlink:actuate="onLoad">
              <loext:p/>
            </draw:object>
            <draw:image xlink:href="./ObjectReplacements/Object 62" xlink:type="simple" xlink:show="embed" xlink:actuate="onLoad"/>
          </draw:frame>
          <draw:frame draw:z-index="7" draw:style-name="gr1" draw:text-style-name="P1" svg:width="15.999cm" svg:height="8.999cm" svg:x="0.21cm" svg:y="81.547cm">
            <draw:object draw:notify-on-update-of-ranges="'4 wrs - v6.1'.C146:'4 wrs - v6.1'.L146 '4 wrs - v6.1'.B147:'4 wrs - v6.1'.B147 '4 wrs - v6.1'.C147:'4 wrs - v6.1'.L147 '4 wrs - v6.1'.B148:'4 wrs - v6.1'.B148 '4 wrs - v6.1'.C148:'4 wrs - v6.1'.L148 '4 wrs - v6.1'.B149:'4 wrs - v6.1'.B149 '4 wrs - v6.1'.C149:'4 wrs - v6.1'.L149" xlink:href="./Object 63" xlink:type="simple" xlink:show="embed" xlink:actuate="onLoad">
              <loext:p/>
            </draw:object>
            <draw:image xlink:href="./ObjectReplacements/Object 63" xlink:type="simple" xlink:show="embed" xlink:actuate="onLoad"/>
          </draw:frame>
          <draw:frame draw:z-index="8" draw:style-name="gr1" draw:text-style-name="P1" svg:width="15.999cm" svg:height="8.999cm" svg:x="0.348cm" svg:y="90.73cm">
            <draw:object draw:notify-on-update-of-ranges="'4 wrs - v6.1'.C158:'4 wrs - v6.1'.L158 '4 wrs - v6.1'.B159:'4 wrs - v6.1'.B159 '4 wrs - v6.1'.C159:'4 wrs - v6.1'.L159 '4 wrs - v6.1'.B160:'4 wrs - v6.1'.B160 '4 wrs - v6.1'.C160:'4 wrs - v6.1'.L160 '4 wrs - v6.1'.B161:'4 wrs - v6.1'.B161 '4 wrs - v6.1'.C161:'4 wrs - v6.1'.L161"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  <draw:frame draw:z-index="9" draw:style-name="gr1" draw:text-style-name="P1" svg:width="15.999cm" svg:height="8.999cm" svg:x="0.64cm" svg:y="110.153cm">
            <draw:object draw:notify-on-update-of-ranges="'4 wrs - v6.1'.C138:'4 wrs - v6.1'.I138 '4 wrs - v6.1'.B139:'4 wrs - v6.1'.B139 '4 wrs - v6.1'.C139:'4 wrs - v6.1'.I139 '4 wrs - v6.1'.B140:'4 wrs - v6.1'.B140 '4 wrs - v6.1'.C140:'4 wrs - v6.1'.I140 '4 wrs - v6.1'.B141:'4 wrs - v6.1'.B141 '4 wrs - v6.1'.C141:'4 wrs - v6.1'.I141" xlink:href="./Object 66" xlink:type="simple" xlink:show="embed" xlink:actuate="onLoad">
              <loext:p/>
            </draw:object>
            <draw:image xlink:href="./ObjectReplacements/Object 66" xlink:type="simple" xlink:show="embed" xlink:actuate="onLoad"/>
          </draw:frame>
          <draw:frame draw:z-index="10" draw:style-name="gr1" draw:text-style-name="P1" svg:width="15.999cm" svg:height="8.999cm" svg:x="17.007cm" svg:y="81.354cm">
            <draw:object draw:notify-on-update-of-ranges="'4 wrs - v6.1'.C152:'4 wrs - v6.1'.L152 '4 wrs - v6.1'.B153:'4 wrs - v6.1'.B153 '4 wrs - v6.1'.C153:'4 wrs - v6.1'.L153 '4 wrs - v6.1'.B154:'4 wrs - v6.1'.B154 '4 wrs - v6.1'.C154:'4 wrs - v6.1'.L154 '4 wrs - v6.1'.B155:'4 wrs - v6.1'.B155 '4 wrs - v6.1'.C155:'4 wrs - v6.1'.L155" xlink:href="./Object 67" xlink:type="simple" xlink:show="embed" xlink:actuate="onLoad">
              <loext:p/>
            </draw:object>
            <draw:image xlink:href="./ObjectReplacements/Object 67" xlink:type="simple" xlink:show="embed" xlink:actuate="onLoad"/>
          </draw:frame>
          <draw:frame draw:z-index="11" draw:style-name="gr1" draw:text-style-name="P1" svg:width="15.999cm" svg:height="8.999cm" svg:x="17.007cm" svg:y="91.024cm">
            <draw:object draw:notify-on-update-of-ranges="'4 wrs - v6.1'.C164:'4 wrs - v6.1'.L164 '4 wrs - v6.1'.B165:'4 wrs - v6.1'.B165 '4 wrs - v6.1'.C165:'4 wrs - v6.1'.L165 '4 wrs - v6.1'.B166:'4 wrs - v6.1'.B166 '4 wrs - v6.1'.C166:'4 wrs - v6.1'.L166 '4 wrs - v6.1'.B167:'4 wrs - v6.1'.B167 '4 wrs - v6.1'.C167:'4 wrs - v6.1'.L167" xlink:href="./Object 68" xlink:type="simple" xlink:show="embed" xlink:actuate="onLoad">
              <loext:p/>
            </draw:object>
            <draw:image xlink:href="./ObjectReplacements/Object 68" xlink:type="simple" xlink:show="embed" xlink:actuate="onLoad"/>
          </draw:frame>
          <draw:frame draw:z-index="12" draw:style-name="gr1" draw:text-style-name="P1" svg:width="15.999cm" svg:height="8.999cm" svg:x="0.541cm" svg:y="100.081cm">
            <draw:object draw:notify-on-update-of-ranges="'4 wrs - v6.1'.C170:'4 wrs - v6.1'.L170 '4 wrs - v6.1'.B171:'4 wrs - v6.1'.B171 '4 wrs - v6.1'.C171:'4 wrs - v6.1'.L171 '4 wrs - v6.1'.B172:'4 wrs - v6.1'.B172 '4 wrs - v6.1'.C172:'4 wrs - v6.1'.L172 '4 wrs - v6.1'.B173:'4 wrs - v6.1'.B173 '4 wrs - v6.1'.C173:'4 wrs - v6.1'.L173" xlink:href="./Object 65" xlink:type="simple" xlink:show="embed" xlink:actuate="onLoad">
              <loext:p/>
            </draw:object>
            <draw:image xlink:href="./ObjectReplacements/Object 65" xlink:type="simple" xlink:show="embed" xlink:actuate="onLoad"/>
          </draw:frame>
          <draw:frame draw:z-index="13" draw:style-name="gr1" draw:text-style-name="P1" svg:width="15.999cm" svg:height="8.999cm" svg:x="17.171cm" svg:y="100.611cm">
            <draw:object draw:notify-on-update-of-ranges="'4 wrs - v6.1'.C176:'4 wrs - v6.1'.L176 '4 wrs - v6.1'.B177:'4 wrs - v6.1'.B177 '4 wrs - v6.1'.C177:'4 wrs - v6.1'.L177 '4 wrs - v6.1'.B178:'4 wrs - v6.1'.B178 '4 wrs - v6.1'.C178:'4 wrs - v6.1'.L178 '4 wrs - v6.1'.B179:'4 wrs - v6.1'.B179 '4 wrs - v6.1'.C179:'4 wrs - v6.1'.L179" xlink:href="./Object 69" xlink:type="simple" xlink:show="embed" xlink:actuate="onLoad">
              <loext:p/>
            </draw:object>
            <draw:image xlink:href="./ObjectReplacements/Object 69" xlink:type="simple" xlink:show="embed" xlink:actuate="onLoad"/>
          </draw:frame>
          <draw:frame draw:z-index="14" draw:style-name="gr1" draw:text-style-name="P1" svg:width="15.999cm" svg:height="8.999cm" svg:x="0.568cm" svg:y="140.429cm">
            <draw:object draw:notify-on-update-of-ranges="'4 wrs - v6.1'.C276:'4 wrs - v6.1'.L276 '4 wrs - v6.1'.B277:'4 wrs - v6.1'.B277 '4 wrs - v6.1'.C277:'4 wrs - v6.1'.L277 '4 wrs - v6.1'.B278:'4 wrs - v6.1'.B278 '4 wrs - v6.1'.C278:'4 wrs - v6.1'.L278 '4 wrs - v6.1'.B279:'4 wrs - v6.1'.B279 '4 wrs - v6.1'.C279:'4 wrs - v6.1'.L279" xlink:href="./Object 70" xlink:type="simple" xlink:show="embed" xlink:actuate="onLoad">
              <loext:p/>
            </draw:object>
            <draw:image xlink:href="./ObjectReplacements/Object 70" xlink:type="simple" xlink:show="embed" xlink:actuate="onLoad"/>
          </draw:frame>
          <draw:frame draw:z-index="15" draw:style-name="gr1" draw:text-style-name="P1" svg:width="15.999cm" svg:height="8.999cm" svg:x="17.364cm" svg:y="140.295cm">
            <draw:object draw:notify-on-update-of-ranges="'4 wrs - v6.1'.C282:'4 wrs - v6.1'.L282 '4 wrs - v6.1'.B283:'4 wrs - v6.1'.B283 '4 wrs - v6.1'.C283:'4 wrs - v6.1'.L283 '4 wrs - v6.1'.B284:'4 wrs - v6.1'.B284 '4 wrs - v6.1'.C284:'4 wrs - v6.1'.L284 '4 wrs - v6.1'.B285:'4 wrs - v6.1'.B285 '4 wrs - v6.1'.C285:'4 wrs - v6.1'.L285" xlink:href="./Object 71" xlink:type="simple" xlink:show="embed" xlink:actuate="onLoad">
              <loext:p/>
            </draw:object>
            <draw:image xlink:href="./ObjectReplacements/Object 71" xlink:type="simple" xlink:show="embed" xlink:actuate="onLoad"/>
          </draw:frame>
          <draw:frame draw:z-index="16" draw:style-name="gr1" draw:text-style-name="P1" svg:width="15.999cm" svg:height="8.999cm" svg:x="0.486cm" svg:y="149.992cm">
            <draw:object draw:notify-on-update-of-ranges="'4 wrs - v6.1'.C288:'4 wrs - v6.1'.L288 '4 wrs - v6.1'.B289:'4 wrs - v6.1'.B289 '4 wrs - v6.1'.C289:'4 wrs - v6.1'.L289 '4 wrs - v6.1'.B290:'4 wrs - v6.1'.B290 '4 wrs - v6.1'.C290:'4 wrs - v6.1'.L290 '4 wrs - v6.1'.B291:'4 wrs - v6.1'.B291 '4 wrs - v6.1'.C291:'4 wrs - v6.1'.L291" xlink:href="./Object 72" xlink:type="simple" xlink:show="embed" xlink:actuate="onLoad">
              <loext:p/>
            </draw:object>
            <draw:image xlink:href="./ObjectReplacements/Object 72" xlink:type="simple" xlink:show="embed" xlink:actuate="onLoad"/>
          </draw:frame>
          <draw:frame draw:z-index="17" draw:style-name="gr1" draw:text-style-name="P1" svg:width="15.999cm" svg:height="8.999cm" svg:x="17.309cm" svg:y="149.937cm">
            <draw:object draw:notify-on-update-of-ranges="'4 wrs - v6.1'.C294:'4 wrs - v6.1'.L294 '4 wrs - v6.1'.B295:'4 wrs - v6.1'.B295 '4 wrs - v6.1'.C295:'4 wrs - v6.1'.L295 '4 wrs - v6.1'.B296:'4 wrs - v6.1'.B296 '4 wrs - v6.1'.C296:'4 wrs - v6.1'.L296 '4 wrs - v6.1'.B297:'4 wrs - v6.1'.B297 '4 wrs - v6.1'.C297:'4 wrs - v6.1'.L297" xlink:href="./Object 73" xlink:type="simple" xlink:show="embed" xlink:actuate="onLoad">
              <loext:p/>
            </draw:object>
            <draw:image xlink:href="./ObjectReplacements/Object 73" xlink:type="simple" xlink:show="embed" xlink:actuate="onLoad"/>
          </draw:frame>
          <draw:frame draw:z-index="18" draw:style-name="gr1" draw:text-style-name="P1" svg:width="15.999cm" svg:height="8.999cm" svg:x="0.486cm" svg:y="159.845cm">
            <draw:object draw:notify-on-update-of-ranges="'4 wrs - v6.1'.C300:'4 wrs - v6.1'.L300 '4 wrs - v6.1'.B301:'4 wrs - v6.1'.B301 '4 wrs - v6.1'.C301:'4 wrs - v6.1'.L301 '4 wrs - v6.1'.B302:'4 wrs - v6.1'.B302 '4 wrs - v6.1'.C302:'4 wrs - v6.1'.L302 '4 wrs - v6.1'.B303:'4 wrs - v6.1'.B303 '4 wrs - v6.1'.C303:'4 wrs - v6.1'.L303" xlink:href="./Object 74" xlink:type="simple" xlink:show="embed" xlink:actuate="onLoad">
              <loext:p/>
            </draw:object>
            <draw:image xlink:href="./ObjectReplacements/Object 74" xlink:type="simple" xlink:show="embed" xlink:actuate="onLoad"/>
          </draw:frame>
          <draw:frame draw:z-index="19" draw:style-name="gr1" draw:text-style-name="P1" svg:width="15.999cm" svg:height="8.999cm" svg:x="16.896cm" svg:y="159.979cm">
            <draw:object draw:notify-on-update-of-ranges="'4 wrs - v6.1'.C306:'4 wrs - v6.1'.L306 '4 wrs - v6.1'.B307:'4 wrs - v6.1'.B307 '4 wrs - v6.1'.C307:'4 wrs - v6.1'.L307 '4 wrs - v6.1'.B308:'4 wrs - v6.1'.B308 '4 wrs - v6.1'.C308:'4 wrs - v6.1'.L308 '4 wrs - v6.1'.B309:'4 wrs - v6.1'.B309 '4 wrs - v6.1'.C309:'4 wrs - v6.1'.L309" xlink:href="./Object 75" xlink:type="simple" xlink:show="embed" xlink:actuate="onLoad">
              <loext:p/>
            </draw:object>
            <draw:image xlink:href="./ObjectReplacements/Object 75" xlink:type="simple" xlink:show="embed" xlink:actuate="onLoad"/>
          </draw:frame>
          <draw:frame draw:z-index="20" draw:style-name="gr1" draw:text-style-name="P1" svg:width="15.999cm" svg:height="8.999cm" svg:x="0.376cm" svg:y="169.754cm">
            <draw:object draw:notify-on-update-of-ranges="'4 wrs - v6.1'.C268:'4 wrs - v6.1'.I268 '4 wrs - v6.1'.B269:'4 wrs - v6.1'.B269 '4 wrs - v6.1'.C269:'4 wrs - v6.1'.I269 '4 wrs - v6.1'.B270:'4 wrs - v6.1'.B270 '4 wrs - v6.1'.C270:'4 wrs - v6.1'.I270 '4 wrs - v6.1'.B271:'4 wrs - v6.1'.B271 '4 wrs - v6.1'.C271:'4 wrs - v6.1'.I271" xlink:href="./Object 76" xlink:type="simple" xlink:show="embed" xlink:actuate="onLoad">
              <loext:p/>
            </draw:object>
            <draw:image xlink:href="./ObjectReplacements/Object 76" xlink:type="simple" xlink:show="embed" xlink:actuate="onLoad"/>
          </draw:frame>
          <draw:frame draw:z-index="21" draw:style-name="gr1" draw:text-style-name="P1" svg:width="15.999cm" svg:height="8.999cm" svg:x="0.431cm" svg:y="186.406cm">
            <draw:object draw:notify-on-update-of-ranges="'4 wrs - v6.1'.B399:'4 wrs - v6.1'.B399 '4 wrs - v6.1'.B400:'4 wrs - v6.1'.B406 '4 wrs - v6.1'.C399:'4 wrs - v6.1'.C399 '4 wrs - v6.1'.C400:'4 wrs - v6.1'.C406 '4 wrs - v6.1'.D399:'4 wrs - v6.1'.D399 '4 wrs - v6.1'.D400:'4 wrs - v6.1'.D406" xlink:href="./Object 77" xlink:type="simple" xlink:show="embed" xlink:actuate="onLoad">
              <loext:p/>
            </draw:object>
            <draw:image xlink:href="./ObjectReplacements/Object 77" xlink:type="simple" xlink:show="embed" xlink:actuate="onLoad"/>
          </draw:frame>
          <draw:frame draw:z-index="22" draw:style-name="gr1" draw:text-style-name="P1" svg:width="15.999cm" svg:height="8.999cm" svg:x="16.621cm" svg:y="186.381cm">
            <draw:object draw:notify-on-update-of-ranges="'4 wrs - v6.1'.B399:'4 wrs - v6.1'.B399 '4 wrs - v6.1'.B400:'4 wrs - v6.1'.B406 '4 wrs - v6.1'.E399:'4 wrs - v6.1'.E399 '4 wrs - v6.1'.E400:'4 wrs - v6.1'.E406 '4 wrs - v6.1'.F399:'4 wrs - v6.1'.F399 '4 wrs - v6.1'.F400:'4 wrs - v6.1'.F406" xlink:href="./Object 78" xlink:type="simple" xlink:show="embed" xlink:actuate="onLoad">
              <loext:p/>
            </draw:object>
            <draw:image xlink:href="./ObjectReplacements/Object 78" xlink:type="simple" xlink:show="embed" xlink:actuate="onLoad"/>
          </draw:frame>
          <draw:frame draw:z-index="23" draw:style-name="gr1" draw:text-style-name="P1" svg:width="15.999cm" svg:height="8.999cm" svg:x="2.248cm" svg:y="199.238cm">
            <draw:object draw:notify-on-update-of-ranges="'4 wrs - v6.1'.C437:'4 wrs - v6.1'.I437 '4 wrs - v6.1'.B438:'4 wrs - v6.1'.B438 '4 wrs - v6.1'.C438:'4 wrs - v6.1'.I438 '4 wrs - v6.1'.B439:'4 wrs - v6.1'.B439 '4 wrs - v6.1'.C439:'4 wrs - v6.1'.I439" xlink:href="./Object 79" xlink:type="simple" xlink:show="embed" xlink:actuate="onLoad">
              <loext:p/>
            </draw:object>
            <draw:image xlink:href="./ObjectReplacements/Object 79" xlink:type="simple" xlink:show="embed" xlink:actuate="onLoad"/>
          </draw:frame>
          <draw:frame draw:z-index="24" draw:style-name="gr1" draw:text-style-name="P1" svg:width="15.999cm" svg:height="8.999cm" svg:x="2.248cm" svg:y="212.279cm">
            <draw:object draw:notify-on-update-of-ranges="'4 wrs - v6.1'.C467:'4 wrs - v6.1'.I467 '4 wrs - v6.1'.B468:'4 wrs - v6.1'.B468 '4 wrs - v6.1'.C468:'4 wrs - v6.1'.I468" xlink:href="./Object 80" xlink:type="simple" xlink:show="embed" xlink:actuate="onLoad">
              <loext:p/>
            </draw:object>
            <draw:image xlink:href="./ObjectReplacements/Object 80" xlink:type="simple" xlink:show="embed" xlink:actuate="onLoad"/>
          </draw:frame>
        </table:shapes>
        <table:table-column table:style-name="co2" table:number-columns-repeated="12" table:default-cell-style-name="Default"/>
        <table:table-row table:style-name="ro1">
          <table:table-cell table:style-name="ce3" office:value-type="string" calcext:value-type="string">
            <text:p>fw: v6.1</text:p>
          </table:table-cell>
          <table:table-cell/>
          <table:table-cell office:value-type="string" calcext:value-type="string">
            <text:p>Valkyrie2889: v1.4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hroughput (full mesh)</text:p>
          </table:table-cell>
          <table:table-cell/>
          <table:table-cell office:value-type="string" calcext:value-type="string">
            <text:p>xena2889-report-20231114-201104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041" calcext:value-type="float">
            <text:p>0,0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73" calcext:value-type="float">
            <text:p>0,073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45" calcext:value-type="float">
            <text:p>0,045</text:p>
          </table:table-cell>
          <table:table-cell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.29" calcext:value-type="float">
            <text:p>3,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82" calcext:value-type="float">
            <text:p>3,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2"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0" calcext:value-type="float">
            <text:p>1420</text:p>
          </table:table-cell>
          <table:table-cell/>
          <table:table-cell office:value-type="float" office:value="432" calcext:value-type="float">
            <text:p>43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ing (full mesh)</text:p>
          </table:table-cell>
          <table:table-cell/>
          <table:table-cell office:value-type="string" calcext:value-type="string">
            <text:p>xena2889-report-20231114-201104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93" calcext:value-type="float">
            <text:p>9,93</text:p>
          </table:table-cell>
          <table:table-cell office:value-type="float" office:value="17.59" calcext:value-type="float">
            <text:p>17,59</text:p>
          </table:table-cell>
          <table:table-cell office:value-type="float" office:value="16.82" calcext:value-type="float">
            <text:p>16,82</text:p>
          </table:table-cell>
          <table:table-cell office:value-type="float" office:value="13.17" calcext:value-type="float">
            <text:p>13,17</text:p>
          </table:table-cell>
          <table:table-cell office:value-type="float" office:value="9.7" calcext:value-type="float">
            <text:p>9,7</text:p>
          </table:table-cell>
          <table:table-cell office:value-type="float" office:value="4.72" calcext:value-type="float">
            <text:p>4,72</text:p>
          </table:table-cell>
          <table:table-cell office:value-type="float" office:value="5.47" calcext:value-type="float">
            <text:p>5,47</text:p>
          </table:table-cell>
          <table:table-cell office:value-type="float" office:value="2.29" calcext:value-type="float">
            <text:p>2,29</text:p>
          </table:table-cell>
          <table:table-cell office:value-type="float" office:value="0.01" calcext:value-type="float">
            <text:p>0,01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69" calcext:value-type="float">
            <text:p>0,69</text:p>
          </table:table-cell>
          <table:table-cell office:value-type="float" office:value="12.03" calcext:value-type="float">
            <text:p>12,03</text:p>
          </table:table-cell>
          <table:table-cell office:value-type="float" office:value="43.95" calcext:value-type="float">
            <text:p>43,95</text:p>
          </table:table-cell>
          <table:table-cell office:value-type="float" office:value="67.08" calcext:value-type="float">
            <text:p>67,08</text:p>
          </table:table-cell>
          <table:table-cell office:value-type="float" office:value="80.61" calcext:value-type="float">
            <text:p>80,61</text:p>
          </table:table-cell>
          <table:table-cell office:value-type="float" office:value="92.13" calcext:value-type="float">
            <text:p>92,13</text:p>
          </table:table-cell>
          <table:table-cell office:value-type="float" office:value="92.18" calcext:value-type="float">
            <text:p>92,18</text:p>
          </table:table-cell>
          <table:table-cell office:value-type="float" office:value="97.14" calcext:value-type="float">
            <text:p>97,14</text:p>
          </table:table-cell>
          <table:table-cell office:value-type="float" office:value="99.98" calcext:value-type="float">
            <text:p>99,98</text:p>
          </table:table-cell>
          <table:table-cell office:value-type="float" office:value="99.11" calcext:value-type="float">
            <text:p>99,11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5" calcext:value-type="float">
            <text:p>0,5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216" calcext:value-type="float">
            <text:p>216</text:p>
          </table:table-cell>
          <table:table-cell office:value-type="float" office:value="321" calcext:value-type="float">
            <text:p>321</text:p>
          </table:table-cell>
          <table:table-cell office:value-type="float" office:value="444" calcext:value-type="float">
            <text:p>444</text:p>
          </table:table-cell>
          <table:table-cell office:value-type="float" office:value="518.5" calcext:value-type="float">
            <text:p>518,5</text:p>
          </table:table-cell>
          <table:table-cell office:value-type="float" office:value="624" calcext:value-type="float">
            <text:p>624</text:p>
          </table:table-cell>
          <table:table-cell office:value-type="float" office:value="723" calcext:value-type="float">
            <text:p>72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95" calcext:value-type="float">
            <text:p>9,95</text:p>
          </table:table-cell>
          <table:table-cell office:value-type="float" office:value="17.83" calcext:value-type="float">
            <text:p>17,83</text:p>
          </table:table-cell>
          <table:table-cell office:value-type="float" office:value="20.6" calcext:value-type="float">
            <text:p>20,6</text:p>
          </table:table-cell>
          <table:table-cell office:value-type="float" office:value="22.68" calcext:value-type="float">
            <text:p>22,68</text:p>
          </table:table-cell>
          <table:table-cell office:value-type="float" office:value="25.06" calcext:value-type="float">
            <text:p>25,06</text:p>
          </table:table-cell>
          <table:table-cell office:value-type="float" office:value="26.66" calcext:value-type="float">
            <text:p>26,66</text:p>
          </table:table-cell>
          <table:table-cell office:value-type="float" office:value="28.54" calcext:value-type="float">
            <text:p>28,54</text:p>
          </table:table-cell>
          <table:table-cell office:value-type="float" office:value="26.87" calcext:value-type="float">
            <text:p>26,87</text:p>
          </table:table-cell>
          <table:table-cell office:value-type="float" office:value="14.52" calcext:value-type="float">
            <text:p>14,52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48" calcext:value-type="float">
            <text:p>0,48</text:p>
          </table:table-cell>
          <table:table-cell office:value-type="float" office:value="10.87" calcext:value-type="float">
            <text:p>10,87</text:p>
          </table:table-cell>
          <table:table-cell office:value-type="float" office:value="31.35" calcext:value-type="float">
            <text:p>31,35</text:p>
          </table:table-cell>
          <table:table-cell office:value-type="float" office:value="43.29" calcext:value-type="float">
            <text:p>43,29</text:p>
          </table:table-cell>
          <table:table-cell office:value-type="float" office:value="49.88" calcext:value-type="float">
            <text:p>49,88</text:p>
          </table:table-cell>
          <table:table-cell office:value-type="float" office:value="55.57" calcext:value-type="float">
            <text:p>55,57</text:p>
          </table:table-cell>
          <table:table-cell office:value-type="float" office:value="59.23" calcext:value-type="float">
            <text:p>59,23</text:p>
          </table:table-cell>
          <table:table-cell office:value-type="float" office:value="66.42" calcext:value-type="float">
            <text:p>66,42</text:p>
          </table:table-cell>
          <table:table-cell office:value-type="float" office:value="83.87" calcext:value-type="float">
            <text:p>83,87</text:p>
          </table:table-cell>
          <table:table-cell office:value-type="float" office:value="88.3" calcext:value-type="float">
            <text:p>88,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242" calcext:value-type="float">
            <text:p>242</text:p>
          </table:table-cell>
          <table:table-cell office:value-type="float" office:value="344" calcext:value-type="float">
            <text:p>34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93" calcext:value-type="float">
            <text:p>9,93</text:p>
          </table:table-cell>
          <table:table-cell office:value-type="float" office:value="18.08" calcext:value-type="float">
            <text:p>18,08</text:p>
          </table:table-cell>
          <table:table-cell office:value-type="float" office:value="21.31" calcext:value-type="float">
            <text:p>21,31</text:p>
          </table:table-cell>
          <table:table-cell office:value-type="float" office:value="23.08" calcext:value-type="float">
            <text:p>23,08</text:p>
          </table:table-cell>
          <table:table-cell office:value-type="float" office:value="24.94" calcext:value-type="float">
            <text:p>24,94</text:p>
          </table:table-cell>
          <table:table-cell office:value-type="float" office:value="26.73" calcext:value-type="float">
            <text:p>26,73</text:p>
          </table:table-cell>
          <table:table-cell office:value-type="float" office:value="28.57" calcext:value-type="float">
            <text:p>28,57</text:p>
          </table:table-cell>
          <table:table-cell office:value-type="float" office:value="29.9" calcext:value-type="float">
            <text:p>29,9</text:p>
          </table:table-cell>
          <table:table-cell office:value-type="float" office:value="28.67" calcext:value-type="float">
            <text:p>28,67</text:p>
          </table:table-cell>
          <table:table-cell office:value-type="float" office:value="21.35" calcext:value-type="float">
            <text:p>21,35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67" calcext:value-type="float">
            <text:p>0,67</text:p>
          </table:table-cell>
          <table:table-cell office:value-type="float" office:value="9.62" calcext:value-type="float">
            <text:p>9,62</text:p>
          </table:table-cell>
          <table:table-cell office:value-type="float" office:value="28.98" calcext:value-type="float">
            <text:p>28,98</text:p>
          </table:table-cell>
          <table:table-cell office:value-type="float" office:value="42.31" calcext:value-type="float">
            <text:p>42,31</text:p>
          </table:table-cell>
          <table:table-cell office:value-type="float" office:value="50.12" calcext:value-type="float">
            <text:p>50,12</text:p>
          </table:table-cell>
          <table:table-cell office:value-type="float" office:value="55.45" calcext:value-type="float">
            <text:p>55,45</text:p>
          </table:table-cell>
          <table:table-cell office:value-type="float" office:value="59.19" calcext:value-type="float">
            <text:p>59,19</text:p>
          </table:table-cell>
          <table:table-cell office:value-type="float" office:value="62.62" calcext:value-type="float">
            <text:p>62,62</text:p>
          </table:table-cell>
          <table:table-cell office:value-type="float" office:value="68.14" calcext:value-type="float">
            <text:p>68,14</text:p>
          </table:table-cell>
          <table:table-cell office:value-type="float" office:value="78.65" calcext:value-type="float">
            <text:p>78,65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22.5" calcext:value-type="float">
            <text:p>122,5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9.88" calcext:value-type="float">
            <text:p>9,88</text:p>
          </table:table-cell>
          <table:table-cell office:value-type="float" office:value="18.03" calcext:value-type="float">
            <text:p>18,03</text:p>
          </table:table-cell>
          <table:table-cell office:value-type="float" office:value="20.97" calcext:value-type="float">
            <text:p>20,97</text:p>
          </table:table-cell>
          <table:table-cell office:value-type="float" office:value="23.16" calcext:value-type="float">
            <text:p>23,16</text:p>
          </table:table-cell>
          <table:table-cell office:value-type="float" office:value="24.89" calcext:value-type="float">
            <text:p>24,89</text:p>
          </table:table-cell>
          <table:table-cell office:value-type="float" office:value="26.17" calcext:value-type="float">
            <text:p>26,17</text:p>
          </table:table-cell>
          <table:table-cell office:value-type="float" office:value="28.9" calcext:value-type="float">
            <text:p>28,9</text:p>
          </table:table-cell>
          <table:table-cell office:value-type="float" office:value="30.06" calcext:value-type="float">
            <text:p>30,06</text:p>
          </table:table-cell>
          <table:table-cell office:value-type="float" office:value="23.4" calcext:value-type="float">
            <text:p>23,4</text:p>
          </table:table-cell>
          <table:table-cell office:value-type="float" office:value="28.11" calcext:value-type="float">
            <text:p>28,1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21" calcext:value-type="float">
            <text:p>1,21</text:p>
          </table:table-cell>
          <table:table-cell office:value-type="float" office:value="9.86" calcext:value-type="float">
            <text:p>9,86</text:p>
          </table:table-cell>
          <table:table-cell office:value-type="float" office:value="30.09" calcext:value-type="float">
            <text:p>30,09</text:p>
          </table:table-cell>
          <table:table-cell office:value-type="float" office:value="42.1" calcext:value-type="float">
            <text:p>42,1</text:p>
          </table:table-cell>
          <table:table-cell office:value-type="float" office:value="50.22" calcext:value-type="float">
            <text:p>50,22</text:p>
          </table:table-cell>
          <table:table-cell office:value-type="float" office:value="56.39" calcext:value-type="float">
            <text:p>56,39</text:p>
          </table:table-cell>
          <table:table-cell office:value-type="float" office:value="58.71" calcext:value-type="float">
            <text:p>58,71</text:p>
          </table:table-cell>
          <table:table-cell office:value-type="float" office:value="62.42" calcext:value-type="float">
            <text:p>62,42</text:p>
          </table:table-cell>
          <table:table-cell office:value-type="float" office:value="74" calcext:value-type="float">
            <text:p>74</text:p>
          </table:table-cell>
          <table:table-cell office:value-type="float" office:value="71.89" calcext:value-type="float">
            <text:p>71,8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7" calcext:value-type="float">
            <text:p>9,7</text:p>
          </table:table-cell>
          <table:table-cell office:value-type="float" office:value="17.42" calcext:value-type="float">
            <text:p>17,42</text:p>
          </table:table-cell>
          <table:table-cell office:value-type="float" office:value="20.03" calcext:value-type="float">
            <text:p>20,03</text:p>
          </table:table-cell>
          <table:table-cell office:value-type="float" office:value="21.23" calcext:value-type="float">
            <text:p>21,23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1" calcext:value-type="float">
            <text:p>22,9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95" calcext:value-type="float">
            <text:p>24,95</text:p>
          </table:table-cell>
          <table:table-cell office:value-type="float" office:value="23.16" calcext:value-type="float">
            <text:p>23,16</text:p>
          </table:table-cell>
          <table:table-cell office:value-type="float" office:value="20.66" calcext:value-type="float">
            <text:p>20,6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96" calcext:value-type="float">
            <text:p>2,96</text:p>
          </table:table-cell>
          <table:table-cell office:value-type="float" office:value="12.91" calcext:value-type="float">
            <text:p>12,91</text:p>
          </table:table-cell>
          <table:table-cell office:value-type="float" office:value="33.23" calcext:value-type="float">
            <text:p>33,23</text:p>
          </table:table-cell>
          <table:table-cell office:value-type="float" office:value="47" calcext:value-type="float">
            <text:p>47</text:p>
          </table:table-cell>
          <table:table-cell office:value-type="float" office:value="54.95" calcext:value-type="float">
            <text:p>54,95</text:p>
          </table:table-cell>
          <table:table-cell office:value-type="float" office:value="62" calcext:value-type="float">
            <text:p>62</text:p>
          </table:table-cell>
          <table:table-cell office:value-type="float" office:value="66.22" calcext:value-type="float">
            <text:p>66,22</text:p>
          </table:table-cell>
          <table:table-cell office:value-type="float" office:value="68.82" calcext:value-type="float">
            <text:p>68,82</text:p>
          </table:table-cell>
          <table:table-cell office:value-type="float" office:value="74.26" calcext:value-type="float">
            <text:p>74,26</text:p>
          </table:table-cell>
          <table:table-cell office:value-type="float" office:value="79.34" calcext:value-type="float">
            <text:p>79,3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2" calcext:value-type="float">
            <text:p>0,2</text:p>
          </table:table-cell>
          <table:table-cell office:value-type="float" office:value="1.7" calcext:value-type="float">
            <text:p>1,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.5" calcext:value-type="float">
            <text:p>35,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9.91" calcext:value-type="float">
            <text:p>9,91</text:p>
          </table:table-cell>
          <table:table-cell office:value-type="float" office:value="15.39" calcext:value-type="float">
            <text:p>15,39</text:p>
          </table:table-cell>
          <table:table-cell office:value-type="float" office:value="13.3" calcext:value-type="float">
            <text:p>13,3</text:p>
          </table:table-cell>
          <table:table-cell office:value-type="float" office:value="12.74" calcext:value-type="float">
            <text:p>12,74</text:p>
          </table:table-cell>
          <table:table-cell office:value-type="float" office:value="11.94" calcext:value-type="float">
            <text:p>11,94</text:p>
          </table:table-cell>
          <table:table-cell office:value-type="float" office:value="11.57" calcext:value-type="float">
            <text:p>11,57</text:p>
          </table:table-cell>
          <table:table-cell office:value-type="float" office:value="10.47" calcext:value-type="float">
            <text:p>10,47</text:p>
          </table:table-cell>
          <table:table-cell office:value-type="float" office:value="11.37" calcext:value-type="float">
            <text:p>11,37</text:p>
          </table:table-cell>
          <table:table-cell office:value-type="float" office:value="9.33" calcext:value-type="float">
            <text:p>9,33</text:p>
          </table:table-cell>
          <table:table-cell office:value-type="float" office:value="9.01" calcext:value-type="float">
            <text:p>9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86" calcext:value-type="float">
            <text:p>0,86</text:p>
          </table:table-cell>
          <table:table-cell office:value-type="float" office:value="23.05" calcext:value-type="float">
            <text:p>23,05</text:p>
          </table:table-cell>
          <table:table-cell office:value-type="float" office:value="55.68" calcext:value-type="float">
            <text:p>55,68</text:p>
          </table:table-cell>
          <table:table-cell office:value-type="float" office:value="68.15" calcext:value-type="float">
            <text:p>68,15</text:p>
          </table:table-cell>
          <table:table-cell office:value-type="float" office:value="76.13" calcext:value-type="float">
            <text:p>76,13</text:p>
          </table:table-cell>
          <table:table-cell office:value-type="float" office:value="80.72" calcext:value-type="float">
            <text:p>80,72</text:p>
          </table:table-cell>
          <table:table-cell office:value-type="float" office:value="85.05" calcext:value-type="float">
            <text:p>85,05</text:p>
          </table:table-cell>
          <table:table-cell office:value-type="float" office:value="85.78" calcext:value-type="float">
            <text:p>85,78</text:p>
          </table:table-cell>
          <table:table-cell office:value-type="float" office:value="89.63" calcext:value-type="float">
            <text:p>89,63</text:p>
          </table:table-cell>
          <table:table-cell office:value-type="float" office:value="90.99" calcext:value-type="float">
            <text:p>90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87">
          <table:table-cell table:number-columns-repeated="12"/>
        </table:table-row>
        <table:table-row table:style-name="ro1">
          <table:table-cell office:value-type="string" calcext:value-type="string">
            <text:p>Throughput (1:N mesh)</text:p>
          </table:table-cell>
          <table:table-cell/>
          <table:table-cell office:value-type="string" calcext:value-type="string">
            <text:p>xena2889-report-20231114-122401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505" calcext:value-type="float">
            <text:p>0,505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134" calcext:value-type="float">
            <text:p>0,134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office:value-type="float" office:value="0.259" calcext:value-type="float">
            <text:p>0,259</text:p>
          </table:table-cell>
          <table:table-cell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3" calcext:value-type="float">
            <text:p>1,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number-columns-repeated="2" table:style-name="ce9" office:value-type="string" calcext:value-type="string">
            <text:p>Pass</text:p>
          </table:table-cell>
          <table:table-cell table:style-name="ce7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1" calcext:value-type="float">
            <text:p>99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ing (1:N mesh)</text:p>
          </table:table-cell>
          <table:table-cell/>
          <table:table-cell office:value-type="string" calcext:value-type="string">
            <text:p>xena2889-report-20231114-122401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5.86" calcext:value-type="float">
            <text:p>5,86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44" calcext:value-type="float">
            <text:p>41,44</text:p>
          </table:table-cell>
          <table:table-cell table:number-columns-repeated="2" office:value-type="float" office:value="99.96" calcext:value-type="float">
            <text:p>99,96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table:number-columns-repeated="3" office:value-type="float" office:value="99.99" calcext:value-type="float">
            <text:p>99,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33" calcext:value-type="float">
            <text:p>33</text:p>
          </table:table-cell>
          <table:table-cell office:value-type="float" office:value="160.6" calcext:value-type="float">
            <text:p>160,6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.7" calcext:value-type="float">
            <text:p>401,7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642.7" calcext:value-type="float">
            <text:p>642,7</text:p>
          </table:table-cell>
          <table:table-cell office:value-type="float" office:value="723" calcext:value-type="float">
            <text:p>723</text:p>
          </table:table-cell>
          <table:table-cell office:value-type="float" office:value="803.5" calcext:value-type="float">
            <text:p>803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5.35" calcext:value-type="float">
            <text:p>5,35</text:p>
          </table:table-cell>
          <table:table-cell office:value-type="float" office:value="6.52" calcext:value-type="float">
            <text:p>6,52</text:p>
          </table:table-cell>
          <table:table-cell office:value-type="float" office:value="6.85" calcext:value-type="float">
            <text:p>6,85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6.51" calcext:value-type="float">
            <text:p>46,51</text:p>
          </table:table-cell>
          <table:table-cell office:value-type="float" office:value="67.38" calcext:value-type="float">
            <text:p>67,38</text:p>
          </table:table-cell>
          <table:table-cell office:value-type="float" office:value="77.18" calcext:value-type="float">
            <text:p>77,18</text:p>
          </table:table-cell>
          <table:table-cell office:value-type="float" office:value="99.98" calcext:value-type="float">
            <text:p>99,98</text:p>
          </table:table-cell>
          <table:table-cell office:value-type="float" office:value="99.97" calcext:value-type="float">
            <text:p>99,97</text:p>
          </table:table-cell>
          <table:table-cell table:number-columns-repeated="3"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1" calcext:value-type="float">
            <text:p>21</text:p>
          </table:table-cell>
          <table:table-cell office:value-type="float" office:value="61.4" calcext:value-type="float">
            <text:p>6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82" calcext:value-type="float">
            <text:p>182</text:p>
          </table:table-cell>
          <table:table-cell office:value-type="float" office:value="228" calcext:value-type="float">
            <text:p>228</text:p>
          </table:table-cell>
          <table:table-cell office:value-type="float" office:value="273.5" calcext:value-type="float">
            <text:p>273,5</text:p>
          </table:table-cell>
          <table:table-cell office:value-type="float" office:value="319" calcext:value-type="float">
            <text:p>319</text:p>
          </table:table-cell>
          <table:table-cell office:value-type="float" office:value="364.8" calcext:value-type="float">
            <text:p>364,8</text:p>
          </table:table-cell>
          <table:table-cell office:value-type="float" office:value="410" calcext:value-type="float">
            <text:p>4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6.03" calcext:value-type="float">
            <text:p>6,03</text:p>
          </table:table-cell>
          <table:table-cell office:value-type="float" office:value="6.36" calcext:value-type="float">
            <text:p>6,36</text:p>
          </table:table-cell>
          <table:table-cell office:value-type="float" office:value="7.14" calcext:value-type="float">
            <text:p>7,14</text:p>
          </table:table-cell>
          <table:table-cell office:value-type="float" office:value="7.34" calcext:value-type="float">
            <text:p>7,34</text:p>
          </table:table-cell>
          <table:table-cell office:value-type="float" office:value="7.42" calcext:value-type="float">
            <text:p>7,42</text:p>
          </table:table-cell>
          <table:table-cell office:value-type="float" office:value="1.42" calcext:value-type="float">
            <text:p>1,42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66" calcext:value-type="float">
            <text:p>39,66</text:p>
          </table:table-cell>
          <table:table-cell office:value-type="float" office:value="68.21" calcext:value-type="float">
            <text:p>68,21</text:p>
          </table:table-cell>
          <table:table-cell office:value-type="float" office:value="76.21" calcext:value-type="float">
            <text:p>76,21</text:p>
          </table:table-cell>
          <table:table-cell office:value-type="float" office:value="81.64" calcext:value-type="float">
            <text:p>81,64</text:p>
          </table:table-cell>
          <table:table-cell office:value-type="float" office:value="85.17" calcext:value-type="float">
            <text:p>85,17</text:p>
          </table:table-cell>
          <table:table-cell office:value-type="float" office:value="97.63" calcext:value-type="float">
            <text:p>97,63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9" calcext:value-type="float">
            <text:p>99,99</text:p>
          </table:table-cell>
          <table:table-cell office:value-type="float" office:value="99.98" calcext:value-type="float">
            <text:p>99,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9.7" calcext:value-type="float">
            <text:p>9,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9.8" calcext:value-type="float">
            <text:p>79,8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95.6" calcext:value-type="float">
            <text:p>195,6</text:p>
          </table:table-cell>
          <table:table-cell office:value-type="float" office:value="220" calcext:value-type="float">
            <text:p>220</text:p>
          </table:table-cell>
          <table:table-cell office:value-type="float" office:value="244.5" calcext:value-type="float">
            <text:p>244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6.07" calcext:value-type="float">
            <text:p>6,07</text:p>
          </table:table-cell>
          <table:table-cell office:value-type="float" office:value="6.61" calcext:value-type="float">
            <text:p>6,61</text:p>
          </table:table-cell>
          <table:table-cell office:value-type="float" office:value="7.19" calcext:value-type="float">
            <text:p>7,19</text:p>
          </table:table-cell>
          <table:table-cell office:value-type="float" office:value="6.7" calcext:value-type="float">
            <text:p>6,7</text:p>
          </table:table-cell>
          <table:table-cell office:value-type="float" office:value="7.95" calcext:value-type="float">
            <text:p>7,95</text:p>
          </table:table-cell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,04</text:p>
          </table:table-cell>
          <table:table-cell office:value-type="float" office:value="7.64" calcext:value-type="float">
            <text:p>7,64</text:p>
          </table:table-cell>
          <table:table-cell office:value-type="float" office:value="7.63" calcext:value-type="float">
            <text:p>7,63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29" calcext:value-type="float">
            <text:p>39,29</text:p>
          </table:table-cell>
          <table:table-cell office:value-type="float" office:value="66.93" calcext:value-type="float">
            <text:p>66,93</text:p>
          </table:table-cell>
          <table:table-cell office:value-type="float" office:value="76.05" calcext:value-type="float">
            <text:p>76,05</text:p>
          </table:table-cell>
          <table:table-cell office:value-type="float" office:value="83.26" calcext:value-type="float">
            <text:p>83,26</text:p>
          </table:table-cell>
          <table:table-cell office:value-type="float" office:value="84.09" calcext:value-type="float">
            <text:p>84,09</text:p>
          </table:table-cell>
          <table:table-cell office:value-type="float" office:value="86.67" calcext:value-type="float">
            <text:p>86,67</text:p>
          </table:table-cell>
          <table:table-cell office:value-type="float" office:value="88.51" calcext:value-type="float">
            <text:p>88,51</text:p>
          </table:table-cell>
          <table:table-cell office:value-type="float" office:value="90.45" calcext:value-type="float">
            <text:p>90,45</text:p>
          </table:table-cell>
          <table:table-cell office:value-type="float" office:value="91.52" calcext:value-type="float">
            <text:p>91,52</text:p>
          </table:table-cell>
          <table:table-cell office:value-type="float" office:value="92.29" calcext:value-type="float">
            <text:p>92,2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4.9" calcext:value-type="float">
            <text:p>4,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8.6" calcext:value-type="float">
            <text:p>78,6</text:p>
          </table:table-cell>
          <table:table-cell office:value-type="float" office:value="91.8" calcext:value-type="float">
            <text:p>91,8</text:p>
          </table:table-cell>
          <table:table-cell office:value-type="float" office:value="104.5" calcext:value-type="float">
            <text:p>104,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6.08" calcext:value-type="float">
            <text:p>6,08</text:p>
          </table:table-cell>
          <table:table-cell office:value-type="float" office:value="6.64" calcext:value-type="float">
            <text:p>6,64</text:p>
          </table:table-cell>
          <table:table-cell office:value-type="float" office:value="7.2" calcext:value-type="float">
            <text:p>7,2</text:p>
          </table:table-cell>
          <table:table-cell office:value-type="float" office:value="7.76" calcext:value-type="float">
            <text:p>7,76</text:p>
          </table:table-cell>
          <table:table-cell office:value-type="float" office:value="7.72" calcext:value-type="float">
            <text:p>7,72</text:p>
          </table:table-cell>
          <table:table-cell office:value-type="float" office:value="7.76" calcext:value-type="float">
            <text:p>7,76</text:p>
          </table:table-cell>
          <table:table-cell office:value-type="float" office:value="8.71" calcext:value-type="float">
            <text:p>8,71</text:p>
          </table:table-cell>
          <table:table-cell office:value-type="float" office:value="7.9" calcext:value-type="float">
            <text:p>7,9</text:p>
          </table:table-cell>
          <table:table-cell office:value-type="float" office:value="8.04" calcext:value-type="float">
            <text:p>8,04</text:p>
          </table:table-cell>
          <table:table-cell office:value-type="float" office:value="8.02" calcext:value-type="float">
            <text:p>8,02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39.16" calcext:value-type="float">
            <text:p>39,16</text:p>
          </table:table-cell>
          <table:table-cell office:value-type="float" office:value="66.78" calcext:value-type="float">
            <text:p>66,78</text:p>
          </table:table-cell>
          <table:table-cell office:value-type="float" office:value="75.98" calcext:value-type="float">
            <text:p>75,98</text:p>
          </table:table-cell>
          <table:table-cell office:value-type="float" office:value="80.59" calcext:value-type="float">
            <text:p>80,59</text:p>
          </table:table-cell>
          <table:table-cell office:value-type="float" office:value="84.57" calcext:value-type="float">
            <text:p>84,57</text:p>
          </table:table-cell>
          <table:table-cell office:value-type="float" office:value="87.06" calcext:value-type="float">
            <text:p>87,06</text:p>
          </table:table-cell>
          <table:table-cell office:value-type="float" office:value="87.56" calcext:value-type="float">
            <text:p>87,56</text:p>
          </table:table-cell>
          <table:table-cell office:value-type="float" office:value="90.12" calcext:value-type="float">
            <text:p>90,12</text:p>
          </table:table-cell>
          <table:table-cell office:value-type="float" office:value="91.07" calcext:value-type="float">
            <text:p>91,07</text:p>
          </table:table-cell>
          <table:table-cell office:value-type="float" office:value="91.98" calcext:value-type="float">
            <text:p>91,98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2.5" calcext:value-type="float">
            <text:p>2,5</text:p>
          </table:table-cell>
          <table:table-cell office:value-type="float" office:value="8.6" calcext:value-type="float">
            <text:p>8,6</text:p>
          </table:table-cell>
          <table:table-cell office:value-type="float" office:value="14.7" calcext:value-type="float">
            <text:p>14,7</text:p>
          </table:table-cell>
          <table:table-cell office:value-type="float" office:value="20.8" calcext:value-type="float">
            <text:p>20,8</text:p>
          </table:table-cell>
          <table:table-cell office:value-type="float" office:value="27" calcext:value-type="float">
            <text:p>27</text:p>
          </table:table-cell>
          <table:table-cell office:value-type="float" office:value="33.7" calcext:value-type="float">
            <text:p>33,7</text:p>
          </table:table-cell>
          <table:table-cell office:value-type="float" office:value="39.6" calcext:value-type="float">
            <text:p>39,6</text:p>
          </table:table-cell>
          <table:table-cell office:value-type="float" office:value="46.6" calcext:value-type="float">
            <text:p>46,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5.85" calcext:value-type="float">
            <text:p>5,85</text:p>
          </table:table-cell>
          <table:table-cell office:value-type="float" office:value="5.95" calcext:value-type="float">
            <text:p>5,95</text:p>
          </table:table-cell>
          <table:table-cell office:value-type="float" office:value="5.8" calcext:value-type="float">
            <text:p>5,8</text:p>
          </table:table-cell>
          <table:table-cell office:value-type="float" office:value="6.07" calcext:value-type="float">
            <text:p>6,07</text:p>
          </table:table-cell>
          <table:table-cell office:value-type="float" office:value="6.2" calcext:value-type="float">
            <text:p>6,2</text:p>
          </table:table-cell>
          <table:table-cell office:value-type="float" office:value="6.27" calcext:value-type="float">
            <text:p>6,27</text:p>
          </table:table-cell>
          <table:table-cell office:value-type="float" office:value="6.31" calcext:value-type="float">
            <text:p>6,31</text:p>
          </table:table-cell>
          <table:table-cell table:number-columns-repeated="2" office:value-type="float" office:value="6.46" calcext:value-type="float">
            <text:p>6,46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41.55" calcext:value-type="float">
            <text:p>41,55</text:p>
          </table:table-cell>
          <table:table-cell office:value-type="float" office:value="70.25" calcext:value-type="float">
            <text:p>70,25</text:p>
          </table:table-cell>
          <table:table-cell office:value-type="float" office:value="80.67" calcext:value-type="float">
            <text:p>80,67</text:p>
          </table:table-cell>
          <table:table-cell office:value-type="float" office:value="84.83" calcext:value-type="float">
            <text:p>84,83</text:p>
          </table:table-cell>
          <table:table-cell office:value-type="float" office:value="87.6" calcext:value-type="float">
            <text:p>87,6</text:p>
          </table:table-cell>
          <table:table-cell office:value-type="float" office:value="89.55" calcext:value-type="float">
            <text:p>89,55</text:p>
          </table:table-cell>
          <table:table-cell office:value-type="float" office:value="90.98" calcext:value-type="float">
            <text:p>90,98</text:p>
          </table:table-cell>
          <table:table-cell office:value-type="float" office:value="91.92" calcext:value-type="float">
            <text:p>91,92</text:p>
          </table:table-cell>
          <table:table-cell office:value-type="float" office:value="92.82" calcext:value-type="float">
            <text:p>92,82</text:p>
          </table:table-cell>
          <table:table-cell office:value-type="float" office:value="94.02" calcext:value-type="float">
            <text:p>94,0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office:value-type="float" office:value="14.9" calcext:value-type="float">
            <text:p>14,9</text:p>
          </table:table-cell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,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.6" calcext:value-type="float">
            <text:p>36,6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85">
          <table:table-cell table:number-columns-repeated="12"/>
        </table:table-row>
        <table:table-row table:style-name="ro1">
          <table:table-cell office:value-type="string" calcext:value-type="string">
            <text:p>Throughput (N:N mesh)</text:p>
          </table:table-cell>
          <table:table-cell/>
          <table:table-cell office:value-type="string" calcext:value-type="string">
            <text:p>xena2889-report-20231113-173928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0.505" calcext:value-type="float">
            <text:p>0,505</text:p>
          </table:table-cell>
          <table:table-cell table:style-name="ce1" office:value-type="float" office:value="0.413" calcext:value-type="float">
            <text:p>0,413</text:p>
          </table:table-cell>
          <table:table-cell table:style-name="ce1" office:value-type="float" office:value="0.258" calcext:value-type="float">
            <text:p>0,258</text:p>
          </table:table-cell>
          <table:table-cell table:style-name="ce1" office:value-type="float" office:value="0.072" calcext:value-type="float">
            <text:p>0,072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506" calcext:value-type="float">
            <text:p>0,506</text:p>
          </table:table-cell>
          <table:table-cell table:style-name="ce1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.41" calcext:value-type="float">
            <text:p>0,41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51" calcext:value-type="float">
            <text:p>0,51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.03" calcext:value-type="float">
            <text:p>3,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,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4" table:style-name="ce9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style-name="ce9" office:value-type="string" calcext:value-type="string">
            <text:p>Pass</text:p>
          </table:table-cell>
          <table:table-cell table:style-name="ce8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ing (N:N mesh)</text:p>
          </table:table-cell>
          <table:table-cell/>
          <table:table-cell office:value-type="string" calcext:value-type="string">
            <text:p>xena2889-report-20231113-173928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9.88" calcext:value-type="float">
            <text:p>9,88</text:p>
          </table:table-cell>
          <table:table-cell office:value-type="float" office:value="10.61" calcext:value-type="float">
            <text:p>10,61</text:p>
          </table:table-cell>
          <table:table-cell office:value-type="float" office:value="10.45" calcext:value-type="float">
            <text:p>10,45</text:p>
          </table:table-cell>
          <table:table-cell office:value-type="float" office:value="0.03" calcext:value-type="float">
            <text:p>0,03</text:p>
          </table:table-cell>
          <table:table-cell table:number-columns-repeated="6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22" calcext:value-type="float">
            <text:p>1,22</text:p>
          </table:table-cell>
          <table:table-cell office:value-type="float" office:value="46.95" calcext:value-type="float">
            <text:p>46,95</text:p>
          </table:table-cell>
          <table:table-cell office:value-type="float" office:value="65.17" calcext:value-type="float">
            <text:p>65,17</text:p>
          </table:table-cell>
          <table:table-cell office:value-type="float" office:value="69.99" calcext:value-type="float">
            <text:p>69,99</text:p>
          </table:table-cell>
          <table:table-cell office:value-type="float" office:value="99.97" calcext:value-type="float">
            <text:p>99,97</text:p>
          </table:table-cell>
          <table:table-cell office:value-type="float" office:value="99.98" calcext:value-type="float">
            <text:p>99,98</text:p>
          </table:table-cell>
          <table:table-cell table:number-columns-repeated="4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5" calcext:value-type="float">
            <text:p>0,5</text:p>
          </table:table-cell>
          <table:table-cell office:value-type="float" office:value="37.7" calcext:value-type="float">
            <text:p>37,7</text:p>
          </table:table-cell>
          <table:table-cell office:value-type="float" office:value="78.5" calcext:value-type="float">
            <text:p>78,5</text:p>
          </table:table-cell>
          <table:table-cell office:value-type="float" office:value="160.5" calcext:value-type="float">
            <text:p>160,5</text:p>
          </table:table-cell>
          <table:table-cell office:value-type="float" office:value="200.8" calcext:value-type="float">
            <text:p>200,8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361.5" calcext:value-type="float">
            <text:p>361,5</text:p>
          </table:table-cell>
          <table:table-cell office:value-type="float" office:value="401.7" calcext:value-type="float">
            <text:p>401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x Rate (%)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10.83" calcext:value-type="float">
            <text:p>10,83</text:p>
          </table:table-cell>
          <table:table-cell office:value-type="float" office:value="10.81" calcext:value-type="float">
            <text:p>10,81</text:p>
          </table:table-cell>
          <table:table-cell table:number-columns-repeated="2" office:value-type="float" office:value="10.82" calcext:value-type="float">
            <text:p>10,82</text:p>
          </table:table-cell>
          <table:table-cell office:value-type="float" office:value="0.11" calcext:value-type="float">
            <text:p>0,11</text:p>
          </table:table-cell>
          <table:table-cell table:number-columns-repeated="3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14" calcext:value-type="float">
            <text:p>1,14</text:p>
          </table:table-cell>
          <table:table-cell office:value-type="float" office:value="45.87" calcext:value-type="float">
            <text:p>45,87</text:p>
          </table:table-cell>
          <table:table-cell office:value-type="float" office:value="63.91" calcext:value-type="float">
            <text:p>63,91</text:p>
          </table:table-cell>
          <table:table-cell office:value-type="float" office:value="72.98" calcext:value-type="float">
            <text:p>72,98</text:p>
          </table:table-cell>
          <table:table-cell office:value-type="float" office:value="78.36" calcext:value-type="float">
            <text:p>78,36</text:p>
          </table:table-cell>
          <table:table-cell office:value-type="float" office:value="78.25" calcext:value-type="float">
            <text:p>78,25</text:p>
          </table:table-cell>
          <table:table-cell office:value-type="float" office:value="99.85" calcext:value-type="float">
            <text:p>99,85</text:p>
          </table:table-cell>
          <table:table-cell office:value-type="float" office:value="99.98" calcext:value-type="float">
            <text:p>99,98</text:p>
          </table:table-cell>
          <table:table-cell table:number-columns-repeated="2" office:value-type="float" office:value="99.99" calcext:value-type="float">
            <text:p>99,99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26" calcext:value-type="float">
            <text:p>0,26</text:p>
          </table:table-cell>
          <table:table-cell office:value-type="float" office:value="20.9" calcext:value-type="float">
            <text:p>20,9</text:p>
          </table:table-cell>
          <table:table-cell office:value-type="float" office:value="43.7" calcext:value-type="float">
            <text:p>43,7</text:p>
          </table:table-cell>
          <table:table-cell office:value-type="float" office:value="66.5" calcext:value-type="float">
            <text:p>66,5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x Rate (%)</text:p>
          </table:table-cell>
          <table:table-cell office:value-type="float" office:value="9.99" calcext:value-type="float">
            <text:p>9,99</text:p>
          </table:table-cell>
          <table:table-cell table:number-columns-repeated="3" office:value-type="float" office:value="10.96" calcext:value-type="float">
            <text:p>10,96</text:p>
          </table:table-cell>
          <table:table-cell office:value-type="float" office:value="10.92" calcext:value-type="float">
            <text:p>10,92</text:p>
          </table:table-cell>
          <table:table-cell table:number-columns-repeated="2" office:value-type="float" office:value="10.96" calcext:value-type="float">
            <text:p>10,96</text:p>
          </table:table-cell>
          <table:table-cell office:value-type="float" office:value="10.83" calcext:value-type="float">
            <text:p>10,83</text:p>
          </table:table-cell>
          <table:table-cell office:value-type="float" office:value="10.84" calcext:value-type="float">
            <text:p>10,84</text:p>
          </table:table-cell>
          <table:table-cell office:value-type="float" office:value="10.96" calcext:value-type="float">
            <text:p>10,9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07" calcext:value-type="float">
            <text:p>0,07</text:p>
          </table:table-cell>
          <table:table-cell office:value-type="float" office:value="45.22" calcext:value-type="float">
            <text:p>45,22</text:p>
          </table:table-cell>
          <table:table-cell office:value-type="float" office:value="63.46" calcext:value-type="float">
            <text:p>63,46</text:p>
          </table:table-cell>
          <table:table-cell office:value-type="float" office:value="72.6" calcext:value-type="float">
            <text:p>72,6</text:p>
          </table:table-cell>
          <table:table-cell office:value-type="float" office:value="78.17" calcext:value-type="float">
            <text:p>78,17</text:p>
          </table:table-cell>
          <table:table-cell office:value-type="float" office:value="81.73" calcext:value-type="float">
            <text:p>81,73</text:p>
          </table:table-cell>
          <table:table-cell office:value-type="float" office:value="84.34" calcext:value-type="float">
            <text:p>84,34</text:p>
          </table:table-cell>
          <table:table-cell office:value-type="float" office:value="86.46" calcext:value-type="float">
            <text:p>86,46</text:p>
          </table:table-cell>
          <table:table-cell office:value-type="float" office:value="87.96" calcext:value-type="float">
            <text:p>87,96</text:p>
          </table:table-cell>
          <table:table-cell office:value-type="float" office:value="89.04" calcext:value-type="float">
            <text:p>89,04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9" calcext:value-type="float">
            <text:p>0,00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.5" calcext:value-type="float">
            <text:p>35,5</text:p>
          </table:table-cell>
          <table:table-cell office:value-type="float" office:value="89" calcext:value-type="float">
            <text:p>89</text:p>
          </table:table-cell>
          <table:table-cell office:value-type="float" office:value="59.9" calcext:value-type="float">
            <text:p>59,9</text:p>
          </table:table-cell>
          <table:table-cell office:value-type="float" office:value="72" calcext:value-type="float">
            <text:p>72</text:p>
          </table:table-cell>
          <table:table-cell office:value-type="float" office:value="84.5" calcext:value-type="float">
            <text:p>84,5</text:p>
          </table:table-cell>
          <table:table-cell office:value-type="float" office:value="96.8" calcext:value-type="float">
            <text:p>96,8</text:p>
          </table:table-cell>
          <table:table-cell office:value-type="float" office:value="108.8" calcext:value-type="float">
            <text:p>108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x Rate (%)</text:p>
          </table:table-cell>
          <table:table-cell office:value-type="float" office:value="9.79" calcext:value-type="float">
            <text:p>9,79</text:p>
          </table:table-cell>
          <table:table-cell office:value-type="float" office:value="11.03" calcext:value-type="float">
            <text:p>11,03</text:p>
          </table:table-cell>
          <table:table-cell table:number-columns-repeated="2" office:value-type="float" office:value="11.04" calcext:value-type="float">
            <text:p>11,04</text:p>
          </table:table-cell>
          <table:table-cell office:value-type="float" office:value="10.94" calcext:value-type="float">
            <text:p>10,94</text:p>
          </table:table-cell>
          <table:table-cell office:value-type="float" office:value="11.02" calcext:value-type="float">
            <text:p>11,02</text:p>
          </table:table-cell>
          <table:table-cell office:value-type="float" office:value="11.03" calcext:value-type="float">
            <text:p>11,03</text:p>
          </table:table-cell>
          <table:table-cell office:value-type="float" office:value="11.04" calcext:value-type="float">
            <text:p>11,04</text:p>
          </table:table-cell>
          <table:table-cell office:value-type="float" office:value="11.03" calcext:value-type="float">
            <text:p>11,03</text:p>
          </table:table-cell>
          <table:table-cell office:value-type="float" office:value="10.87" calcext:value-type="float">
            <text:p>10,87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2.07" calcext:value-type="float">
            <text:p>2,07</text:p>
          </table:table-cell>
          <table:table-cell office:value-type="float" office:value="44.83" calcext:value-type="float">
            <text:p>44,83</text:p>
          </table:table-cell>
          <table:table-cell office:value-type="float" office:value="63.21" calcext:value-type="float">
            <text:p>63,21</text:p>
          </table:table-cell>
          <table:table-cell office:value-type="float" office:value="72.41" calcext:value-type="float">
            <text:p>72,41</text:p>
          </table:table-cell>
          <table:table-cell office:value-type="float" office:value="78.12" calcext:value-type="float">
            <text:p>78,12</text:p>
          </table:table-cell>
          <table:table-cell office:value-type="float" office:value="81.64" calcext:value-type="float">
            <text:p>81,64</text:p>
          </table:table-cell>
          <table:table-cell office:value-type="float" office:value="84.24" calcext:value-type="float">
            <text:p>84,24</text:p>
          </table:table-cell>
          <table:table-cell office:value-type="float" office:value="86.2" calcext:value-type="float">
            <text:p>86,2</text:p>
          </table:table-cell>
          <table:table-cell office:value-type="float" office:value="87.74" calcext:value-type="float">
            <text:p>87,74</text:p>
          </table:table-cell>
          <table:table-cell office:value-type="float" office:value="89.13" calcext:value-type="float">
            <text:p>89,1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1" calcext:value-type="float">
            <text:p>0,1</text:p>
          </table:table-cell>
          <table:table-cell office:value-type="float" office:value="5.6" calcext:value-type="float">
            <text:p>5,6</text:p>
          </table:table-cell>
          <table:table-cell office:value-type="float" office:value="12" calcext:value-type="float">
            <text:p>12</text:p>
          </table:table-cell>
          <table:table-cell office:value-type="float" office:value="18.3" calcext:value-type="float">
            <text:p>18,3</text:p>
          </table:table-cell>
          <table:table-cell office:value-type="float" office:value="24.7" calcext:value-type="float">
            <text:p>24,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.7" calcext:value-type="float">
            <text:p>43,7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x Rate (%)</text:p>
          </table:table-cell>
          <table:table-cell office:value-type="float" office:value="9.97" calcext:value-type="float">
            <text:p>9,97</text:p>
          </table:table-cell>
          <table:table-cell office:value-type="float" office:value="10.88" calcext:value-type="float">
            <text:p>10,88</text:p>
          </table:table-cell>
          <table:table-cell table:number-columns-repeated="4" office:value-type="float" office:value="11.08" calcext:value-type="float">
            <text:p>11,08</text:p>
          </table:table-cell>
          <table:table-cell office:value-type="float" office:value="10.99" calcext:value-type="float">
            <text:p>10,99</text:p>
          </table:table-cell>
          <table:table-cell office:value-type="float" office:value="11.08" calcext:value-type="float">
            <text:p>11,08</text:p>
          </table:table-cell>
          <table:table-cell office:value-type="float" office:value="10.84" calcext:value-type="float">
            <text:p>10,84</text:p>
          </table:table-cell>
          <table:table-cell office:value-type="float" office:value="11.08" calcext:value-type="float">
            <text:p>11,08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29" calcext:value-type="float">
            <text:p>0,29</text:p>
          </table:table-cell>
          <table:table-cell office:value-type="float" office:value="45.59" calcext:value-type="float">
            <text:p>45,59</text:p>
          </table:table-cell>
          <table:table-cell office:value-type="float" office:value="63.08" calcext:value-type="float">
            <text:p>63,08</text:p>
          </table:table-cell>
          <table:table-cell office:value-type="float" office:value="72.31" calcext:value-type="float">
            <text:p>72,31</text:p>
          </table:table-cell>
          <table:table-cell office:value-type="float" office:value="77.85" calcext:value-type="float">
            <text:p>77,85</text:p>
          </table:table-cell>
          <table:table-cell office:value-type="float" office:value="81.54" calcext:value-type="float">
            <text:p>81,54</text:p>
          </table:table-cell>
          <table:table-cell office:value-type="float" office:value="84.3" calcext:value-type="float">
            <text:p>84,3</text:p>
          </table:table-cell>
          <table:table-cell office:value-type="float" office:value="86.15" calcext:value-type="float">
            <text:p>86,15</text:p>
          </table:table-cell>
          <table:table-cell office:value-type="float" office:value="87.95" calcext:value-type="float">
            <text:p>87,95</text:p>
          </table:table-cell>
          <table:table-cell office:value-type="float" office:value="88.92" calcext:value-type="float">
            <text:p>88,9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.009" calcext:value-type="float">
            <text:p>0,009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,3</text:p>
          </table:table-cell>
          <table:table-cell office:value-type="float" office:value="12.5" calcext:value-type="float">
            <text:p>12,5</text:p>
          </table:table-cell>
          <table:table-cell office:value-type="float" office:value="15.8" calcext:value-type="float">
            <text:p>15,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.5" calcext:value-type="float">
            <text:p>25,5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R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10.88" calcext:value-type="float">
            <text:p>10,88</text:p>
          </table:table-cell>
          <table:table-cell office:value-type="float" office:value="11.06" calcext:value-type="float">
            <text:p>11,06</text:p>
          </table:table-cell>
          <table:table-cell office:value-type="float" office:value="11.01" calcext:value-type="float">
            <text:p>11,01</text:p>
          </table:table-cell>
          <table:table-cell office:value-type="float" office:value="10.9" calcext:value-type="float">
            <text:p>10,9</text:p>
          </table:table-cell>
          <table:table-cell office:value-type="float" office:value="10.98" calcext:value-type="float">
            <text:p>10,98</text:p>
          </table:table-cell>
          <table:table-cell table:number-columns-repeated="2" office:value-type="float" office:value="11.09" calcext:value-type="float">
            <text:p>11,09</text:p>
          </table:table-cell>
          <table:table-cell office:value-type="float" office:value="11.05" calcext:value-type="float">
            <text:p>11,05</text:p>
          </table:table-cell>
          <table:table-cell office:value-type="float" office:value="10.83" calcext:value-type="float">
            <text:p>10,83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" calcext:value-type="float">
            <text:p>0</text:p>
          </table:table-cell>
          <table:table-cell office:value-type="float" office:value="45.58" calcext:value-type="float">
            <text:p>45,58</text:p>
          </table:table-cell>
          <table:table-cell office:value-type="float" office:value="63.05" calcext:value-type="float">
            <text:p>63,05</text:p>
          </table:table-cell>
          <table:table-cell office:value-type="float" office:value="72.48" calcext:value-type="float">
            <text:p>72,48</text:p>
          </table:table-cell>
          <table:table-cell office:value-type="float" office:value="78.19" calcext:value-type="float">
            <text:p>78,19</text:p>
          </table:table-cell>
          <table:table-cell office:value-type="float" office:value="81.71" calcext:value-type="float">
            <text:p>81,71</text:p>
          </table:table-cell>
          <table:table-cell office:value-type="float" office:value="84.15" calcext:value-type="float">
            <text:p>84,15</text:p>
          </table:table-cell>
          <table:table-cell office:value-type="float" office:value="86.14" calcext:value-type="float">
            <text:p>86,14</text:p>
          </table:table-cell>
          <table:table-cell office:value-type="float" office:value="87.72" calcext:value-type="float">
            <text:p>87,72</text:p>
          </table:table-cell>
          <table:table-cell office:value-type="float" office:value="89.17" calcext:value-type="float">
            <text:p>89,17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ss (Mframes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,3</text:p>
          </table:table-cell>
          <table:table-cell office:value-type="float" office:value="8.5" calcext:value-type="float">
            <text:p>8,5</text:p>
          </table:table-cell>
          <table:table-cell office:value-type="float" office:value="10.7" calcext:value-type="float">
            <text:p>10,7</text:p>
          </table:table-cell>
          <table:table-cell office:value-type="float" office:value="12.9" calcext:value-type="float">
            <text:p>12,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 table:number-rows-repeated="87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 table:style-name="ce5"/>
          <table:table-cell table:style-name="ce5" office:value-type="string" calcext:value-type="string">
            <text:p>Latency</text:p>
          </table:table-cell>
          <table:table-cell table:style-name="ce5"/>
          <table:table-cell office:value-type="string" calcext:value-type="string">
            <text:p>Jit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me Size, bytes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office:value-type="string" calcext:value-type="string">
            <text:p>Min, usec</text:p>
          </table:table-cell>
          <table:table-cell office:value-type="string" calcext:value-type="string">
            <text:p>Max, usec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.348" calcext:value-type="float">
            <text:p>2,348</text:p>
          </table:table-cell>
          <table:table-cell office:value-type="float" office:value="8.465" calcext:value-type="float">
            <text:p>8,46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41" calcext:value-type="float">
            <text:p>0,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801" calcext:value-type="float">
            <text:p>2,801</text:p>
          </table:table-cell>
          <table:table-cell office:value-type="float" office:value="10.414" calcext:value-type="float">
            <text:p>10,41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8" calcext:value-type="float">
            <text:p>0,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2.803" calcext:value-type="float">
            <text:p>2,803</text:p>
          </table:table-cell>
          <table:table-cell office:value-type="float" office:value="10.422" calcext:value-type="float">
            <text:p>10,42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.984" calcext:value-type="float">
            <text:p>2,984</text:p>
          </table:table-cell>
          <table:table-cell office:value-type="float" office:value="17.691" calcext:value-type="float">
            <text:p>17,69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22" calcext:value-type="float">
            <text:p>2,822</text:p>
          </table:table-cell>
          <table:table-cell office:value-type="float" office:value="10.474" calcext:value-type="float">
            <text:p>10,47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2.834" calcext:value-type="float">
            <text:p>2,834</text:p>
          </table:table-cell>
          <table:table-cell office:value-type="float" office:value="10.467" calcext:value-type="float">
            <text:p>10,46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2.836" calcext:value-type="float">
            <text:p>2,836</text:p>
          </table:table-cell>
          <table:table-cell office:value-type="float" office:value="10.476" calcext:value-type="float">
            <text:p>10,47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ftotext -f 72 -l 77 -layout xena2889-report-20231114-201104.pd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 field in 5 6 7 8 9 10; do echo $field; grep "Avg Latency" xena2889-report-20231114-201104.txt | head -17 | tr -s ' ' | cut -d " " -f $field | sort -g; don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 field in 5; do echo $field; grep "Avg Latency" xena2889-report-20231114-201104.txt | tail -17 | tr -s ' ' | cut -d " " -f $field | sort -g; done</text:p>
          </table:table-cell>
          <table:table-cell table:number-columns-repeated="11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Broadcast Forwarding</text:p>
          </table:table-cell>
          <table:table-cell/>
          <table:table-cell office:value-type="string" calcext:value-type="string">
            <text:p>xena2889-report-20231114-201104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66.29" calcext:value-type="float">
            <text:p>66,29</text:p>
          </table:table-cell>
          <table:table-cell office:value-type="float" office:value="77.85" calcext:value-type="float">
            <text:p>77,85</text:p>
          </table:table-cell>
          <table:table-cell office:value-type="float" office:value="83.12" calcext:value-type="float">
            <text:p>83,12</text:p>
          </table:table-cell>
          <table:table-cell office:value-type="float" office:value="91.56" calcext:value-type="float">
            <text:p>91,56</text:p>
          </table:table-cell>
          <table:table-cell table:number-columns-repeated="3" office:value-type="float" office:value="94.37" calcext:value-type="float">
            <text:p>94,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office:value-type="string" calcext:value-type="string">
            <text:p>Broadcast Througput</text:p>
          </table:table-cell>
          <table:table-cell/>
          <table:table-cell office:value-type="string" calcext:value-type="string">
            <text:p>xena2889-report-20231114-201104.pdf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 Rate, f/s</text:p>
          </table:table-cell>
          <table:table-cell office:value-type="float" office:value="986346" calcext:value-type="float">
            <text:p>986346</text:p>
          </table:table-cell>
          <table:table-cell office:value-type="float" office:value="657414" calcext:value-type="float">
            <text:p>657414</text:p>
          </table:table-cell>
          <table:table-cell office:value-type="float" office:value="376442" calcext:value-type="float">
            <text:p>376442</text:p>
          </table:table-cell>
          <table:table-cell office:value-type="float" office:value="215107" calcext:value-type="float">
            <text:p>215107</text:p>
          </table:table-cell>
          <table:table-cell office:value-type="float" office:value="112997" calcext:value-type="float">
            <text:p>112997</text:p>
          </table:table-cell>
          <table:table-cell office:value-type="float" office:value="90745" calcext:value-type="float">
            <text:p>90745</text:p>
          </table:table-cell>
          <table:table-cell office:value-type="float" office:value="76688" calcext:value-type="float">
            <text:p>766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6:38:00.541139983</meta:creation-date>
    <dc:date>2023-11-15T10:24:44.201062142</dc:date>
    <meta:editing-duration>P3DT44M4S</meta:editing-duration>
    <meta:editing-cycles>506</meta:editing-cycles>
    <meta:generator>LibreOffice/7.3.7.2$Linux_X86_64 LibreOffice_project/30$Build-2</meta:generator>
    <meta:document-statistic meta:table-count="4" meta:cell-count="4110" meta:object-count="8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bar" chart:style-name="ch1">
        <chart:title svg:x="5.492cm" svg:y="0.316cm" chart:style-name="ch2">
          <text:p>Throughput Test Results</text:p>
        </chart:title>
        <chart:legend chart:legend-position="end" svg:x="13.068cm" svg:y="3.955cm" style:legend-expansion="high" chart:style-name="ch3"/>
        <chart:plot-area chart:style-name="ch4" table:cell-range-address="'v4.2'.B7:'v4.2'.I9 'v4.2'.A8:'v4.2'.A9" chart:data-source-has-labels="both" svg:x="0.32cm" svg:y="1.275cm" svg:width="12.428cm" svg:height="6.57cm">
          <chart:coordinate-region svg:x="1.127cm" svg:y="1.474cm" svg:width="11.621cm" svg:height="5.724cm"/>
          <chart:axis chart:dimension="x" chart:name="primary-x" chart:style-name="ch5" chartooo:axis-type="auto">
            <chartooo:date-scale/>
            <chart:title svg:x="5.194cm" svg:y="8.025cm" chart:style-name="ch6">
              <text:p>Frame Size, bytes</text:p>
            </chart:title>
            <chart:categories table:cell-range-address="'v4.2'.B7:'v4.2'.I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B8:'v4.2'.I8" chart:label-cell-address="'v4.2'.A8:'v4.2'.A8" chart:class="chart:bar">
            <chart:data-point chart:repeated="8"/>
          </chart:series>
          <chart:series chart:style-name="ch10" chart:values-cell-range-address="'v4.2'.B9:'v4.2'.I9" chart:label-cell-address="'v4.2'.A9:'v4.2'.A9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v4.2'.B7:'v4.2'.I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4.2'.A8:'v4.2'.A8</svg:desc>
                </draw:g>
              </table:table-cell>
              <table:table-cell office:value-type="float" office:value="NaN">
                <text:p>NaN</text:p>
                <draw:g>
                  <svg:desc>'v4.2'.B8:'v4.2'.I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.4">
                <text:p>43.4</text:p>
              </table:table-cell>
              <table:table-cell office:value-type="float" office:value="88.4">
                <text:p>88.4</text:p>
              </table:table-cell>
              <table:table-cell office:value-type="float" office:value="32.2">
                <text:p>32.2</text:p>
              </table:table-cell>
              <table:table-cell office:value-type="float" office:value="26.5">
                <text:p>26.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Loss Rate (%)</text:p>
                <draw:g>
                  <svg:desc>'v4.2'.A9:'v4.2'.A9</svg:desc>
                </draw:g>
              </table:table-cell>
              <table:table-cell office:value-type="float" office:value="NaN">
                <text:p>NaN</text:p>
                <draw:g>
                  <svg:desc>'v4.2'.B9:'v4.2'.I9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512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33:'v6.1'.L36 'v6.1'.B34:'v6.1'.B3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33:'v6.1'.L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34:'v6.1'.L34" chart:label-cell-address="'v6.1'.B34:'v6.1'.B34" chart:class="chart:bar">
            <chart:data-point chart:repeated="10"/>
          </chart:series>
          <chart:series chart:style-name="ch10" chart:values-cell-range-address="'v6.1'.C35:'v6.1'.L35" chart:label-cell-address="'v6.1'.B35:'v6.1'.B35" chart:class="chart:bar">
            <chart:data-point chart:repeated="10"/>
          </chart:series>
          <chart:series chart:style-name="ch11" chart:values-cell-range-address="'v6.1'.C36:'v6.1'.L36" chart:label-cell-address="'v6.1'.B36:'v6.1'.B3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33:'v6.1'.L3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34:'v6.1'.B34</svg:desc>
                </draw:g>
              </table:table-cell>
              <table:table-cell office:value-type="float" office:value="7.97">
                <text:p>7.97</text:p>
                <draw:g>
                  <svg:desc>'v6.1'.C34:'v6.1'.L34</svg:desc>
                </draw:g>
              </table:table-cell>
              <table:table-cell office:value-type="float" office:value="11.92">
                <text:p>11.92</text:p>
              </table:table-cell>
              <table:table-cell office:value-type="float" office:value="16.01">
                <text:p>16.01</text:p>
              </table:table-cell>
              <table:table-cell office:value-type="float" office:value="20.32">
                <text:p>20.32</text:p>
              </table:table-cell>
              <table:table-cell office:value-type="float" office:value="24.54">
                <text:p>24.54</text:p>
              </table:table-cell>
              <table:table-cell office:value-type="float" office:value="28.96">
                <text:p>28.96</text:p>
              </table:table-cell>
              <table:table-cell office:value-type="float" office:value="33.26">
                <text:p>33.26</text:p>
              </table:table-cell>
              <table:table-cell office:value-type="float" office:value="37.7">
                <text:p>37.7</text:p>
              </table:table-cell>
              <table:table-cell office:value-type="float" office:value="15.69">
                <text:p>15.6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Loss Rate (%)</text:p>
                <draw:g>
                  <svg:desc>'v6.1'.B35:'v6.1'.B35</svg:desc>
                </draw:g>
              </table:table-cell>
              <table:table-cell office:value-type="float" office:value="20.34">
                <text:p>20.34</text:p>
                <draw:g>
                  <svg:desc>'v6.1'.C35:'v6.1'.L35</svg:desc>
                </draw:g>
              </table:table-cell>
              <table:table-cell office:value-type="float" office:value="40.4">
                <text:p>40.4</text:p>
              </table:table-cell>
              <table:table-cell office:value-type="float" office:value="46.62">
                <text:p>46.62</text:p>
              </table:table-cell>
              <table:table-cell office:value-type="float" office:value="49.19">
                <text:p>49.19</text:p>
              </table:table-cell>
              <table:table-cell office:value-type="float" office:value="50.91">
                <text:p>50.91</text:p>
              </table:table-cell>
              <table:table-cell office:value-type="float" office:value="51.74">
                <text:p>51.74</text:p>
              </table:table-cell>
              <table:table-cell office:value-type="float" office:value="52.49">
                <text:p>52.49</text:p>
              </table:table-cell>
              <table:table-cell office:value-type="float" office:value="52.87">
                <text:p>52.87</text:p>
              </table:table-cell>
              <table:table-cell office:value-type="float" office:value="82.56">
                <text:p>82.56</text:p>
              </table:table-cell>
              <table:table-cell office:value-type="float" office:value="92.34">
                <text:p>92.34</text:p>
              </table:table-cell>
            </table:table-row>
            <table:table-row>
              <table:table-cell office:value-type="string">
                <text:p>Tx Rate (%)</text:p>
                <draw:g>
                  <svg:desc>'v6.1'.B36:'v6.1'.B36</svg:desc>
                </draw:g>
              </table:table-cell>
              <table:table-cell office:value-type="float" office:value="10">
                <text:p>10</text:p>
                <draw:g>
                  <svg:desc>'v6.1'.C36:'v6.1'.L3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71cm" svg:y="0.316cm" chart:style-name="ch2">
          <text:p>1518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45:'v6.1'.L48 'v6.1'.B46:'v6.1'.B4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45:'v6.1'.L4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46:'v6.1'.L46" chart:label-cell-address="'v6.1'.B46:'v6.1'.B46" chart:class="chart:bar">
            <chart:data-point chart:repeated="10"/>
          </chart:series>
          <chart:series chart:style-name="ch10" chart:values-cell-range-address="'v6.1'.C47:'v6.1'.L47" chart:label-cell-address="'v6.1'.B47:'v6.1'.B47" chart:class="chart:bar">
            <chart:data-point chart:repeated="10"/>
          </chart:series>
          <chart:series chart:style-name="ch11" chart:values-cell-range-address="'v6.1'.C48:'v6.1'.L48" chart:label-cell-address="'v6.1'.B48:'v6.1'.B4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45:'v6.1'.L4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46:'v6.1'.B46</svg:desc>
                </draw:g>
              </table:table-cell>
              <table:table-cell office:value-type="float" office:value="7.74">
                <text:p>7.74</text:p>
                <draw:g>
                  <svg:desc>'v6.1'.C46:'v6.1'.L46</svg:desc>
                </draw:g>
              </table:table-cell>
              <table:table-cell office:value-type="float" office:value="12.25">
                <text:p>12.25</text:p>
              </table:table-cell>
              <table:table-cell office:value-type="float" office:value="16.74">
                <text:p>16.74</text:p>
              </table:table-cell>
              <table:table-cell office:value-type="float" office:value="20.6">
                <text:p>20.6</text:p>
              </table:table-cell>
              <table:table-cell office:value-type="float" office:value="24.52">
                <text:p>24.52</text:p>
              </table:table-cell>
              <table:table-cell office:value-type="float" office:value="29.03">
                <text:p>29.03</text:p>
              </table:table-cell>
              <table:table-cell office:value-type="float" office:value="33.79">
                <text:p>33.79</text:p>
              </table:table-cell>
              <table:table-cell office:value-type="float" office:value="37.54">
                <text:p>37.54</text:p>
              </table:table-cell>
              <table:table-cell office:value-type="float" office:value="22.61">
                <text:p>22.61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Loss Rate (%)</text:p>
                <draw:g>
                  <svg:desc>'v6.1'.B47:'v6.1'.B47</svg:desc>
                </draw:g>
              </table:table-cell>
              <table:table-cell office:value-type="float" office:value="22.63">
                <text:p>22.63</text:p>
                <draw:g>
                  <svg:desc>'v6.1'.C47:'v6.1'.L47</svg:desc>
                </draw:g>
              </table:table-cell>
              <table:table-cell office:value-type="float" office:value="38.76">
                <text:p>38.76</text:p>
              </table:table-cell>
              <table:table-cell office:value-type="float" office:value="44.2">
                <text:p>44.2</text:p>
              </table:table-cell>
              <table:table-cell office:value-type="float" office:value="48.5">
                <text:p>48.5</text:p>
              </table:table-cell>
              <table:table-cell office:value-type="float" office:value="50.96">
                <text:p>50.96</text:p>
              </table:table-cell>
              <table:table-cell office:value-type="float" office:value="51.62">
                <text:p>51.62</text:p>
              </table:table-cell>
              <table:table-cell office:value-type="float" office:value="51.73">
                <text:p>51.73</text:p>
              </table:table-cell>
              <table:table-cell office:value-type="float" office:value="53.08">
                <text:p>53.08</text:p>
              </table:table-cell>
              <table:table-cell office:value-type="float" office:value="74.88">
                <text:p>74.88</text:p>
              </table:table-cell>
              <table:table-cell office:value-type="float" office:value="93.76">
                <text:p>93.76</text:p>
              </table:table-cell>
            </table:table-row>
            <table:table-row>
              <table:table-cell office:value-type="string">
                <text:p>Tx Rate (%)</text:p>
                <draw:g>
                  <svg:desc>'v6.1'.B48:'v6.1'.B48</svg:desc>
                </draw:g>
              </table:table-cell>
              <table:table-cell office:value-type="float" office:value="10">
                <text:p>10</text:p>
                <draw:g>
                  <svg:desc>'v6.1'.C48:'v6.1'.L4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128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21:'v6.1'.L24 'v6.1'.B22:'v6.1'.B2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1:'v6.1'.L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2:'v6.1'.L22" chart:label-cell-address="'v6.1'.B22:'v6.1'.B22" chart:class="chart:bar">
            <chart:data-point chart:repeated="10"/>
          </chart:series>
          <chart:series chart:style-name="ch10" chart:values-cell-range-address="'v6.1'.C23:'v6.1'.L23" chart:label-cell-address="'v6.1'.B23:'v6.1'.B23" chart:class="chart:bar">
            <chart:data-point chart:repeated="10"/>
          </chart:series>
          <chart:series chart:style-name="ch11" chart:values-cell-range-address="'v6.1'.C24:'v6.1'.L24" chart:label-cell-address="'v6.1'.B24:'v6.1'.B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1:'v6.1'.L2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2:'v6.1'.B22</svg:desc>
                </draw:g>
              </table:table-cell>
              <table:table-cell office:value-type="float" office:value="7.73">
                <text:p>7.73</text:p>
                <draw:g>
                  <svg:desc>'v6.1'.C22:'v6.1'.L22</svg:desc>
                </draw:g>
              </table:table-cell>
              <table:table-cell office:value-type="float" office:value="11.96">
                <text:p>11.96</text:p>
              </table:table-cell>
              <table:table-cell office:value-type="float" office:value="16.8">
                <text:p>16.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v6.1'.B23:'v6.1'.B23</svg:desc>
                </draw:g>
              </table:table-cell>
              <table:table-cell office:value-type="float" office:value="22.7">
                <text:p>22.7</text:p>
                <draw:g>
                  <svg:desc>'v6.1'.C23:'v6.1'.L23</svg:desc>
                </draw:g>
              </table:table-cell>
              <table:table-cell office:value-type="float" office:value="40.22">
                <text:p>40.22</text:p>
              </table:table-cell>
              <table:table-cell office:value-type="float" office:value="44">
                <text:p>44</text:p>
              </table:table-cell>
              <table:table-cell office:value-type="float" office:value="99.92">
                <text:p>99.92</text:p>
              </table:table-cell>
              <table:table-cell office:value-type="float" office:value="99.95">
                <text:p>99.95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v6.1'.B24:'v6.1'.B24</svg:desc>
                </draw:g>
              </table:table-cell>
              <table:table-cell office:value-type="float" office:value="10">
                <text:p>10</text:p>
                <draw:g>
                  <svg:desc>'v6.1'.C24:'v6.1'.L2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47cm" svg:y="0.316cm" chart:style-name="ch2">
          <text:p>Broadcast Forwarding</text:p>
        </chart:title>
        <chart:legend chart:legend-position="end" svg:x="13.049cm" svg:y="3.952cm" style:legend-expansion="high" chart:style-name="ch3"/>
        <chart:plot-area chart:style-name="ch4" table:cell-range-address="'v6.1'.C53:'v6.1'.I55 'v6.1'.B54:'v6.1'.B55" chart:data-source-has-labels="both" svg:x="0.32cm" svg:y="1.275cm" svg:width="12.409cm" svg:height="6.564cm">
          <chart:coordinate-region svg:x="1.127cm" svg:y="1.474cm" svg:width="11.60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v6.1'.C53:'v6.1'.I5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54:'v6.1'.I54" chart:label-cell-address="'v6.1'.B54:'v6.1'.B54" chart:class="chart:bar">
            <chart:data-point chart:repeated="7"/>
          </chart:series>
          <chart:series chart:style-name="ch10" chart:values-cell-range-address="'v6.1'.C55:'v6.1'.I55" chart:label-cell-address="'v6.1'.B55:'v6.1'.B5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53:'v6.1'.I53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6.1'.B54:'v6.1'.B54</svg:desc>
                </draw:g>
              </table:table-cell>
              <table:table-cell office:value-type="float" office:value="66.3">
                <text:p>66.3</text:p>
                <draw:g>
                  <svg:desc>'v6.1'.C54:'v6.1'.I54</svg:desc>
                </draw:g>
              </table:table-cell>
              <table:table-cell office:value-type="float" office:value="77.85">
                <text:p>77.85</text:p>
              </table:table-cell>
              <table:table-cell office:value-type="float" office:value="83.13">
                <text:p>83.13</text:p>
              </table:table-cell>
              <table:table-cell office:value-type="float" office:value="91.56">
                <text:p>91.56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</table:table-row>
            <table:table-row>
              <table:table-cell office:value-type="string">
                <text:p>Loss Rate (%)</text:p>
                <draw:g>
                  <svg:desc>'v6.1'.B55:'v6.1'.B55</svg:desc>
                </draw:g>
              </table:table-cell>
              <table:table-cell office:value-type="float" office:value="0">
                <text:p>0</text:p>
                <draw:g>
                  <svg:desc>'v6.1'.C55:'v6.1'.I5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Throughput Broadcast Forwarding</text:p>
        </chart:title>
        <chart:legend chart:legend-position="end" svg:x="13.128cm" svg:y="4.201cm" style:legend-expansion="high" chart:style-name="ch3"/>
        <chart:plot-area chart:style-name="ch4" table:cell-range-address="'v6.1'.C60:'v6.1'.I61 'v6.1'.B61:'v6.1'.B61" chart:data-source-has-labels="both" svg:x="1.331cm" svg:y="1.275cm" svg:width="11.477cm" svg:height="6.564cm">
          <chart:coordinate-region svg:x="2.878cm" svg:y="1.474cm" svg:width="9.93cm" svg:height="5.718cm"/>
          <chart:axis chart:dimension="x" chart:name="primary-x" chart:style-name="ch5" chartooo:axis-type="auto">
            <chartooo:date-scale/>
            <chart:title svg:x="5.729cm" svg:y="8.019cm" chart:style-name="ch6">
              <text:p>Frame Size, bytes</text:p>
            </chart:title>
            <chart:categories table:cell-range-address="'v6.1'.C60:'v6.1'.I60"/>
          </chart:axis>
          <chart:axis chart:dimension="y" chart:name="primary-y" chart:style-name="ch7">
            <chart:title svg:x="0.451cm" svg:y="5.461cm" chart:style-name="ch8">
              <text:p>Tx Rate, fps</text:p>
            </chart:title>
            <chart:grid chart:style-name="ch9" chart:class="major"/>
          </chart:axis>
          <chart:series chart:style-name="ch10" chart:values-cell-range-address="'v6.1'.C61:'v6.1'.I61" chart:label-cell-address="'v6.1'.B61:'v6.1'.B6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60:'v6.1'.I60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Fps)</text:p>
                <draw:g>
                  <svg:desc>'v6.1'.B61:'v6.1'.B61</svg:desc>
                </draw:g>
              </table:table-cell>
              <table:table-cell office:value-type="float" office:value="986377">
                <text:p>986377</text:p>
                <draw:g>
                  <svg:desc>'v6.1'.C61:'v6.1'.I61</svg:desc>
                </draw:g>
              </table:table-cell>
              <table:table-cell office:value-type="float" office:value="657530">
                <text:p>657530</text:p>
              </table:table-cell>
              <table:table-cell office:value-type="float" office:value="376472">
                <text:p>376472</text:p>
              </table:table-cell>
              <table:table-cell office:value-type="float" office:value="215137">
                <text:p>215137</text:p>
              </table:table-cell>
              <table:table-cell office:value-type="float" office:value="112997">
                <text:p>112997</text:p>
              </table:table-cell>
              <table:table-cell office:value-type="float" office:value="90725">
                <text:p>90725</text:p>
              </table:table-cell>
              <table:table-cell office:value-type="float" office:value="76703">
                <text:p>767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5.641cm" svg:y="0.316cm" chart:style-name="ch2">
          <text:p>Average Latency, usec</text:p>
        </chart:title>
        <chart:plot-area chart:style-name="ch3" table:cell-range-address="'v6.1'.B378:'v6.1'.D385" chart:data-source-has-labels="both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7.165cm" svg:y="8.019cm" chart:style-name="ch5">
              <text:p>Frame Size, bytes</text:p>
            </chart:title>
            <chart:categories table:cell-range-address="'v6.1'.B379:'v6.1'.B385"/>
          </chart:axis>
          <chart:axis chart:dimension="y" chart:name="primary-y" chart:style-name="ch4">
            <chart:title svg:x="0.451cm" svg:y="5.606cm" chart:style-name="ch6">
              <text:p>Latency, usec</text:p>
            </chart:title>
            <chart:grid chart:style-name="ch7" chart:class="major"/>
          </chart:axis>
          <chart:series chart:values-cell-range-address="'v6.1'.C379:'v6.1'.C385" chart:label-cell-address="'v6.1'.C378:'v6.1'.C378" chart:attached-axis="primary-y">
            <chart:data-point/>
          </chart:series>
          <chart:series chart:values-cell-range-address="'v6.1'.D379:'v6.1'.D385" chart:label-cell-address="'v6.1'.D378:'v6.1'.D378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v6.1'.C378:'v6.1'.C378</svg:desc>
                </draw:g>
              </table:table-cell>
              <table:table-cell office:value-type="string">
                <text:p>Max, usec</text:p>
                <draw:g>
                  <svg:desc>'v6.1'.D378:'v6.1'.D37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v6.1'.B379:'v6.1'.B385</svg:desc>
                </draw:g>
              </table:table-cell>
              <table:table-cell office:value-type="float" office:value="2.48">
                <text:p>2.48</text:p>
                <draw:g>
                  <svg:desc>'v6.1'.C379:'v6.1'.C385</svg:desc>
                </draw:g>
              </table:table-cell>
              <table:table-cell office:value-type="float" office:value="4.52">
                <text:p>4.52</text:p>
                <draw:g>
                  <svg:desc>'v6.1'.D379:'v6.1'.D38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88">
                <text:p>2.88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03">
                <text:p>2.0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41">
                <text:p>3.41</text:p>
              </table:table-cell>
              <table:table-cell office:value-type="float" office:value="93.63">
                <text:p>93.6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07">
                <text:p>2.0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99">
                <text:p>1.9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1.99">
                <text:p>1.99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256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27:'v6.1'.L30 'v6.1'.B28:'v6.1'.B3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7:'v6.1'.L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8:'v6.1'.L28" chart:label-cell-address="'v6.1'.B28:'v6.1'.B28" chart:class="chart:bar">
            <chart:data-point chart:repeated="10"/>
          </chart:series>
          <chart:series chart:style-name="ch10" chart:values-cell-range-address="'v6.1'.C29:'v6.1'.L29" chart:label-cell-address="'v6.1'.B29:'v6.1'.B29" chart:class="chart:bar">
            <chart:data-point chart:repeated="10"/>
          </chart:series>
          <chart:series chart:style-name="ch11" chart:values-cell-range-address="'v6.1'.C30:'v6.1'.L30" chart:label-cell-address="'v6.1'.B30:'v6.1'.B3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7:'v6.1'.L2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8:'v6.1'.B28</svg:desc>
                </draw:g>
              </table:table-cell>
              <table:table-cell office:value-type="float" office:value="7.88">
                <text:p>7.88</text:p>
                <draw:g>
                  <svg:desc>'v6.1'.C28:'v6.1'.L28</svg:desc>
                </draw:g>
              </table:table-cell>
              <table:table-cell office:value-type="float" office:value="12.19">
                <text:p>12.19</text:p>
              </table:table-cell>
              <table:table-cell office:value-type="float" office:value="16.49">
                <text:p>16.49</text:p>
              </table:table-cell>
              <table:table-cell office:value-type="float" office:value="20.75">
                <text:p>20.75</text:p>
              </table:table-cell>
              <table:table-cell office:value-type="float" office:value="24.96">
                <text:p>24.96</text:p>
              </table:table-cell>
              <table:table-cell office:value-type="float" office:value="0.17">
                <text:p>0.17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Loss Rate (%)</text:p>
                <draw:g>
                  <svg:desc>'v6.1'.B29:'v6.1'.B29</svg:desc>
                </draw:g>
              </table:table-cell>
              <table:table-cell office:value-type="float" office:value="21.21">
                <text:p>21.21</text:p>
                <draw:g>
                  <svg:desc>'v6.1'.C29:'v6.1'.L29</svg:desc>
                </draw:g>
              </table:table-cell>
              <table:table-cell office:value-type="float" office:value="39.04">
                <text:p>39.04</text:p>
              </table:table-cell>
              <table:table-cell office:value-type="float" office:value="45.04">
                <text:p>45.04</text:p>
              </table:table-cell>
              <table:table-cell office:value-type="float" office:value="48.14">
                <text:p>48.14</text:p>
              </table:table-cell>
              <table:table-cell office:value-type="float" office:value="50.08">
                <text:p>50.08</text:p>
              </table:table-cell>
              <table:table-cell office:value-type="float" office:value="99.71">
                <text:p>99.71</text:p>
              </table:table-cell>
              <table:table-cell office:value-type="float" office:value="99.97">
                <text:p>99.97</text:p>
              </table:table-cell>
              <table:table-cell office:value-type="float" office:value="99.94">
                <text:p>99.94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</table:table-row>
            <table:table-row>
              <table:table-cell office:value-type="string">
                <text:p>Tx Rate (%)</text:p>
                <draw:g>
                  <svg:desc>'v6.1'.B30:'v6.1'.B30</svg:desc>
                </draw:g>
              </table:table-cell>
              <table:table-cell office:value-type="float" office:value="10">
                <text:p>10</text:p>
                <draw:g>
                  <svg:desc>'v6.1'.C30:'v6.1'.L3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Throughput Test Results, full mesh</text:p>
        </chart:title>
        <chart:legend chart:legend-position="end" svg:x="13.049cm" svg:y="3.703cm" style:legend-expansion="high" chart:style-name="ch3"/>
        <chart:plot-area chart:style-name="ch4" table:cell-range-address="'v6.1'.C7:'v6.1'.I10 'v6.1'.B8:'v6.1'.B10" chart:data-source-has-labels="both" svg:x="0.32cm" svg:y="1.275cm" svg:width="12.409cm" svg:height="6.564cm">
          <chart:coordinate-region svg:x="0.941cm" svg:y="1.474cm" svg:width="11.788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v6.1'.C7:'v6.1'.I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8:'v6.1'.I8" chart:label-cell-address="'v6.1'.B8:'v6.1'.B8" chart:class="chart:bar">
            <chart:data-point chart:repeated="7"/>
          </chart:series>
          <chart:series chart:style-name="ch10" chart:values-cell-range-address="'v6.1'.C9:'v6.1'.I9" chart:label-cell-address="'v6.1'.B9:'v6.1'.B9" chart:class="chart:bar">
            <chart:data-point chart:repeated="7"/>
          </chart:series>
          <chart:series chart:style-name="ch11" chart:values-cell-range-address="'v6.1'.C10:'v6.1'.I10" chart:label-cell-address="'v6.1'.B10:'v6.1'.B1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7:'v6.1'.I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6.1'.B8:'v6.1'.B8</svg:desc>
                </draw:g>
              </table:table-cell>
              <table:table-cell office:value-type="float" office:value="10">
                <text:p>10</text:p>
                <draw:g>
                  <svg:desc>'v6.1'.C8:'v6.1'.I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x Rate (%)</text:p>
                <draw:g>
                  <svg:desc>'v6.1'.B9:'v6.1'.B9</svg:desc>
                </draw:g>
              </table:table-cell>
              <table:table-cell office:value-type="float" office:value="7.31">
                <text:p>7.31</text:p>
                <draw:g>
                  <svg:desc>'v6.1'.C9:'v6.1'.I9</svg:desc>
                </draw:g>
              </table:table-cell>
              <table:table-cell office:value-type="float" office:value="7.64">
                <text:p>7.64</text:p>
              </table:table-cell>
              <table:table-cell office:value-type="float" office:value="7.78">
                <text:p>7.78</text:p>
              </table:table-cell>
              <table:table-cell office:value-type="float" office:value="7.68">
                <text:p>7.68</text:p>
              </table:table-cell>
              <table:table-cell office:value-type="float" office:value="7.66">
                <text:p>7.66</text:p>
              </table:table-cell>
              <table:table-cell office:value-type="float" office:value="7.63">
                <text:p>7.6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Loss Rate (%)</text:p>
                <draw:g>
                  <svg:desc>'v6.1'.B10:'v6.1'.B10</svg:desc>
                </draw:g>
              </table:table-cell>
              <table:table-cell office:value-type="float" office:value="26.86">
                <text:p>26.86</text:p>
                <draw:g>
                  <svg:desc>'v6.1'.C10:'v6.1'.I10</svg:desc>
                </draw:g>
              </table:table-cell>
              <table:table-cell office:value-type="float" office:value="23.62">
                <text:p>23.62</text:p>
              </table:table-cell>
              <table:table-cell office:value-type="float" office:value="22.2">
                <text:p>22.2</text:p>
              </table:table-cell>
              <table:table-cell office:value-type="float" office:value="23.16">
                <text:p>23.16</text:p>
              </table:table-cell>
              <table:table-cell office:value-type="float" office:value="23.36">
                <text:p>23.36</text:p>
              </table:table-cell>
              <table:table-cell office:value-type="float" office:value="23.74">
                <text:p>23.74</text:p>
              </table:table-cell>
              <table:table-cell office:value-type="float" office:value="24.52">
                <text:p>24.5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6cm" chart:style-name="ch2">
          <text:p>64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41:'v6.1'.L144 'v6.1'.B142:'v6.1'.B14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41:'v6.1'.L1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42:'v6.1'.L142" chart:label-cell-address="'v6.1'.B142:'v6.1'.B142" chart:class="chart:bar">
            <chart:data-point chart:repeated="10"/>
          </chart:series>
          <chart:series chart:style-name="ch10" chart:values-cell-range-address="'v6.1'.C143:'v6.1'.L143" chart:label-cell-address="'v6.1'.B143:'v6.1'.B143" chart:class="chart:bar">
            <chart:data-point chart:repeated="10"/>
          </chart:series>
          <chart:series chart:style-name="ch11" chart:values-cell-range-address="'v6.1'.C144:'v6.1'.L144" chart:label-cell-address="'v6.1'.B144:'v6.1'.B14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41:'v6.1'.L1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42:'v6.1'.B142</svg:desc>
                </draw:g>
              </table:table-cell>
              <table:table-cell office:value-type="float" office:value="5.74">
                <text:p>5.74</text:p>
                <draw:g>
                  <svg:desc>'v6.1'.C142:'v6.1'.L14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v6.1'.B143:'v6.1'.B143</svg:desc>
                </draw:g>
              </table:table-cell>
              <table:table-cell office:value-type="float" office:value="42.57">
                <text:p>42.57</text:p>
                <draw:g>
                  <svg:desc>'v6.1'.C143:'v6.1'.L143</svg:desc>
                </draw:g>
              </table:table-cell>
              <table:table-cell office:value-type="float" office:value="99.96">
                <text:p>99.96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v6.1'.B144:'v6.1'.B144</svg:desc>
                </draw:g>
              </table:table-cell>
              <table:table-cell office:value-type="float" office:value="10">
                <text:p>10</text:p>
                <draw:g>
                  <svg:desc>'v6.1'.C144:'v6.1'.L1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128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47:'v6.1'.L150 'v6.1'.B148:'v6.1'.B15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47:'v6.1'.L14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48:'v6.1'.L148" chart:label-cell-address="'v6.1'.B148:'v6.1'.B148" chart:class="chart:bar">
            <chart:data-point chart:repeated="10"/>
          </chart:series>
          <chart:series chart:style-name="ch10" chart:values-cell-range-address="'v6.1'.C149:'v6.1'.L149" chart:label-cell-address="'v6.1'.B149:'v6.1'.B149" chart:class="chart:bar">
            <chart:data-point chart:repeated="10"/>
          </chart:series>
          <chart:series chart:style-name="ch11" chart:values-cell-range-address="'v6.1'.C150:'v6.1'.L150" chart:label-cell-address="'v6.1'.B150:'v6.1'.B15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47:'v6.1'.L1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48:'v6.1'.B148</svg:desc>
                </draw:g>
              </table:table-cell>
              <table:table-cell office:value-type="float" office:value="5.82">
                <text:p>5.82</text:p>
                <draw:g>
                  <svg:desc>'v6.1'.C148:'v6.1'.L148</svg:desc>
                </draw:g>
              </table:table-cell>
              <table:table-cell office:value-type="float" office:value="6.09">
                <text:p>6.09</text:p>
              </table:table-cell>
              <table:table-cell office:value-type="float" office:value="6.32">
                <text:p>6.3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v6.1'.B149:'v6.1'.B149</svg:desc>
                </draw:g>
              </table:table-cell>
              <table:table-cell office:value-type="float" office:value="41.8">
                <text:p>41.8</text:p>
                <draw:g>
                  <svg:desc>'v6.1'.C149:'v6.1'.L149</svg:desc>
                </draw:g>
              </table:table-cell>
              <table:table-cell office:value-type="float" office:value="69.57">
                <text:p>69.57</text:p>
              </table:table-cell>
              <table:table-cell office:value-type="float" office:value="78.94">
                <text:p>78.94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v6.1'.B150:'v6.1'.B150</svg:desc>
                </draw:g>
              </table:table-cell>
              <table:table-cell office:value-type="float" office:value="10">
                <text:p>10</text:p>
                <draw:g>
                  <svg:desc>'v6.1'.C150:'v6.1'.L15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64 bytes Frame Length</text:p>
        </chart:title>
        <chart:legend chart:legend-position="end" svg:x="12.46cm" svg:y="3.703cm" style:legend-expansion="high" chart:style-name="ch3"/>
        <chart:plot-area chart:style-name="ch4" table:cell-range-address="'v4.2'.C14:'v4.2'.L17 'v4.2'.B15:'v4.2'.B1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14:'v4.2'.L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15:'v4.2'.L15" chart:label-cell-address="'v4.2'.B15:'v4.2'.B15" chart:class="chart:bar">
            <chart:data-point chart:repeated="10"/>
          </chart:series>
          <chart:series chart:style-name="ch10" chart:values-cell-range-address="'v4.2'.C16:'v4.2'.L16" chart:label-cell-address="'v4.2'.B16:'v4.2'.B16" chart:class="chart:bar">
            <chart:data-point chart:repeated="10"/>
          </chart:series>
          <chart:series chart:style-name="ch11" chart:values-cell-range-address="'v4.2'.C17:'v4.2'.L17" chart:label-cell-address="'v4.2'.B17:'v4.2'.B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14:'v4.2'.L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15:'v4.2'.B15</svg:desc>
                </draw:g>
              </table:table-cell>
              <table:table-cell office:value-type="float" office:value="9.99">
                <text:p>9.99</text:p>
                <draw:g>
                  <svg:desc>'v4.2'.C15:'v4.2'.L15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v4.2'.B16:'v4.2'.B16</svg:desc>
                </draw:g>
              </table:table-cell>
              <table:table-cell office:value-type="float" office:value="0.09">
                <text:p>0.09</text:p>
                <draw:g>
                  <svg:desc>'v4.2'.C16:'v4.2'.L16</svg:desc>
                </draw:g>
              </table:table-cell>
              <table:table-cell office:value-type="float" office:value="99.84">
                <text:p>99.84</text:p>
              </table:table-cell>
              <table:table-cell office:value-type="float" office:value="99.93">
                <text:p>99.93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v4.2'.B17:'v4.2'.B17</svg:desc>
                </draw:g>
              </table:table-cell>
              <table:table-cell office:value-type="float" office:value="10">
                <text:p>10</text:p>
                <draw:g>
                  <svg:desc>'v4.2'.C17:'v4.2'.L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256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53:'v6.1'.L156 'v6.1'.B154:'v6.1'.B15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53:'v6.1'.L15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54:'v6.1'.L154" chart:label-cell-address="'v6.1'.B154:'v6.1'.B154" chart:class="chart:bar">
            <chart:data-point chart:repeated="10"/>
          </chart:series>
          <chart:series chart:style-name="ch10" chart:values-cell-range-address="'v6.1'.C155:'v6.1'.L155" chart:label-cell-address="'v6.1'.B155:'v6.1'.B155" chart:class="chart:bar">
            <chart:data-point chart:repeated="10"/>
          </chart:series>
          <chart:series chart:style-name="ch11" chart:values-cell-range-address="'v6.1'.C156:'v6.1'.L156" chart:label-cell-address="'v6.1'.B156:'v6.1'.B15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53:'v6.1'.L15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54:'v6.1'.B154</svg:desc>
                </draw:g>
              </table:table-cell>
              <table:table-cell office:value-type="float" office:value="5.54">
                <text:p>5.54</text:p>
                <draw:g>
                  <svg:desc>'v6.1'.C154:'v6.1'.L154</svg:desc>
                </draw:g>
              </table:table-cell>
              <table:table-cell office:value-type="float" office:value="5.17">
                <text:p>5.17</text:p>
              </table:table-cell>
              <table:table-cell office:value-type="float" office:value="6.44">
                <text:p>6.44</text:p>
              </table:table-cell>
              <table:table-cell office:value-type="float" office:value="6.48">
                <text:p>6.48</text:p>
              </table:table-cell>
              <table:table-cell office:value-type="float" office:value="6.18">
                <text:p>6.18</text:p>
              </table:table-cell>
              <table:table-cell office:value-type="float" office:value="1.66">
                <text:p>1.6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v6.1'.B155:'v6.1'.B155</svg:desc>
                </draw:g>
              </table:table-cell>
              <table:table-cell office:value-type="float" office:value="44.61">
                <text:p>44.61</text:p>
                <draw:g>
                  <svg:desc>'v6.1'.C155:'v6.1'.L155</svg:desc>
                </draw:g>
              </table:table-cell>
              <table:table-cell office:value-type="float" office:value="74.13">
                <text:p>74.13</text:p>
              </table:table-cell>
              <table:table-cell office:value-type="float" office:value="78.52">
                <text:p>78.52</text:p>
              </table:table-cell>
              <table:table-cell office:value-type="float" office:value="83.81">
                <text:p>83.81</text:p>
              </table:table-cell>
              <table:table-cell office:value-type="float" office:value="87.65">
                <text:p>87.65</text:p>
              </table:table-cell>
              <table:table-cell office:value-type="float" office:value="97.23">
                <text:p>97.23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v6.1'.B156:'v6.1'.B156</svg:desc>
                </draw:g>
              </table:table-cell>
              <table:table-cell office:value-type="float" office:value="10">
                <text:p>10</text:p>
                <draw:g>
                  <svg:desc>'v6.1'.C156:'v6.1'.L15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512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59:'v6.1'.L162 'v6.1'.B160:'v6.1'.B162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59:'v6.1'.L1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60:'v6.1'.L160" chart:label-cell-address="'v6.1'.B160:'v6.1'.B160" chart:class="chart:bar">
            <chart:data-point chart:repeated="10"/>
          </chart:series>
          <chart:series chart:style-name="ch10" chart:values-cell-range-address="'v6.1'.C161:'v6.1'.L161" chart:label-cell-address="'v6.1'.B161:'v6.1'.B161" chart:class="chart:bar">
            <chart:data-point chart:repeated="10"/>
          </chart:series>
          <chart:series chart:style-name="ch11" chart:values-cell-range-address="'v6.1'.C162:'v6.1'.L162" chart:label-cell-address="'v6.1'.B162:'v6.1'.B16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59:'v6.1'.L15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60:'v6.1'.B160</svg:desc>
                </draw:g>
              </table:table-cell>
              <table:table-cell office:value-type="float" office:value="6.02">
                <text:p>6.02</text:p>
                <draw:g>
                  <svg:desc>'v6.1'.C160:'v6.1'.L160</svg:desc>
                </draw:g>
              </table:table-cell>
              <table:table-cell office:value-type="float" office:value="5.24">
                <text:p>5.24</text:p>
              </table:table-cell>
              <table:table-cell office:value-type="float" office:value="6.46">
                <text:p>6.46</text:p>
              </table:table-cell>
              <table:table-cell office:value-type="float" office:value="6.67">
                <text:p>6.67</text:p>
              </table:table-cell>
              <table:table-cell office:value-type="float" office:value="6.73">
                <text:p>6.73</text:p>
              </table:table-cell>
              <table:table-cell office:value-type="float" office:value="6.84">
                <text:p>6.84</text:p>
              </table:table-cell>
              <table:table-cell office:value-type="float" office:value="7.11">
                <text:p>7.11</text:p>
              </table:table-cell>
              <table:table-cell office:value-type="float" office:value="6.73">
                <text:p>6.73</text:p>
              </table:table-cell>
              <table:table-cell office:value-type="float" office:value="6.61">
                <text:p>6.61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Loss Rate (%)</text:p>
                <draw:g>
                  <svg:desc>'v6.1'.B161:'v6.1'.B161</svg:desc>
                </draw:g>
              </table:table-cell>
              <table:table-cell office:value-type="float" office:value="39.84">
                <text:p>39.84</text:p>
                <draw:g>
                  <svg:desc>'v6.1'.C161:'v6.1'.L161</svg:desc>
                </draw:g>
              </table:table-cell>
              <table:table-cell office:value-type="float" office:value="73.81">
                <text:p>73.81</text:p>
              </table:table-cell>
              <table:table-cell office:value-type="float" office:value="78.45">
                <text:p>78.45</text:p>
              </table:table-cell>
              <table:table-cell office:value-type="float" office:value="83.32">
                <text:p>83.32</text:p>
              </table:table-cell>
              <table:table-cell office:value-type="float" office:value="86.54">
                <text:p>86.54</text:p>
              </table:table-cell>
              <table:table-cell office:value-type="float" office:value="88.6">
                <text:p>88.6</text:p>
              </table:table-cell>
              <table:table-cell office:value-type="float" office:value="89.84">
                <text:p>89.84</text:p>
              </table:table-cell>
              <table:table-cell office:value-type="float" office:value="91.59">
                <text:p>91.59</text:p>
              </table:table-cell>
              <table:table-cell office:value-type="float" office:value="92.65">
                <text:p>92.65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string">
                <text:p>Tx Rate (%)</text:p>
                <draw:g>
                  <svg:desc>'v6.1'.B162:'v6.1'.B162</svg:desc>
                </draw:g>
              </table:table-cell>
              <table:table-cell office:value-type="float" office:value="10">
                <text:p>10</text:p>
                <draw:g>
                  <svg:desc>'v6.1'.C162:'v6.1'.L16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024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65:'v6.1'.L168 'v6.1'.B166:'v6.1'.B16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65:'v6.1'.L16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66:'v6.1'.L166" chart:label-cell-address="'v6.1'.B166:'v6.1'.B166" chart:class="chart:bar">
            <chart:data-point chart:repeated="10"/>
          </chart:series>
          <chart:series chart:style-name="ch10" chart:values-cell-range-address="'v6.1'.C167:'v6.1'.L167" chart:label-cell-address="'v6.1'.B167:'v6.1'.B167" chart:class="chart:bar">
            <chart:data-point chart:repeated="10"/>
          </chart:series>
          <chart:series chart:style-name="ch11" chart:values-cell-range-address="'v6.1'.C168:'v6.1'.L168" chart:label-cell-address="'v6.1'.B168:'v6.1'.B16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65:'v6.1'.L16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66:'v6.1'.B166</svg:desc>
                </draw:g>
              </table:table-cell>
              <table:table-cell office:value-type="float" office:value="5.96">
                <text:p>5.96</text:p>
                <draw:g>
                  <svg:desc>'v6.1'.C166:'v6.1'.L166</svg:desc>
                </draw:g>
              </table:table-cell>
              <table:table-cell office:value-type="float" office:value="6.22">
                <text:p>6.22</text:p>
              </table:table-cell>
              <table:table-cell office:value-type="float" office:value="6.49">
                <text:p>6.49</text:p>
              </table:table-cell>
              <table:table-cell office:value-type="float" office:value="6.72">
                <text:p>6.72</text:p>
              </table:table-cell>
              <table:table-cell office:value-type="float" office:value="6.76">
                <text:p>6.76</text:p>
              </table:table-cell>
              <table:table-cell office:value-type="float" office:value="6.88">
                <text:p>6.88</text:p>
              </table:table-cell>
              <table:table-cell office:value-type="float" office:value="7.2">
                <text:p>7.2</text:p>
              </table:table-cell>
              <table:table-cell office:value-type="float" office:value="7.05">
                <text:p>7.05</text:p>
              </table:table-cell>
              <table:table-cell office:value-type="float" office:value="6.85">
                <text:p>6.85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Loss Rate (%)</text:p>
                <draw:g>
                  <svg:desc>'v6.1'.B167:'v6.1'.B167</svg:desc>
                </draw:g>
              </table:table-cell>
              <table:table-cell office:value-type="float" office:value="40.41">
                <text:p>40.41</text:p>
                <draw:g>
                  <svg:desc>'v6.1'.C167:'v6.1'.L167</svg:desc>
                </draw:g>
              </table:table-cell>
              <table:table-cell office:value-type="float" office:value="68.9">
                <text:p>68.9</text:p>
              </table:table-cell>
              <table:table-cell office:value-type="float" office:value="78.36">
                <text:p>78.36</text:p>
              </table:table-cell>
              <table:table-cell office:value-type="float" office:value="83.19">
                <text:p>83.19</text:p>
              </table:table-cell>
              <table:table-cell office:value-type="float" office:value="86.48">
                <text:p>86.48</text:p>
              </table:table-cell>
              <table:table-cell office:value-type="float" office:value="88.53">
                <text:p>88.53</text:p>
              </table:table-cell>
              <table:table-cell office:value-type="float" office:value="89.71">
                <text:p>89.71</text:p>
              </table:table-cell>
              <table:table-cell office:value-type="float" office:value="91.19">
                <text:p>91.19</text:p>
              </table:table-cell>
              <table:table-cell office:value-type="float" office:value="92.39">
                <text:p>92.39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Tx Rate (%)</text:p>
                <draw:g>
                  <svg:desc>'v6.1'.B168:'v6.1'.B168</svg:desc>
                </draw:g>
              </table:table-cell>
              <table:table-cell office:value-type="float" office:value="10">
                <text:p>10</text:p>
                <draw:g>
                  <svg:desc>'v6.1'.C168:'v6.1'.L16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518 bytes Frame Length, 1:N mesh</text:p>
        </chart:title>
        <chart:legend chart:legend-position="end" svg:x="12.46cm" svg:y="3.703cm" style:legend-expansion="high" chart:style-name="ch3"/>
        <chart:plot-area chart:style-name="ch4" table:cell-range-address="'v6.1'.C171:'v6.1'.L174 'v6.1'.B172:'v6.1'.B17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71:'v6.1'.L17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72:'v6.1'.L172" chart:label-cell-address="'v6.1'.B172:'v6.1'.B172" chart:class="chart:bar">
            <chart:data-point chart:repeated="10"/>
          </chart:series>
          <chart:series chart:style-name="ch10" chart:values-cell-range-address="'v6.1'.C173:'v6.1'.L173" chart:label-cell-address="'v6.1'.B173:'v6.1'.B173" chart:class="chart:bar">
            <chart:data-point chart:repeated="10"/>
          </chart:series>
          <chart:series chart:style-name="ch11" chart:values-cell-range-address="'v6.1'.C174:'v6.1'.L174" chart:label-cell-address="'v6.1'.B174:'v6.1'.B17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71:'v6.1'.L17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72:'v6.1'.B172</svg:desc>
                </draw:g>
              </table:table-cell>
              <table:table-cell office:value-type="float" office:value="5.73">
                <text:p>5.73</text:p>
                <draw:g>
                  <svg:desc>'v6.1'.C172:'v6.1'.L172</svg:desc>
                </draw:g>
              </table:table-cell>
              <table:table-cell office:value-type="float" office:value="5.64">
                <text:p>5.64</text:p>
              </table:table-cell>
              <table:table-cell office:value-type="float" office:value="5.74">
                <text:p>5.74</text:p>
              </table:table-cell>
              <table:table-cell office:value-type="float" office:value="5.9">
                <text:p>5.9</text:p>
              </table:table-cell>
              <table:table-cell office:value-type="float" office:value="5.43">
                <text:p>5.43</text:p>
              </table:table-cell>
              <table:table-cell office:value-type="float" office:value="5.85">
                <text:p>5.85</text:p>
              </table:table-cell>
              <table:table-cell office:value-type="float" office:value="5.93">
                <text:p>5.93</text:p>
              </table:table-cell>
              <table:table-cell office:value-type="float" office:value="6.12">
                <text:p>6.1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v6.1'.B173:'v6.1'.B173</svg:desc>
                </draw:g>
              </table:table-cell>
              <table:table-cell office:value-type="float" office:value="42.67">
                <text:p>42.67</text:p>
                <draw:g>
                  <svg:desc>'v6.1'.C173:'v6.1'.L173</svg:desc>
                </draw:g>
              </table:table-cell>
              <table:table-cell office:value-type="float" office:value="71.81">
                <text:p>71.81</text:p>
              </table:table-cell>
              <table:table-cell office:value-type="float" office:value="80.86">
                <text:p>80.86</text:p>
              </table:table-cell>
              <table:table-cell office:value-type="float" office:value="85.26">
                <text:p>85.26</text:p>
              </table:table-cell>
              <table:table-cell office:value-type="float" office:value="89.15">
                <text:p>89.15</text:p>
              </table:table-cell>
              <table:table-cell office:value-type="float" office:value="90.25">
                <text:p>90.25</text:p>
              </table:table-cell>
              <table:table-cell office:value-type="float" office:value="91.53">
                <text:p>91.53</text:p>
              </table:table-cell>
              <table:table-cell office:value-type="float" office:value="92.35">
                <text:p>92.35</text:p>
              </table:table-cell>
              <table:table-cell office:value-type="float" office:value="93.22">
                <text:p>93.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v6.1'.B174:'v6.1'.B174</svg:desc>
                </draw:g>
              </table:table-cell>
              <table:table-cell office:value-type="float" office:value="10">
                <text:p>10</text:p>
                <draw:g>
                  <svg:desc>'v6.1'.C174:'v6.1'.L17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Throughput Test Results, 1:N mesh</text:p>
        </chart:title>
        <chart:legend chart:legend-position="end" svg:x="13.049cm" svg:y="3.703cm" style:legend-expansion="high" chart:style-name="ch3"/>
        <chart:plot-area chart:style-name="ch4" table:cell-range-address="'v6.1'.C133:'v6.1'.I136 'v6.1'.B134:'v6.1'.B136" chart:data-source-has-labels="both" svg:x="0.32cm" svg:y="1.275cm" svg:width="12.409cm" svg:height="6.564cm">
          <chart:coordinate-region svg:x="0.941cm" svg:y="1.474cm" svg:width="11.788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v6.1'.C133:'v6.1'.I1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34:'v6.1'.I134" chart:label-cell-address="'v6.1'.B134:'v6.1'.B134" chart:class="chart:bar">
            <chart:data-point chart:repeated="7"/>
          </chart:series>
          <chart:series chart:style-name="ch10" chart:values-cell-range-address="'v6.1'.C135:'v6.1'.I135" chart:label-cell-address="'v6.1'.B135:'v6.1'.B135" chart:class="chart:bar">
            <chart:data-point chart:repeated="7"/>
          </chart:series>
          <chart:series chart:style-name="ch11" chart:values-cell-range-address="'v6.1'.C136:'v6.1'.I136" chart:label-cell-address="'v6.1'.B136:'v6.1'.B13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133:'v6.1'.I133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6.1'.B134:'v6.1'.B134</svg:desc>
                </draw:g>
              </table:table-cell>
              <table:table-cell office:value-type="float" office:value="10">
                <text:p>10</text:p>
                <draw:g>
                  <svg:desc>'v6.1'.C134:'v6.1'.I13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x Rate (%)</text:p>
                <draw:g>
                  <svg:desc>'v6.1'.B135:'v6.1'.B135</svg:desc>
                </draw:g>
              </table:table-cell>
              <table:table-cell office:value-type="float" office:value="5.73">
                <text:p>5.73</text:p>
                <draw:g>
                  <svg:desc>'v6.1'.C135:'v6.1'.I135</svg:desc>
                </draw:g>
              </table:table-cell>
              <table:table-cell office:value-type="float" office:value="4.89">
                <text:p>4.89</text:p>
              </table:table-cell>
              <table:table-cell office:value-type="float" office:value="5.91">
                <text:p>5.91</text:p>
              </table:table-cell>
              <table:table-cell office:value-type="float" office:value="5.9">
                <text:p>5.9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Loss Rate (%)</text:p>
                <draw:g>
                  <svg:desc>'v6.1'.B136:'v6.1'.B136</svg:desc>
                </draw:g>
              </table:table-cell>
              <table:table-cell office:value-type="float" office:value="42.68">
                <text:p>42.68</text:p>
                <draw:g>
                  <svg:desc>'v6.1'.C136:'v6.1'.I136</svg:desc>
                </draw:g>
              </table:table-cell>
              <table:table-cell office:value-type="float" office:value="51.06">
                <text:p>51.06</text:p>
              </table:table-cell>
              <table:table-cell office:value-type="float" office:value="40.88">
                <text:p>40.88</text:p>
              </table:table-cell>
              <table:table-cell office:value-type="float" office:value="41">
                <text:p>41</text:p>
              </table:table-cell>
              <table:table-cell office:value-type="float" office:value="40.38">
                <text:p>40.38</text:p>
              </table:table-cell>
              <table:table-cell office:value-type="float" office:value="40.42">
                <text:p>40.42</text:p>
              </table:table-cell>
              <table:table-cell office:value-type="float" office:value="42.07">
                <text:p>42.0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64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276:'v6.1'.L279 'v6.1'.B277:'v6.1'.B27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76:'v6.1'.L2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77:'v6.1'.L277" chart:label-cell-address="'v6.1'.B277:'v6.1'.B277" chart:class="chart:bar">
            <chart:data-point chart:repeated="10"/>
          </chart:series>
          <chart:series chart:style-name="ch10" chart:values-cell-range-address="'v6.1'.C278:'v6.1'.L278" chart:label-cell-address="'v6.1'.B278:'v6.1'.B278" chart:class="chart:bar">
            <chart:data-point chart:repeated="10"/>
          </chart:series>
          <chart:series chart:style-name="ch11" chart:values-cell-range-address="'v6.1'.C279:'v6.1'.L279" chart:label-cell-address="'v6.1'.B279:'v6.1'.B27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76:'v6.1'.L27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77:'v6.1'.B277</svg:desc>
                </draw:g>
              </table:table-cell>
              <table:table-cell office:value-type="float" office:value="9.68">
                <text:p>9.68</text:p>
                <draw:g>
                  <svg:desc>'v6.1'.C277:'v6.1'.L277</svg:desc>
                </draw:g>
              </table:table-cell>
              <table:table-cell office:value-type="float" office:value="10.54">
                <text:p>10.54</text:p>
              </table:table-cell>
              <table:table-cell office:value-type="float" office:value="10.45">
                <text:p>10.4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v6.1'.B278:'v6.1'.B278</svg:desc>
                </draw:g>
              </table:table-cell>
              <table:table-cell office:value-type="float" office:value="3.2">
                <text:p>3.2</text:p>
                <draw:g>
                  <svg:desc>'v6.1'.C278:'v6.1'.L278</svg:desc>
                </draw:g>
              </table:table-cell>
              <table:table-cell office:value-type="float" office:value="47.31">
                <text:p>47.31</text:p>
              </table:table-cell>
              <table:table-cell office:value-type="float" office:value="65.16">
                <text:p>65.16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v6.1'.B279:'v6.1'.B279</svg:desc>
                </draw:g>
              </table:table-cell>
              <table:table-cell office:value-type="float" office:value="10">
                <text:p>10</text:p>
                <draw:g>
                  <svg:desc>'v6.1'.C279:'v6.1'.L27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128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282:'v6.1'.L285 'v6.1'.B283:'v6.1'.B28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82:'v6.1'.L28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83:'v6.1'.L283" chart:label-cell-address="'v6.1'.B283:'v6.1'.B283" chart:class="chart:bar">
            <chart:data-point chart:repeated="10"/>
          </chart:series>
          <chart:series chart:style-name="ch10" chart:values-cell-range-address="'v6.1'.C284:'v6.1'.L284" chart:label-cell-address="'v6.1'.B284:'v6.1'.B284" chart:class="chart:bar">
            <chart:data-point chart:repeated="10"/>
          </chart:series>
          <chart:series chart:style-name="ch11" chart:values-cell-range-address="'v6.1'.C285:'v6.1'.L285" chart:label-cell-address="'v6.1'.B285:'v6.1'.B28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82:'v6.1'.L28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83:'v6.1'.B283</svg:desc>
                </draw:g>
              </table:table-cell>
              <table:table-cell office:value-type="float" office:value="9.95">
                <text:p>9.95</text:p>
                <draw:g>
                  <svg:desc>'v6.1'.C283:'v6.1'.L283</svg:desc>
                </draw:g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0.88">
                <text:p>0.8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v6.1'.B284:'v6.1'.B284</svg:desc>
                </draw:g>
              </table:table-cell>
              <table:table-cell office:value-type="float" office:value="0.51">
                <text:p>0.51</text:p>
                <draw:g>
                  <svg:desc>'v6.1'.C284:'v6.1'.L284</svg:desc>
                </draw:g>
              </table:table-cell>
              <table:table-cell office:value-type="float" office:value="45.87">
                <text:p>45.87</text:p>
              </table:table-cell>
              <table:table-cell office:value-type="float" office:value="63.9">
                <text:p>63.9</text:p>
              </table:table-cell>
              <table:table-cell office:value-type="float" office:value="72.93">
                <text:p>72.93</text:p>
              </table:table-cell>
              <table:table-cell office:value-type="float" office:value="78.34">
                <text:p>78.34</text:p>
              </table:table-cell>
              <table:table-cell office:value-type="float" office:value="81.96">
                <text:p>81.96</text:p>
              </table:table-cell>
              <table:table-cell office:value-type="float" office:value="98.74">
                <text:p>98.74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string">
                <text:p>Tx Rate (%)</text:p>
                <draw:g>
                  <svg:desc>'v6.1'.B285:'v6.1'.B285</svg:desc>
                </draw:g>
              </table:table-cell>
              <table:table-cell office:value-type="float" office:value="10">
                <text:p>10</text:p>
                <draw:g>
                  <svg:desc>'v6.1'.C285:'v6.1'.L28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256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288:'v6.1'.L291 'v6.1'.B289:'v6.1'.B29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88:'v6.1'.L28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89:'v6.1'.L289" chart:label-cell-address="'v6.1'.B289:'v6.1'.B289" chart:class="chart:bar">
            <chart:data-point chart:repeated="10"/>
          </chart:series>
          <chart:series chart:style-name="ch10" chart:values-cell-range-address="'v6.1'.C290:'v6.1'.L290" chart:label-cell-address="'v6.1'.B290:'v6.1'.B290" chart:class="chart:bar">
            <chart:data-point chart:repeated="10"/>
          </chart:series>
          <chart:series chart:style-name="ch11" chart:values-cell-range-address="'v6.1'.C291:'v6.1'.L291" chart:label-cell-address="'v6.1'.B291:'v6.1'.B29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88:'v6.1'.L28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89:'v6.1'.B289</svg:desc>
                </draw:g>
              </table:table-cell>
              <table:table-cell office:value-type="float" office:value="9.99">
                <text:p>9.99</text:p>
                <draw:g>
                  <svg:desc>'v6.1'.C289:'v6.1'.L289</svg:desc>
                </draw:g>
              </table:table-cell>
              <table:table-cell office:value-type="float" office:value="10.92">
                <text:p>10.92</text:p>
              </table:table-cell>
              <table:table-cell office:value-type="float" office:value="10.92">
                <text:p>10.92</text:p>
              </table:table-cell>
              <table:table-cell office:value-type="float" office:value="10.94">
                <text:p>10.94</text:p>
              </table:table-cell>
              <table:table-cell office:value-type="float" office:value="10.97">
                <text:p>10.97</text:p>
              </table:table-cell>
              <table:table-cell office:value-type="float" office:value="10.73">
                <text:p>10.73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97">
                <text:p>10.97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Loss Rate (%)</text:p>
                <draw:g>
                  <svg:desc>'v6.1'.B290:'v6.1'.B290</svg:desc>
                </draw:g>
              </table:table-cell>
              <table:table-cell office:value-type="float" office:value="0.07">
                <text:p>0.07</text:p>
                <draw:g>
                  <svg:desc>'v6.1'.C290:'v6.1'.L290</svg:desc>
                </draw:g>
              </table:table-cell>
              <table:table-cell office:value-type="float" office:value="45.4">
                <text:p>45.4</text:p>
              </table:table-cell>
              <table:table-cell office:value-type="float" office:value="63.6">
                <text:p>63.6</text:p>
              </table:table-cell>
              <table:table-cell office:value-type="float" office:value="72.65">
                <text:p>72.65</text:p>
              </table:table-cell>
              <table:table-cell office:value-type="float" office:value="78.07">
                <text:p>78.07</text:p>
              </table:table-cell>
              <table:table-cell office:value-type="float" office:value="82.11">
                <text:p>82.11</text:p>
              </table:table-cell>
              <table:table-cell office:value-type="float" office:value="84.34">
                <text:p>84.34</text:p>
              </table:table-cell>
              <table:table-cell office:value-type="float" office:value="86.3">
                <text:p>86.3</text:p>
              </table:table-cell>
              <table:table-cell office:value-type="float" office:value="87.81">
                <text:p>87.81</text:p>
              </table:table-cell>
              <table:table-cell office:value-type="float" office:value="89.14">
                <text:p>89.14</text:p>
              </table:table-cell>
            </table:table-row>
            <table:table-row>
              <table:table-cell office:value-type="string">
                <text:p>Tx Rate (%)</text:p>
                <draw:g>
                  <svg:desc>'v6.1'.B291:'v6.1'.B291</svg:desc>
                </draw:g>
              </table:table-cell>
              <table:table-cell office:value-type="float" office:value="10">
                <text:p>10</text:p>
                <draw:g>
                  <svg:desc>'v6.1'.C291:'v6.1'.L29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512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294:'v6.1'.L297 'v6.1'.B295:'v6.1'.B29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294:'v6.1'.L29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95:'v6.1'.L295" chart:label-cell-address="'v6.1'.B295:'v6.1'.B295" chart:class="chart:bar">
            <chart:data-point chart:repeated="10"/>
          </chart:series>
          <chart:series chart:style-name="ch10" chart:values-cell-range-address="'v6.1'.C296:'v6.1'.L296" chart:label-cell-address="'v6.1'.B296:'v6.1'.B296" chart:class="chart:bar">
            <chart:data-point chart:repeated="10"/>
          </chart:series>
          <chart:series chart:style-name="ch11" chart:values-cell-range-address="'v6.1'.C297:'v6.1'.L297" chart:label-cell-address="'v6.1'.B297:'v6.1'.B29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294:'v6.1'.L29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295:'v6.1'.B295</svg:desc>
                </draw:g>
              </table:table-cell>
              <table:table-cell office:value-type="float" office:value="10">
                <text:p>10</text:p>
                <draw:g>
                  <svg:desc>'v6.1'.C295:'v6.1'.L295</svg:desc>
                </draw:g>
              </table:table-cell>
              <table:table-cell office:value-type="float" office:value="10.95">
                <text:p>10.95</text:p>
              </table:table-cell>
              <table:table-cell office:value-type="float" office:value="11.02">
                <text:p>11.02</text:p>
              </table:table-cell>
              <table:table-cell office:value-type="float" office:value="10.97">
                <text:p>10.97</text:p>
              </table:table-cell>
              <table:table-cell office:value-type="float" office:value="10.95">
                <text:p>10.95</text:p>
              </table:table-cell>
              <table:table-cell office:value-type="float" office:value="11.04">
                <text:p>11.04</text:p>
              </table:table-cell>
              <table:table-cell office:value-type="float" office:value="10.7">
                <text:p>10.7</text:p>
              </table:table-cell>
              <table:table-cell office:value-type="float" office:value="11.02">
                <text:p>11.02</text:p>
              </table:table-cell>
              <table:table-cell office:value-type="float" office:value="11">
                <text:p>11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Loss Rate (%)</text:p>
                <draw:g>
                  <svg:desc>'v6.1'.B296:'v6.1'.B296</svg:desc>
                </draw:g>
              </table:table-cell>
              <table:table-cell office:value-type="float" office:value="0.01">
                <text:p>0.01</text:p>
                <draw:g>
                  <svg:desc>'v6.1'.C296:'v6.1'.L296</svg:desc>
                </draw:g>
              </table:table-cell>
              <table:table-cell office:value-type="float" office:value="45.23">
                <text:p>45.23</text:p>
              </table:table-cell>
              <table:table-cell office:value-type="float" office:value="63.26">
                <text:p>63.26</text:p>
              </table:table-cell>
              <table:table-cell office:value-type="float" office:value="72.58">
                <text:p>72.58</text:p>
              </table:table-cell>
              <table:table-cell office:value-type="float" office:value="78.1">
                <text:p>78.1</text:p>
              </table:table-cell>
              <table:table-cell office:value-type="float" office:value="81.6">
                <text:p>81.6</text:p>
              </table:table-cell>
              <table:table-cell office:value-type="float" office:value="84.72">
                <text:p>84.72</text:p>
              </table:table-cell>
              <table:table-cell office:value-type="float" office:value="86.22">
                <text:p>86.22</text:p>
              </table:table-cell>
              <table:table-cell office:value-type="float" office:value="87.78">
                <text:p>87.78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Tx Rate (%)</text:p>
                <draw:g>
                  <svg:desc>'v6.1'.B297:'v6.1'.B297</svg:desc>
                </draw:g>
              </table:table-cell>
              <table:table-cell office:value-type="float" office:value="10">
                <text:p>10</text:p>
                <draw:g>
                  <svg:desc>'v6.1'.C297:'v6.1'.L29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1518 bytes Frame Length, N:N mesh</text:p>
        </chart:title>
        <chart:legend chart:legend-position="end" svg:x="12.46cm" svg:y="3.703cm" style:legend-expansion="high" chart:style-name="ch3"/>
        <chart:plot-area chart:style-name="ch4" table:cell-range-address="'v6.1'.C306:'v6.1'.L309 'v6.1'.B307:'v6.1'.B30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306:'v6.1'.L30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307:'v6.1'.L307" chart:label-cell-address="'v6.1'.B307:'v6.1'.B307" chart:class="chart:bar">
            <chart:data-point chart:repeated="10"/>
          </chart:series>
          <chart:series chart:style-name="ch10" chart:values-cell-range-address="'v6.1'.C308:'v6.1'.L308" chart:label-cell-address="'v6.1'.B308:'v6.1'.B308" chart:class="chart:bar">
            <chart:data-point chart:repeated="10"/>
          </chart:series>
          <chart:series chart:style-name="ch11" chart:values-cell-range-address="'v6.1'.C309:'v6.1'.L309" chart:label-cell-address="'v6.1'.B309:'v6.1'.B30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306:'v6.1'.L30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307:'v6.1'.B307</svg:desc>
                </draw:g>
              </table:table-cell>
              <table:table-cell office:value-type="float" office:value="9.75">
                <text:p>9.75</text:p>
                <draw:g>
                  <svg:desc>'v6.1'.C307:'v6.1'.L307</svg:desc>
                </draw:g>
              </table:table-cell>
              <table:table-cell office:value-type="float" office:value="10.73">
                <text:p>10.73</text:p>
              </table:table-cell>
              <table:table-cell office:value-type="float" office:value="11.09">
                <text:p>11.09</text:p>
              </table:table-cell>
              <table:table-cell office:value-type="float" office:value="10.89">
                <text:p>10.89</text:p>
              </table:table-cell>
              <table:table-cell office:value-type="float" office:value="11.05">
                <text:p>11.05</text:p>
              </table:table-cell>
              <table:table-cell office:value-type="float" office:value="11.06">
                <text:p>11.06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1.07">
                <text:p>11.07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Loss Rate (%)</text:p>
                <draw:g>
                  <svg:desc>'v6.1'.B308:'v6.1'.B308</svg:desc>
                </draw:g>
              </table:table-cell>
              <table:table-cell office:value-type="float" office:value="2.48">
                <text:p>2.48</text:p>
                <draw:g>
                  <svg:desc>'v6.1'.C308:'v6.1'.L308</svg:desc>
                </draw:g>
              </table:table-cell>
              <table:table-cell office:value-type="float" office:value="46.33">
                <text:p>46.33</text:p>
              </table:table-cell>
              <table:table-cell office:value-type="float" office:value="63.04">
                <text:p>63.04</text:p>
              </table:table-cell>
              <table:table-cell office:value-type="float" office:value="72.78">
                <text:p>72.78</text:p>
              </table:table-cell>
              <table:table-cell office:value-type="float" office:value="77.89">
                <text:p>77.89</text:p>
              </table:table-cell>
              <table:table-cell office:value-type="float" office:value="81.56">
                <text:p>81.56</text:p>
              </table:table-cell>
              <table:table-cell office:value-type="float" office:value="84.15">
                <text:p>84.15</text:p>
              </table:table-cell>
              <table:table-cell office:value-type="float" office:value="86.13">
                <text:p>86.13</text:p>
              </table:table-cell>
              <table:table-cell office:value-type="float" office:value="87.7">
                <text:p>87.7</text:p>
              </table:table-cell>
              <table:table-cell office:value-type="float" office:value="88.91">
                <text:p>88.91</text:p>
              </table:table-cell>
            </table:table-row>
            <table:table-row>
              <table:table-cell office:value-type="string">
                <text:p>Tx Rate (%)</text:p>
                <draw:g>
                  <svg:desc>'v6.1'.B309:'v6.1'.B309</svg:desc>
                </draw:g>
              </table:table-cell>
              <table:table-cell office:value-type="float" office:value="10">
                <text:p>10</text:p>
                <draw:g>
                  <svg:desc>'v6.1'.C309:'v6.1'.L30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128 bytes Frame Length</text:p>
        </chart:title>
        <chart:legend chart:legend-position="end" svg:x="12.46cm" svg:y="3.703cm" style:legend-expansion="high" chart:style-name="ch3"/>
        <chart:plot-area chart:style-name="ch4" table:cell-range-address="'v4.2'.C20:'v4.2'.L23 'v4.2'.B21:'v4.2'.B2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20:'v4.2'.L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21:'v4.2'.L21" chart:label-cell-address="'v4.2'.B21:'v4.2'.B21" chart:class="chart:bar">
            <chart:data-point chart:repeated="10"/>
          </chart:series>
          <chart:series chart:style-name="ch10" chart:values-cell-range-address="'v4.2'.C22:'v4.2'.L22" chart:label-cell-address="'v4.2'.B22:'v4.2'.B22" chart:class="chart:bar">
            <chart:data-point chart:repeated="10"/>
          </chart:series>
          <chart:series chart:style-name="ch11" chart:values-cell-range-address="'v4.2'.C23:'v4.2'.L23" chart:label-cell-address="'v4.2'.B23:'v4.2'.B2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20:'v4.2'.L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21:'v4.2'.B21</svg:desc>
                </draw:g>
              </table:table-cell>
              <table:table-cell office:value-type="float" office:value="10">
                <text:p>10</text:p>
                <draw:g>
                  <svg:desc>'v4.2'.C21:'v4.2'.L2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.89">
                <text:p>29.89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v4.2'.B22:'v4.2'.B22</svg:desc>
                </draw:g>
              </table:table-cell>
              <table:table-cell office:value-type="float" office:value="0">
                <text:p>0</text:p>
                <draw:g>
                  <svg:desc>'v4.2'.C22:'v4.2'.L2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35">
                <text:p>0.35</text:p>
              </table:table-cell>
              <table:table-cell office:value-type="float" office:value="99.88">
                <text:p>99.88</text:p>
              </table:table-cell>
              <table:table-cell office:value-type="float" office:value="99.92">
                <text:p>99.92</text:p>
              </table:table-cell>
              <table:table-cell office:value-type="float" office:value="99.94">
                <text:p>99.94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string">
                <text:p>Tx Rate (%)</text:p>
                <draw:g>
                  <svg:desc>'v4.2'.B23:'v4.2'.B23</svg:desc>
                </draw:g>
              </table:table-cell>
              <table:table-cell office:value-type="float" office:value="10">
                <text:p>10</text:p>
                <draw:g>
                  <svg:desc>'v4.2'.C23:'v4.2'.L2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Throughput Test Results, N:N mesh</text:p>
        </chart:title>
        <chart:legend chart:legend-position="end" svg:x="13.049cm" svg:y="3.703cm" style:legend-expansion="high" chart:style-name="ch3"/>
        <chart:plot-area chart:style-name="ch4" table:cell-range-address="'v6.1'.C268:'v6.1'.I271 'v6.1'.B269:'v6.1'.B271" chart:data-source-has-labels="both" svg:x="0.32cm" svg:y="1.275cm" svg:width="12.409cm" svg:height="6.564cm">
          <chart:coordinate-region svg:x="0.941cm" svg:y="1.474cm" svg:width="11.788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v6.1'.C268:'v6.1'.I26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269:'v6.1'.I269" chart:label-cell-address="'v6.1'.B269:'v6.1'.B269" chart:class="chart:bar">
            <chart:data-point chart:repeated="7"/>
          </chart:series>
          <chart:series chart:style-name="ch10" chart:values-cell-range-address="'v6.1'.C270:'v6.1'.I270" chart:label-cell-address="'v6.1'.B270:'v6.1'.B270" chart:class="chart:bar">
            <chart:data-point chart:repeated="7"/>
          </chart:series>
          <chart:series chart:style-name="ch11" chart:values-cell-range-address="'v6.1'.C271:'v6.1'.I271" chart:label-cell-address="'v6.1'.B271:'v6.1'.B27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6.1'.C268:'v6.1'.I268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6.1'.B269:'v6.1'.B269</svg:desc>
                </draw:g>
              </table:table-cell>
              <table:table-cell office:value-type="float" office:value="10">
                <text:p>10</text:p>
                <draw:g>
                  <svg:desc>'v6.1'.C269:'v6.1'.I26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x Rate (%)</text:p>
                <draw:g>
                  <svg:desc>'v6.1'.B270:'v6.1'.B270</svg:desc>
                </draw:g>
              </table:table-cell>
              <table:table-cell office:value-type="float" office:value="9.59">
                <text:p>9.59</text:p>
                <draw:g>
                  <svg:desc>'v6.1'.C270:'v6.1'.I270</svg:desc>
                </draw:g>
              </table:table-cell>
              <table:table-cell office:value-type="float" office:value="9.91">
                <text:p>9.91</text:p>
              </table:table-cell>
              <table:table-cell office:value-type="float" office:value="9.47">
                <text:p>9.47</text:p>
              </table:table-cell>
              <table:table-cell office:value-type="float" office:value="9.88">
                <text:p>9.88</text:p>
              </table:table-cell>
              <table:table-cell office:value-type="float" office:value="9.76">
                <text:p>9.76</text:p>
              </table:table-cell>
              <table:table-cell office:value-type="float" office:value="9.66">
                <text:p>9.66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Loss Rate (%)</text:p>
                <draw:g>
                  <svg:desc>'v6.1'.B271:'v6.1'.B271</svg:desc>
                </draw:g>
              </table:table-cell>
              <table:table-cell office:value-type="float" office:value="4.06">
                <text:p>4.06</text:p>
                <draw:g>
                  <svg:desc>'v6.1'.C271:'v6.1'.I271</svg:desc>
                </draw:g>
              </table:table-cell>
              <table:table-cell office:value-type="float" office:value="0.92">
                <text:p>0.92</text:p>
              </table:table-cell>
              <table:table-cell office:value-type="float" office:value="5.28">
                <text:p>5.28</text:p>
              </table:table-cell>
              <table:table-cell office:value-type="float" office:value="1.24">
                <text:p>1.24</text:p>
              </table:table-cell>
              <table:table-cell office:value-type="float" office:value="2.36">
                <text:p>2.36</text:p>
              </table:table-cell>
              <table:table-cell office:value-type="float" office:value="3.44">
                <text:p>3.44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5.919cm" svg:y="0.316cm" chart:style-name="ch2">
          <text:p>Average Jitter, usec</text:p>
        </chart:title>
        <chart:plot-area chart:style-name="ch3" table:cell-range-address="'v6.1'.B378:'v6.1'.B385 'v6.1'.E378:'v6.1'.F385" chart:data-source-has-labels="both" svg:x="1.331cm" svg:y="1.275cm" svg:width="14.349cm" svg:height="6.564cm">
          <chart:coordinate-region svg:x="2.429cm" svg:y="1.474cm" svg:width="13.251cm" svg:height="5.718cm"/>
          <chart:axis chart:dimension="x" chart:name="primary-x" chart:style-name="ch4" chartooo:axis-type="auto">
            <chartooo:date-scale/>
            <chart:title svg:x="7.165cm" svg:y="8.019cm" chart:style-name="ch5">
              <text:p>Frame Size, bytes</text:p>
            </chart:title>
            <chart:categories table:cell-range-address="'v6.1'.B379:'v6.1'.B385"/>
          </chart:axis>
          <chart:axis chart:dimension="y" chart:name="primary-y" chart:style-name="ch4">
            <chart:title svg:x="0.451cm" svg:y="5.382cm" chart:style-name="ch6">
              <text:p>Jitter, usec</text:p>
            </chart:title>
            <chart:grid chart:style-name="ch7" chart:class="major"/>
          </chart:axis>
          <chart:series chart:values-cell-range-address="'v6.1'.E379:'v6.1'.E385" chart:label-cell-address="'v6.1'.E378:'v6.1'.E378" chart:attached-axis="primary-y">
            <chart:data-point/>
          </chart:series>
          <chart:series chart:values-cell-range-address="'v6.1'.F379:'v6.1'.F385" chart:label-cell-address="'v6.1'.F378:'v6.1'.F378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v6.1'.E378:'v6.1'.E378</svg:desc>
                </draw:g>
              </table:table-cell>
              <table:table-cell office:value-type="string">
                <text:p>Max, usec</text:p>
                <draw:g>
                  <svg:desc>'v6.1'.F378:'v6.1'.F37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v6.1'.B379:'v6.1'.B385</svg:desc>
                </draw:g>
              </table:table-cell>
              <table:table-cell office:value-type="float" office:value="0.003">
                <text:p>0.003</text:p>
                <draw:g>
                  <svg:desc>'v6.1'.E379:'v6.1'.E385</svg:desc>
                </draw:g>
              </table:table-cell>
              <table:table-cell office:value-type="float" office:value="0.011">
                <text:p>0.011</text:p>
                <draw:g>
                  <svg:desc>'v6.1'.F379:'v6.1'.F38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Throughput Test Results, full mesh</text:p>
        </chart:title>
        <chart:legend chart:legend-position="end" svg:x="13.049cm" svg:y="3.703cm" style:legend-expansion="high" chart:style-name="ch3"/>
        <chart:plot-area chart:style-name="ch4" table:cell-range-address="'1 wrs - v6.1'.C6:'1 wrs - v6.1'.I9 '1 wrs - v6.1'.B7:'1 wrs - v6.1'.B9" chart:data-source-has-labels="both" svg:x="0.32cm" svg:y="1.275cm" svg:width="12.409cm" svg:height="6.564cm">
          <chart:coordinate-region svg:x="0.756cm" svg:y="1.474cm" svg:width="11.973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1 wrs - v6.1'.C6:'1 wrs - v6.1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7:'1 wrs - v6.1'.I7" chart:label-cell-address="'1 wrs - v6.1'.B7:'1 wrs - v6.1'.B7" chart:class="chart:bar">
            <chart:data-point chart:repeated="7"/>
          </chart:series>
          <chart:series chart:style-name="ch10" chart:values-cell-range-address="'1 wrs - v6.1'.C8:'1 wrs - v6.1'.I8" chart:label-cell-address="'1 wrs - v6.1'.B8:'1 wrs - v6.1'.B8" chart:class="chart:bar">
            <chart:data-point chart:repeated="7"/>
          </chart:series>
          <chart:series chart:style-name="ch11" chart:values-cell-range-address="'1 wrs - v6.1'.C9:'1 wrs - v6.1'.I9" chart:label-cell-address="'1 wrs - v6.1'.B9:'1 wrs - v6.1'.B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6.1'.C6:'1 wrs - v6.1'.I6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6.1'.B7:'1 wrs - v6.1'.B7</svg:desc>
                </draw:g>
              </table:table-cell>
              <table:table-cell office:value-type="float" office:value="0.018">
                <text:p>0.018</text:p>
                <draw:g>
                  <svg:desc>'1 wrs - v6.1'.C7:'1 wrs - v6.1'.I7</svg:desc>
                </draw:g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1 wrs - v6.1'.B8:'1 wrs - v6.1'.B8</svg:desc>
                </draw:g>
              </table:table-cell>
              <table:table-cell office:value-type="float" office:value="0.02">
                <text:p>0.02</text:p>
                <draw:g>
                  <svg:desc>'1 wrs - v6.1'.C8:'1 wrs - v6.1'.I8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9:'1 wrs - v6.1'.B9</svg:desc>
                </draw:g>
              </table:table-cell>
              <table:table-cell office:value-type="float" office:value="3.47">
                <text:p>3.47</text:p>
                <draw:g>
                  <svg:desc>'1 wrs - v6.1'.C9:'1 wrs - v6.1'.I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1.96">
                <text:p>1.96</text:p>
              </table:table-cell>
              <table:table-cell office:value-type="float" office:value="6.99">
                <text:p>6.99</text:p>
              </table:table-cell>
              <table:table-cell office:value-type="float" office:value="0">
                <text:p>0</text:p>
              </table:table-cell>
              <table:table-cell office:value-type="float" office:value="2.17">
                <text:p>2.1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64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14:'1 wrs - v6.1'.L17 '1 wrs - v6.1'.B15:'1 wrs - v6.1'.B1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4:'1 wrs - v6.1'.L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5:'1 wrs - v6.1'.L15" chart:label-cell-address="'1 wrs - v6.1'.B15:'1 wrs - v6.1'.B15" chart:class="chart:bar">
            <chart:data-point chart:repeated="10"/>
          </chart:series>
          <chart:series chart:style-name="ch10" chart:values-cell-range-address="'1 wrs - v6.1'.C16:'1 wrs - v6.1'.L16" chart:label-cell-address="'1 wrs - v6.1'.B16:'1 wrs - v6.1'.B16" chart:class="chart:bar">
            <chart:data-point chart:repeated="10"/>
          </chart:series>
          <chart:series chart:style-name="ch11" chart:values-cell-range-address="'1 wrs - v6.1'.C17:'1 wrs - v6.1'.L17" chart:label-cell-address="'1 wrs - v6.1'.B17:'1 wrs - v6.1'.B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4:'1 wrs - v6.1'.L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5:'1 wrs - v6.1'.B15</svg:desc>
                </draw:g>
              </table:table-cell>
              <table:table-cell office:value-type="float" office:value="7.56">
                <text:p>7.56</text:p>
                <draw:g>
                  <svg:desc>'1 wrs - v6.1'.C15:'1 wrs - v6.1'.L1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6:'1 wrs - v6.1'.B16</svg:desc>
                </draw:g>
              </table:table-cell>
              <table:table-cell office:value-type="float" office:value="24.43">
                <text:p>24.43</text:p>
                <draw:g>
                  <svg:desc>'1 wrs - v6.1'.C16:'1 wrs - v6.1'.L16</svg:desc>
                </draw:g>
              </table:table-cell>
              <table:table-cell office:value-type="float" office:value="99.88">
                <text:p>99.88</text:p>
              </table:table-cell>
              <table:table-cell office:value-type="float" office:value="99.95">
                <text:p>99.95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7:'1 wrs - v6.1'.B17</svg:desc>
                </draw:g>
              </table:table-cell>
              <table:table-cell office:value-type="float" office:value="10">
                <text:p>10</text:p>
                <draw:g>
                  <svg:desc>'1 wrs - v6.1'.C17:'1 wrs - v6.1'.L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128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20:'1 wrs - v6.1'.L23 '1 wrs - v6.1'.B21:'1 wrs - v6.1'.B2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0:'1 wrs - v6.1'.L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1:'1 wrs - v6.1'.L21" chart:label-cell-address="'1 wrs - v6.1'.B21:'1 wrs - v6.1'.B21" chart:class="chart:bar">
            <chart:data-point chart:repeated="10"/>
          </chart:series>
          <chart:series chart:style-name="ch10" chart:values-cell-range-address="'1 wrs - v6.1'.C22:'1 wrs - v6.1'.L22" chart:label-cell-address="'1 wrs - v6.1'.B22:'1 wrs - v6.1'.B22" chart:class="chart:bar">
            <chart:data-point chart:repeated="10"/>
          </chart:series>
          <chart:series chart:style-name="ch11" chart:values-cell-range-address="'1 wrs - v6.1'.C23:'1 wrs - v6.1'.L23" chart:label-cell-address="'1 wrs - v6.1'.B23:'1 wrs - v6.1'.B2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0:'1 wrs - v6.1'.L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1:'1 wrs - v6.1'.B21</svg:desc>
                </draw:g>
              </table:table-cell>
              <table:table-cell office:value-type="float" office:value="7.76">
                <text:p>7.76</text:p>
                <draw:g>
                  <svg:desc>'1 wrs - v6.1'.C21:'1 wrs - v6.1'.L21</svg:desc>
                </draw:g>
              </table:table-cell>
              <table:table-cell office:value-type="float" office:value="12.05">
                <text:p>12.05</text:p>
              </table:table-cell>
              <table:table-cell office:value-type="float" office:value="16.46">
                <text:p>16.46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2:'1 wrs - v6.1'.B22</svg:desc>
                </draw:g>
              </table:table-cell>
              <table:table-cell office:value-type="float" office:value="22.36">
                <text:p>22.36</text:p>
                <draw:g>
                  <svg:desc>'1 wrs - v6.1'.C22:'1 wrs - v6.1'.L22</svg:desc>
                </draw:g>
              </table:table-cell>
              <table:table-cell office:value-type="float" office:value="39.73">
                <text:p>39.73</text:p>
              </table:table-cell>
              <table:table-cell office:value-type="float" office:value="45.13">
                <text:p>45.13</text:p>
              </table:table-cell>
              <table:table-cell office:value-type="float" office:value="99.92">
                <text:p>99.92</text:p>
              </table:table-cell>
              <table:table-cell office:value-type="float" office:value="99.95">
                <text:p>99.95</text:p>
              </table:table-cell>
              <table:table-cell office:value-type="float" office:value="99.97">
                <text:p>99.97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3:'1 wrs - v6.1'.B23</svg:desc>
                </draw:g>
              </table:table-cell>
              <table:table-cell office:value-type="float" office:value="10">
                <text:p>10</text:p>
                <draw:g>
                  <svg:desc>'1 wrs - v6.1'.C23:'1 wrs - v6.1'.L2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256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26:'1 wrs - v6.1'.L29 '1 wrs - v6.1'.B27:'1 wrs - v6.1'.B2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6:'1 wrs - v6.1'.L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7:'1 wrs - v6.1'.L27" chart:label-cell-address="'1 wrs - v6.1'.B27:'1 wrs - v6.1'.B27" chart:class="chart:bar">
            <chart:data-point chart:repeated="10"/>
          </chart:series>
          <chart:series chart:style-name="ch10" chart:values-cell-range-address="'1 wrs - v6.1'.C28:'1 wrs - v6.1'.L28" chart:label-cell-address="'1 wrs - v6.1'.B28:'1 wrs - v6.1'.B28" chart:class="chart:bar">
            <chart:data-point chart:repeated="10"/>
          </chart:series>
          <chart:series chart:style-name="ch11" chart:values-cell-range-address="'1 wrs - v6.1'.C29:'1 wrs - v6.1'.L29" chart:label-cell-address="'1 wrs - v6.1'.B29:'1 wrs - v6.1'.B2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6:'1 wrs - v6.1'.L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7:'1 wrs - v6.1'.B27</svg:desc>
                </draw:g>
              </table:table-cell>
              <table:table-cell office:value-type="float" office:value="7.66">
                <text:p>7.66</text:p>
                <draw:g>
                  <svg:desc>'1 wrs - v6.1'.C27:'1 wrs - v6.1'.L27</svg:desc>
                </draw:g>
              </table:table-cell>
              <table:table-cell office:value-type="float" office:value="12.07">
                <text:p>12.07</text:p>
              </table:table-cell>
              <table:table-cell office:value-type="float" office:value="16.32">
                <text:p>16.32</text:p>
              </table:table-cell>
              <table:table-cell office:value-type="float" office:value="20.57">
                <text:p>20.57</text:p>
              </table:table-cell>
              <table:table-cell office:value-type="float" office:value="24.76">
                <text:p>24.76</text:p>
              </table:table-cell>
              <table:table-cell office:value-type="float" office:value="0.5">
                <text:p>0.5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8:'1 wrs - v6.1'.B28</svg:desc>
                </draw:g>
              </table:table-cell>
              <table:table-cell office:value-type="float" office:value="23.42">
                <text:p>23.42</text:p>
                <draw:g>
                  <svg:desc>'1 wrs - v6.1'.C28:'1 wrs - v6.1'.L28</svg:desc>
                </draw:g>
              </table:table-cell>
              <table:table-cell office:value-type="float" office:value="39.66">
                <text:p>39.66</text:p>
              </table:table-cell>
              <table:table-cell office:value-type="float" office:value="45.61">
                <text:p>45.61</text:p>
              </table:table-cell>
              <table:table-cell office:value-type="float" office:value="48.57">
                <text:p>48.57</text:p>
              </table:table-cell>
              <table:table-cell office:value-type="float" office:value="50.49">
                <text:p>50.49</text:p>
              </table:table-cell>
              <table:table-cell office:value-type="float" office:value="99.16">
                <text:p>99.16</text:p>
              </table:table-cell>
              <table:table-cell office:value-type="float" office:value="99.92">
                <text:p>99.92</text:p>
              </table:table-cell>
              <table:table-cell office:value-type="float" office:value="99.94">
                <text:p>99.94</text:p>
              </table:table-cell>
              <table:table-cell office:value-type="float" office:value="99.95">
                <text:p>99.95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9:'1 wrs - v6.1'.B29</svg:desc>
                </draw:g>
              </table:table-cell>
              <table:table-cell office:value-type="float" office:value="10">
                <text:p>10</text:p>
                <draw:g>
                  <svg:desc>'1 wrs - v6.1'.C29:'1 wrs - v6.1'.L2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512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32:'1 wrs - v6.1'.L35 '1 wrs - v6.1'.B33:'1 wrs - v6.1'.B3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32:'1 wrs - v6.1'.L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33:'1 wrs - v6.1'.L33" chart:label-cell-address="'1 wrs - v6.1'.B33:'1 wrs - v6.1'.B33" chart:class="chart:bar">
            <chart:data-point chart:repeated="10"/>
          </chart:series>
          <chart:series chart:style-name="ch10" chart:values-cell-range-address="'1 wrs - v6.1'.C34:'1 wrs - v6.1'.L34" chart:label-cell-address="'1 wrs - v6.1'.B34:'1 wrs - v6.1'.B34" chart:class="chart:bar">
            <chart:data-point chart:repeated="10"/>
          </chart:series>
          <chart:series chart:style-name="ch11" chart:values-cell-range-address="'1 wrs - v6.1'.C35:'1 wrs - v6.1'.L35" chart:label-cell-address="'1 wrs - v6.1'.B35:'1 wrs - v6.1'.B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32:'1 wrs - v6.1'.L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33:'1 wrs - v6.1'.B33</svg:desc>
                </draw:g>
              </table:table-cell>
              <table:table-cell office:value-type="float" office:value="7.9">
                <text:p>7.9</text:p>
                <draw:g>
                  <svg:desc>'1 wrs - v6.1'.C33:'1 wrs - v6.1'.L33</svg:desc>
                </draw:g>
              </table:table-cell>
              <table:table-cell office:value-type="float" office:value="12.35">
                <text:p>12.35</text:p>
              </table:table-cell>
              <table:table-cell office:value-type="float" office:value="16.84">
                <text:p>16.84</text:p>
              </table:table-cell>
              <table:table-cell office:value-type="float" office:value="20.72">
                <text:p>20.72</text:p>
              </table:table-cell>
              <table:table-cell office:value-type="float" office:value="24.57">
                <text:p>24.57</text:p>
              </table:table-cell>
              <table:table-cell office:value-type="float" office:value="28.89">
                <text:p>28.89</text:p>
              </table:table-cell>
              <table:table-cell office:value-type="float" office:value="33.21">
                <text:p>33.21</text:p>
              </table:table-cell>
              <table:table-cell office:value-type="float" office:value="37.66">
                <text:p>37.66</text:p>
              </table:table-cell>
              <table:table-cell office:value-type="float" office:value="23.09">
                <text:p>23.0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34:'1 wrs - v6.1'.B34</svg:desc>
                </draw:g>
              </table:table-cell>
              <table:table-cell office:value-type="float" office:value="21.03">
                <text:p>21.03</text:p>
                <draw:g>
                  <svg:desc>'1 wrs - v6.1'.C34:'1 wrs - v6.1'.L34</svg:desc>
                </draw:g>
              </table:table-cell>
              <table:table-cell office:value-type="float" office:value="38.26">
                <text:p>38.26</text:p>
              </table:table-cell>
              <table:table-cell office:value-type="float" office:value="43.86">
                <text:p>43.86</text:p>
              </table:table-cell>
              <table:table-cell office:value-type="float" office:value="48.21">
                <text:p>48.21</text:p>
              </table:table-cell>
              <table:table-cell office:value-type="float" office:value="50.86">
                <text:p>50.86</text:p>
              </table:table-cell>
              <table:table-cell office:value-type="float" office:value="51.85">
                <text:p>51.85</text:p>
              </table:table-cell>
              <table:table-cell office:value-type="float" office:value="52.56">
                <text:p>52.56</text:p>
              </table:table-cell>
              <table:table-cell office:value-type="float" office:value="52.93">
                <text:p>52.93</text:p>
              </table:table-cell>
              <table:table-cell office:value-type="float" office:value="74.34">
                <text:p>74.34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Tx Rate (%)</text:p>
                <draw:g>
                  <svg:desc>'1 wrs - v6.1'.B35:'1 wrs - v6.1'.B35</svg:desc>
                </draw:g>
              </table:table-cell>
              <table:table-cell office:value-type="float" office:value="10">
                <text:p>10</text:p>
                <draw:g>
                  <svg:desc>'1 wrs - v6.1'.C35:'1 wrs - v6.1'.L3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71cm" svg:y="0.316cm" chart:style-name="ch2">
          <text:p>1024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38:'1 wrs - v6.1'.L41 '1 wrs - v6.1'.B39:'1 wrs - v6.1'.B4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38:'1 wrs - v6.1'.L3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39:'1 wrs - v6.1'.L39" chart:label-cell-address="'1 wrs - v6.1'.B39:'1 wrs - v6.1'.B39" chart:class="chart:bar">
            <chart:data-point chart:repeated="10"/>
          </chart:series>
          <chart:series chart:style-name="ch10" chart:values-cell-range-address="'1 wrs - v6.1'.C40:'1 wrs - v6.1'.L40" chart:label-cell-address="'1 wrs - v6.1'.B40:'1 wrs - v6.1'.B40" chart:class="chart:bar">
            <chart:data-point chart:repeated="10"/>
          </chart:series>
          <chart:series chart:style-name="ch11" chart:values-cell-range-address="'1 wrs - v6.1'.C41:'1 wrs - v6.1'.L41" chart:label-cell-address="'1 wrs - v6.1'.B41:'1 wrs - v6.1'.B4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38:'1 wrs - v6.1'.L3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39:'1 wrs - v6.1'.B39</svg:desc>
                </draw:g>
              </table:table-cell>
              <table:table-cell office:value-type="float" office:value="8.08">
                <text:p>8.08</text:p>
                <draw:g>
                  <svg:desc>'1 wrs - v6.1'.C39:'1 wrs - v6.1'.L39</svg:desc>
                </draw:g>
              </table:table-cell>
              <table:table-cell office:value-type="float" office:value="12.1">
                <text:p>12.1</text:p>
              </table:table-cell>
              <table:table-cell office:value-type="float" office:value="16.39">
                <text:p>16.39</text:p>
              </table:table-cell>
              <table:table-cell office:value-type="float" office:value="20.87">
                <text:p>20.87</text:p>
              </table:table-cell>
              <table:table-cell office:value-type="float" office:value="25.23">
                <text:p>25.23</text:p>
              </table:table-cell>
              <table:table-cell office:value-type="float" office:value="29.8">
                <text:p>29.8</text:p>
              </table:table-cell>
              <table:table-cell office:value-type="float" office:value="34.25">
                <text:p>34.25</text:p>
              </table:table-cell>
              <table:table-cell office:value-type="float" office:value="38.91">
                <text:p>38.91</text:p>
              </table:table-cell>
              <table:table-cell office:value-type="float" office:value="22.59">
                <text:p>22.59</text:p>
              </table:table-cell>
              <table:table-cell office:value-type="float" office:value="45.46">
                <text:p>45.46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40:'1 wrs - v6.1'.B40</svg:desc>
                </draw:g>
              </table:table-cell>
              <table:table-cell office:value-type="float" office:value="19.22">
                <text:p>19.22</text:p>
                <draw:g>
                  <svg:desc>'1 wrs - v6.1'.C40:'1 wrs - v6.1'.L40</svg:desc>
                </draw:g>
              </table:table-cell>
              <table:table-cell office:value-type="float" office:value="39.48">
                <text:p>39.48</text:p>
              </table:table-cell>
              <table:table-cell office:value-type="float" office:value="45.36">
                <text:p>45.36</text:p>
              </table:table-cell>
              <table:table-cell office:value-type="float" office:value="47.83">
                <text:p>47.83</text:p>
              </table:table-cell>
              <table:table-cell office:value-type="float" office:value="49.53">
                <text:p>49.53</text:p>
              </table:table-cell>
              <table:table-cell office:value-type="float" office:value="50.33">
                <text:p>50.33</text:p>
              </table:table-cell>
              <table:table-cell office:value-type="float" office:value="51.08">
                <text:p>51.08</text:p>
              </table:table-cell>
              <table:table-cell office:value-type="float" office:value="51.36">
                <text:p>51.36</text:p>
              </table:table-cell>
              <table:table-cell office:value-type="float" office:value="74.9">
                <text:p>74.9</text:p>
              </table:table-cell>
              <table:table-cell office:value-type="float" office:value="54.54">
                <text:p>54.54</text:p>
              </table:table-cell>
            </table:table-row>
            <table:table-row>
              <table:table-cell office:value-type="string">
                <text:p>Tx Rate (%)</text:p>
                <draw:g>
                  <svg:desc>'1 wrs - v6.1'.B41:'1 wrs - v6.1'.B41</svg:desc>
                </draw:g>
              </table:table-cell>
              <table:table-cell office:value-type="float" office:value="10">
                <text:p>10</text:p>
                <draw:g>
                  <svg:desc>'1 wrs - v6.1'.C41:'1 wrs - v6.1'.L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71cm" svg:y="0.316cm" chart:style-name="ch2">
          <text:p>1518 bytes Frame Length, full mesh</text:p>
        </chart:title>
        <chart:legend chart:legend-position="end" svg:x="12.46cm" svg:y="3.703cm" style:legend-expansion="high" chart:style-name="ch3"/>
        <chart:plot-area chart:style-name="ch4" table:cell-range-address="'1 wrs - v6.1'.C44:'1 wrs - v6.1'.L47 '1 wrs - v6.1'.B45:'1 wrs - v6.1'.B4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44:'1 wrs - v6.1'.L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45:'1 wrs - v6.1'.L45" chart:label-cell-address="'1 wrs - v6.1'.B45:'1 wrs - v6.1'.B45" chart:class="chart:bar">
            <chart:data-point chart:repeated="10"/>
          </chart:series>
          <chart:series chart:style-name="ch10" chart:values-cell-range-address="'1 wrs - v6.1'.C46:'1 wrs - v6.1'.L46" chart:label-cell-address="'1 wrs - v6.1'.B46:'1 wrs - v6.1'.B46" chart:class="chart:bar">
            <chart:data-point chart:repeated="10"/>
          </chart:series>
          <chart:series chart:style-name="ch11" chart:values-cell-range-address="'1 wrs - v6.1'.C47:'1 wrs - v6.1'.L47" chart:label-cell-address="'1 wrs - v6.1'.B47:'1 wrs - v6.1'.B4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44:'1 wrs - v6.1'.L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45:'1 wrs - v6.1'.B45</svg:desc>
                </draw:g>
              </table:table-cell>
              <table:table-cell office:value-type="float" office:value="7.5">
                <text:p>7.5</text:p>
                <draw:g>
                  <svg:desc>'1 wrs - v6.1'.C45:'1 wrs - v6.1'.L45</svg:desc>
                </draw:g>
              </table:table-cell>
              <table:table-cell office:value-type="float" office:value="11.52">
                <text:p>11.52</text:p>
              </table:table-cell>
              <table:table-cell office:value-type="float" office:value="16.11">
                <text:p>16.11</text:p>
              </table:table-cell>
              <table:table-cell office:value-type="float" office:value="20.65">
                <text:p>20.65</text:p>
              </table:table-cell>
              <table:table-cell office:value-type="float" office:value="25.27">
                <text:p>25.27</text:p>
              </table:table-cell>
              <table:table-cell office:value-type="float" office:value="29.92">
                <text:p>29.92</text:p>
              </table:table-cell>
              <table:table-cell office:value-type="float" office:value="33.97">
                <text:p>33.97</text:p>
              </table:table-cell>
              <table:table-cell office:value-type="float" office:value="37.32">
                <text:p>37.32</text:p>
              </table:table-cell>
              <table:table-cell office:value-type="float" office:value="7.53">
                <text:p>7.53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46:'1 wrs - v6.1'.B46</svg:desc>
                </draw:g>
              </table:table-cell>
              <table:table-cell office:value-type="float" office:value="24.96">
                <text:p>24.96</text:p>
                <draw:g>
                  <svg:desc>'1 wrs - v6.1'.C46:'1 wrs - v6.1'.L46</svg:desc>
                </draw:g>
              </table:table-cell>
              <table:table-cell office:value-type="float" office:value="42.4">
                <text:p>42.4</text:p>
              </table:table-cell>
              <table:table-cell office:value-type="float" office:value="46.3">
                <text:p>46.3</text:p>
              </table:table-cell>
              <table:table-cell office:value-type="float" office:value="48.37">
                <text:p>48.37</text:p>
              </table:table-cell>
              <table:table-cell office:value-type="float" office:value="49.46">
                <text:p>49.46</text:p>
              </table:table-cell>
              <table:table-cell office:value-type="float" office:value="50.13">
                <text:p>50.13</text:p>
              </table:table-cell>
              <table:table-cell office:value-type="float" office:value="51.47">
                <text:p>51.47</text:p>
              </table:table-cell>
              <table:table-cell office:value-type="float" office:value="53.35">
                <text:p>53.35</text:p>
              </table:table-cell>
              <table:table-cell office:value-type="float" office:value="91.64">
                <text:p>91.64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47:'1 wrs - v6.1'.B47</svg:desc>
                </draw:g>
              </table:table-cell>
              <table:table-cell office:value-type="float" office:value="10">
                <text:p>10</text:p>
                <draw:g>
                  <svg:desc>'1 wrs - v6.1'.C47:'1 wrs - v6.1'.L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Throughput Test Results, 1:N mesh</text:p>
        </chart:title>
        <chart:legend chart:legend-position="end" svg:x="13.049cm" svg:y="3.703cm" style:legend-expansion="high" chart:style-name="ch3"/>
        <chart:plot-area chart:style-name="ch4" table:cell-range-address="'1 wrs - v6.1'.C139:'1 wrs - v6.1'.I142 '1 wrs - v6.1'.B140:'1 wrs - v6.1'.B142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1 wrs - v6.1'.C139:'1 wrs - v6.1'.I13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40:'1 wrs - v6.1'.I140" chart:label-cell-address="'1 wrs - v6.1'.B140:'1 wrs - v6.1'.B140" chart:class="chart:bar">
            <chart:data-point chart:repeated="7"/>
          </chart:series>
          <chart:series chart:style-name="ch10" chart:values-cell-range-address="'1 wrs - v6.1'.C141:'1 wrs - v6.1'.I141" chart:label-cell-address="'1 wrs - v6.1'.B141:'1 wrs - v6.1'.B141" chart:class="chart:bar">
            <chart:data-point chart:repeated="7"/>
          </chart:series>
          <chart:series chart:style-name="ch11" chart:values-cell-range-address="'1 wrs - v6.1'.C142:'1 wrs - v6.1'.I142" chart:label-cell-address="'1 wrs - v6.1'.B142:'1 wrs - v6.1'.B14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6.1'.C139:'1 wrs - v6.1'.I13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6.1'.B140:'1 wrs - v6.1'.B140</svg:desc>
                </draw:g>
              </table:table-cell>
              <table:table-cell office:value-type="float" office:value="0.018">
                <text:p>0.018</text:p>
                <draw:g>
                  <svg:desc>'1 wrs - v6.1'.C140:'1 wrs - v6.1'.I140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505">
                <text:p>0.505</text:p>
              </table:table-cell>
              <table:table-cell office:value-type="float" office:value="0.258">
                <text:p>0.25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1 wrs - v6.1'.B141:'1 wrs - v6.1'.B141</svg:desc>
                </draw:g>
              </table:table-cell>
              <table:table-cell office:value-type="float" office:value="0.02">
                <text:p>0.02</text:p>
                <draw:g>
                  <svg:desc>'1 wrs - v6.1'.C141:'1 wrs - v6.1'.I14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0.26">
                <text:p>0.2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42:'1 wrs - v6.1'.B142</svg:desc>
                </draw:g>
              </table:table-cell>
              <table:table-cell office:value-type="float" office:value="3.27">
                <text:p>3.27</text:p>
                <draw:g>
                  <svg:desc>'1 wrs - v6.1'.C142:'1 wrs - v6.1'.I142</svg:desc>
                </draw:g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87">
                <text:p>0.87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256 bytes Frame Length</text:p>
        </chart:title>
        <chart:legend chart:legend-position="end" svg:x="12.46cm" svg:y="3.703cm" style:legend-expansion="high" chart:style-name="ch3"/>
        <chart:plot-area chart:style-name="ch4" table:cell-range-address="'v4.2'.C26:'v4.2'.L29 'v4.2'.B27:'v4.2'.B2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26:'v4.2'.L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27:'v4.2'.L27" chart:label-cell-address="'v4.2'.B27:'v4.2'.B27" chart:class="chart:bar">
            <chart:data-point chart:repeated="10"/>
          </chart:series>
          <chart:series chart:style-name="ch10" chart:values-cell-range-address="'v4.2'.C28:'v4.2'.L28" chart:label-cell-address="'v4.2'.B28:'v4.2'.B28" chart:class="chart:bar">
            <chart:data-point chart:repeated="10"/>
          </chart:series>
          <chart:series chart:style-name="ch11" chart:values-cell-range-address="'v4.2'.C29:'v4.2'.L29" chart:label-cell-address="'v4.2'.B29:'v4.2'.B2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26:'v4.2'.L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27:'v4.2'.B27</svg:desc>
                </draw:g>
              </table:table-cell>
              <table:table-cell office:value-type="float" office:value="10">
                <text:p>10</text:p>
                <draw:g>
                  <svg:desc>'v4.2'.C27:'v4.2'.L2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Loss Rate (%)</text:p>
                <draw:g>
                  <svg:desc>'v4.2'.B28:'v4.2'.B28</svg:desc>
                </draw:g>
              </table:table-cell>
              <table:table-cell office:value-type="float" office:value="0">
                <text:p>0</text:p>
                <draw:g>
                  <svg:desc>'v4.2'.C28:'v4.2'.L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81">
                <text:p>99.81</text:p>
              </table:table-cell>
              <table:table-cell office:value-type="float" office:value="99.86">
                <text:p>99.86</text:p>
              </table:table-cell>
              <table:table-cell office:value-type="float" office:value="99.89">
                <text:p>99.89</text:p>
              </table:table-cell>
              <table:table-cell office:value-type="float" office:value="99.91">
                <text:p>99.91</text:p>
              </table:table-cell>
              <table:table-cell office:value-type="float" office:value="99.93">
                <text:p>99.93</text:p>
              </table:table-cell>
            </table:table-row>
            <table:table-row>
              <table:table-cell office:value-type="string">
                <text:p>Tx Rate (%)</text:p>
                <draw:g>
                  <svg:desc>'v4.2'.B29:'v4.2'.B29</svg:desc>
                </draw:g>
              </table:table-cell>
              <table:table-cell office:value-type="float" office:value="10">
                <text:p>10</text:p>
                <draw:g>
                  <svg:desc>'v4.2'.C29:'v4.2'.L2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6cm" chart:style-name="ch2">
          <text:p>64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47:'1 wrs - v6.1'.L150 '1 wrs - v6.1'.B148:'1 wrs - v6.1'.B15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47:'1 wrs - v6.1'.L14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48:'1 wrs - v6.1'.L148" chart:label-cell-address="'1 wrs - v6.1'.B148:'1 wrs - v6.1'.B148" chart:class="chart:bar">
            <chart:data-point chart:repeated="10"/>
          </chart:series>
          <chart:series chart:style-name="ch10" chart:values-cell-range-address="'1 wrs - v6.1'.C149:'1 wrs - v6.1'.L149" chart:label-cell-address="'1 wrs - v6.1'.B149:'1 wrs - v6.1'.B149" chart:class="chart:bar">
            <chart:data-point chart:repeated="10"/>
          </chart:series>
          <chart:series chart:style-name="ch11" chart:values-cell-range-address="'1 wrs - v6.1'.C150:'1 wrs - v6.1'.L150" chart:label-cell-address="'1 wrs - v6.1'.B150:'1 wrs - v6.1'.B15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47:'1 wrs - v6.1'.L1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48:'1 wrs - v6.1'.B148</svg:desc>
                </draw:g>
              </table:table-cell>
              <table:table-cell office:value-type="float" office:value="4.87">
                <text:p>4.87</text:p>
                <draw:g>
                  <svg:desc>'1 wrs - v6.1'.C148:'1 wrs - v6.1'.L148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49:'1 wrs - v6.1'.B149</svg:desc>
                </draw:g>
              </table:table-cell>
              <table:table-cell office:value-type="float" office:value="51.25">
                <text:p>51.25</text:p>
                <draw:g>
                  <svg:desc>'1 wrs - v6.1'.C149:'1 wrs - v6.1'.L149</svg:desc>
                </draw:g>
              </table:table-cell>
              <table:table-cell office:value-type="float" office:value="99.92">
                <text:p>99.92</text:p>
              </table:table-cell>
              <table:table-cell office:value-type="float" office:value="99.96">
                <text:p>99.9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50:'1 wrs - v6.1'.B150</svg:desc>
                </draw:g>
              </table:table-cell>
              <table:table-cell office:value-type="float" office:value="10">
                <text:p>10</text:p>
                <draw:g>
                  <svg:desc>'1 wrs - v6.1'.C150:'1 wrs - v6.1'.L15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128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53:'1 wrs - v6.1'.L156 '1 wrs - v6.1'.B154:'1 wrs - v6.1'.B15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53:'1 wrs - v6.1'.L15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54:'1 wrs - v6.1'.L154" chart:label-cell-address="'1 wrs - v6.1'.B154:'1 wrs - v6.1'.B154" chart:class="chart:bar">
            <chart:data-point chart:repeated="10"/>
          </chart:series>
          <chart:series chart:style-name="ch10" chart:values-cell-range-address="'1 wrs - v6.1'.C155:'1 wrs - v6.1'.L155" chart:label-cell-address="'1 wrs - v6.1'.B155:'1 wrs - v6.1'.B155" chart:class="chart:bar">
            <chart:data-point chart:repeated="10"/>
          </chart:series>
          <chart:series chart:style-name="ch11" chart:values-cell-range-address="'1 wrs - v6.1'.C156:'1 wrs - v6.1'.L156" chart:label-cell-address="'1 wrs - v6.1'.B156:'1 wrs - v6.1'.B15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53:'1 wrs - v6.1'.L15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54:'1 wrs - v6.1'.B154</svg:desc>
                </draw:g>
              </table:table-cell>
              <table:table-cell office:value-type="float" office:value="5.85">
                <text:p>5.85</text:p>
                <draw:g>
                  <svg:desc>'1 wrs - v6.1'.C154:'1 wrs - v6.1'.L154</svg:desc>
                </draw:g>
              </table:table-cell>
              <table:table-cell office:value-type="float" office:value="6.06">
                <text:p>6.06</text:p>
              </table:table-cell>
              <table:table-cell office:value-type="float" office:value="6.1">
                <text:p>6.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55:'1 wrs - v6.1'.B155</svg:desc>
                </draw:g>
              </table:table-cell>
              <table:table-cell office:value-type="float" office:value="41.54">
                <text:p>41.54</text:p>
                <draw:g>
                  <svg:desc>'1 wrs - v6.1'.C155:'1 wrs - v6.1'.L155</svg:desc>
                </draw:g>
              </table:table-cell>
              <table:table-cell office:value-type="float" office:value="69.7">
                <text:p>69.7</text:p>
              </table:table-cell>
              <table:table-cell office:value-type="float" office:value="79.66">
                <text:p>79.66</text:p>
              </table:table-cell>
              <table:table-cell office:value-type="float" office:value="99.96">
                <text:p>99.96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56:'1 wrs - v6.1'.B156</svg:desc>
                </draw:g>
              </table:table-cell>
              <table:table-cell office:value-type="float" office:value="10">
                <text:p>10</text:p>
                <draw:g>
                  <svg:desc>'1 wrs - v6.1'.C156:'1 wrs - v6.1'.L15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256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59:'1 wrs - v6.1'.L162 '1 wrs - v6.1'.B160:'1 wrs - v6.1'.B162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59:'1 wrs - v6.1'.L1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60:'1 wrs - v6.1'.L160" chart:label-cell-address="'1 wrs - v6.1'.B160:'1 wrs - v6.1'.B160" chart:class="chart:bar">
            <chart:data-point chart:repeated="10"/>
          </chart:series>
          <chart:series chart:style-name="ch10" chart:values-cell-range-address="'1 wrs - v6.1'.C161:'1 wrs - v6.1'.L161" chart:label-cell-address="'1 wrs - v6.1'.B161:'1 wrs - v6.1'.B161" chart:class="chart:bar">
            <chart:data-point chart:repeated="10"/>
          </chart:series>
          <chart:series chart:style-name="ch11" chart:values-cell-range-address="'1 wrs - v6.1'.C162:'1 wrs - v6.1'.L162" chart:label-cell-address="'1 wrs - v6.1'.B162:'1 wrs - v6.1'.B16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59:'1 wrs - v6.1'.L15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60:'1 wrs - v6.1'.B160</svg:desc>
                </draw:g>
              </table:table-cell>
              <table:table-cell office:value-type="float" office:value="5.91">
                <text:p>5.91</text:p>
                <draw:g>
                  <svg:desc>'1 wrs - v6.1'.C160:'1 wrs - v6.1'.L160</svg:desc>
                </draw:g>
              </table:table-cell>
              <table:table-cell office:value-type="float" office:value="6.14">
                <text:p>6.14</text:p>
              </table:table-cell>
              <table:table-cell office:value-type="float" office:value="6.41">
                <text:p>6.41</text:p>
              </table:table-cell>
              <table:table-cell office:value-type="float" office:value="6.47">
                <text:p>6.47</text:p>
              </table:table-cell>
              <table:table-cell office:value-type="float" office:value="6.48">
                <text:p>6.48</text:p>
              </table:table-cell>
              <table:table-cell office:value-type="float" office:value="0.88">
                <text:p>0.8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61:'1 wrs - v6.1'.B161</svg:desc>
                </draw:g>
              </table:table-cell>
              <table:table-cell office:value-type="float" office:value="40.87">
                <text:p>40.87</text:p>
                <draw:g>
                  <svg:desc>'1 wrs - v6.1'.C161:'1 wrs - v6.1'.L161</svg:desc>
                </draw:g>
              </table:table-cell>
              <table:table-cell office:value-type="float" office:value="69.29">
                <text:p>69.29</text:p>
              </table:table-cell>
              <table:table-cell office:value-type="float" office:value="78.63">
                <text:p>78.63</text:p>
              </table:table-cell>
              <table:table-cell office:value-type="float" office:value="83.83">
                <text:p>83.83</text:p>
              </table:table-cell>
              <table:table-cell office:value-type="float" office:value="87.04">
                <text:p>87.04</text:p>
              </table:table-cell>
              <table:table-cell office:value-type="float" office:value="98.53">
                <text:p>98.53</text:p>
              </table:table-cell>
              <table:table-cell office:value-type="float" office:value="99.97">
                <text:p>99.97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62:'1 wrs - v6.1'.B162</svg:desc>
                </draw:g>
              </table:table-cell>
              <table:table-cell office:value-type="float" office:value="10">
                <text:p>10</text:p>
                <draw:g>
                  <svg:desc>'1 wrs - v6.1'.C162:'1 wrs - v6.1'.L16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512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65:'1 wrs - v6.1'.L168 '1 wrs - v6.1'.B166:'1 wrs - v6.1'.B16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65:'1 wrs - v6.1'.L16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66:'1 wrs - v6.1'.L166" chart:label-cell-address="'1 wrs - v6.1'.B166:'1 wrs - v6.1'.B166" chart:class="chart:bar">
            <chart:data-point chart:repeated="10"/>
          </chart:series>
          <chart:series chart:style-name="ch10" chart:values-cell-range-address="'1 wrs - v6.1'.C167:'1 wrs - v6.1'.L167" chart:label-cell-address="'1 wrs - v6.1'.B167:'1 wrs - v6.1'.B167" chart:class="chart:bar">
            <chart:data-point chart:repeated="10"/>
          </chart:series>
          <chart:series chart:style-name="ch11" chart:values-cell-range-address="'1 wrs - v6.1'.C168:'1 wrs - v6.1'.L168" chart:label-cell-address="'1 wrs - v6.1'.B168:'1 wrs - v6.1'.B16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65:'1 wrs - v6.1'.L16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66:'1 wrs - v6.1'.B166</svg:desc>
                </draw:g>
              </table:table-cell>
              <table:table-cell office:value-type="float" office:value="5.94">
                <text:p>5.94</text:p>
                <draw:g>
                  <svg:desc>'1 wrs - v6.1'.C166:'1 wrs - v6.1'.L166</svg:desc>
                </draw:g>
              </table:table-cell>
              <table:table-cell office:value-type="float" office:value="6.19">
                <text:p>6.19</text:p>
              </table:table-cell>
              <table:table-cell office:value-type="float" office:value="6.46">
                <text:p>6.46</text:p>
              </table:table-cell>
              <table:table-cell office:value-type="float" office:value="6.51">
                <text:p>6.51</text:p>
              </table:table-cell>
              <table:table-cell office:value-type="float" office:value="6.74">
                <text:p>6.74</text:p>
              </table:table-cell>
              <table:table-cell office:value-type="float" office:value="6.92">
                <text:p>6.92</text:p>
              </table:table-cell>
              <table:table-cell office:value-type="float" office:value="7.06">
                <text:p>7.06</text:p>
              </table:table-cell>
              <table:table-cell office:value-type="float" office:value="6.26">
                <text:p>6.26</text:p>
              </table:table-cell>
              <table:table-cell office:value-type="float" office:value="0">
                <text:p>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67:'1 wrs - v6.1'.B167</svg:desc>
                </draw:g>
              </table:table-cell>
              <table:table-cell office:value-type="float" office:value="40.55">
                <text:p>40.55</text:p>
                <draw:g>
                  <svg:desc>'1 wrs - v6.1'.C167:'1 wrs - v6.1'.L167</svg:desc>
                </draw:g>
              </table:table-cell>
              <table:table-cell office:value-type="float" office:value="69.03">
                <text:p>69.03</text:p>
              </table:table-cell>
              <table:table-cell office:value-type="float" office:value="78.47">
                <text:p>78.47</text:p>
              </table:table-cell>
              <table:table-cell office:value-type="float" office:value="83.72">
                <text:p>83.72</text:p>
              </table:table-cell>
              <table:table-cell office:value-type="float" office:value="86.52">
                <text:p>86.52</text:p>
              </table:table-cell>
              <table:table-cell office:value-type="float" office:value="88.47">
                <text:p>88.47</text:p>
              </table:table-cell>
              <table:table-cell office:value-type="float" office:value="89.92">
                <text:p>89.92</text:p>
              </table:table-cell>
              <table:table-cell office:value-type="float" office:value="92.17">
                <text:p>92.17</text:p>
              </table:table-cell>
              <table:table-cell office:value-type="float" office:value="100">
                <text:p>100</text:p>
              </table:table-cell>
              <table:table-cell office:value-type="float" office:value="92.77">
                <text:p>92.77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68:'1 wrs - v6.1'.B168</svg:desc>
                </draw:g>
              </table:table-cell>
              <table:table-cell office:value-type="float" office:value="10">
                <text:p>10</text:p>
                <draw:g>
                  <svg:desc>'1 wrs - v6.1'.C168:'1 wrs - v6.1'.L16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024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71:'1 wrs - v6.1'.L174 '1 wrs - v6.1'.B172:'1 wrs - v6.1'.B17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71:'1 wrs - v6.1'.L17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72:'1 wrs - v6.1'.L172" chart:label-cell-address="'1 wrs - v6.1'.B172:'1 wrs - v6.1'.B172" chart:class="chart:bar">
            <chart:data-point chart:repeated="10"/>
          </chart:series>
          <chart:series chart:style-name="ch10" chart:values-cell-range-address="'1 wrs - v6.1'.C173:'1 wrs - v6.1'.L173" chart:label-cell-address="'1 wrs - v6.1'.B173:'1 wrs - v6.1'.B173" chart:class="chart:bar">
            <chart:data-point chart:repeated="10"/>
          </chart:series>
          <chart:series chart:style-name="ch11" chart:values-cell-range-address="'1 wrs - v6.1'.C174:'1 wrs - v6.1'.L174" chart:label-cell-address="'1 wrs - v6.1'.B174:'1 wrs - v6.1'.B17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71:'1 wrs - v6.1'.L17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72:'1 wrs - v6.1'.B172</svg:desc>
                </draw:g>
              </table:table-cell>
              <table:table-cell office:value-type="float" office:value="4.92">
                <text:p>4.92</text:p>
                <draw:g>
                  <svg:desc>'1 wrs - v6.1'.C172:'1 wrs - v6.1'.L172</svg:desc>
                </draw:g>
              </table:table-cell>
              <table:table-cell office:value-type="float" office:value="6.2">
                <text:p>6.2</text:p>
              </table:table-cell>
              <table:table-cell office:value-type="float" office:value="6.45">
                <text:p>6.45</text:p>
              </table:table-cell>
              <table:table-cell office:value-type="float" office:value="6.76">
                <text:p>6.76</text:p>
              </table:table-cell>
              <table:table-cell office:value-type="float" office:value="6.87">
                <text:p>6.87</text:p>
              </table:table-cell>
              <table:table-cell office:value-type="float" office:value="6.58">
                <text:p>6.58</text:p>
              </table:table-cell>
              <table:table-cell office:value-type="float" office:value="6.95">
                <text:p>6.95</text:p>
              </table:table-cell>
              <table:table-cell office:value-type="float" office:value="6.94">
                <text:p>6.94</text:p>
              </table:table-cell>
              <table:table-cell office:value-type="float" office:value="6.48">
                <text:p>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73:'1 wrs - v6.1'.B173</svg:desc>
                </draw:g>
              </table:table-cell>
              <table:table-cell office:value-type="float" office:value="50.77">
                <text:p>50.77</text:p>
                <draw:g>
                  <svg:desc>'1 wrs - v6.1'.C173:'1 wrs - v6.1'.L173</svg:desc>
                </draw:g>
              </table:table-cell>
              <table:table-cell office:value-type="float" office:value="68.98">
                <text:p>68.98</text:p>
              </table:table-cell>
              <table:table-cell office:value-type="float" office:value="78.51">
                <text:p>78.51</text:p>
              </table:table-cell>
              <table:table-cell office:value-type="float" office:value="83.11">
                <text:p>83.11</text:p>
              </table:table-cell>
              <table:table-cell office:value-type="float" office:value="86.25">
                <text:p>86.25</text:p>
              </table:table-cell>
              <table:table-cell office:value-type="float" office:value="89.04">
                <text:p>89.04</text:p>
              </table:table-cell>
              <table:table-cell office:value-type="float" office:value="90.07">
                <text:p>90.07</text:p>
              </table:table-cell>
              <table:table-cell office:value-type="float" office:value="91.33">
                <text:p>91.33</text:p>
              </table:table-cell>
              <table:table-cell office:value-type="float" office:value="92.8">
                <text:p>92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74:'1 wrs - v6.1'.B174</svg:desc>
                </draw:g>
              </table:table-cell>
              <table:table-cell office:value-type="float" office:value="10">
                <text:p>10</text:p>
                <draw:g>
                  <svg:desc>'1 wrs - v6.1'.C174:'1 wrs - v6.1'.L17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18cm" svg:y="0.316cm" chart:style-name="ch2">
          <text:p>1518 bytes Frame Length, 1:N mesh</text:p>
        </chart:title>
        <chart:legend chart:legend-position="end" svg:x="12.46cm" svg:y="3.703cm" style:legend-expansion="high" chart:style-name="ch3"/>
        <chart:plot-area chart:style-name="ch4" table:cell-range-address="'1 wrs - v6.1'.C177:'1 wrs - v6.1'.L180 '1 wrs - v6.1'.B178:'1 wrs - v6.1'.B18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177:'1 wrs - v6.1'.L17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178:'1 wrs - v6.1'.L178" chart:label-cell-address="'1 wrs - v6.1'.B178:'1 wrs - v6.1'.B178" chart:class="chart:bar">
            <chart:data-point chart:repeated="10"/>
          </chart:series>
          <chart:series chart:style-name="ch10" chart:values-cell-range-address="'1 wrs - v6.1'.C179:'1 wrs - v6.1'.L179" chart:label-cell-address="'1 wrs - v6.1'.B179:'1 wrs - v6.1'.B179" chart:class="chart:bar">
            <chart:data-point chart:repeated="10"/>
          </chart:series>
          <chart:series chart:style-name="ch11" chart:values-cell-range-address="'1 wrs - v6.1'.C180:'1 wrs - v6.1'.L180" chart:label-cell-address="'1 wrs - v6.1'.B180:'1 wrs - v6.1'.B18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177:'1 wrs - v6.1'.L17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178:'1 wrs - v6.1'.B178</svg:desc>
                </draw:g>
              </table:table-cell>
              <table:table-cell office:value-type="float" office:value="5.7">
                <text:p>5.7</text:p>
                <draw:g>
                  <svg:desc>'1 wrs - v6.1'.C178:'1 wrs - v6.1'.L178</svg:desc>
                </draw:g>
              </table:table-cell>
              <table:table-cell office:value-type="float" office:value="5.4">
                <text:p>5.4</text:p>
              </table:table-cell>
              <table:table-cell office:value-type="float" office:value="5.56">
                <text:p>5.56</text:p>
              </table:table-cell>
              <table:table-cell office:value-type="float" office:value="5.92">
                <text:p>5.92</text:p>
              </table:table-cell>
              <table:table-cell office:value-type="float" office:value="5.31">
                <text:p>5.31</text:p>
              </table:table-cell>
              <table:table-cell office:value-type="float" office:value="6.03">
                <text:p>6.03</text:p>
              </table:table-cell>
              <table:table-cell office:value-type="float" office:value="5.88">
                <text:p>5.88</text:p>
              </table:table-cell>
              <table:table-cell office:value-type="float" office:value="6.1">
                <text:p>6.1</text:p>
              </table:table-cell>
              <table:table-cell office:value-type="float" office:value="6.05">
                <text:p>6.05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179:'1 wrs - v6.1'.B179</svg:desc>
                </draw:g>
              </table:table-cell>
              <table:table-cell office:value-type="float" office:value="43">
                <text:p>43</text:p>
                <draw:g>
                  <svg:desc>'1 wrs - v6.1'.C179:'1 wrs - v6.1'.L179</svg:desc>
                </draw:g>
              </table:table-cell>
              <table:table-cell office:value-type="float" office:value="72.98">
                <text:p>72.98</text:p>
              </table:table-cell>
              <table:table-cell office:value-type="float" office:value="81.46">
                <text:p>81.46</text:p>
              </table:table-cell>
              <table:table-cell office:value-type="float" office:value="86.64">
                <text:p>86.64</text:p>
              </table:table-cell>
              <table:table-cell office:value-type="float" office:value="89.37">
                <text:p>89.37</text:p>
              </table:table-cell>
              <table:table-cell office:value-type="float" office:value="89.96">
                <text:p>89.96</text:p>
              </table:table-cell>
              <table:table-cell office:value-type="float" office:value="91.61">
                <text:p>91.61</text:p>
              </table:table-cell>
              <table:table-cell office:value-type="float" office:value="92.37">
                <text:p>92.37</text:p>
              </table:table-cell>
              <table:table-cell office:value-type="float" office:value="93.28">
                <text:p>93.28</text:p>
              </table:table-cell>
              <table:table-cell office:value-type="float" office:value="93.85">
                <text:p>93.85</text:p>
              </table:table-cell>
            </table:table-row>
            <table:table-row>
              <table:table-cell office:value-type="string">
                <text:p>Tx Rate (%)</text:p>
                <draw:g>
                  <svg:desc>'1 wrs - v6.1'.B180:'1 wrs - v6.1'.B180</svg:desc>
                </draw:g>
              </table:table-cell>
              <table:table-cell office:value-type="float" office:value="10">
                <text:p>10</text:p>
                <draw:g>
                  <svg:desc>'1 wrs - v6.1'.C180:'1 wrs - v6.1'.L18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Throughput Test Results, N:N mesh</text:p>
        </chart:title>
        <chart:legend chart:legend-position="end" svg:x="13.049cm" svg:y="3.703cm" style:legend-expansion="high" chart:style-name="ch3"/>
        <chart:plot-area chart:style-name="ch4" table:cell-range-address="'1 wrs - v6.1'.C269:'1 wrs - v6.1'.I272 '1 wrs - v6.1'.B270:'1 wrs - v6.1'.B272" chart:data-source-has-labels="both" svg:x="0.32cm" svg:y="1.275cm" svg:width="12.409cm" svg:height="6.564cm">
          <chart:coordinate-region svg:x="0.756cm" svg:y="1.474cm" svg:width="11.973cm" svg:height="5.718cm"/>
          <chart:axis chart:dimension="x" chart:name="primary-x" chart:style-name="ch5" chartooo:axis-type="auto">
            <chartooo:date-scale/>
            <chart:title svg:x="5.263cm" svg:y="8.019cm" chart:style-name="ch6">
              <text:p>Frame Size, byte</text:p>
            </chart:title>
            <chart:categories table:cell-range-address="'1 wrs - v6.1'.C269:'1 wrs - v6.1'.I26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70:'1 wrs - v6.1'.I270" chart:label-cell-address="'1 wrs - v6.1'.B270:'1 wrs - v6.1'.B270" chart:class="chart:bar">
            <chart:data-point chart:repeated="7"/>
          </chart:series>
          <chart:series chart:style-name="ch10" chart:values-cell-range-address="'1 wrs - v6.1'.C271:'1 wrs - v6.1'.I271" chart:label-cell-address="'1 wrs - v6.1'.B271:'1 wrs - v6.1'.B271" chart:class="chart:bar">
            <chart:data-point chart:repeated="7"/>
          </chart:series>
          <chart:series chart:style-name="ch11" chart:values-cell-range-address="'1 wrs - v6.1'.C272:'1 wrs - v6.1'.I272" chart:label-cell-address="'1 wrs - v6.1'.B272:'1 wrs - v6.1'.B27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6.1'.C269:'1 wrs - v6.1'.I26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6.1'.B270:'1 wrs - v6.1'.B270</svg:desc>
                </draw:g>
              </table:table-cell>
              <table:table-cell office:value-type="float" office:value="0.018">
                <text:p>0.018</text:p>
                <draw:g>
                  <svg:desc>'1 wrs - v6.1'.C270:'1 wrs - v6.1'.I270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149">
                <text:p>0.149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1 wrs - v6.1'.B271:'1 wrs - v6.1'.B271</svg:desc>
                </draw:g>
              </table:table-cell>
              <table:table-cell office:value-type="float" office:value="0.02">
                <text:p>0.02</text:p>
                <draw:g>
                  <svg:desc>'1 wrs - v6.1'.C271:'1 wrs - v6.1'.I27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72:'1 wrs - v6.1'.B272</svg:desc>
                </draw:g>
              </table:table-cell>
              <table:table-cell office:value-type="float" office:value="1.97">
                <text:p>1.97</text:p>
                <draw:g>
                  <svg:desc>'1 wrs - v6.1'.C272:'1 wrs - v6.1'.I272</svg:desc>
                </draw:g>
              </table:table-cell>
              <table:table-cell office:value-type="float" office:value="6.14">
                <text:p>6.14</text:p>
              </table:table-cell>
              <table:table-cell office:value-type="float" office:value="0">
                <text:p>0</text:p>
              </table:table-cell>
              <table:table-cell office:value-type="float" office:value="2.28">
                <text:p>2.28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  <table:table-cell office:value-type="float" office:value="2.62">
                <text:p>2.6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64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277:'1 wrs - v6.1'.L280 '1 wrs - v6.1'.B278:'1 wrs - v6.1'.B28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77:'1 wrs - v6.1'.L27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78:'1 wrs - v6.1'.L278" chart:label-cell-address="'1 wrs - v6.1'.B278:'1 wrs - v6.1'.B278" chart:class="chart:bar">
            <chart:data-point chart:repeated="10"/>
          </chart:series>
          <chart:series chart:style-name="ch10" chart:values-cell-range-address="'1 wrs - v6.1'.C279:'1 wrs - v6.1'.L279" chart:label-cell-address="'1 wrs - v6.1'.B279:'1 wrs - v6.1'.B279" chart:class="chart:bar">
            <chart:data-point chart:repeated="10"/>
          </chart:series>
          <chart:series chart:style-name="ch11" chart:values-cell-range-address="'1 wrs - v6.1'.C280:'1 wrs - v6.1'.L280" chart:label-cell-address="'1 wrs - v6.1'.B280:'1 wrs - v6.1'.B28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77:'1 wrs - v6.1'.L27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78:'1 wrs - v6.1'.B278</svg:desc>
                </draw:g>
              </table:table-cell>
              <table:table-cell office:value-type="float" office:value="9.48">
                <text:p>9.48</text:p>
                <draw:g>
                  <svg:desc>'1 wrs - v6.1'.C278:'1 wrs - v6.1'.L278</svg:desc>
                </draw:g>
              </table:table-cell>
              <table:table-cell office:value-type="float" office:value="10.62">
                <text:p>10.62</text:p>
              </table:table-cell>
              <table:table-cell office:value-type="float" office:value="10.62">
                <text:p>10.6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79:'1 wrs - v6.1'.B279</svg:desc>
                </draw:g>
              </table:table-cell>
              <table:table-cell office:value-type="float" office:value="5.15">
                <text:p>5.15</text:p>
                <draw:g>
                  <svg:desc>'1 wrs - v6.1'.C279:'1 wrs - v6.1'.L279</svg:desc>
                </draw:g>
              </table:table-cell>
              <table:table-cell office:value-type="float" office:value="46.92">
                <text:p>46.92</text:p>
              </table:table-cell>
              <table:table-cell office:value-type="float" office:value="64.59">
                <text:p>64.59</text:p>
              </table:table-cell>
              <table:table-cell office:value-type="float" office:value="99.96">
                <text:p>99.96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80:'1 wrs - v6.1'.B280</svg:desc>
                </draw:g>
              </table:table-cell>
              <table:table-cell office:value-type="float" office:value="10">
                <text:p>10</text:p>
                <draw:g>
                  <svg:desc>'1 wrs - v6.1'.C280:'1 wrs - v6.1'.L28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128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283:'1 wrs - v6.1'.L286 '1 wrs - v6.1'.B284:'1 wrs - v6.1'.B286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83:'1 wrs - v6.1'.L28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84:'1 wrs - v6.1'.L284" chart:label-cell-address="'1 wrs - v6.1'.B284:'1 wrs - v6.1'.B284" chart:class="chart:bar">
            <chart:data-point chart:repeated="10"/>
          </chart:series>
          <chart:series chart:style-name="ch10" chart:values-cell-range-address="'1 wrs - v6.1'.C285:'1 wrs - v6.1'.L285" chart:label-cell-address="'1 wrs - v6.1'.B285:'1 wrs - v6.1'.B285" chart:class="chart:bar">
            <chart:data-point chart:repeated="10"/>
          </chart:series>
          <chart:series chart:style-name="ch11" chart:values-cell-range-address="'1 wrs - v6.1'.C286:'1 wrs - v6.1'.L286" chart:label-cell-address="'1 wrs - v6.1'.B286:'1 wrs - v6.1'.B28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83:'1 wrs - v6.1'.L28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84:'1 wrs - v6.1'.B284</svg:desc>
                </draw:g>
              </table:table-cell>
              <table:table-cell office:value-type="float" office:value="9.77">
                <text:p>9.77</text:p>
                <draw:g>
                  <svg:desc>'1 wrs - v6.1'.C284:'1 wrs - v6.1'.L284</svg:desc>
                </draw:g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2">
                <text:p>10.82</text:p>
              </table:table-cell>
              <table:table-cell office:value-type="float" office:value="10.83">
                <text:p>10.83</text:p>
              </table:table-cell>
              <table:table-cell office:value-type="float" office:value="0.97">
                <text:p>0.97</text:p>
              </table:table-cell>
              <table:table-cell office:value-type="float" office:value="0.19">
                <text:p>0.19</text:p>
              </table:table-cell>
              <table:table-cell office:value-type="float" office:value="0.02">
                <text:p>0.0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85:'1 wrs - v6.1'.B285</svg:desc>
                </draw:g>
              </table:table-cell>
              <table:table-cell office:value-type="float" office:value="2.26">
                <text:p>2.26</text:p>
                <draw:g>
                  <svg:desc>'1 wrs - v6.1'.C285:'1 wrs - v6.1'.L285</svg:desc>
                </draw:g>
              </table:table-cell>
              <table:table-cell office:value-type="float" office:value="45.86">
                <text:p>45.86</text:p>
              </table:table-cell>
              <table:table-cell office:value-type="float" office:value="63.92">
                <text:p>63.92</text:p>
              </table:table-cell>
              <table:table-cell office:value-type="float" office:value="72.93">
                <text:p>72.93</text:p>
              </table:table-cell>
              <table:table-cell office:value-type="float" office:value="78.35">
                <text:p>78.35</text:p>
              </table:table-cell>
              <table:table-cell office:value-type="float" office:value="81.96">
                <text:p>81.96</text:p>
              </table:table-cell>
              <table:table-cell office:value-type="float" office:value="98.61">
                <text:p>98.61</text:p>
              </table:table-cell>
              <table:table-cell office:value-type="float" office:value="99.76">
                <text:p>99.76</text:p>
              </table:table-cell>
              <table:table-cell office:value-type="float" office:value="99.98">
                <text:p>99.9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86:'1 wrs - v6.1'.B286</svg:desc>
                </draw:g>
              </table:table-cell>
              <table:table-cell office:value-type="float" office:value="10">
                <text:p>10</text:p>
                <draw:g>
                  <svg:desc>'1 wrs - v6.1'.C286:'1 wrs - v6.1'.L28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256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289:'1 wrs - v6.1'.L292 '1 wrs - v6.1'.B290:'1 wrs - v6.1'.B292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89:'1 wrs - v6.1'.L28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90:'1 wrs - v6.1'.L290" chart:label-cell-address="'1 wrs - v6.1'.B290:'1 wrs - v6.1'.B290" chart:class="chart:bar">
            <chart:data-point chart:repeated="10"/>
          </chart:series>
          <chart:series chart:style-name="ch10" chart:values-cell-range-address="'1 wrs - v6.1'.C291:'1 wrs - v6.1'.L291" chart:label-cell-address="'1 wrs - v6.1'.B291:'1 wrs - v6.1'.B291" chart:class="chart:bar">
            <chart:data-point chart:repeated="10"/>
          </chart:series>
          <chart:series chart:style-name="ch11" chart:values-cell-range-address="'1 wrs - v6.1'.C292:'1 wrs - v6.1'.L292" chart:label-cell-address="'1 wrs - v6.1'.B292:'1 wrs - v6.1'.B29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89:'1 wrs - v6.1'.L28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90:'1 wrs - v6.1'.B290</svg:desc>
                </draw:g>
              </table:table-cell>
              <table:table-cell office:value-type="float" office:value="9.99">
                <text:p>9.99</text:p>
                <draw:g>
                  <svg:desc>'1 wrs - v6.1'.C290:'1 wrs - v6.1'.L290</svg:desc>
                </draw:g>
              </table:table-cell>
              <table:table-cell office:value-type="float" office:value="10.91">
                <text:p>10.91</text:p>
              </table:table-cell>
              <table:table-cell office:value-type="float" office:value="10.91">
                <text:p>10.91</text:p>
              </table:table-cell>
              <table:table-cell office:value-type="float" office:value="10.96">
                <text:p>10.96</text:p>
              </table:table-cell>
              <table:table-cell office:value-type="float" office:value="10.88">
                <text:p>10.88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62">
                <text:p>10.62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91:'1 wrs - v6.1'.B291</svg:desc>
                </draw:g>
              </table:table-cell>
              <table:table-cell office:value-type="float" office:value="0.08">
                <text:p>0.08</text:p>
                <draw:g>
                  <svg:desc>'1 wrs - v6.1'.C291:'1 wrs - v6.1'.L291</svg:desc>
                </draw:g>
              </table:table-cell>
              <table:table-cell office:value-type="float" office:value="45.46">
                <text:p>45.46</text:p>
              </table:table-cell>
              <table:table-cell office:value-type="float" office:value="63.64">
                <text:p>63.64</text:p>
              </table:table-cell>
              <table:table-cell office:value-type="float" office:value="72.6">
                <text:p>72.6</text:p>
              </table:table-cell>
              <table:table-cell office:value-type="float" office:value="78.25">
                <text:p>78.25</text:p>
              </table:table-cell>
              <table:table-cell office:value-type="float" office:value="81.73">
                <text:p>81.73</text:p>
              </table:table-cell>
              <table:table-cell office:value-type="float" office:value="84.34">
                <text:p>84.34</text:p>
              </table:table-cell>
              <table:table-cell office:value-type="float" office:value="86.31">
                <text:p>86.31</text:p>
              </table:table-cell>
              <table:table-cell office:value-type="float" office:value="88.2">
                <text:p>88.2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92:'1 wrs - v6.1'.B292</svg:desc>
                </draw:g>
              </table:table-cell>
              <table:table-cell office:value-type="float" office:value="10">
                <text:p>10</text:p>
                <draw:g>
                  <svg:desc>'1 wrs - v6.1'.C292:'1 wrs - v6.1'.L29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512 bytes Frame Length</text:p>
        </chart:title>
        <chart:legend chart:legend-position="end" svg:x="12.46cm" svg:y="3.703cm" style:legend-expansion="high" chart:style-name="ch3"/>
        <chart:plot-area chart:style-name="ch4" table:cell-range-address="'v4.2'.C32:'v4.2'.L35 'v4.2'.B33:'v4.2'.B3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32:'v4.2'.L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33:'v4.2'.L33" chart:label-cell-address="'v4.2'.B33:'v4.2'.B33" chart:class="chart:bar">
            <chart:data-point chart:repeated="10"/>
          </chart:series>
          <chart:series chart:style-name="ch10" chart:values-cell-range-address="'v4.2'.C34:'v4.2'.L34" chart:label-cell-address="'v4.2'.B34:'v4.2'.B34" chart:class="chart:bar">
            <chart:data-point chart:repeated="10"/>
          </chart:series>
          <chart:series chart:style-name="ch11" chart:values-cell-range-address="'v4.2'.C35:'v4.2'.L35" chart:label-cell-address="'v4.2'.B35:'v4.2'.B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32:'v4.2'.L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33:'v4.2'.B33</svg:desc>
                </draw:g>
              </table:table-cell>
              <table:table-cell office:value-type="float" office:value="10">
                <text:p>10</text:p>
                <draw:g>
                  <svg:desc>'v4.2'.C33:'v4.2'.L3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9.09">
                <text:p>99.09</text:p>
              </table:table-cell>
            </table:table-row>
            <table:table-row>
              <table:table-cell office:value-type="string">
                <text:p>Loss Rate (%)</text:p>
                <draw:g>
                  <svg:desc>'v4.2'.B34:'v4.2'.B34</svg:desc>
                </draw:g>
              </table:table-cell>
              <table:table-cell office:value-type="float" office:value="0">
                <text:p>0</text:p>
                <draw:g>
                  <svg:desc>'v4.2'.C34:'v4.2'.L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Tx Rate (%)</text:p>
                <draw:g>
                  <svg:desc>'v4.2'.B35:'v4.2'.B35</svg:desc>
                </draw:g>
              </table:table-cell>
              <table:table-cell office:value-type="float" office:value="10">
                <text:p>10</text:p>
                <draw:g>
                  <svg:desc>'v4.2'.C35:'v4.2'.L3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8cm" svg:y="0.316cm" chart:style-name="ch2">
          <text:p>512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295:'1 wrs - v6.1'.L298 '1 wrs - v6.1'.B296:'1 wrs - v6.1'.B29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295:'1 wrs - v6.1'.L29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296:'1 wrs - v6.1'.L296" chart:label-cell-address="'1 wrs - v6.1'.B296:'1 wrs - v6.1'.B296" chart:class="chart:bar">
            <chart:data-point chart:repeated="10"/>
          </chart:series>
          <chart:series chart:style-name="ch10" chart:values-cell-range-address="'1 wrs - v6.1'.C297:'1 wrs - v6.1'.L297" chart:label-cell-address="'1 wrs - v6.1'.B297:'1 wrs - v6.1'.B297" chart:class="chart:bar">
            <chart:data-point chart:repeated="10"/>
          </chart:series>
          <chart:series chart:style-name="ch11" chart:values-cell-range-address="'1 wrs - v6.1'.C298:'1 wrs - v6.1'.L298" chart:label-cell-address="'1 wrs - v6.1'.B298:'1 wrs - v6.1'.B29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295:'1 wrs - v6.1'.L29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296:'1 wrs - v6.1'.B296</svg:desc>
                </draw:g>
              </table:table-cell>
              <table:table-cell office:value-type="float" office:value="9.98">
                <text:p>9.98</text:p>
                <draw:g>
                  <svg:desc>'1 wrs - v6.1'.C296:'1 wrs - v6.1'.L296</svg:desc>
                </draw:g>
              </table:table-cell>
              <table:table-cell office:value-type="float" office:value="11.03">
                <text:p>11.03</text:p>
              </table:table-cell>
              <table:table-cell office:value-type="float" office:value="11.03">
                <text:p>11.03</text:p>
              </table:table-cell>
              <table:table-cell office:value-type="float" office:value="11.04">
                <text:p>11.04</text:p>
              </table:table-cell>
              <table:table-cell office:value-type="float" office:value="11.03">
                <text:p>11.03</text:p>
              </table:table-cell>
              <table:table-cell office:value-type="float" office:value="10.39">
                <text:p>10.39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297:'1 wrs - v6.1'.B297</svg:desc>
                </draw:g>
              </table:table-cell>
              <table:table-cell office:value-type="float" office:value="0.22">
                <text:p>0.22</text:p>
                <draw:g>
                  <svg:desc>'1 wrs - v6.1'.C297:'1 wrs - v6.1'.L297</svg:desc>
                </draw:g>
              </table:table-cell>
              <table:table-cell office:value-type="float" office:value="44.84">
                <text:p>44.84</text:p>
              </table:table-cell>
              <table:table-cell office:value-type="float" office:value="63.22">
                <text:p>63.22</text:p>
              </table:table-cell>
              <table:table-cell office:value-type="float" office:value="72.41">
                <text:p>72.41</text:p>
              </table:table-cell>
              <table:table-cell office:value-type="float" office:value="77.93">
                <text:p>77.93</text:p>
              </table:table-cell>
              <table:table-cell office:value-type="float" office:value="82.68">
                <text:p>82.68</text:p>
              </table:table-cell>
              <table:table-cell office:value-type="float" office:value="84.23">
                <text:p>84.23</text:p>
              </table:table-cell>
              <table:table-cell office:value-type="float" office:value="86.2">
                <text:p>86.2</text:p>
              </table:table-cell>
              <table:table-cell office:value-type="float" office:value="87.74">
                <text:p>87.74</text:p>
              </table:table-cell>
              <table:table-cell office:value-type="float" office:value="88.95">
                <text:p>88.95</text:p>
              </table:table-cell>
            </table:table-row>
            <table:table-row>
              <table:table-cell office:value-type="string">
                <text:p>Tx Rate (%)</text:p>
                <draw:g>
                  <svg:desc>'1 wrs - v6.1'.B298:'1 wrs - v6.1'.B298</svg:desc>
                </draw:g>
              </table:table-cell>
              <table:table-cell office:value-type="float" office:value="10">
                <text:p>10</text:p>
                <draw:g>
                  <svg:desc>'1 wrs - v6.1'.C298:'1 wrs - v6.1'.L29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1024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301:'1 wrs - v6.1'.L304 '1 wrs - v6.1'.B302:'1 wrs - v6.1'.B30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301:'1 wrs - v6.1'.L30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302:'1 wrs - v6.1'.L302" chart:label-cell-address="'1 wrs - v6.1'.B302:'1 wrs - v6.1'.B302" chart:class="chart:bar">
            <chart:data-point chart:repeated="10"/>
          </chart:series>
          <chart:series chart:style-name="ch10" chart:values-cell-range-address="'1 wrs - v6.1'.C303:'1 wrs - v6.1'.L303" chart:label-cell-address="'1 wrs - v6.1'.B303:'1 wrs - v6.1'.B303" chart:class="chart:bar">
            <chart:data-point chart:repeated="10"/>
          </chart:series>
          <chart:series chart:style-name="ch11" chart:values-cell-range-address="'1 wrs - v6.1'.C304:'1 wrs - v6.1'.L304" chart:label-cell-address="'1 wrs - v6.1'.B304:'1 wrs - v6.1'.B30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301:'1 wrs - v6.1'.L30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302:'1 wrs - v6.1'.B302</svg:desc>
                </draw:g>
              </table:table-cell>
              <table:table-cell office:value-type="float" office:value="9.74">
                <text:p>9.74</text:p>
                <draw:g>
                  <svg:desc>'1 wrs - v6.1'.C302:'1 wrs - v6.1'.L302</svg:desc>
                </draw:g>
              </table:table-cell>
              <table:table-cell office:value-type="float" office:value="11.02">
                <text:p>11.02</text:p>
              </table:table-cell>
              <table:table-cell office:value-type="float" office:value="10.85">
                <text:p>10.85</text:p>
              </table:table-cell>
              <table:table-cell office:value-type="float" office:value="11.08">
                <text:p>11.08</text:p>
              </table:table-cell>
              <table:table-cell office:value-type="float" office:value="10.79">
                <text:p>10.79</text:p>
              </table:table-cell>
              <table:table-cell office:value-type="float" office:value="10.96">
                <text:p>10.96</text:p>
              </table:table-cell>
              <table:table-cell office:value-type="float" office:value="11.08">
                <text:p>11.08</text:p>
              </table:table-cell>
              <table:table-cell office:value-type="float" office:value="11.05">
                <text:p>11.05</text:p>
              </table:table-cell>
              <table:table-cell office:value-type="float" office:value="11.08">
                <text:p>11.08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303:'1 wrs - v6.1'.B303</svg:desc>
                </draw:g>
              </table:table-cell>
              <table:table-cell office:value-type="float" office:value="2.59">
                <text:p>2.59</text:p>
                <draw:g>
                  <svg:desc>'1 wrs - v6.1'.C303:'1 wrs - v6.1'.L303</svg:desc>
                </draw:g>
              </table:table-cell>
              <table:table-cell office:value-type="float" office:value="44.92">
                <text:p>44.92</text:p>
              </table:table-cell>
              <table:table-cell office:value-type="float" office:value="63.85">
                <text:p>63.85</text:p>
              </table:table-cell>
              <table:table-cell office:value-type="float" office:value="72.31">
                <text:p>72.31</text:p>
              </table:table-cell>
              <table:table-cell office:value-type="float" office:value="78.42">
                <text:p>78.42</text:p>
              </table:table-cell>
              <table:table-cell office:value-type="float" office:value="81.74">
                <text:p>81.74</text:p>
              </table:table-cell>
              <table:table-cell office:value-type="float" office:value="84.17">
                <text:p>84.17</text:p>
              </table:table-cell>
              <table:table-cell office:value-type="float" office:value="86.19">
                <text:p>86.19</text:p>
              </table:table-cell>
              <table:table-cell office:value-type="float" office:value="87.69">
                <text:p>87.69</text:p>
              </table:table-cell>
              <table:table-cell office:value-type="float" office:value="88.93">
                <text:p>88.93</text:p>
              </table:table-cell>
            </table:table-row>
            <table:table-row>
              <table:table-cell office:value-type="string">
                <text:p>Tx Rate (%)</text:p>
                <draw:g>
                  <svg:desc>'1 wrs - v6.1'.B304:'1 wrs - v6.1'.B304</svg:desc>
                </draw:g>
              </table:table-cell>
              <table:table-cell office:value-type="float" office:value="10">
                <text:p>10</text:p>
                <draw:g>
                  <svg:desc>'1 wrs - v6.1'.C304:'1 wrs - v6.1'.L30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1518 bytes Frame Length, N:N mesh</text:p>
        </chart:title>
        <chart:legend chart:legend-position="end" svg:x="12.46cm" svg:y="3.703cm" style:legend-expansion="high" chart:style-name="ch3"/>
        <chart:plot-area chart:style-name="ch4" table:cell-range-address="'1 wrs - v6.1'.C307:'1 wrs - v6.1'.L310 '1 wrs - v6.1'.B308:'1 wrs - v6.1'.B31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1 wrs - v6.1'.C307:'1 wrs - v6.1'.L30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308:'1 wrs - v6.1'.L308" chart:label-cell-address="'1 wrs - v6.1'.B308:'1 wrs - v6.1'.B308" chart:class="chart:bar">
            <chart:data-point chart:repeated="10"/>
          </chart:series>
          <chart:series chart:style-name="ch10" chart:values-cell-range-address="'1 wrs - v6.1'.C309:'1 wrs - v6.1'.L309" chart:label-cell-address="'1 wrs - v6.1'.B309:'1 wrs - v6.1'.B309" chart:class="chart:bar">
            <chart:data-point chart:repeated="10"/>
          </chart:series>
          <chart:series chart:style-name="ch11" chart:values-cell-range-address="'1 wrs - v6.1'.C310:'1 wrs - v6.1'.L310" chart:label-cell-address="'1 wrs - v6.1'.B310:'1 wrs - v6.1'.B3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1 wrs - v6.1'.C307:'1 wrs - v6.1'.L30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1 wrs - v6.1'.B308:'1 wrs - v6.1'.B308</svg:desc>
                </draw:g>
              </table:table-cell>
              <table:table-cell office:value-type="float" office:value="10">
                <text:p>10</text:p>
                <draw:g>
                  <svg:desc>'1 wrs - v6.1'.C308:'1 wrs - v6.1'.L308</svg:desc>
                </draw:g>
              </table:table-cell>
              <table:table-cell office:value-type="float" office:value="10.76">
                <text:p>10.76</text:p>
              </table:table-cell>
              <table:table-cell office:value-type="float" office:value="11.09">
                <text:p>11.09</text:p>
              </table:table-cell>
              <table:table-cell office:value-type="float" office:value="10.89">
                <text:p>10.89</text:p>
              </table:table-cell>
              <table:table-cell office:value-type="float" office:value="11.03">
                <text:p>11.03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1.04">
                <text:p>11.04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309:'1 wrs - v6.1'.B309</svg:desc>
                </draw:g>
              </table:table-cell>
              <table:table-cell office:value-type="float" office:value="0.03">
                <text:p>0.03</text:p>
                <draw:g>
                  <svg:desc>'1 wrs - v6.1'.C309:'1 wrs - v6.1'.L309</svg:desc>
                </draw:g>
              </table:table-cell>
              <table:table-cell office:value-type="float" office:value="46.22">
                <text:p>46.22</text:p>
              </table:table-cell>
              <table:table-cell office:value-type="float" office:value="63.04">
                <text:p>63.04</text:p>
              </table:table-cell>
              <table:table-cell office:value-type="float" office:value="72.79">
                <text:p>72.79</text:p>
              </table:table-cell>
              <table:table-cell office:value-type="float" office:value="77.93">
                <text:p>77.93</text:p>
              </table:table-cell>
              <table:table-cell office:value-type="float" office:value="81.52">
                <text:p>81.52</text:p>
              </table:table-cell>
              <table:table-cell office:value-type="float" office:value="84.15">
                <text:p>84.15</text:p>
              </table:table-cell>
              <table:table-cell office:value-type="float" office:value="86.13">
                <text:p>86.13</text:p>
              </table:table-cell>
              <table:table-cell office:value-type="float" office:value="87.73">
                <text:p>87.73</text:p>
              </table:table-cell>
              <table:table-cell office:value-type="float" office:value="88.91">
                <text:p>88.91</text:p>
              </table:table-cell>
            </table:table-row>
            <table:table-row>
              <table:table-cell office:value-type="string">
                <text:p>Tx Rate (%)</text:p>
                <draw:g>
                  <svg:desc>'1 wrs - v6.1'.B310:'1 wrs - v6.1'.B310</svg:desc>
                </draw:g>
              </table:table-cell>
              <table:table-cell office:value-type="float" office:value="10">
                <text:p>10</text:p>
                <draw:g>
                  <svg:desc>'1 wrs - v6.1'.C310:'1 wrs - v6.1'.L3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406cm" svg:y="0.316cm" chart:style-name="ch2">
          <text:p>Broadcast Forwarding Average Latency, usec</text:p>
        </chart:title>
        <chart:legend chart:legend-position="end" svg:x="14.55cm" svg:y="4.201cm" style:legend-expansion="high" chart:style-name="ch3"/>
        <chart:plot-area chart:style-name="ch4" table:cell-range-address="'1 wrs - v6.1'.B399:'1 wrs - v6.1'.D406" chart:data-source-has-labels="both" svg:x="0.32cm" svg:y="1.275cm" svg:width="13.91cm" svg:height="6.564cm">
          <chart:coordinate-region svg:x="1.127cm" svg:y="1.474cm" svg:width="13.103cm" svg:height="5.718cm"/>
          <chart:axis chart:dimension="x" chart:name="primary-x" chart:style-name="ch5" chartooo:axis-type="auto">
            <chartooo:date-scale/>
            <chart:title svg:x="5.935cm" svg:y="8.019cm" chart:style-name="ch6">
              <text:p>Frame Size, bytes</text:p>
            </chart:title>
            <chart:categories table:cell-range-address="'1 wrs - v6.1'.B400:'1 wrs - v6.1'.B406"/>
          </chart:axis>
          <chart:axis chart:dimension="y" chart:name="primary-y" chart:style-name="ch5">
            <chart:grid chart:style-name="ch7" chart:class="major"/>
          </chart:axis>
          <chart:series chart:values-cell-range-address="'1 wrs - v6.1'.C400:'1 wrs - v6.1'.C406" chart:label-cell-address="'1 wrs - v6.1'.C399:'1 wrs - v6.1'.C399" chart:attached-axis="primary-y">
            <chart:data-point/>
          </chart:series>
          <chart:series chart:values-cell-range-address="'1 wrs - v6.1'.D400:'1 wrs - v6.1'.D406" chart:label-cell-address="'1 wrs - v6.1'.D399:'1 wrs - v6.1'.D39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1 wrs - v6.1'.C399:'1 wrs - v6.1'.C399</svg:desc>
                </draw:g>
              </table:table-cell>
              <table:table-cell office:value-type="string">
                <text:p>Max, usec</text:p>
                <draw:g>
                  <svg:desc>'1 wrs - v6.1'.D399:'1 wrs - v6.1'.D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1 wrs - v6.1'.B400:'1 wrs - v6.1'.B406</svg:desc>
                </draw:g>
              </table:table-cell>
              <table:table-cell office:value-type="float" office:value="1.78">
                <text:p>1.78</text:p>
                <draw:g>
                  <svg:desc>'1 wrs - v6.1'.C400:'1 wrs - v6.1'.C406</svg:desc>
                </draw:g>
              </table:table-cell>
              <table:table-cell office:value-type="float" office:value="2.48">
                <text:p>2.48</text:p>
                <draw:g>
                  <svg:desc>'1 wrs - v6.1'.D400:'1 wrs - v6.1'.D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1">
                <text:p>2.3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29">
                <text:p>2.2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31">
                <text:p>2.31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32">
                <text:p>2.3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32">
                <text:p>2.3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2.3">
                <text:p>2.3</text:p>
              </table:table-cell>
              <table:table-cell office:value-type="float" office:value="2.93">
                <text:p>2.9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683cm" svg:y="0.316cm" chart:style-name="ch2">
          <text:p>Broadcast Forwarding Average Jitter, usec</text:p>
        </chart:title>
        <chart:legend chart:legend-position="end" svg:x="14.55cm" svg:y="4.201cm" style:legend-expansion="high" chart:style-name="ch3"/>
        <chart:plot-area chart:style-name="ch4" table:cell-range-address="'1 wrs - v6.1'.B399:'1 wrs - v6.1'.B406 '1 wrs - v6.1'.E399:'1 wrs - v6.1'.F406" chart:data-source-has-labels="both" svg:x="0.32cm" svg:y="1.275cm" svg:width="13.91cm" svg:height="6.564cm">
          <chart:coordinate-region svg:x="1.232cm" svg:y="1.474cm" svg:width="12.998cm" svg:height="5.718cm"/>
          <chart:axis chart:dimension="x" chart:name="primary-x" chart:style-name="ch5" chartooo:axis-type="auto">
            <chartooo:date-scale/>
            <chart:title svg:x="5.935cm" svg:y="8.019cm" chart:style-name="ch6">
              <text:p>Frame Size, bytes</text:p>
            </chart:title>
            <chart:categories table:cell-range-address="'1 wrs - v6.1'.B400:'1 wrs - v6.1'.B406"/>
          </chart:axis>
          <chart:axis chart:dimension="y" chart:name="primary-y" chart:style-name="ch5">
            <chart:grid chart:style-name="ch7" chart:class="major"/>
          </chart:axis>
          <chart:series chart:values-cell-range-address="'1 wrs - v6.1'.E400:'1 wrs - v6.1'.E406" chart:label-cell-address="'1 wrs - v6.1'.E399:'1 wrs - v6.1'.E399" chart:attached-axis="primary-y">
            <chart:data-point/>
          </chart:series>
          <chart:series chart:values-cell-range-address="'1 wrs - v6.1'.F400:'1 wrs - v6.1'.F406" chart:label-cell-address="'1 wrs - v6.1'.F399:'1 wrs - v6.1'.F39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1 wrs - v6.1'.E399:'1 wrs - v6.1'.E399</svg:desc>
                </draw:g>
              </table:table-cell>
              <table:table-cell office:value-type="string">
                <text:p>Max, usec</text:p>
                <draw:g>
                  <svg:desc>'1 wrs - v6.1'.F399:'1 wrs - v6.1'.F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1 wrs - v6.1'.B400:'1 wrs - v6.1'.B406</svg:desc>
                </draw:g>
              </table:table-cell>
              <table:table-cell office:value-type="float" office:value="0.013">
                <text:p>0.013</text:p>
                <draw:g>
                  <svg:desc>'1 wrs - v6.1'.E400:'1 wrs - v6.1'.E406</svg:desc>
                </draw:g>
              </table:table-cell>
              <table:table-cell office:value-type="float" office:value="0.049">
                <text:p>0.049</text:p>
                <draw:g>
                  <svg:desc>'1 wrs - v6.1'.F400:'1 wrs - v6.1'.F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3">
                <text:p>0.01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87cm" svg:y="0.316cm" chart:style-name="ch2">
          <text:p>Broadcast Forwarding Rate, %</text:p>
        </chart:title>
        <chart:legend chart:legend-position="end" svg:x="13.049cm" svg:y="3.952cm" style:legend-expansion="high" chart:style-name="ch3"/>
        <chart:plot-area chart:style-name="ch4" table:cell-range-address="'1 wrs - v6.1'.B431:'1 wrs - v6.1'.I433" chart:data-source-has-labels="both" svg:x="0.32cm" svg:y="1.275cm" svg:width="12.409cm" svg:height="6.564cm">
          <chart:coordinate-region svg:x="1.127cm" svg:y="1.474cm" svg:width="11.60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1 wrs - v6.1'.C431:'1 wrs - v6.1'.I4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1 wrs - v6.1'.C432:'1 wrs - v6.1'.I432" chart:label-cell-address="'1 wrs - v6.1'.B432:'1 wrs - v6.1'.B432" chart:class="chart:bar">
            <chart:data-point chart:repeated="7"/>
          </chart:series>
          <chart:series chart:style-name="ch10" chart:values-cell-range-address="'1 wrs - v6.1'.C433:'1 wrs - v6.1'.I433" chart:label-cell-address="'1 wrs - v6.1'.B433:'1 wrs - v6.1'.B43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1 wrs - v6.1'.C431:'1 wrs - v6.1'.I43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 wrs - v6.1'.B432:'1 wrs - v6.1'.B432</svg:desc>
                </draw:g>
              </table:table-cell>
              <table:table-cell office:value-type="float" office:value="60.62">
                <text:p>60.62</text:p>
                <draw:g>
                  <svg:desc>'1 wrs - v6.1'.C432:'1 wrs - v6.1'.I432</svg:desc>
                </draw:g>
              </table:table-cell>
              <table:table-cell office:value-type="float" office:value="69.06">
                <text:p>69.06</text:p>
              </table:table-cell>
              <table:table-cell office:value-type="float" office:value="80.31">
                <text:p>80.31</text:p>
              </table:table-cell>
              <table:table-cell office:value-type="float" office:value="90.15">
                <text:p>90.15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</table:table-row>
            <table:table-row>
              <table:table-cell office:value-type="string">
                <text:p>Loss Rate (%)</text:p>
                <draw:g>
                  <svg:desc>'1 wrs - v6.1'.B433:'1 wrs - v6.1'.B433</svg:desc>
                </draw:g>
              </table:table-cell>
              <table:table-cell office:value-type="float" office:value="0">
                <text:p>0</text:p>
                <draw:g>
                  <svg:desc>'1 wrs - v6.1'.C433:'1 wrs - v6.1'.I4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91cm" svg:y="0.316cm" chart:style-name="ch2">
          <text:p>64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B14:'4 wrs - v6.1'.L1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4:'4 wrs - v6.1'.L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5:'4 wrs - v6.1'.L15" chart:label-cell-address="'4 wrs - v6.1'.B15:'4 wrs - v6.1'.B15" chart:class="chart:bar">
            <chart:data-point chart:repeated="10"/>
          </chart:series>
          <chart:series chart:style-name="ch10" chart:values-cell-range-address="'4 wrs - v6.1'.C16:'4 wrs - v6.1'.L16" chart:label-cell-address="'4 wrs - v6.1'.B16:'4 wrs - v6.1'.B16" chart:class="chart:bar">
            <chart:data-point chart:repeated="10"/>
          </chart:series>
          <chart:series chart:style-name="ch11" chart:values-cell-range-address="'4 wrs - v6.1'.C17:'4 wrs - v6.1'.L17" chart:label-cell-address="'4 wrs - v6.1'.B17:'4 wrs - v6.1'.B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4:'4 wrs - v6.1'.L1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5:'4 wrs - v6.1'.B15</svg:desc>
                </draw:g>
              </table:table-cell>
              <table:table-cell office:value-type="float" office:value="9.93">
                <text:p>9.93</text:p>
                <draw:g>
                  <svg:desc>'4 wrs - v6.1'.C15:'4 wrs - v6.1'.L15</svg:desc>
                </draw:g>
              </table:table-cell>
              <table:table-cell office:value-type="float" office:value="17.59">
                <text:p>17.59</text:p>
              </table:table-cell>
              <table:table-cell office:value-type="float" office:value="16.82">
                <text:p>16.82</text:p>
              </table:table-cell>
              <table:table-cell office:value-type="float" office:value="13.17">
                <text:p>13.17</text:p>
              </table:table-cell>
              <table:table-cell office:value-type="float" office:value="9.7">
                <text:p>9.7</text:p>
              </table:table-cell>
              <table:table-cell office:value-type="float" office:value="4.72">
                <text:p>4.72</text:p>
              </table:table-cell>
              <table:table-cell office:value-type="float" office:value="5.47">
                <text:p>5.47</text:p>
              </table:table-cell>
              <table:table-cell office:value-type="float" office:value="2.29">
                <text:p>2.29</text:p>
              </table:table-cell>
              <table:table-cell office:value-type="float" office:value="0.01">
                <text:p>0.0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6:'4 wrs - v6.1'.B16</svg:desc>
                </draw:g>
              </table:table-cell>
              <table:table-cell office:value-type="float" office:value="0.69">
                <text:p>0.69</text:p>
                <draw:g>
                  <svg:desc>'4 wrs - v6.1'.C16:'4 wrs - v6.1'.L16</svg:desc>
                </draw:g>
              </table:table-cell>
              <table:table-cell office:value-type="float" office:value="12.03">
                <text:p>12.03</text:p>
              </table:table-cell>
              <table:table-cell office:value-type="float" office:value="43.95">
                <text:p>43.95</text:p>
              </table:table-cell>
              <table:table-cell office:value-type="float" office:value="67.08">
                <text:p>67.08</text:p>
              </table:table-cell>
              <table:table-cell office:value-type="float" office:value="80.61">
                <text:p>80.61</text:p>
              </table:table-cell>
              <table:table-cell office:value-type="float" office:value="92.13">
                <text:p>92.13</text:p>
              </table:table-cell>
              <table:table-cell office:value-type="float" office:value="92.18">
                <text:p>92.18</text:p>
              </table:table-cell>
              <table:table-cell office:value-type="float" office:value="97.14">
                <text:p>97.14</text:p>
              </table:table-cell>
              <table:table-cell office:value-type="float" office:value="99.98">
                <text:p>99.98</text:p>
              </table:table-cell>
              <table:table-cell office:value-type="float" office:value="99.11">
                <text:p>99.11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7:'4 wrs - v6.1'.B17</svg:desc>
                </draw:g>
              </table:table-cell>
              <table:table-cell office:value-type="float" office:value="10">
                <text:p>10</text:p>
                <draw:g>
                  <svg:desc>'4 wrs - v6.1'.C17:'4 wrs - v6.1'.L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128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B20:'4 wrs - v6.1'.L2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0:'4 wrs - v6.1'.L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1:'4 wrs - v6.1'.L21" chart:label-cell-address="'4 wrs - v6.1'.B21:'4 wrs - v6.1'.B21" chart:class="chart:bar">
            <chart:data-point chart:repeated="10"/>
          </chart:series>
          <chart:series chart:style-name="ch10" chart:values-cell-range-address="'4 wrs - v6.1'.C22:'4 wrs - v6.1'.L22" chart:label-cell-address="'4 wrs - v6.1'.B22:'4 wrs - v6.1'.B22" chart:class="chart:bar">
            <chart:data-point chart:repeated="10"/>
          </chart:series>
          <chart:series chart:style-name="ch11" chart:values-cell-range-address="'4 wrs - v6.1'.C23:'4 wrs - v6.1'.L23" chart:label-cell-address="'4 wrs - v6.1'.B23:'4 wrs - v6.1'.B2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0:'4 wrs - v6.1'.L2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1:'4 wrs - v6.1'.B21</svg:desc>
                </draw:g>
              </table:table-cell>
              <table:table-cell office:value-type="float" office:value="9.95">
                <text:p>9.95</text:p>
                <draw:g>
                  <svg:desc>'4 wrs - v6.1'.C21:'4 wrs - v6.1'.L21</svg:desc>
                </draw:g>
              </table:table-cell>
              <table:table-cell office:value-type="float" office:value="17.83">
                <text:p>17.83</text:p>
              </table:table-cell>
              <table:table-cell office:value-type="float" office:value="20.6">
                <text:p>20.6</text:p>
              </table:table-cell>
              <table:table-cell office:value-type="float" office:value="22.68">
                <text:p>22.68</text:p>
              </table:table-cell>
              <table:table-cell office:value-type="float" office:value="25.06">
                <text:p>25.06</text:p>
              </table:table-cell>
              <table:table-cell office:value-type="float" office:value="26.66">
                <text:p>26.66</text:p>
              </table:table-cell>
              <table:table-cell office:value-type="float" office:value="28.54">
                <text:p>28.54</text:p>
              </table:table-cell>
              <table:table-cell office:value-type="float" office:value="26.87">
                <text:p>26.87</text:p>
              </table:table-cell>
              <table:table-cell office:value-type="float" office:value="14.52">
                <text:p>14.5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2:'4 wrs - v6.1'.B22</svg:desc>
                </draw:g>
              </table:table-cell>
              <table:table-cell office:value-type="float" office:value="0.48">
                <text:p>0.48</text:p>
                <draw:g>
                  <svg:desc>'4 wrs - v6.1'.C22:'4 wrs - v6.1'.L22</svg:desc>
                </draw:g>
              </table:table-cell>
              <table:table-cell office:value-type="float" office:value="10.87">
                <text:p>10.87</text:p>
              </table:table-cell>
              <table:table-cell office:value-type="float" office:value="31.35">
                <text:p>31.35</text:p>
              </table:table-cell>
              <table:table-cell office:value-type="float" office:value="43.29">
                <text:p>43.29</text:p>
              </table:table-cell>
              <table:table-cell office:value-type="float" office:value="49.88">
                <text:p>49.88</text:p>
              </table:table-cell>
              <table:table-cell office:value-type="float" office:value="55.57">
                <text:p>55.57</text:p>
              </table:table-cell>
              <table:table-cell office:value-type="float" office:value="59.23">
                <text:p>59.23</text:p>
              </table:table-cell>
              <table:table-cell office:value-type="float" office:value="66.42">
                <text:p>66.42</text:p>
              </table:table-cell>
              <table:table-cell office:value-type="float" office:value="83.87">
                <text:p>83.87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3:'4 wrs - v6.1'.B23</svg:desc>
                </draw:g>
              </table:table-cell>
              <table:table-cell office:value-type="float" office:value="10">
                <text:p>10</text:p>
                <draw:g>
                  <svg:desc>'4 wrs - v6.1'.C23:'4 wrs - v6.1'.L2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256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B26:'4 wrs - v6.1'.L2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6:'4 wrs - v6.1'.L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7:'4 wrs - v6.1'.L27" chart:label-cell-address="'4 wrs - v6.1'.B27:'4 wrs - v6.1'.B27" chart:class="chart:bar">
            <chart:data-point chart:repeated="10"/>
          </chart:series>
          <chart:series chart:style-name="ch10" chart:values-cell-range-address="'4 wrs - v6.1'.C28:'4 wrs - v6.1'.L28" chart:label-cell-address="'4 wrs - v6.1'.B28:'4 wrs - v6.1'.B28" chart:class="chart:bar">
            <chart:data-point chart:repeated="10"/>
          </chart:series>
          <chart:series chart:style-name="ch11" chart:values-cell-range-address="'4 wrs - v6.1'.C29:'4 wrs - v6.1'.L29" chart:label-cell-address="'4 wrs - v6.1'.B29:'4 wrs - v6.1'.B2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6:'4 wrs - v6.1'.L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7:'4 wrs - v6.1'.B27</svg:desc>
                </draw:g>
              </table:table-cell>
              <table:table-cell office:value-type="float" office:value="9.93">
                <text:p>9.93</text:p>
                <draw:g>
                  <svg:desc>'4 wrs - v6.1'.C27:'4 wrs - v6.1'.L27</svg:desc>
                </draw:g>
              </table:table-cell>
              <table:table-cell office:value-type="float" office:value="18.08">
                <text:p>18.08</text:p>
              </table:table-cell>
              <table:table-cell office:value-type="float" office:value="21.31">
                <text:p>21.31</text:p>
              </table:table-cell>
              <table:table-cell office:value-type="float" office:value="23.08">
                <text:p>23.08</text:p>
              </table:table-cell>
              <table:table-cell office:value-type="float" office:value="24.94">
                <text:p>24.94</text:p>
              </table:table-cell>
              <table:table-cell office:value-type="float" office:value="26.73">
                <text:p>26.73</text:p>
              </table:table-cell>
              <table:table-cell office:value-type="float" office:value="28.57">
                <text:p>28.57</text:p>
              </table:table-cell>
              <table:table-cell office:value-type="float" office:value="29.9">
                <text:p>29.9</text:p>
              </table:table-cell>
              <table:table-cell office:value-type="float" office:value="28.67">
                <text:p>28.67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8:'4 wrs - v6.1'.B28</svg:desc>
                </draw:g>
              </table:table-cell>
              <table:table-cell office:value-type="float" office:value="0.67">
                <text:p>0.67</text:p>
                <draw:g>
                  <svg:desc>'4 wrs - v6.1'.C28:'4 wrs - v6.1'.L28</svg:desc>
                </draw:g>
              </table:table-cell>
              <table:table-cell office:value-type="float" office:value="9.62">
                <text:p>9.62</text:p>
              </table:table-cell>
              <table:table-cell office:value-type="float" office:value="28.98">
                <text:p>28.98</text:p>
              </table:table-cell>
              <table:table-cell office:value-type="float" office:value="42.31">
                <text:p>42.31</text:p>
              </table:table-cell>
              <table:table-cell office:value-type="float" office:value="50.12">
                <text:p>50.12</text:p>
              </table:table-cell>
              <table:table-cell office:value-type="float" office:value="55.45">
                <text:p>55.45</text:p>
              </table:table-cell>
              <table:table-cell office:value-type="float" office:value="59.19">
                <text:p>59.19</text:p>
              </table:table-cell>
              <table:table-cell office:value-type="float" office:value="62.62">
                <text:p>62.62</text:p>
              </table:table-cell>
              <table:table-cell office:value-type="float" office:value="68.14">
                <text:p>68.14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9:'4 wrs - v6.1'.B29</svg:desc>
                </draw:g>
              </table:table-cell>
              <table:table-cell office:value-type="float" office:value="10">
                <text:p>10</text:p>
                <draw:g>
                  <svg:desc>'4 wrs - v6.1'.C29:'4 wrs - v6.1'.L2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512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B32:'4 wrs - v6.1'.L3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32:'4 wrs - v6.1'.L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33:'4 wrs - v6.1'.L33" chart:label-cell-address="'4 wrs - v6.1'.B33:'4 wrs - v6.1'.B33" chart:class="chart:bar">
            <chart:data-point chart:repeated="10"/>
          </chart:series>
          <chart:series chart:style-name="ch10" chart:values-cell-range-address="'4 wrs - v6.1'.C34:'4 wrs - v6.1'.L34" chart:label-cell-address="'4 wrs - v6.1'.B34:'4 wrs - v6.1'.B34" chart:class="chart:bar">
            <chart:data-point chart:repeated="10"/>
          </chart:series>
          <chart:series chart:style-name="ch11" chart:values-cell-range-address="'4 wrs - v6.1'.C35:'4 wrs - v6.1'.L35" chart:label-cell-address="'4 wrs - v6.1'.B35:'4 wrs - v6.1'.B3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32:'4 wrs - v6.1'.L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33:'4 wrs - v6.1'.B33</svg:desc>
                </draw:g>
              </table:table-cell>
              <table:table-cell office:value-type="float" office:value="9.88">
                <text:p>9.88</text:p>
                <draw:g>
                  <svg:desc>'4 wrs - v6.1'.C33:'4 wrs - v6.1'.L33</svg:desc>
                </draw:g>
              </table:table-cell>
              <table:table-cell office:value-type="float" office:value="18.03">
                <text:p>18.03</text:p>
              </table:table-cell>
              <table:table-cell office:value-type="float" office:value="20.97">
                <text:p>20.97</text:p>
              </table:table-cell>
              <table:table-cell office:value-type="float" office:value="23.16">
                <text:p>23.16</text:p>
              </table:table-cell>
              <table:table-cell office:value-type="float" office:value="24.89">
                <text:p>24.89</text:p>
              </table:table-cell>
              <table:table-cell office:value-type="float" office:value="26.17">
                <text:p>26.17</text:p>
              </table:table-cell>
              <table:table-cell office:value-type="float" office:value="28.9">
                <text:p>28.9</text:p>
              </table:table-cell>
              <table:table-cell office:value-type="float" office:value="30.06">
                <text:p>30.06</text:p>
              </table:table-cell>
              <table:table-cell office:value-type="float" office:value="23.4">
                <text:p>23.4</text:p>
              </table:table-cell>
              <table:table-cell office:value-type="float" office:value="28.11">
                <text:p>28.1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34:'4 wrs - v6.1'.B34</svg:desc>
                </draw:g>
              </table:table-cell>
              <table:table-cell office:value-type="float" office:value="1.21">
                <text:p>1.21</text:p>
                <draw:g>
                  <svg:desc>'4 wrs - v6.1'.C34:'4 wrs - v6.1'.L34</svg:desc>
                </draw:g>
              </table:table-cell>
              <table:table-cell office:value-type="float" office:value="9.86">
                <text:p>9.86</text:p>
              </table:table-cell>
              <table:table-cell office:value-type="float" office:value="30.09">
                <text:p>30.09</text:p>
              </table:table-cell>
              <table:table-cell office:value-type="float" office:value="42.1">
                <text:p>42.1</text:p>
              </table:table-cell>
              <table:table-cell office:value-type="float" office:value="50.22">
                <text:p>50.22</text:p>
              </table:table-cell>
              <table:table-cell office:value-type="float" office:value="56.39">
                <text:p>56.39</text:p>
              </table:table-cell>
              <table:table-cell office:value-type="float" office:value="58.71">
                <text:p>58.71</text:p>
              </table:table-cell>
              <table:table-cell office:value-type="float" office:value="62.42">
                <text:p>62.42</text:p>
              </table:table-cell>
              <table:table-cell office:value-type="float" office:value="74">
                <text:p>74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35:'4 wrs - v6.1'.B35</svg:desc>
                </draw:g>
              </table:table-cell>
              <table:table-cell office:value-type="float" office:value="10">
                <text:p>10</text:p>
                <draw:g>
                  <svg:desc>'4 wrs - v6.1'.C35:'4 wrs - v6.1'.L3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03cm" svg:y="0.316cm" chart:style-name="ch2">
          <text:p>1518 bytes Frame Length</text:p>
        </chart:title>
        <chart:legend chart:legend-position="end" svg:x="12.46cm" svg:y="3.703cm" style:legend-expansion="high" chart:style-name="ch3"/>
        <chart:plot-area chart:style-name="ch4" table:cell-range-address="'v4.2'.C44:'v4.2'.L47 'v4.2'.B45:'v4.2'.B4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4.2'.C44:'v4.2'.L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4.2'.C45:'v4.2'.L45" chart:label-cell-address="'v4.2'.B45:'v4.2'.B45" chart:class="chart:bar">
            <chart:data-point chart:repeated="10"/>
          </chart:series>
          <chart:series chart:style-name="ch10" chart:values-cell-range-address="'v4.2'.C46:'v4.2'.L46" chart:label-cell-address="'v4.2'.B46:'v4.2'.B46" chart:class="chart:bar">
            <chart:data-point chart:repeated="10"/>
          </chart:series>
          <chart:series chart:style-name="ch11" chart:values-cell-range-address="'v4.2'.C47:'v4.2'.L47" chart:label-cell-address="'v4.2'.B47:'v4.2'.B4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4.2'.C44:'v4.2'.L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4.2'.B45:'v4.2'.B45</svg:desc>
                </draw:g>
              </table:table-cell>
              <table:table-cell office:value-type="float" office:value="10">
                <text:p>10</text:p>
                <draw:g>
                  <svg:desc>'v4.2'.C45:'v4.2'.L4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9.99">
                <text:p>79.99</text:p>
              </table:table-cell>
              <table:table-cell office:value-type="float" office:value="90">
                <text:p>90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string">
                <text:p>Loss Rate (%)</text:p>
                <draw:g>
                  <svg:desc>'v4.2'.B46:'v4.2'.B46</svg:desc>
                </draw:g>
              </table:table-cell>
              <table:table-cell office:value-type="float" office:value="0">
                <text:p>0</text:p>
                <draw:g>
                  <svg:desc>'v4.2'.C46:'v4.2'.L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Tx Rate (%)</text:p>
                <draw:g>
                  <svg:desc>'v4.2'.B47:'v4.2'.B47</svg:desc>
                </draw:g>
              </table:table-cell>
              <table:table-cell office:value-type="float" office:value="10">
                <text:p>10</text:p>
                <draw:g>
                  <svg:desc>'v4.2'.C47:'v4.2'.L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6cm" chart:style-name="ch2">
          <text:p>1024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B38:'4 wrs - v6.1'.L4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38:'4 wrs - v6.1'.L3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39:'4 wrs - v6.1'.L39" chart:label-cell-address="'4 wrs - v6.1'.B39:'4 wrs - v6.1'.B39" chart:class="chart:bar">
            <chart:data-point chart:repeated="10"/>
          </chart:series>
          <chart:series chart:style-name="ch10" chart:values-cell-range-address="'4 wrs - v6.1'.C40:'4 wrs - v6.1'.L40" chart:label-cell-address="'4 wrs - v6.1'.B40:'4 wrs - v6.1'.B40" chart:class="chart:bar">
            <chart:data-point chart:repeated="10"/>
          </chart:series>
          <chart:series chart:style-name="ch11" chart:values-cell-range-address="'4 wrs - v6.1'.C41:'4 wrs - v6.1'.L41" chart:label-cell-address="'4 wrs - v6.1'.B41:'4 wrs - v6.1'.B4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38:'4 wrs - v6.1'.L3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39:'4 wrs - v6.1'.B39</svg:desc>
                </draw:g>
              </table:table-cell>
              <table:table-cell office:value-type="float" office:value="9.7">
                <text:p>9.7</text:p>
                <draw:g>
                  <svg:desc>'4 wrs - v6.1'.C39:'4 wrs - v6.1'.L39</svg:desc>
                </draw:g>
              </table:table-cell>
              <table:table-cell office:value-type="float" office:value="17.42">
                <text:p>17.42</text:p>
              </table:table-cell>
              <table:table-cell office:value-type="float" office:value="20.03">
                <text:p>20.03</text:p>
              </table:table-cell>
              <table:table-cell office:value-type="float" office:value="21.23">
                <text:p>21.23</text:p>
              </table:table-cell>
              <table:table-cell office:value-type="float" office:value="22.53">
                <text:p>22.53</text:p>
              </table:table-cell>
              <table:table-cell office:value-type="float" office:value="22.91">
                <text:p>22.91</text:p>
              </table:table-cell>
              <table:table-cell office:value-type="float" office:value="23.65">
                <text:p>23.65</text:p>
              </table:table-cell>
              <table:table-cell office:value-type="float" office:value="24.95">
                <text:p>24.95</text:p>
              </table:table-cell>
              <table:table-cell office:value-type="float" office:value="23.16">
                <text:p>23.16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40:'4 wrs - v6.1'.B40</svg:desc>
                </draw:g>
              </table:table-cell>
              <table:table-cell office:value-type="float" office:value="2.96">
                <text:p>2.96</text:p>
                <draw:g>
                  <svg:desc>'4 wrs - v6.1'.C40:'4 wrs - v6.1'.L40</svg:desc>
                </draw:g>
              </table:table-cell>
              <table:table-cell office:value-type="float" office:value="12.91">
                <text:p>12.91</text:p>
              </table:table-cell>
              <table:table-cell office:value-type="float" office:value="33.23">
                <text:p>33.23</text:p>
              </table:table-cell>
              <table:table-cell office:value-type="float" office:value="47">
                <text:p>47</text:p>
              </table:table-cell>
              <table:table-cell office:value-type="float" office:value="54.95">
                <text:p>54.95</text:p>
              </table:table-cell>
              <table:table-cell office:value-type="float" office:value="62">
                <text:p>62</text:p>
              </table:table-cell>
              <table:table-cell office:value-type="float" office:value="66.22">
                <text:p>66.22</text:p>
              </table:table-cell>
              <table:table-cell office:value-type="float" office:value="68.82">
                <text:p>68.82</text:p>
              </table:table-cell>
              <table:table-cell office:value-type="float" office:value="74.26">
                <text:p>74.26</text:p>
              </table:table-cell>
              <table:table-cell office:value-type="float" office:value="79.34">
                <text:p>79.34</text:p>
              </table:table-cell>
            </table:table-row>
            <table:table-row>
              <table:table-cell office:value-type="string">
                <text:p>Tx Rate (%)</text:p>
                <draw:g>
                  <svg:desc>'4 wrs - v6.1'.B41:'4 wrs - v6.1'.B41</svg:desc>
                </draw:g>
              </table:table-cell>
              <table:table-cell office:value-type="float" office:value="10">
                <text:p>10</text:p>
                <draw:g>
                  <svg:desc>'4 wrs - v6.1'.C41:'4 wrs - v6.1'.L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6cm" chart:style-name="ch2">
          <text:p>1518 bytes Frame Length, full mesh (4 layers)</text:p>
        </chart:title>
        <chart:legend chart:legend-position="end" svg:x="12.46cm" svg:y="3.703cm" style:legend-expansion="high" chart:style-name="ch3"/>
        <chart:plot-area chart:style-name="ch4" table:cell-range-address="'4 wrs - v6.1'.B44:'4 wrs - v6.1'.L4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44:'4 wrs - v6.1'.L4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45:'4 wrs - v6.1'.L45" chart:label-cell-address="'4 wrs - v6.1'.B45:'4 wrs - v6.1'.B45" chart:class="chart:bar">
            <chart:data-point chart:repeated="10"/>
          </chart:series>
          <chart:series chart:style-name="ch10" chart:values-cell-range-address="'4 wrs - v6.1'.C46:'4 wrs - v6.1'.L46" chart:label-cell-address="'4 wrs - v6.1'.B46:'4 wrs - v6.1'.B46" chart:class="chart:bar">
            <chart:data-point chart:repeated="10"/>
          </chart:series>
          <chart:series chart:style-name="ch11" chart:values-cell-range-address="'4 wrs - v6.1'.C47:'4 wrs - v6.1'.L47" chart:label-cell-address="'4 wrs - v6.1'.B47:'4 wrs - v6.1'.B4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44:'4 wrs - v6.1'.L4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45:'4 wrs - v6.1'.B45</svg:desc>
                </draw:g>
              </table:table-cell>
              <table:table-cell office:value-type="float" office:value="9.91">
                <text:p>9.91</text:p>
                <draw:g>
                  <svg:desc>'4 wrs - v6.1'.C45:'4 wrs - v6.1'.L45</svg:desc>
                </draw:g>
              </table:table-cell>
              <table:table-cell office:value-type="float" office:value="15.39">
                <text:p>15.39</text:p>
              </table:table-cell>
              <table:table-cell office:value-type="float" office:value="13.3">
                <text:p>13.3</text:p>
              </table:table-cell>
              <table:table-cell office:value-type="float" office:value="12.74">
                <text:p>12.74</text:p>
              </table:table-cell>
              <table:table-cell office:value-type="float" office:value="11.94">
                <text:p>11.94</text:p>
              </table:table-cell>
              <table:table-cell office:value-type="float" office:value="11.57">
                <text:p>11.57</text:p>
              </table:table-cell>
              <table:table-cell office:value-type="float" office:value="10.47">
                <text:p>10.47</text:p>
              </table:table-cell>
              <table:table-cell office:value-type="float" office:value="11.37">
                <text:p>11.37</text:p>
              </table:table-cell>
              <table:table-cell office:value-type="float" office:value="9.33">
                <text:p>9.33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46:'4 wrs - v6.1'.B46</svg:desc>
                </draw:g>
              </table:table-cell>
              <table:table-cell office:value-type="float" office:value="0.86">
                <text:p>0.86</text:p>
                <draw:g>
                  <svg:desc>'4 wrs - v6.1'.C46:'4 wrs - v6.1'.L46</svg:desc>
                </draw:g>
              </table:table-cell>
              <table:table-cell office:value-type="float" office:value="23.05">
                <text:p>23.05</text:p>
              </table:table-cell>
              <table:table-cell office:value-type="float" office:value="55.68">
                <text:p>55.68</text:p>
              </table:table-cell>
              <table:table-cell office:value-type="float" office:value="68.15">
                <text:p>68.15</text:p>
              </table:table-cell>
              <table:table-cell office:value-type="float" office:value="76.13">
                <text:p>76.13</text:p>
              </table:table-cell>
              <table:table-cell office:value-type="float" office:value="80.72">
                <text:p>80.72</text:p>
              </table:table-cell>
              <table:table-cell office:value-type="float" office:value="85.05">
                <text:p>85.05</text:p>
              </table:table-cell>
              <table:table-cell office:value-type="float" office:value="85.78">
                <text:p>85.78</text:p>
              </table:table-cell>
              <table:table-cell office:value-type="float" office:value="89.63">
                <text:p>89.63</text:p>
              </table:table-cell>
              <table:table-cell office:value-type="float" office:value="90.99">
                <text:p>90.9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47:'4 wrs - v6.1'.B47</svg:desc>
                </draw:g>
              </table:table-cell>
              <table:table-cell office:value-type="float" office:value="10">
                <text:p>10</text:p>
                <draw:g>
                  <svg:desc>'4 wrs - v6.1'.C47:'4 wrs - v6.1'.L4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32cm" svg:y="0.316cm" chart:style-name="ch2">
          <text:p>Throughput Test Results, full mesh (4 layers)</text:p>
        </chart:title>
        <chart:legend chart:legend-position="end" svg:x="13.049cm" svg:y="3.703cm" style:legend-expansion="high" chart:style-name="ch3"/>
        <chart:plot-area chart:style-name="ch4" table:cell-range-address="'4 wrs - v6.1'.B6:'4 wrs - v6.1'.I9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4 wrs - v6.1'.C6:'4 wrs - v6.1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7:'4 wrs - v6.1'.I7" chart:label-cell-address="'4 wrs - v6.1'.B7:'4 wrs - v6.1'.B7" chart:class="chart:bar">
            <chart:data-point chart:repeated="7"/>
          </chart:series>
          <chart:series chart:style-name="ch10" chart:values-cell-range-address="'4 wrs - v6.1'.C8:'4 wrs - v6.1'.I8" chart:label-cell-address="'4 wrs - v6.1'.B8:'4 wrs - v6.1'.B8" chart:class="chart:bar">
            <chart:data-point chart:repeated="7"/>
          </chart:series>
          <chart:series chart:style-name="ch11" chart:values-cell-range-address="'4 wrs - v6.1'.C9:'4 wrs - v6.1'.I9" chart:label-cell-address="'4 wrs - v6.1'.B9:'4 wrs - v6.1'.B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6:'4 wrs - v6.1'.I6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6.1'.B7:'4 wrs - v6.1'.B7</svg:desc>
                </draw:g>
              </table:table-cell>
              <table:table-cell office:value-type="float" office:value="0.041">
                <text:p>0.041</text:p>
                <draw:g>
                  <svg:desc>'4 wrs - v6.1'.C7:'4 wrs - v6.1'.I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018">
                <text:p>0.018</text:p>
              </table:table-cell>
              <table:table-cell office:value-type="float" office:value="0.073">
                <text:p>0.073</text:p>
              </table:table-cell>
              <table:table-cell office:value-type="float" office:value="0.018">
                <text:p>0.018</text:p>
              </table:table-cell>
              <table:table-cell office:value-type="float" office:value="0.045">
                <text:p>0.04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4 wrs - v6.1'.B8:'4 wrs - v6.1'.B8</svg:desc>
                </draw:g>
              </table:table-cell>
              <table:table-cell office:value-type="float" office:value="0.04">
                <text:p>0.04</text:p>
                <draw:g>
                  <svg:desc>'4 wrs - v6.1'.C8:'4 wrs - v6.1'.I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9:'4 wrs - v6.1'.B9</svg:desc>
                </draw:g>
              </table:table-cell>
              <table:table-cell office:value-type="float" office:value="0">
                <text:p>0</text:p>
                <draw:g>
                  <svg:desc>'4 wrs - v6.1'.C9:'4 wrs - v6.1'.I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64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B146:'4 wrs - v6.1'.L14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46:'4 wrs - v6.1'.L1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47:'4 wrs - v6.1'.L147" chart:label-cell-address="'4 wrs - v6.1'.B147:'4 wrs - v6.1'.B147" chart:class="chart:bar">
            <chart:data-point chart:repeated="10"/>
          </chart:series>
          <chart:series chart:style-name="ch10" chart:values-cell-range-address="'4 wrs - v6.1'.C148:'4 wrs - v6.1'.L148" chart:label-cell-address="'4 wrs - v6.1'.B148:'4 wrs - v6.1'.B148" chart:class="chart:bar">
            <chart:data-point chart:repeated="10"/>
          </chart:series>
          <chart:series chart:style-name="ch11" chart:values-cell-range-address="'4 wrs - v6.1'.C149:'4 wrs - v6.1'.L149" chart:label-cell-address="'4 wrs - v6.1'.B149:'4 wrs - v6.1'.B14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46:'4 wrs - v6.1'.L14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47:'4 wrs - v6.1'.B147</svg:desc>
                </draw:g>
              </table:table-cell>
              <table:table-cell office:value-type="float" office:value="5.86">
                <text:p>5.86</text:p>
                <draw:g>
                  <svg:desc>'4 wrs - v6.1'.C147:'4 wrs - v6.1'.L14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48:'4 wrs - v6.1'.B148</svg:desc>
                </draw:g>
              </table:table-cell>
              <table:table-cell office:value-type="float" office:value="41.44">
                <text:p>41.44</text:p>
                <draw:g>
                  <svg:desc>'4 wrs - v6.1'.C148:'4 wrs - v6.1'.L148</svg:desc>
                </draw:g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49:'4 wrs - v6.1'.B149</svg:desc>
                </draw:g>
              </table:table-cell>
              <table:table-cell office:value-type="float" office:value="10">
                <text:p>10</text:p>
                <draw:g>
                  <svg:desc>'4 wrs - v6.1'.C149:'4 wrs - v6.1'.L14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256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B158:'4 wrs - v6.1'.L16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58:'4 wrs - v6.1'.L1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59:'4 wrs - v6.1'.L159" chart:label-cell-address="'4 wrs - v6.1'.B159:'4 wrs - v6.1'.B159" chart:class="chart:bar">
            <chart:data-point chart:repeated="10"/>
          </chart:series>
          <chart:series chart:style-name="ch10" chart:values-cell-range-address="'4 wrs - v6.1'.C160:'4 wrs - v6.1'.L160" chart:label-cell-address="'4 wrs - v6.1'.B160:'4 wrs - v6.1'.B160" chart:class="chart:bar">
            <chart:data-point chart:repeated="10"/>
          </chart:series>
          <chart:series chart:style-name="ch11" chart:values-cell-range-address="'4 wrs - v6.1'.C161:'4 wrs - v6.1'.L161" chart:label-cell-address="'4 wrs - v6.1'.B161:'4 wrs - v6.1'.B16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58:'4 wrs - v6.1'.L15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59:'4 wrs - v6.1'.B159</svg:desc>
                </draw:g>
              </table:table-cell>
              <table:table-cell office:value-type="float" office:value="6.03">
                <text:p>6.03</text:p>
                <draw:g>
                  <svg:desc>'4 wrs - v6.1'.C159:'4 wrs - v6.1'.L159</svg:desc>
                </draw:g>
              </table:table-cell>
              <table:table-cell office:value-type="float" office:value="6.36">
                <text:p>6.36</text:p>
              </table:table-cell>
              <table:table-cell office:value-type="float" office:value="7.14">
                <text:p>7.14</text:p>
              </table:table-cell>
              <table:table-cell office:value-type="float" office:value="7.34">
                <text:p>7.34</text:p>
              </table:table-cell>
              <table:table-cell office:value-type="float" office:value="7.42">
                <text:p>7.42</text:p>
              </table:table-cell>
              <table:table-cell office:value-type="float" office:value="1.42">
                <text:p>1.4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60:'4 wrs - v6.1'.B160</svg:desc>
                </draw:g>
              </table:table-cell>
              <table:table-cell office:value-type="float" office:value="39.66">
                <text:p>39.66</text:p>
                <draw:g>
                  <svg:desc>'4 wrs - v6.1'.C160:'4 wrs - v6.1'.L160</svg:desc>
                </draw:g>
              </table:table-cell>
              <table:table-cell office:value-type="float" office:value="68.21">
                <text:p>68.21</text:p>
              </table:table-cell>
              <table:table-cell office:value-type="float" office:value="76.21">
                <text:p>76.21</text:p>
              </table:table-cell>
              <table:table-cell office:value-type="float" office:value="81.64">
                <text:p>81.64</text:p>
              </table:table-cell>
              <table:table-cell office:value-type="float" office:value="85.17">
                <text:p>85.17</text:p>
              </table:table-cell>
              <table:table-cell office:value-type="float" office:value="97.63">
                <text:p>97.63</text:p>
              </table:table-cell>
              <table:table-cell office:value-type="float" office:value="99.97">
                <text:p>99.97</text:p>
              </table:table-cell>
              <table:table-cell office:value-type="float" office:value="99.99">
                <text:p>99.99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61:'4 wrs - v6.1'.B161</svg:desc>
                </draw:g>
              </table:table-cell>
              <table:table-cell office:value-type="float" office:value="10">
                <text:p>10</text:p>
                <draw:g>
                  <svg:desc>'4 wrs - v6.1'.C161:'4 wrs - v6.1'.L16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cm" svg:y="0.316cm" chart:style-name="ch2">
          <text:p>1024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B170:'4 wrs - v6.1'.L17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70:'4 wrs - v6.1'.L17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71:'4 wrs - v6.1'.L171" chart:label-cell-address="'4 wrs - v6.1'.B171:'4 wrs - v6.1'.B171" chart:class="chart:bar">
            <chart:data-point chart:repeated="10"/>
          </chart:series>
          <chart:series chart:style-name="ch10" chart:values-cell-range-address="'4 wrs - v6.1'.C172:'4 wrs - v6.1'.L172" chart:label-cell-address="'4 wrs - v6.1'.B172:'4 wrs - v6.1'.B172" chart:class="chart:bar">
            <chart:data-point chart:repeated="10"/>
          </chart:series>
          <chart:series chart:style-name="ch11" chart:values-cell-range-address="'4 wrs - v6.1'.C173:'4 wrs - v6.1'.L173" chart:label-cell-address="'4 wrs - v6.1'.B173:'4 wrs - v6.1'.B17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70:'4 wrs - v6.1'.L17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71:'4 wrs - v6.1'.B171</svg:desc>
                </draw:g>
              </table:table-cell>
              <table:table-cell office:value-type="float" office:value="6.08">
                <text:p>6.08</text:p>
                <draw:g>
                  <svg:desc>'4 wrs - v6.1'.C171:'4 wrs - v6.1'.L171</svg:desc>
                </draw:g>
              </table:table-cell>
              <table:table-cell office:value-type="float" office:value="6.64">
                <text:p>6.64</text:p>
              </table:table-cell>
              <table:table-cell office:value-type="float" office:value="7.2">
                <text:p>7.2</text:p>
              </table:table-cell>
              <table:table-cell office:value-type="float" office:value="7.76">
                <text:p>7.76</text:p>
              </table:table-cell>
              <table:table-cell office:value-type="float" office:value="7.72">
                <text:p>7.72</text:p>
              </table:table-cell>
              <table:table-cell office:value-type="float" office:value="7.76">
                <text:p>7.76</text:p>
              </table:table-cell>
              <table:table-cell office:value-type="float" office:value="8.71">
                <text:p>8.71</text:p>
              </table:table-cell>
              <table:table-cell office:value-type="float" office:value="7.9">
                <text:p>7.9</text:p>
              </table:table-cell>
              <table:table-cell office:value-type="float" office:value="8.04">
                <text:p>8.04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72:'4 wrs - v6.1'.B172</svg:desc>
                </draw:g>
              </table:table-cell>
              <table:table-cell office:value-type="float" office:value="39.16">
                <text:p>39.16</text:p>
                <draw:g>
                  <svg:desc>'4 wrs - v6.1'.C172:'4 wrs - v6.1'.L172</svg:desc>
                </draw:g>
              </table:table-cell>
              <table:table-cell office:value-type="float" office:value="66.78">
                <text:p>66.78</text:p>
              </table:table-cell>
              <table:table-cell office:value-type="float" office:value="75.98">
                <text:p>75.98</text:p>
              </table:table-cell>
              <table:table-cell office:value-type="float" office:value="80.59">
                <text:p>80.59</text:p>
              </table:table-cell>
              <table:table-cell office:value-type="float" office:value="84.57">
                <text:p>84.57</text:p>
              </table:table-cell>
              <table:table-cell office:value-type="float" office:value="87.06">
                <text:p>87.06</text:p>
              </table:table-cell>
              <table:table-cell office:value-type="float" office:value="87.56">
                <text:p>87.56</text:p>
              </table:table-cell>
              <table:table-cell office:value-type="float" office:value="90.12">
                <text:p>90.12</text:p>
              </table:table-cell>
              <table:table-cell office:value-type="float" office:value="91.07">
                <text:p>91.07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73:'4 wrs - v6.1'.B173</svg:desc>
                </draw:g>
              </table:table-cell>
              <table:table-cell office:value-type="float" office:value="10">
                <text:p>10</text:p>
                <draw:g>
                  <svg:desc>'4 wrs - v6.1'.C173:'4 wrs - v6.1'.L17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Throughput Test Results, 1:N mesh (4 layers)</text:p>
        </chart:title>
        <chart:legend chart:legend-position="end" svg:x="13.049cm" svg:y="3.703cm" style:legend-expansion="high" chart:style-name="ch3"/>
        <chart:plot-area chart:style-name="ch4" table:cell-range-address="'4 wrs - v6.1'.B138:'4 wrs - v6.1'.I141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4 wrs - v6.1'.C138:'4 wrs - v6.1'.I13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39:'4 wrs - v6.1'.I139" chart:label-cell-address="'4 wrs - v6.1'.B139:'4 wrs - v6.1'.B139" chart:class="chart:bar">
            <chart:data-point chart:repeated="7"/>
          </chart:series>
          <chart:series chart:style-name="ch10" chart:values-cell-range-address="'4 wrs - v6.1'.C140:'4 wrs - v6.1'.I140" chart:label-cell-address="'4 wrs - v6.1'.B140:'4 wrs - v6.1'.B140" chart:class="chart:bar">
            <chart:data-point chart:repeated="7"/>
          </chart:series>
          <chart:series chart:style-name="ch11" chart:values-cell-range-address="'4 wrs - v6.1'.C141:'4 wrs - v6.1'.I141" chart:label-cell-address="'4 wrs - v6.1'.B141:'4 wrs - v6.1'.B14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138:'4 wrs - v6.1'.I138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6.1'.B139:'4 wrs - v6.1'.B139</svg:desc>
                </draw:g>
              </table:table-cell>
              <table:table-cell office:value-type="float" office:value="0.505">
                <text:p>0.505</text:p>
                <draw:g>
                  <svg:desc>'4 wrs - v6.1'.C139:'4 wrs - v6.1'.I139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259">
                <text:p>0.25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4 wrs - v6.1'.B140:'4 wrs - v6.1'.B140</svg:desc>
                </draw:g>
              </table:table-cell>
              <table:table-cell office:value-type="float" office:value="0.51">
                <text:p>0.51</text:p>
                <draw:g>
                  <svg:desc>'4 wrs - v6.1'.C140:'4 wrs - v6.1'.I140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26">
                <text:p>0.2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41:'4 wrs - v6.1'.B141</svg:desc>
                </draw:g>
              </table:table-cell>
              <table:table-cell office:value-type="float" office:value="0">
                <text:p>0</text:p>
                <draw:g>
                  <svg:desc>'4 wrs - v6.1'.C141:'4 wrs - v6.1'.I141</svg:desc>
                </draw:g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128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B152:'4 wrs - v6.1'.L15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52:'4 wrs - v6.1'.L15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53:'4 wrs - v6.1'.L153" chart:label-cell-address="'4 wrs - v6.1'.B153:'4 wrs - v6.1'.B153" chart:class="chart:bar">
            <chart:data-point chart:repeated="10"/>
          </chart:series>
          <chart:series chart:style-name="ch10" chart:values-cell-range-address="'4 wrs - v6.1'.C154:'4 wrs - v6.1'.L154" chart:label-cell-address="'4 wrs - v6.1'.B154:'4 wrs - v6.1'.B154" chart:class="chart:bar">
            <chart:data-point chart:repeated="10"/>
          </chart:series>
          <chart:series chart:style-name="ch11" chart:values-cell-range-address="'4 wrs - v6.1'.C155:'4 wrs - v6.1'.L155" chart:label-cell-address="'4 wrs - v6.1'.B155:'4 wrs - v6.1'.B15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52:'4 wrs - v6.1'.L15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53:'4 wrs - v6.1'.B153</svg:desc>
                </draw:g>
              </table:table-cell>
              <table:table-cell office:value-type="float" office:value="5.35">
                <text:p>5.35</text:p>
                <draw:g>
                  <svg:desc>'4 wrs - v6.1'.C153:'4 wrs - v6.1'.L153</svg:desc>
                </draw:g>
              </table:table-cell>
              <table:table-cell office:value-type="float" office:value="6.52">
                <text:p>6.52</text:p>
              </table:table-cell>
              <table:table-cell office:value-type="float" office:value="6.85">
                <text:p>6.8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54:'4 wrs - v6.1'.B154</svg:desc>
                </draw:g>
              </table:table-cell>
              <table:table-cell office:value-type="float" office:value="46.51">
                <text:p>46.51</text:p>
                <draw:g>
                  <svg:desc>'4 wrs - v6.1'.C154:'4 wrs - v6.1'.L154</svg:desc>
                </draw:g>
              </table:table-cell>
              <table:table-cell office:value-type="float" office:value="67.38">
                <text:p>67.38</text:p>
              </table:table-cell>
              <table:table-cell office:value-type="float" office:value="77.18">
                <text:p>77.18</text:p>
              </table:table-cell>
              <table:table-cell office:value-type="float" office:value="99.98">
                <text:p>99.98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55:'4 wrs - v6.1'.B155</svg:desc>
                </draw:g>
              </table:table-cell>
              <table:table-cell office:value-type="float" office:value="10">
                <text:p>10</text:p>
                <draw:g>
                  <svg:desc>'4 wrs - v6.1'.C155:'4 wrs - v6.1'.L15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512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B164:'4 wrs - v6.1'.L16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64:'4 wrs - v6.1'.L1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65:'4 wrs - v6.1'.L165" chart:label-cell-address="'4 wrs - v6.1'.B165:'4 wrs - v6.1'.B165" chart:class="chart:bar">
            <chart:data-point chart:repeated="10"/>
          </chart:series>
          <chart:series chart:style-name="ch10" chart:values-cell-range-address="'4 wrs - v6.1'.C166:'4 wrs - v6.1'.L166" chart:label-cell-address="'4 wrs - v6.1'.B166:'4 wrs - v6.1'.B166" chart:class="chart:bar">
            <chart:data-point chart:repeated="10"/>
          </chart:series>
          <chart:series chart:style-name="ch11" chart:values-cell-range-address="'4 wrs - v6.1'.C167:'4 wrs - v6.1'.L167" chart:label-cell-address="'4 wrs - v6.1'.B167:'4 wrs - v6.1'.B16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64:'4 wrs - v6.1'.L16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65:'4 wrs - v6.1'.B165</svg:desc>
                </draw:g>
              </table:table-cell>
              <table:table-cell office:value-type="float" office:value="6.07">
                <text:p>6.07</text:p>
                <draw:g>
                  <svg:desc>'4 wrs - v6.1'.C165:'4 wrs - v6.1'.L165</svg:desc>
                </draw:g>
              </table:table-cell>
              <table:table-cell office:value-type="float" office:value="6.61">
                <text:p>6.61</text:p>
              </table:table-cell>
              <table:table-cell office:value-type="float" office:value="7.19">
                <text:p>7.19</text:p>
              </table:table-cell>
              <table:table-cell office:value-type="float" office:value="6.7">
                <text:p>6.7</text:p>
              </table:table-cell>
              <table:table-cell office:value-type="float" office:value="7.95">
                <text:p>7.95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  <table:table-cell office:value-type="float" office:value="7.64">
                <text:p>7.64</text:p>
              </table:table-cell>
              <table:table-cell office:value-type="float" office:value="7.63">
                <text:p>7.6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66:'4 wrs - v6.1'.B166</svg:desc>
                </draw:g>
              </table:table-cell>
              <table:table-cell office:value-type="float" office:value="39.29">
                <text:p>39.29</text:p>
                <draw:g>
                  <svg:desc>'4 wrs - v6.1'.C166:'4 wrs - v6.1'.L166</svg:desc>
                </draw:g>
              </table:table-cell>
              <table:table-cell office:value-type="float" office:value="66.93">
                <text:p>66.93</text:p>
              </table:table-cell>
              <table:table-cell office:value-type="float" office:value="76.05">
                <text:p>76.05</text:p>
              </table:table-cell>
              <table:table-cell office:value-type="float" office:value="83.26">
                <text:p>83.26</text:p>
              </table:table-cell>
              <table:table-cell office:value-type="float" office:value="84.09">
                <text:p>84.09</text:p>
              </table:table-cell>
              <table:table-cell office:value-type="float" office:value="86.67">
                <text:p>86.67</text:p>
              </table:table-cell>
              <table:table-cell office:value-type="float" office:value="88.51">
                <text:p>88.51</text:p>
              </table:table-cell>
              <table:table-cell office:value-type="float" office:value="90.45">
                <text:p>90.45</text:p>
              </table:table-cell>
              <table:table-cell office:value-type="float" office:value="91.52">
                <text:p>91.52</text:p>
              </table:table-cell>
              <table:table-cell office:value-type="float" office:value="92.29">
                <text:p>92.2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67:'4 wrs - v6.1'.B167</svg:desc>
                </draw:g>
              </table:table-cell>
              <table:table-cell office:value-type="float" office:value="10">
                <text:p>10</text:p>
                <draw:g>
                  <svg:desc>'4 wrs - v6.1'.C167:'4 wrs - v6.1'.L16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cm" svg:y="0.316cm" chart:style-name="ch2">
          <text:p>1518 bytes Frame Length, 1:N mesh (4 layers)</text:p>
        </chart:title>
        <chart:legend chart:legend-position="end" svg:x="12.46cm" svg:y="3.703cm" style:legend-expansion="high" chart:style-name="ch3"/>
        <chart:plot-area chart:style-name="ch4" table:cell-range-address="'4 wrs - v6.1'.B176:'4 wrs - v6.1'.L17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176:'4 wrs - v6.1'.L1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177:'4 wrs - v6.1'.L177" chart:label-cell-address="'4 wrs - v6.1'.B177:'4 wrs - v6.1'.B177" chart:class="chart:bar">
            <chart:data-point chart:repeated="10"/>
          </chart:series>
          <chart:series chart:style-name="ch10" chart:values-cell-range-address="'4 wrs - v6.1'.C178:'4 wrs - v6.1'.L178" chart:label-cell-address="'4 wrs - v6.1'.B178:'4 wrs - v6.1'.B178" chart:class="chart:bar">
            <chart:data-point chart:repeated="10"/>
          </chart:series>
          <chart:series chart:style-name="ch11" chart:values-cell-range-address="'4 wrs - v6.1'.C179:'4 wrs - v6.1'.L179" chart:label-cell-address="'4 wrs - v6.1'.B179:'4 wrs - v6.1'.B17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176:'4 wrs - v6.1'.L17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177:'4 wrs - v6.1'.B177</svg:desc>
                </draw:g>
              </table:table-cell>
              <table:table-cell office:value-type="float" office:value="5.85">
                <text:p>5.85</text:p>
                <draw:g>
                  <svg:desc>'4 wrs - v6.1'.C177:'4 wrs - v6.1'.L177</svg:desc>
                </draw:g>
              </table:table-cell>
              <table:table-cell office:value-type="float" office:value="5.95">
                <text:p>5.95</text:p>
              </table:table-cell>
              <table:table-cell office:value-type="float" office:value="5.8">
                <text:p>5.8</text:p>
              </table:table-cell>
              <table:table-cell office:value-type="float" office:value="6.07">
                <text:p>6.07</text:p>
              </table:table-cell>
              <table:table-cell office:value-type="float" office:value="6.2">
                <text:p>6.2</text:p>
              </table:table-cell>
              <table:table-cell office:value-type="float" office:value="6.27">
                <text:p>6.27</text:p>
              </table:table-cell>
              <table:table-cell office:value-type="float" office:value="6.31">
                <text:p>6.31</text:p>
              </table:table-cell>
              <table:table-cell office:value-type="float" office:value="6.46">
                <text:p>6.46</text:p>
              </table:table-cell>
              <table:table-cell office:value-type="float" office:value="6.46">
                <text:p>6.46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178:'4 wrs - v6.1'.B178</svg:desc>
                </draw:g>
              </table:table-cell>
              <table:table-cell office:value-type="float" office:value="41.55">
                <text:p>41.55</text:p>
                <draw:g>
                  <svg:desc>'4 wrs - v6.1'.C178:'4 wrs - v6.1'.L178</svg:desc>
                </draw:g>
              </table:table-cell>
              <table:table-cell office:value-type="float" office:value="70.25">
                <text:p>70.25</text:p>
              </table:table-cell>
              <table:table-cell office:value-type="float" office:value="80.67">
                <text:p>80.67</text:p>
              </table:table-cell>
              <table:table-cell office:value-type="float" office:value="84.83">
                <text:p>84.83</text:p>
              </table:table-cell>
              <table:table-cell office:value-type="float" office:value="87.6">
                <text:p>87.6</text:p>
              </table:table-cell>
              <table:table-cell office:value-type="float" office:value="89.55">
                <text:p>89.55</text:p>
              </table:table-cell>
              <table:table-cell office:value-type="float" office:value="90.98">
                <text:p>90.98</text:p>
              </table:table-cell>
              <table:table-cell office:value-type="float" office:value="91.92">
                <text:p>91.92</text:p>
              </table:table-cell>
              <table:table-cell office:value-type="float" office:value="92.82">
                <text:p>92.82</text:p>
              </table:table-cell>
              <table:table-cell office:value-type="float" office:value="94.02">
                <text:p>94.02</text:p>
              </table:table-cell>
            </table:table-row>
            <table:table-row>
              <table:table-cell office:value-type="string">
                <text:p>Tx Rate (%)</text:p>
                <draw:g>
                  <svg:desc>'4 wrs - v6.1'.B179:'4 wrs - v6.1'.B179</svg:desc>
                </draw:g>
              </table:table-cell>
              <table:table-cell office:value-type="float" office:value="10">
                <text:p>10</text:p>
                <draw:g>
                  <svg:desc>'4 wrs - v6.1'.C179:'4 wrs - v6.1'.L17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47cm" svg:y="0.316cm" chart:style-name="ch2">
          <text:p>Broadcast Forwarding</text:p>
        </chart:title>
        <chart:legend chart:legend-position="end" svg:x="13.049cm" svg:y="3.952cm" style:legend-expansion="high" chart:style-name="ch3"/>
        <chart:plot-area chart:style-name="ch4" table:cell-range-address="'v4.2'.C52:'v4.2'.I54 'v4.2'.B53:'v4.2'.B54" chart:data-source-has-labels="both" svg:x="1.331cm" svg:y="1.275cm" svg:width="11.398cm" svg:height="6.564cm">
          <chart:coordinate-region svg:x="2.138cm" svg:y="1.474cm" svg:width="10.591cm" svg:height="5.718cm"/>
          <chart:axis chart:dimension="x" chart:name="primary-x" chart:style-name="ch5" chartooo:axis-type="auto">
            <chartooo:date-scale/>
            <chart:title svg:x="5.69cm" svg:y="8.019cm" chart:style-name="ch6">
              <text:p>Frame Size, bytes</text:p>
            </chart:title>
            <chart:categories table:cell-range-address="'v4.2'.C52:'v4.2'.I52"/>
          </chart:axis>
          <chart:axis chart:dimension="y" chart:name="primary-y" chart:style-name="ch7">
            <chart:title svg:x="0.451cm" svg:y="5.395cm" chart:style-name="ch8">
              <text:p>Tx Rate, %</text:p>
            </chart:title>
            <chart:grid chart:style-name="ch9" chart:class="major"/>
          </chart:axis>
          <chart:series chart:style-name="ch10" chart:values-cell-range-address="'v4.2'.C53:'v4.2'.I53" chart:label-cell-address="'v4.2'.B53:'v4.2'.B53" chart:class="chart:bar">
            <chart:data-point chart:repeated="7"/>
          </chart:series>
          <chart:series chart:style-name="ch11" chart:values-cell-range-address="'v4.2'.C54:'v4.2'.I54" chart:label-cell-address="'v4.2'.B54:'v4.2'.B5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4.2'.C52:'v4.2'.I5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v4.2'.B53:'v4.2'.B53</svg:desc>
                </draw:g>
              </table:table-cell>
              <table:table-cell office:value-type="float" office:value="60.63">
                <text:p>60.63</text:p>
                <draw:g>
                  <svg:desc>'v4.2'.C53:'v4.2'.I53</svg:desc>
                </draw:g>
              </table:table-cell>
              <table:table-cell office:value-type="float" office:value="71.88">
                <text:p>71.88</text:p>
              </table:table-cell>
              <table:table-cell office:value-type="float" office:value="83.13">
                <text:p>83.13</text:p>
              </table:table-cell>
              <table:table-cell office:value-type="float" office:value="89.45">
                <text:p>89.4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oss Rate (%)</text:p>
                <draw:g>
                  <svg:desc>'v4.2'.B54:'v4.2'.B54</svg:desc>
                </draw:g>
              </table:table-cell>
              <table:table-cell office:value-type="float" office:value="0">
                <text:p>0</text:p>
                <draw:g>
                  <svg:desc>'v4.2'.C54:'v4.2'.I5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98cm" svg:y="0.316cm" chart:style-name="ch2">
          <text:p>64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B276:'4 wrs - v6.1'.L27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76:'4 wrs - v6.1'.L2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77:'4 wrs - v6.1'.L277" chart:label-cell-address="'4 wrs - v6.1'.B277:'4 wrs - v6.1'.B277" chart:class="chart:bar">
            <chart:data-point chart:repeated="10"/>
          </chart:series>
          <chart:series chart:style-name="ch10" chart:values-cell-range-address="'4 wrs - v6.1'.C278:'4 wrs - v6.1'.L278" chart:label-cell-address="'4 wrs - v6.1'.B278:'4 wrs - v6.1'.B278" chart:class="chart:bar">
            <chart:data-point chart:repeated="10"/>
          </chart:series>
          <chart:series chart:style-name="ch11" chart:values-cell-range-address="'4 wrs - v6.1'.C279:'4 wrs - v6.1'.L279" chart:label-cell-address="'4 wrs - v6.1'.B279:'4 wrs - v6.1'.B27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76:'4 wrs - v6.1'.L27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77:'4 wrs - v6.1'.B277</svg:desc>
                </draw:g>
              </table:table-cell>
              <table:table-cell office:value-type="float" office:value="9.88">
                <text:p>9.88</text:p>
                <draw:g>
                  <svg:desc>'4 wrs - v6.1'.C277:'4 wrs - v6.1'.L277</svg:desc>
                </draw:g>
              </table:table-cell>
              <table:table-cell office:value-type="float" office:value="10.61">
                <text:p>10.61</text:p>
              </table:table-cell>
              <table:table-cell office:value-type="float" office:value="10.45">
                <text:p>10.45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78:'4 wrs - v6.1'.B278</svg:desc>
                </draw:g>
              </table:table-cell>
              <table:table-cell office:value-type="float" office:value="1.22">
                <text:p>1.22</text:p>
                <draw:g>
                  <svg:desc>'4 wrs - v6.1'.C278:'4 wrs - v6.1'.L278</svg:desc>
                </draw:g>
              </table:table-cell>
              <table:table-cell office:value-type="float" office:value="46.95">
                <text:p>46.95</text:p>
              </table:table-cell>
              <table:table-cell office:value-type="float" office:value="65.17">
                <text:p>65.17</text:p>
              </table:table-cell>
              <table:table-cell office:value-type="float" office:value="69.99">
                <text:p>69.99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79:'4 wrs - v6.1'.B279</svg:desc>
                </draw:g>
              </table:table-cell>
              <table:table-cell office:value-type="float" office:value="10">
                <text:p>10</text:p>
                <draw:g>
                  <svg:desc>'4 wrs - v6.1'.C279:'4 wrs - v6.1'.L27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128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B282:'4 wrs - v6.1'.L28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82:'4 wrs - v6.1'.L28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83:'4 wrs - v6.1'.L283" chart:label-cell-address="'4 wrs - v6.1'.B283:'4 wrs - v6.1'.B283" chart:class="chart:bar">
            <chart:data-point chart:repeated="10"/>
          </chart:series>
          <chart:series chart:style-name="ch10" chart:values-cell-range-address="'4 wrs - v6.1'.C284:'4 wrs - v6.1'.L284" chart:label-cell-address="'4 wrs - v6.1'.B284:'4 wrs - v6.1'.B284" chart:class="chart:bar">
            <chart:data-point chart:repeated="10"/>
          </chart:series>
          <chart:series chart:style-name="ch11" chart:values-cell-range-address="'4 wrs - v6.1'.C285:'4 wrs - v6.1'.L285" chart:label-cell-address="'4 wrs - v6.1'.B285:'4 wrs - v6.1'.B28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82:'4 wrs - v6.1'.L28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83:'4 wrs - v6.1'.B283</svg:desc>
                </draw:g>
              </table:table-cell>
              <table:table-cell office:value-type="float" office:value="9.89">
                <text:p>9.89</text:p>
                <draw:g>
                  <svg:desc>'4 wrs - v6.1'.C283:'4 wrs - v6.1'.L283</svg:desc>
                </draw:g>
              </table:table-cell>
              <table:table-cell office:value-type="float" office:value="10.83">
                <text:p>10.83</text:p>
              </table:table-cell>
              <table:table-cell office:value-type="float" office:value="10.83">
                <text:p>10.83</text:p>
              </table:table-cell>
              <table:table-cell office:value-type="float" office:value="10.81">
                <text:p>10.81</text:p>
              </table:table-cell>
              <table:table-cell office:value-type="float" office:value="10.82">
                <text:p>10.82</text:p>
              </table:table-cell>
              <table:table-cell office:value-type="float" office:value="10.82">
                <text:p>10.82</text:p>
              </table:table-cell>
              <table:table-cell office:value-type="float" office:value="0.11">
                <text:p>0.1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84:'4 wrs - v6.1'.B284</svg:desc>
                </draw:g>
              </table:table-cell>
              <table:table-cell office:value-type="float" office:value="1.14">
                <text:p>1.14</text:p>
                <draw:g>
                  <svg:desc>'4 wrs - v6.1'.C284:'4 wrs - v6.1'.L284</svg:desc>
                </draw:g>
              </table:table-cell>
              <table:table-cell office:value-type="float" office:value="45.87">
                <text:p>45.87</text:p>
              </table:table-cell>
              <table:table-cell office:value-type="float" office:value="63.91">
                <text:p>63.91</text:p>
              </table:table-cell>
              <table:table-cell office:value-type="float" office:value="72.98">
                <text:p>72.98</text:p>
              </table:table-cell>
              <table:table-cell office:value-type="float" office:value="78.36">
                <text:p>78.36</text:p>
              </table:table-cell>
              <table:table-cell office:value-type="float" office:value="78.25">
                <text:p>78.25</text:p>
              </table:table-cell>
              <table:table-cell office:value-type="float" office:value="99.85">
                <text:p>99.85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85:'4 wrs - v6.1'.B285</svg:desc>
                </draw:g>
              </table:table-cell>
              <table:table-cell office:value-type="float" office:value="10">
                <text:p>10</text:p>
                <draw:g>
                  <svg:desc>'4 wrs - v6.1'.C285:'4 wrs - v6.1'.L28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256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B288:'4 wrs - v6.1'.L29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88:'4 wrs - v6.1'.L28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89:'4 wrs - v6.1'.L289" chart:label-cell-address="'4 wrs - v6.1'.B289:'4 wrs - v6.1'.B289" chart:class="chart:bar">
            <chart:data-point chart:repeated="10"/>
          </chart:series>
          <chart:series chart:style-name="ch10" chart:values-cell-range-address="'4 wrs - v6.1'.C290:'4 wrs - v6.1'.L290" chart:label-cell-address="'4 wrs - v6.1'.B290:'4 wrs - v6.1'.B290" chart:class="chart:bar">
            <chart:data-point chart:repeated="10"/>
          </chart:series>
          <chart:series chart:style-name="ch11" chart:values-cell-range-address="'4 wrs - v6.1'.C291:'4 wrs - v6.1'.L291" chart:label-cell-address="'4 wrs - v6.1'.B291:'4 wrs - v6.1'.B29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88:'4 wrs - v6.1'.L28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89:'4 wrs - v6.1'.B289</svg:desc>
                </draw:g>
              </table:table-cell>
              <table:table-cell office:value-type="float" office:value="9.99">
                <text:p>9.99</text:p>
                <draw:g>
                  <svg:desc>'4 wrs - v6.1'.C289:'4 wrs - v6.1'.L289</svg:desc>
                </draw:g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92">
                <text:p>10.92</text:p>
              </table:table-cell>
              <table:table-cell office:value-type="float" office:value="10.96">
                <text:p>10.96</text:p>
              </table:table-cell>
              <table:table-cell office:value-type="float" office:value="10.96">
                <text:p>10.96</text:p>
              </table:table-cell>
              <table:table-cell office:value-type="float" office:value="10.83">
                <text:p>10.83</text:p>
              </table:table-cell>
              <table:table-cell office:value-type="float" office:value="10.84">
                <text:p>10.8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90:'4 wrs - v6.1'.B290</svg:desc>
                </draw:g>
              </table:table-cell>
              <table:table-cell office:value-type="float" office:value="0.07">
                <text:p>0.07</text:p>
                <draw:g>
                  <svg:desc>'4 wrs - v6.1'.C290:'4 wrs - v6.1'.L290</svg:desc>
                </draw:g>
              </table:table-cell>
              <table:table-cell office:value-type="float" office:value="45.22">
                <text:p>45.22</text:p>
              </table:table-cell>
              <table:table-cell office:value-type="float" office:value="63.46">
                <text:p>63.46</text:p>
              </table:table-cell>
              <table:table-cell office:value-type="float" office:value="72.6">
                <text:p>72.6</text:p>
              </table:table-cell>
              <table:table-cell office:value-type="float" office:value="78.17">
                <text:p>78.17</text:p>
              </table:table-cell>
              <table:table-cell office:value-type="float" office:value="81.73">
                <text:p>81.73</text:p>
              </table:table-cell>
              <table:table-cell office:value-type="float" office:value="84.34">
                <text:p>84.34</text:p>
              </table:table-cell>
              <table:table-cell office:value-type="float" office:value="86.46">
                <text:p>86.46</text:p>
              </table:table-cell>
              <table:table-cell office:value-type="float" office:value="87.96">
                <text:p>87.96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91:'4 wrs - v6.1'.B291</svg:desc>
                </draw:g>
              </table:table-cell>
              <table:table-cell office:value-type="float" office:value="10">
                <text:p>10</text:p>
                <draw:g>
                  <svg:desc>'4 wrs - v6.1'.C291:'4 wrs - v6.1'.L29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512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B294:'4 wrs - v6.1'.L297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294:'4 wrs - v6.1'.L29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95:'4 wrs - v6.1'.L295" chart:label-cell-address="'4 wrs - v6.1'.B295:'4 wrs - v6.1'.B295" chart:class="chart:bar">
            <chart:data-point chart:repeated="10"/>
          </chart:series>
          <chart:series chart:style-name="ch10" chart:values-cell-range-address="'4 wrs - v6.1'.C296:'4 wrs - v6.1'.L296" chart:label-cell-address="'4 wrs - v6.1'.B296:'4 wrs - v6.1'.B296" chart:class="chart:bar">
            <chart:data-point chart:repeated="10"/>
          </chart:series>
          <chart:series chart:style-name="ch11" chart:values-cell-range-address="'4 wrs - v6.1'.C297:'4 wrs - v6.1'.L297" chart:label-cell-address="'4 wrs - v6.1'.B297:'4 wrs - v6.1'.B29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294:'4 wrs - v6.1'.L29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295:'4 wrs - v6.1'.B295</svg:desc>
                </draw:g>
              </table:table-cell>
              <table:table-cell office:value-type="float" office:value="9.79">
                <text:p>9.79</text:p>
                <draw:g>
                  <svg:desc>'4 wrs - v6.1'.C295:'4 wrs - v6.1'.L295</svg:desc>
                </draw:g>
              </table:table-cell>
              <table:table-cell office:value-type="float" office:value="11.03">
                <text:p>11.03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  <table:table-cell office:value-type="float" office:value="10.94">
                <text:p>10.94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  <table:table-cell office:value-type="float" office:value="11.04">
                <text:p>11.04</text:p>
              </table:table-cell>
              <table:table-cell office:value-type="float" office:value="11.03">
                <text:p>11.03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96:'4 wrs - v6.1'.B296</svg:desc>
                </draw:g>
              </table:table-cell>
              <table:table-cell office:value-type="float" office:value="2.07">
                <text:p>2.07</text:p>
                <draw:g>
                  <svg:desc>'4 wrs - v6.1'.C296:'4 wrs - v6.1'.L296</svg:desc>
                </draw:g>
              </table:table-cell>
              <table:table-cell office:value-type="float" office:value="44.83">
                <text:p>44.83</text:p>
              </table:table-cell>
              <table:table-cell office:value-type="float" office:value="63.21">
                <text:p>63.21</text:p>
              </table:table-cell>
              <table:table-cell office:value-type="float" office:value="72.41">
                <text:p>72.41</text:p>
              </table:table-cell>
              <table:table-cell office:value-type="float" office:value="78.12">
                <text:p>78.12</text:p>
              </table:table-cell>
              <table:table-cell office:value-type="float" office:value="81.64">
                <text:p>81.64</text:p>
              </table:table-cell>
              <table:table-cell office:value-type="float" office:value="84.24">
                <text:p>84.24</text:p>
              </table:table-cell>
              <table:table-cell office:value-type="float" office:value="86.2">
                <text:p>86.2</text:p>
              </table:table-cell>
              <table:table-cell office:value-type="float" office:value="87.74">
                <text:p>87.74</text:p>
              </table:table-cell>
              <table:table-cell office:value-type="float" office:value="89.13">
                <text:p>89.13</text:p>
              </table:table-cell>
            </table:table-row>
            <table:table-row>
              <table:table-cell office:value-type="string">
                <text:p>Tx Rate (%)</text:p>
                <draw:g>
                  <svg:desc>'4 wrs - v6.1'.B297:'4 wrs - v6.1'.B297</svg:desc>
                </draw:g>
              </table:table-cell>
              <table:table-cell office:value-type="float" office:value="10">
                <text:p>10</text:p>
                <draw:g>
                  <svg:desc>'4 wrs - v6.1'.C297:'4 wrs - v6.1'.L29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cm" svg:y="0.316cm" chart:style-name="ch2">
          <text:p>1024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B300:'4 wrs - v6.1'.L30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300:'4 wrs - v6.1'.L30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301:'4 wrs - v6.1'.L301" chart:label-cell-address="'4 wrs - v6.1'.B301:'4 wrs - v6.1'.B301" chart:class="chart:bar">
            <chart:data-point chart:repeated="10"/>
          </chart:series>
          <chart:series chart:style-name="ch10" chart:values-cell-range-address="'4 wrs - v6.1'.C302:'4 wrs - v6.1'.L302" chart:label-cell-address="'4 wrs - v6.1'.B302:'4 wrs - v6.1'.B302" chart:class="chart:bar">
            <chart:data-point chart:repeated="10"/>
          </chart:series>
          <chart:series chart:style-name="ch11" chart:values-cell-range-address="'4 wrs - v6.1'.C303:'4 wrs - v6.1'.L303" chart:label-cell-address="'4 wrs - v6.1'.B303:'4 wrs - v6.1'.B30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300:'4 wrs - v6.1'.L3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301:'4 wrs - v6.1'.B301</svg:desc>
                </draw:g>
              </table:table-cell>
              <table:table-cell office:value-type="float" office:value="9.97">
                <text:p>9.97</text:p>
                <draw:g>
                  <svg:desc>'4 wrs - v6.1'.C301:'4 wrs - v6.1'.L301</svg:desc>
                </draw:g>
              </table:table-cell>
              <table:table-cell office:value-type="float" office:value="10.88">
                <text:p>10.88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1.08">
                <text:p>11.08</text:p>
              </table:table-cell>
              <table:table-cell office:value-type="float" office:value="10.99">
                <text:p>10.99</text:p>
              </table:table-cell>
              <table:table-cell office:value-type="float" office:value="11.08">
                <text:p>11.08</text:p>
              </table:table-cell>
              <table:table-cell office:value-type="float" office:value="10.84">
                <text:p>10.84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302:'4 wrs - v6.1'.B302</svg:desc>
                </draw:g>
              </table:table-cell>
              <table:table-cell office:value-type="float" office:value="0.29">
                <text:p>0.29</text:p>
                <draw:g>
                  <svg:desc>'4 wrs - v6.1'.C302:'4 wrs - v6.1'.L302</svg:desc>
                </draw:g>
              </table:table-cell>
              <table:table-cell office:value-type="float" office:value="45.59">
                <text:p>45.59</text:p>
              </table:table-cell>
              <table:table-cell office:value-type="float" office:value="63.08">
                <text:p>63.08</text:p>
              </table:table-cell>
              <table:table-cell office:value-type="float" office:value="72.31">
                <text:p>72.31</text:p>
              </table:table-cell>
              <table:table-cell office:value-type="float" office:value="77.85">
                <text:p>77.85</text:p>
              </table:table-cell>
              <table:table-cell office:value-type="float" office:value="81.54">
                <text:p>81.54</text:p>
              </table:table-cell>
              <table:table-cell office:value-type="float" office:value="84.3">
                <text:p>84.3</text:p>
              </table:table-cell>
              <table:table-cell office:value-type="float" office:value="86.15">
                <text:p>86.15</text:p>
              </table:table-cell>
              <table:table-cell office:value-type="float" office:value="87.95">
                <text:p>87.95</text:p>
              </table:table-cell>
              <table:table-cell office:value-type="float" office:value="88.92">
                <text:p>88.92</text:p>
              </table:table-cell>
            </table:table-row>
            <table:table-row>
              <table:table-cell office:value-type="string">
                <text:p>Tx Rate (%)</text:p>
                <draw:g>
                  <svg:desc>'4 wrs - v6.1'.B303:'4 wrs - v6.1'.B303</svg:desc>
                </draw:g>
              </table:table-cell>
              <table:table-cell office:value-type="float" office:value="10">
                <text:p>10</text:p>
                <draw:g>
                  <svg:desc>'4 wrs - v6.1'.C303:'4 wrs - v6.1'.L30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cm" svg:y="0.316cm" chart:style-name="ch2">
          <text:p>1518 bytes Frame Length, N:N mesh (4 layers)</text:p>
        </chart:title>
        <chart:legend chart:legend-position="end" svg:x="12.46cm" svg:y="3.703cm" style:legend-expansion="high" chart:style-name="ch3"/>
        <chart:plot-area chart:style-name="ch4" table:cell-range-address="'4 wrs - v6.1'.B306:'4 wrs - v6.1'.L30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wrs - v6.1'.C306:'4 wrs - v6.1'.L30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307:'4 wrs - v6.1'.L307" chart:label-cell-address="'4 wrs - v6.1'.B307:'4 wrs - v6.1'.B307" chart:class="chart:bar">
            <chart:data-point chart:repeated="10"/>
          </chart:series>
          <chart:series chart:style-name="ch10" chart:values-cell-range-address="'4 wrs - v6.1'.C308:'4 wrs - v6.1'.L308" chart:label-cell-address="'4 wrs - v6.1'.B308:'4 wrs - v6.1'.B308" chart:class="chart:bar">
            <chart:data-point chart:repeated="10"/>
          </chart:series>
          <chart:series chart:style-name="ch11" chart:values-cell-range-address="'4 wrs - v6.1'.C309:'4 wrs - v6.1'.L309" chart:label-cell-address="'4 wrs - v6.1'.B309:'4 wrs - v6.1'.B30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4 wrs - v6.1'.C306:'4 wrs - v6.1'.L30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wrs - v6.1'.B307:'4 wrs - v6.1'.B307</svg:desc>
                </draw:g>
              </table:table-cell>
              <table:table-cell office:value-type="float" office:value="10">
                <text:p>10</text:p>
                <draw:g>
                  <svg:desc>'4 wrs - v6.1'.C307:'4 wrs - v6.1'.L307</svg:desc>
                </draw:g>
              </table:table-cell>
              <table:table-cell office:value-type="float" office:value="10.88">
                <text:p>10.88</text:p>
              </table:table-cell>
              <table:table-cell office:value-type="float" office:value="11.06">
                <text:p>11.06</text:p>
              </table:table-cell>
              <table:table-cell office:value-type="float" office:value="11.01">
                <text:p>11.01</text:p>
              </table:table-cell>
              <table:table-cell office:value-type="float" office:value="10.9">
                <text:p>10.9</text:p>
              </table:table-cell>
              <table:table-cell office:value-type="float" office:value="10.98">
                <text:p>10.98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  <table:table-cell office:value-type="float" office:value="11.05">
                <text:p>11.05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308:'4 wrs - v6.1'.B308</svg:desc>
                </draw:g>
              </table:table-cell>
              <table:table-cell office:value-type="float" office:value="0">
                <text:p>0</text:p>
                <draw:g>
                  <svg:desc>'4 wrs - v6.1'.C308:'4 wrs - v6.1'.L308</svg:desc>
                </draw:g>
              </table:table-cell>
              <table:table-cell office:value-type="float" office:value="45.58">
                <text:p>45.58</text:p>
              </table:table-cell>
              <table:table-cell office:value-type="float" office:value="63.05">
                <text:p>63.05</text:p>
              </table:table-cell>
              <table:table-cell office:value-type="float" office:value="72.48">
                <text:p>72.48</text:p>
              </table:table-cell>
              <table:table-cell office:value-type="float" office:value="78.19">
                <text:p>78.19</text:p>
              </table:table-cell>
              <table:table-cell office:value-type="float" office:value="81.71">
                <text:p>81.71</text:p>
              </table:table-cell>
              <table:table-cell office:value-type="float" office:value="84.15">
                <text:p>84.15</text:p>
              </table:table-cell>
              <table:table-cell office:value-type="float" office:value="86.14">
                <text:p>86.14</text:p>
              </table:table-cell>
              <table:table-cell office:value-type="float" office:value="87.72">
                <text:p>87.72</text:p>
              </table:table-cell>
              <table:table-cell office:value-type="float" office:value="89.17">
                <text:p>89.17</text:p>
              </table:table-cell>
            </table:table-row>
            <table:table-row>
              <table:table-cell office:value-type="string">
                <text:p>Tx Rate (%)</text:p>
                <draw:g>
                  <svg:desc>'4 wrs - v6.1'.B309:'4 wrs - v6.1'.B309</svg:desc>
                </draw:g>
              </table:table-cell>
              <table:table-cell office:value-type="float" office:value="10">
                <text:p>10</text:p>
                <draw:g>
                  <svg:desc>'4 wrs - v6.1'.C309:'4 wrs - v6.1'.L30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9cm" svg:y="0.316cm" chart:style-name="ch2">
          <text:p>Throughput Test Results, N:N mesh (4 layers)</text:p>
        </chart:title>
        <chart:legend chart:legend-position="end" svg:x="13.049cm" svg:y="3.703cm" style:legend-expansion="high" chart:style-name="ch3"/>
        <chart:plot-area chart:style-name="ch4" table:cell-range-address="'4 wrs - v6.1'.B268:'4 wrs - v6.1'.I271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4 wrs - v6.1'.C268:'4 wrs - v6.1'.I26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269:'4 wrs - v6.1'.I269" chart:label-cell-address="'4 wrs - v6.1'.B269:'4 wrs - v6.1'.B269" chart:class="chart:bar">
            <chart:data-point chart:repeated="7"/>
          </chart:series>
          <chart:series chart:style-name="ch10" chart:values-cell-range-address="'4 wrs - v6.1'.C270:'4 wrs - v6.1'.I270" chart:label-cell-address="'4 wrs - v6.1'.B270:'4 wrs - v6.1'.B270" chart:class="chart:bar">
            <chart:data-point chart:repeated="7"/>
          </chart:series>
          <chart:series chart:style-name="ch11" chart:values-cell-range-address="'4 wrs - v6.1'.C271:'4 wrs - v6.1'.I271" chart:label-cell-address="'4 wrs - v6.1'.B271:'4 wrs - v6.1'.B27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268:'4 wrs - v6.1'.I268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6.1'.B269:'4 wrs - v6.1'.B269</svg:desc>
                </draw:g>
              </table:table-cell>
              <table:table-cell office:value-type="float" office:value="0.505">
                <text:p>0.505</text:p>
                <draw:g>
                  <svg:desc>'4 wrs - v6.1'.C269:'4 wrs - v6.1'.I269</svg:desc>
                </draw:g>
              </table:table-cell>
              <table:table-cell office:value-type="float" office:value="0.413">
                <text:p>0.413</text:p>
              </table:table-cell>
              <table:table-cell office:value-type="float" office:value="0.258">
                <text:p>0.258</text:p>
              </table:table-cell>
              <table:table-cell office:value-type="float" office:value="0.072">
                <text:p>0.072</text:p>
              </table:table-cell>
              <table:table-cell office:value-type="float" office:value="0.018">
                <text:p>0.018</text:p>
              </table:table-cell>
              <table:table-cell office:value-type="float" office:value="0.506">
                <text:p>0.50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Rx Rate (%)</text:p>
                <draw:g>
                  <svg:desc>'4 wrs - v6.1'.B270:'4 wrs - v6.1'.B270</svg:desc>
                </draw:g>
              </table:table-cell>
              <table:table-cell office:value-type="float" office:value="0.51">
                <text:p>0.51</text:p>
                <draw:g>
                  <svg:desc>'4 wrs - v6.1'.C270:'4 wrs - v6.1'.I270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.51">
                <text:p>0.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271:'4 wrs - v6.1'.B271</svg:desc>
                </draw:g>
              </table:table-cell>
              <table:table-cell office:value-type="float" office:value="0">
                <text:p>0</text:p>
                <draw:g>
                  <svg:desc>'4 wrs - v6.1'.C271:'4 wrs - v6.1'.I27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3">
                <text:p>3.03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7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2.387cm" svg:y="0.316cm" chart:style-name="ch2">
          <text:p>Broadcast Forwarding Average Latency, usec (4 layers)</text:p>
        </chart:title>
        <chart:legend chart:legend-position="end" svg:x="14.55cm" svg:y="4.201cm" style:legend-expansion="high" chart:style-name="ch3"/>
        <chart:plot-area chart:style-name="ch4" table:cell-range-address="'4 wrs - v6.1'.B399:'4 wrs - v6.1'.D406" chart:data-source-has-labels="both" svg:x="0.32cm" svg:y="1.275cm" svg:width="13.91cm" svg:height="6.564cm">
          <chart:coordinate-region svg:x="0.941cm" svg:y="1.474cm" svg:width="13.289cm" svg:height="5.718cm"/>
          <chart:axis chart:dimension="x" chart:name="primary-x" chart:style-name="ch5" chartooo:axis-type="auto">
            <chartooo:date-scale/>
            <chart:title svg:x="5.935cm" svg:y="8.019cm" chart:style-name="ch6">
              <text:p>Frame Size, bytes</text:p>
            </chart:title>
            <chart:categories table:cell-range-address="'4 wrs - v6.1'.B400:'4 wrs - v6.1'.B406"/>
          </chart:axis>
          <chart:axis chart:dimension="y" chart:name="primary-y" chart:style-name="ch5">
            <chart:grid chart:style-name="ch7" chart:class="major"/>
          </chart:axis>
          <chart:series chart:values-cell-range-address="'4 wrs - v6.1'.C400:'4 wrs - v6.1'.C406" chart:label-cell-address="'4 wrs - v6.1'.C399:'4 wrs - v6.1'.C399" chart:attached-axis="primary-y">
            <chart:data-point/>
          </chart:series>
          <chart:series chart:values-cell-range-address="'4 wrs - v6.1'.D400:'4 wrs - v6.1'.D406" chart:label-cell-address="'4 wrs - v6.1'.D399:'4 wrs - v6.1'.D39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4 wrs - v6.1'.C399:'4 wrs - v6.1'.C399</svg:desc>
                </draw:g>
              </table:table-cell>
              <table:table-cell office:value-type="string">
                <text:p>Max, usec</text:p>
                <draw:g>
                  <svg:desc>'4 wrs - v6.1'.D399:'4 wrs - v6.1'.D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4 wrs - v6.1'.B400:'4 wrs - v6.1'.B406</svg:desc>
                </draw:g>
              </table:table-cell>
              <table:table-cell office:value-type="float" office:value="2.348">
                <text:p>2.348</text:p>
                <draw:g>
                  <svg:desc>'4 wrs - v6.1'.C400:'4 wrs - v6.1'.C406</svg:desc>
                </draw:g>
              </table:table-cell>
              <table:table-cell office:value-type="float" office:value="8.465">
                <text:p>8.465</text:p>
                <draw:g>
                  <svg:desc>'4 wrs - v6.1'.D400:'4 wrs - v6.1'.D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801">
                <text:p>2.801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803">
                <text:p>2.803</text:p>
              </table:table-cell>
              <table:table-cell office:value-type="float" office:value="10.422">
                <text:p>10.4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84">
                <text:p>2.984</text:p>
              </table:table-cell>
              <table:table-cell office:value-type="float" office:value="17.691">
                <text:p>17.6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822">
                <text:p>2.822</text:p>
              </table:table-cell>
              <table:table-cell office:value-type="float" office:value="10.474">
                <text:p>10.47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834">
                <text:p>2.834</text:p>
              </table:table-cell>
              <table:table-cell office:value-type="float" office:value="10.467">
                <text:p>10.467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2.836">
                <text:p>2.836</text:p>
              </table:table-cell>
              <table:table-cell office:value-type="float" office:value="10.476">
                <text:p>10.476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2.665cm" svg:y="0.316cm" chart:style-name="ch2">
          <text:p>Broadcast Forwarding Average Jitter, usec (4 layers)</text:p>
        </chart:title>
        <chart:legend chart:legend-position="end" svg:x="14.55cm" svg:y="4.201cm" style:legend-expansion="high" chart:style-name="ch3"/>
        <chart:plot-area chart:style-name="ch4" table:cell-range-address="'4 wrs - v6.1'.B399:'4 wrs - v6.1'.B406 '4 wrs - v6.1'.E399:'4 wrs - v6.1'.F406" chart:data-source-has-labels="both" svg:x="0.32cm" svg:y="1.275cm" svg:width="13.91cm" svg:height="6.564cm">
          <chart:coordinate-region svg:x="1.418cm" svg:y="1.474cm" svg:width="12.812cm" svg:height="5.718cm"/>
          <chart:axis chart:dimension="x" chart:name="primary-x" chart:style-name="ch5" chartooo:axis-type="auto">
            <chartooo:date-scale/>
            <chart:title svg:x="5.935cm" svg:y="8.019cm" chart:style-name="ch6">
              <text:p>Frame Size, bytes</text:p>
            </chart:title>
            <chart:categories table:cell-range-address="'4 wrs - v6.1'.B400:'4 wrs - v6.1'.B406"/>
          </chart:axis>
          <chart:axis chart:dimension="y" chart:name="primary-y" chart:style-name="ch5">
            <chart:grid chart:style-name="ch7" chart:class="major"/>
          </chart:axis>
          <chart:series chart:values-cell-range-address="'4 wrs - v6.1'.E400:'4 wrs - v6.1'.E406" chart:label-cell-address="'4 wrs - v6.1'.E399:'4 wrs - v6.1'.E399" chart:attached-axis="primary-y">
            <chart:data-point/>
          </chart:series>
          <chart:series chart:values-cell-range-address="'4 wrs - v6.1'.F400:'4 wrs - v6.1'.F406" chart:label-cell-address="'4 wrs - v6.1'.F399:'4 wrs - v6.1'.F39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, usec</text:p>
                <draw:g>
                  <svg:desc>'4 wrs - v6.1'.E399:'4 wrs - v6.1'.E399</svg:desc>
                </draw:g>
              </table:table-cell>
              <table:table-cell office:value-type="string">
                <text:p>Max, usec</text:p>
                <draw:g>
                  <svg:desc>'4 wrs - v6.1'.F399:'4 wrs - v6.1'.F399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4 wrs - v6.1'.B400:'4 wrs - v6.1'.B406</svg:desc>
                </draw:g>
              </table:table-cell>
              <table:table-cell office:value-type="float" office:value="0.003">
                <text:p>0.003</text:p>
                <draw:g>
                  <svg:desc>'4 wrs - v6.1'.E400:'4 wrs - v6.1'.E406</svg:desc>
                </draw:g>
              </table:table-cell>
              <table:table-cell office:value-type="float" office:value="0.041">
                <text:p>0.041</text:p>
                <draw:g>
                  <svg:desc>'4 wrs - v6.1'.F400:'4 wrs - v6.1'.F40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">
                <text:p>0.00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2">
                <text:p>0.00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7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Broadcast Forwarding Rate, % (4 layers)</text:p>
        </chart:title>
        <chart:legend chart:legend-position="end" svg:x="13.049cm" svg:y="3.952cm" style:legend-expansion="high" chart:style-name="ch3"/>
        <chart:plot-area chart:style-name="ch4" table:cell-range-address="'4 wrs - v6.1'.B437:'4 wrs - v6.1'.I439" chart:data-source-has-labels="both" svg:x="0.32cm" svg:y="1.275cm" svg:width="12.409cm" svg:height="6.564cm">
          <chart:coordinate-region svg:x="1.127cm" svg:y="1.474cm" svg:width="11.602cm" svg:height="5.718cm"/>
          <chart:axis chart:dimension="x" chart:name="primary-x" chart:style-name="ch5" chartooo:axis-type="auto">
            <chartooo:date-scale/>
            <chart:title svg:x="5.184cm" svg:y="8.019cm" chart:style-name="ch6">
              <text:p>Frame Size, bytes</text:p>
            </chart:title>
            <chart:categories table:cell-range-address="'4 wrs - v6.1'.C437:'4 wrs - v6.1'.I43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438:'4 wrs - v6.1'.I438" chart:label-cell-address="'4 wrs - v6.1'.B438:'4 wrs - v6.1'.B438" chart:class="chart:bar">
            <chart:data-point chart:repeated="7"/>
          </chart:series>
          <chart:series chart:style-name="ch10" chart:values-cell-range-address="'4 wrs - v6.1'.C439:'4 wrs - v6.1'.I439" chart:label-cell-address="'4 wrs - v6.1'.B439:'4 wrs - v6.1'.B43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437:'4 wrs - v6.1'.I43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wrs - v6.1'.B438:'4 wrs - v6.1'.B438</svg:desc>
                </draw:g>
              </table:table-cell>
              <table:table-cell office:value-type="float" office:value="66.29">
                <text:p>66.29</text:p>
                <draw:g>
                  <svg:desc>'4 wrs - v6.1'.C438:'4 wrs - v6.1'.I438</svg:desc>
                </draw:g>
              </table:table-cell>
              <table:table-cell office:value-type="float" office:value="77.85">
                <text:p>77.85</text:p>
              </table:table-cell>
              <table:table-cell office:value-type="float" office:value="83.12">
                <text:p>83.12</text:p>
              </table:table-cell>
              <table:table-cell office:value-type="float" office:value="91.56">
                <text:p>91.56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  <table:table-cell office:value-type="float" office:value="94.37">
                <text:p>94.37</text:p>
              </table:table-cell>
            </table:table-row>
            <table:table-row>
              <table:table-cell office:value-type="string">
                <text:p>Loss Rate (%)</text:p>
                <draw:g>
                  <svg:desc>'4 wrs - v6.1'.B439:'4 wrs - v6.1'.B439</svg:desc>
                </draw:g>
              </table:table-cell>
              <table:table-cell office:value-type="float" office:value="0">
                <text:p>0</text:p>
                <draw:g>
                  <svg:desc>'4 wrs - v6.1'.C439:'4 wrs - v6.1'.I4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Throughput Broadcast Forwarding</text:p>
        </chart:title>
        <chart:legend chart:legend-position="end" svg:x="13.128cm" svg:y="4.201cm" style:legend-expansion="high" chart:style-name="ch3"/>
        <chart:plot-area chart:style-name="ch4" table:cell-range-address="'v4.2'.C59:'v4.2'.I60 'v4.2'.B60:'v4.2'.B60" chart:data-source-has-labels="both" svg:x="1.331cm" svg:y="1.275cm" svg:width="11.477cm" svg:height="6.564cm">
          <chart:coordinate-region svg:x="2.878cm" svg:y="1.474cm" svg:width="9.93cm" svg:height="5.718cm"/>
          <chart:axis chart:dimension="x" chart:name="primary-x" chart:style-name="ch5" chartooo:axis-type="auto">
            <chartooo:date-scale/>
            <chart:title svg:x="5.729cm" svg:y="8.019cm" chart:style-name="ch6">
              <text:p>Frame Size, bytes</text:p>
            </chart:title>
            <chart:categories table:cell-range-address="'v4.2'.C59:'v4.2'.I59"/>
          </chart:axis>
          <chart:axis chart:dimension="y" chart:name="primary-y" chart:style-name="ch7">
            <chart:title svg:x="0.451cm" svg:y="5.461cm" chart:style-name="ch8">
              <text:p>Tx Rate, fps</text:p>
            </chart:title>
            <chart:grid chart:style-name="ch9" chart:class="major"/>
          </chart:axis>
          <chart:series chart:style-name="ch10" chart:values-cell-range-address="'v4.2'.C60:'v4.2'.I60" chart:label-cell-address="'v4.2'.B60:'v4.2'.B6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v4.2'.C59:'v4.2'.I5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 (Fps)</text:p>
                <draw:g>
                  <svg:desc>'v4.2'.B60:'v4.2'.B60</svg:desc>
                </draw:g>
              </table:table-cell>
              <table:table-cell office:value-type="float" office:value="902158">
                <text:p>902158</text:p>
                <draw:g>
                  <svg:desc>'v4.2'.C60:'v4.2'.I60</svg:desc>
                </draw:g>
              </table:table-cell>
              <table:table-cell office:value-type="float" office:value="606917">
                <text:p>606917</text:p>
              </table:table-cell>
              <table:table-cell office:value-type="float" office:value="376472">
                <text:p>376472</text:p>
              </table:table-cell>
              <table:table-cell office:value-type="float" office:value="210160">
                <text:p>210160</text:p>
              </table:table-cell>
              <table:table-cell office:value-type="float" office:value="11973">
                <text:p>11973</text:p>
              </table:table-cell>
              <table:table-cell office:value-type="float" office:value="9613">
                <text:p>9613</text:p>
              </table:table-cell>
              <table:table-cell office:value-type="float" office:value="8127">
                <text:p>81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29cm" svg:y="0.316cm" chart:style-name="ch2">
          <text:p>Broadcast Throughput, frame/s (4 layers)</text:p>
        </chart:title>
        <chart:legend chart:legend-position="end" svg:x="13.419cm" svg:y="4.201cm" style:legend-expansion="high" chart:style-name="ch3"/>
        <chart:plot-area chart:style-name="ch4" table:cell-range-address="'4 wrs - v6.1'.B467:'4 wrs - v6.1'.I468" chart:data-source-has-labels="both" svg:x="0.32cm" svg:y="1.275cm" svg:width="12.779cm" svg:height="6.564cm">
          <chart:coordinate-region svg:x="1.867cm" svg:y="1.474cm" svg:width="11.232cm" svg:height="5.718cm"/>
          <chart:axis chart:dimension="x" chart:name="primary-x" chart:style-name="ch5" chartooo:axis-type="auto">
            <chartooo:date-scale/>
            <chart:title svg:x="5.369cm" svg:y="8.019cm" chart:style-name="ch6">
              <text:p>Frame Size, bytes</text:p>
            </chart:title>
            <chart:categories table:cell-range-address="'4 wrs - v6.1'.C467:'4 wrs - v6.1'.I46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wrs - v6.1'.C468:'4 wrs - v6.1'.I468" chart:label-cell-address="'4 wrs - v6.1'.B468:'4 wrs - v6.1'.B46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'4 wrs - v6.1'.C467:'4 wrs - v6.1'.I46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Tx Rate, f/s</text:p>
                <draw:g>
                  <svg:desc>'4 wrs - v6.1'.B468:'4 wrs - v6.1'.B468</svg:desc>
                </draw:g>
              </table:table-cell>
              <table:table-cell office:value-type="float" office:value="986346">
                <text:p>986346</text:p>
                <draw:g>
                  <svg:desc>'4 wrs - v6.1'.C468:'4 wrs - v6.1'.I468</svg:desc>
                </draw:g>
              </table:table-cell>
              <table:table-cell office:value-type="float" office:value="657414">
                <text:p>657414</text:p>
              </table:table-cell>
              <table:table-cell office:value-type="float" office:value="376442">
                <text:p>376442</text:p>
              </table:table-cell>
              <table:table-cell office:value-type="float" office:value="215107">
                <text:p>215107</text:p>
              </table:table-cell>
              <table:table-cell office:value-type="float" office:value="112997">
                <text:p>112997</text:p>
              </table:table-cell>
              <table:table-cell office:value-type="float" office:value="90745">
                <text:p>90745</text:p>
              </table:table-cell>
              <table:table-cell office:value-type="float" office:value="76688">
                <text:p>76688</text:p>
              </table:table-cell>
            </table:table-row>
          </table:table-rows>
        </table:table>
      </chart:chart>
    </office:chart>
  </office:body>
</office:document-content>
</file>

<file path=Object 8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64 bytes Frame Length, full mesh</text:p>
        </chart:title>
        <chart:legend chart:legend-position="end" svg:x="12.46cm" svg:y="3.703cm" style:legend-expansion="high" chart:style-name="ch3"/>
        <chart:plot-area chart:style-name="ch4" table:cell-range-address="'v6.1'.C15:'v6.1'.L18 'v6.1'.B16:'v6.1'.B1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v6.1'.C15:'v6.1'.L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6.1'.C16:'v6.1'.L16" chart:label-cell-address="'v6.1'.B16:'v6.1'.B16" chart:class="chart:bar">
            <chart:data-point chart:repeated="10"/>
          </chart:series>
          <chart:series chart:style-name="ch10" chart:values-cell-range-address="'v6.1'.C17:'v6.1'.L17" chart:label-cell-address="'v6.1'.B17:'v6.1'.B17" chart:class="chart:bar">
            <chart:data-point chart:repeated="10"/>
          </chart:series>
          <chart:series chart:style-name="ch11" chart:values-cell-range-address="'v6.1'.C18:'v6.1'.L18" chart:label-cell-address="'v6.1'.B18:'v6.1'.B1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v6.1'.C15:'v6.1'.L1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v6.1'.B16:'v6.1'.B16</svg:desc>
                </draw:g>
              </table:table-cell>
              <table:table-cell office:value-type="float" office:value="7.52">
                <text:p>7.52</text:p>
                <draw:g>
                  <svg:desc>'v6.1'.C16:'v6.1'.L16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v6.1'.B17:'v6.1'.B17</svg:desc>
                </draw:g>
              </table:table-cell>
              <table:table-cell office:value-type="float" office:value="24.78">
                <text:p>24.78</text:p>
                <draw:g>
                  <svg:desc>'v6.1'.C17:'v6.1'.L17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99.94">
                <text:p>99.94</text:p>
              </table:table-cell>
              <table:table-cell office:value-type="float" office:value="99.97">
                <text:p>99.97</text:p>
              </table:table-cell>
              <table:table-cell office:value-type="float" office:value="99.98">
                <text:p>99.9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v6.1'.B18:'v6.1'.B18</svg:desc>
                </draw:g>
              </table:table-cell>
              <table:table-cell office:value-type="float" office:value="10">
                <text:p>10</text:p>
                <draw:g>
                  <svg:desc>'v6.1'.C18:'v6.1'.L1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